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13.58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0.594cm"/>
    </style:style>
    <style:style style:name="co6" style:family="table-column">
      <style:table-column-properties fo:break-before="auto" style:column-width="1.87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26.822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5.012cm"/>
    </style:style>
    <style:style style:name="co12" style:family="table-column">
      <style:table-column-properties fo:break-before="auto" style:column-width="0.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9.477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2.702cm"/>
    </style:style>
    <style:style style:name="co17" style:family="table-column">
      <style:table-column-properties fo:break-before="auto" style:column-width="1.517cm"/>
    </style:style>
    <style:style style:name="co18" style:family="table-column">
      <style:table-column-properties fo:break-before="auto" style:column-width="15.988cm"/>
    </style:style>
    <style:style style:name="co19" style:family="table-column">
      <style:table-column-properties fo:break-before="auto" style:column-width="1.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DejaVu Sans" style:font-name-complex="Tahoma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10pt" style:font-name-asian="DejaVu Sans" style:font-size-asian="10pt" style:font-name-complex="Tahoma" style:font-size-complex="10pt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rotation-angle="9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okop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disable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ЮРИДИЧЕСКИЕ ЛИЦА, ЯВЛЯЮЩИЕСЯ КОММЕРЧЕСКИМИ ОРГАНИЗАЦИЯМИ <text:s/>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Хозяйственные товарищества и общества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олные товарищества 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Товарищества на вере 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Общества с ограниченной ответственностью </text:p>
          </table:table-cell>
          <table:table-cell office:value-type="string">
            <text:p>ООО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Общества с дополнительной ответственностью </text:p>
          </table:table-cell>
          <table:table-cell office:value-type="string">
            <text:p>ОДО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Акционерные общества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Открытые акционерные общества </text:p>
          </table:table-cell>
          <table:table-cell office:value-type="string">
            <text:p>ОАО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Закрытые акционерные общества </text:p>
          </table:table-cell>
          <table:table-cell office:value-type="string">
            <text:p>ЗАО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Производственные кооперативы 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Крестьянские (фермерские) хозяйства 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Унитарные предприятия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Унитарные предприятия, основанные на праве хозяйственного ведения 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Унитарные предприятия, основанные на праве оперативного управления 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Дочерние унитарные предприятия 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ЮРИДИЧЕСКИЕ ЛИЦА, ЯВЛЯЮЩИЕСЯ НЕКОММЕРЧЕСКИМИ ОРГАНИЗАЦИЯМИ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Потребительские кооперативы 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Общественные и религиозные организации (объединения) 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Общественные движения 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Фонды 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Учреждения 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осударственные корпорации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Органы общественной самодеятельности 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Некоммерческие партнерства </text:p>
          </table:table-cell>
          <table:table-cell office:value-type="string">
            <text:p>НП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Автономные некоммерческие организации 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Объединения юридических лиц (ассоциации и союзы) 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Ассоциации крестьянских (фермерских) хозяйств 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Территориальные общественные самоуправления 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Товарищества собственников жилья 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Садоводческие, огороднические или дачные некоммерческие товарищества 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Прочие некоммерческие организации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ОРГАНИЗАЦИИ БЕЗ ПРАВ ЮРИДИЧЕСКОГО ЛИЦА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Финансово - промышленные группы 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Паевые инвестиционные фонды 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Простые товарищества 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Представительства и филиалы 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Индивидуальные предприниматели</text:p>
          </table:table-cell>
          <table:table-cell office:value-type="string">
            <text:p>ИП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Иные неюридические лица </text:p>
          </table:table-cell>
          <table:table-cell table:number-columns-repeated="2"/>
        </table:table-row>
      </table:table>
      <table:table table:name="okved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А</text:p>
          </table:table-cell>
          <table:table-cell/>
          <table:table-cell office:value-type="string">
            <text:p>СЕЛЬСКОЕ ХОЗЯЙСТВО, ОХОТА И ЛЕСНОЕ ХОЗЯЙСТВО</text:p>
          </table:table-cell>
        </table:table-row>
        <table:table-row table:style-name="ro1">
          <table:table-cell office:value-type="string">
            <text:p>01</text:p>
          </table:table-cell>
          <table:table-cell/>
          <table:table-cell office:value-type="string">
            <text:p>СЕЛЬСКОЕ ХОЗЯЙСТВО, ОХОТА И ПРЕДОСТАВЛЕНИЕ УСЛУГ В ЭТИХ ОБЛАСТЯХ</text:p>
          </table:table-cell>
        </table:table-row>
        <table:table-row table:style-name="ro1">
          <table:table-cell office:value-type="string">
            <text:p>01.1</text:p>
          </table:table-cell>
          <table:table-cell/>
          <table:table-cell office:value-type="string">
            <text:p>Растениеводство</text:p>
          </table:table-cell>
        </table:table-row>
        <table:table-row table:style-name="ro1">
          <table:table-cell office:value-type="string">
            <text:p>01.11</text:p>
          </table:table-cell>
          <table:table-cell/>
          <table:table-cell office:value-type="string">
            <text:p>Выращивание зерновых, технических и прочих сельскохозяйственных культур, не включенных в другие группировки</text:p>
          </table:table-cell>
        </table:table-row>
        <table:table-row table:style-name="ro1">
          <table:table-cell office:value-type="string">
            <text:p>01.11.1</text:p>
          </table:table-cell>
          <table:table-cell/>
          <table:table-cell office:value-type="string">
            <text:p>Выращивание зерновых и зернобобовых культур</text:p>
          </table:table-cell>
        </table:table-row>
        <table:table-row table:style-name="ro1">
          <table:table-cell office:value-type="string">
            <text:p>01.11.2</text:p>
          </table:table-cell>
          <table:table-cell/>
          <table:table-cell office:value-type="string">
            <text:p>Выращивание картофеля, столовых корнеплодных и клубнеплодных <text:s/>культур с высоким содержанием крахмала или инулина</text:p>
          </table:table-cell>
        </table:table-row>
        <table:table-row table:style-name="ro1">
          <table:table-cell office:value-type="string">
            <text:p>01.11.3</text:p>
          </table:table-cell>
          <table:table-cell/>
          <table:table-cell office:value-type="string">
            <text:p>Выращивание масличных культур</text:p>
          </table:table-cell>
        </table:table-row>
        <table:table-row table:style-name="ro1">
          <table:table-cell office:value-type="string">
            <text:p>01.11.4</text:p>
          </table:table-cell>
          <table:table-cell/>
          <table:table-cell office:value-type="string">
            <text:p>Выращивание табака и махорки</text:p>
          </table:table-cell>
        </table:table-row>
        <table:table-row table:style-name="ro1">
          <table:table-cell office:value-type="string">
            <text:p>01.11.5</text:p>
          </table:table-cell>
          <table:table-cell/>
          <table:table-cell office:value-type="string">
            <text:p>Выращивание сахарной свеклы</text:p>
          </table:table-cell>
        </table:table-row>
        <table:table-row table:style-name="ro1">
          <table:table-cell office:value-type="string">
            <text:p>01.11.6</text:p>
          </table:table-cell>
          <table:table-cell/>
          <table:table-cell office:value-type="string">
            <text:p>Выращивание кормовых культур; заготовка растительных кормов</text:p>
          </table:table-cell>
        </table:table-row>
        <table:table-row table:style-name="ro1">
          <table:table-cell office:value-type="string">
            <text:p>01.11.7</text:p>
          </table:table-cell>
          <table:table-cell/>
          <table:table-cell office:value-type="string">
            <text:p>Выращивание прядильных культур</text:p>
          </table:table-cell>
        </table:table-row>
        <table:table-row table:style-name="ro1">
          <table:table-cell office:value-type="string">
            <text:p>01.11.8</text:p>
          </table:table-cell>
          <table:table-cell/>
          <table:table-cell office:value-type="string">
            <text:p>Выращивание прочих сельскохозяйственных культур, не включенных в другие группировки</text:p>
          </table:table-cell>
        </table:table-row>
        <table:table-row table:style-name="ro1">
          <table:table-cell office:value-type="string">
            <text:p>01.12</text:p>
          </table:table-cell>
          <table:table-cell/>
          <table:table-cell office:value-type="string">
            <text:p>Овощеводство; декоративное садоводство и производство продукции питомников</text:p>
          </table:table-cell>
        </table:table-row>
        <table:table-row table:style-name="ro1">
          <table:table-cell office:value-type="string">
            <text:p>01.12.1</text:p>
          </table:table-cell>
          <table:table-cell/>
          <table:table-cell office:value-type="string">
            <text:p>Овощеводство</text:p>
          </table:table-cell>
        </table:table-row>
        <table:table-row table:style-name="ro1">
          <table:table-cell office:value-type="string">
            <text:p>01.12.2</text:p>
          </table:table-cell>
          <table:table-cell/>
          <table:table-cell office:value-type="string">
            <text:p>Декоративное садоводство и производство продукции питомников</text:p>
          </table:table-cell>
        </table:table-row>
        <table:table-row table:style-name="ro1">
          <table:table-cell office:value-type="string">
            <text:p>01.12.3</text:p>
          </table:table-cell>
          <table:table-cell/>
          <table:table-cell office:value-type="string">
            <text:p>Выращивание грибов, сбор лесных грибов и трюфелей</text:p>
          </table:table-cell>
        </table:table-row>
        <table:table-row table:style-name="ro1">
          <table:table-cell office:value-type="string">
            <text:p>01.12.31</text:p>
          </table:table-cell>
          <table:table-cell/>
          <table:table-cell office:value-type="string">
            <text:p>Выращивание грибов и грибницы (мицелия)</text:p>
          </table:table-cell>
        </table:table-row>
        <table:table-row table:style-name="ro1">
          <table:table-cell office:value-type="string">
            <text:p>01.12.32</text:p>
          </table:table-cell>
          <table:table-cell/>
          <table:table-cell office:value-type="string">
            <text:p>Сбор лесных грибов и трюфелей</text:p>
          </table:table-cell>
        </table:table-row>
        <table:table-row table:style-name="ro1">
          <table:table-cell office:value-type="string">
            <text:p>01.13</text:p>
          </table:table-cell>
          <table:table-cell/>
          <table:table-cell office:value-type="string">
            <text:p>Выращивание фруктов, орехов, культур для производства напитков и пряностей</text:p>
          </table:table-cell>
        </table:table-row>
        <table:table-row table:style-name="ro1">
          <table:table-cell office:value-type="string">
            <text:p>01.13.1</text:p>
          </table:table-cell>
          <table:table-cell/>
          <table:table-cell office:value-type="string">
            <text:p>Выращивание винограда</text:p>
          </table:table-cell>
        </table:table-row>
        <table:table-row table:style-name="ro1">
          <table:table-cell office:value-type="string">
            <text:p>01.13.2</text:p>
          </table:table-cell>
          <table:table-cell/>
          <table:table-cell office:value-type="string">
            <text:p>Выращивание прочих фруктов и орехов</text:p>
          </table:table-cell>
        </table:table-row>
        <table:table-row table:style-name="ro1">
          <table:table-cell office:value-type="string">
            <text:p>01.13.21</text:p>
          </table:table-cell>
          <table:table-cell/>
          <table:table-cell office:value-type="string">
            <text:p>Выращивание плодовых и ягодных культур</text:p>
          </table:table-cell>
        </table:table-row>
        <table:table-row table:style-name="ro1">
          <table:table-cell office:value-type="string">
            <text:p>01.13.22</text:p>
          </table:table-cell>
          <table:table-cell/>
          <table:table-cell office:value-type="string">
            <text:p>Выращивание орехов</text:p>
          </table:table-cell>
        </table:table-row>
        <table:table-row table:style-name="ro1">
          <table:table-cell office:value-type="string">
            <text:p>01.13.23</text:p>
          </table:table-cell>
          <table:table-cell/>
          <table:table-cell office:value-type="string">
            <text:p>Выращивание посадочного материала плодовых насаждений</text:p>
          </table:table-cell>
        </table:table-row>
        <table:table-row table:style-name="ro1">
          <table:table-cell office:value-type="string">
            <text:p>01.13.24</text:p>
          </table:table-cell>
          <table:table-cell/>
          <table:table-cell office:value-type="string">
            <text:p>Сбор дикорастущих плодов, ягод и орехов</text:p>
          </table:table-cell>
        </table:table-row>
        <table:table-row table:style-name="ro1">
          <table:table-cell office:value-type="string">
            <text:p>01.13.3</text:p>
          </table:table-cell>
          <table:table-cell/>
          <table:table-cell office:value-type="string">
            <text:p>Выращивание культур для производства напитков</text:p>
          </table:table-cell>
        </table:table-row>
        <table:table-row table:style-name="ro1">
          <table:table-cell office:value-type="string">
            <text:p>01.13.4</text:p>
          </table:table-cell>
          <table:table-cell/>
          <table:table-cell office:value-type="string">
            <text:p>Выращивание культур для производства пряностей</text:p>
          </table:table-cell>
        </table:table-row>
        <table:table-row table:style-name="ro1">
          <table:table-cell office:value-type="string">
            <text:p>01.2</text:p>
          </table:table-cell>
          <table:table-cell/>
          <table:table-cell office:value-type="string">
            <text:p>Животноводство</text:p>
          </table:table-cell>
        </table:table-row>
        <table:table-row table:style-name="ro1">
          <table:table-cell office:value-type="string">
            <text:p>01.21</text:p>
          </table:table-cell>
          <table:table-cell/>
          <table:table-cell office:value-type="string">
            <text:p>Разведение крупного рогатого скота</text:p>
          </table:table-cell>
        </table:table-row>
        <table:table-row table:style-name="ro1">
          <table:table-cell office:value-type="string">
            <text:p>01.22</text:p>
          </table:table-cell>
          <table:table-cell/>
          <table:table-cell office:value-type="string">
            <text:p>Разведение овец, коз, лошадей, ослов, мулов и лошаков</text:p>
          </table:table-cell>
        </table:table-row>
        <table:table-row table:style-name="ro1">
          <table:table-cell office:value-type="string">
            <text:p>01.22.1</text:p>
          </table:table-cell>
          <table:table-cell/>
          <table:table-cell office:value-type="string">
            <text:p>Разведение овец и коз</text:p>
          </table:table-cell>
        </table:table-row>
        <table:table-row table:style-name="ro1">
          <table:table-cell office:value-type="string">
            <text:p>01.22.2</text:p>
          </table:table-cell>
          <table:table-cell/>
          <table:table-cell office:value-type="string">
            <text:p>Разведение <text:s/>лошадей, ослов, мулов и лошаков</text:p>
          </table:table-cell>
        </table:table-row>
        <table:table-row table:style-name="ro1">
          <table:table-cell office:value-type="string">
            <text:p>01.23</text:p>
          </table:table-cell>
          <table:table-cell/>
          <table:table-cell office:value-type="string">
            <text:p>Разведение свиней</text:p>
          </table:table-cell>
        </table:table-row>
        <table:table-row table:style-name="ro1">
          <table:table-cell office:value-type="string">
            <text:p>01.24</text:p>
          </table:table-cell>
          <table:table-cell/>
          <table:table-cell office:value-type="string">
            <text:p>Разведение сельскохозяйственной птицы</text:p>
          </table:table-cell>
        </table:table-row>
        <table:table-row table:style-name="ro1">
          <table:table-cell office:value-type="string">
            <text:p>01.25</text:p>
          </table:table-cell>
          <table:table-cell/>
          <table:table-cell office:value-type="string">
            <text:p>Разведение прочих животных</text:p>
          </table:table-cell>
        </table:table-row>
        <table:table-row table:style-name="ro1">
          <table:table-cell office:value-type="string">
            <text:p>01.25.1</text:p>
          </table:table-cell>
          <table:table-cell/>
          <table:table-cell office:value-type="string">
            <text:p>Разведение пчел</text:p>
          </table:table-cell>
        </table:table-row>
        <table:table-row table:style-name="ro1">
          <table:table-cell office:value-type="string">
            <text:p>01.25.2</text:p>
          </table:table-cell>
          <table:table-cell/>
          <table:table-cell office:value-type="string">
            <text:p>Разведение кроликов и пушных зверей в условиях фермы</text:p>
          </table:table-cell>
        </table:table-row>
        <table:table-row table:style-name="ro1">
          <table:table-cell office:value-type="string">
            <text:p>01.25.3</text:p>
          </table:table-cell>
          <table:table-cell/>
          <table:table-cell office:value-type="string">
            <text:p>Разведение шелкопряда</text:p>
          </table:table-cell>
        </table:table-row>
        <table:table-row table:style-name="ro1">
          <table:table-cell office:value-type="string">
            <text:p>01.25.4</text:p>
          </table:table-cell>
          <table:table-cell/>
          <table:table-cell office:value-type="string">
            <text:p>Разведение оленей</text:p>
          </table:table-cell>
        </table:table-row>
        <table:table-row table:style-name="ro1">
          <table:table-cell office:value-type="string">
            <text:p>01.25.5</text:p>
          </table:table-cell>
          <table:table-cell/>
          <table:table-cell office:value-type="string">
            <text:p>Разведение верблюдов</text:p>
          </table:table-cell>
        </table:table-row>
        <table:table-row table:style-name="ro1">
          <table:table-cell office:value-type="string">
            <text:p>01.25.6</text:p>
          </table:table-cell>
          <table:table-cell/>
          <table:table-cell office:value-type="string">
            <text:p>Разведение домашних животных</text:p>
          </table:table-cell>
        </table:table-row>
        <table:table-row table:style-name="ro1">
          <table:table-cell office:value-type="string">
            <text:p>01.25.7</text:p>
          </table:table-cell>
          <table:table-cell/>
          <table:table-cell office:value-type="string">
            <text:p>Разведение лабораторных животных</text:p>
          </table:table-cell>
        </table:table-row>
        <table:table-row table:style-name="ro1">
          <table:table-cell office:value-type="string">
            <text:p>01.25.8</text:p>
          </table:table-cell>
          <table:table-cell/>
          <table:table-cell office:value-type="string">
            <text:p>Разведение водных пресмыкающихся и лягушек в водоемах, разведение дождевых (калифорнийских) червей</text:p>
          </table:table-cell>
        </table:table-row>
        <table:table-row table:style-name="ro1">
          <table:table-cell office:value-type="string">
            <text:p>01.25.81</text:p>
          </table:table-cell>
          <table:table-cell/>
          <table:table-cell office:value-type="string">
            <text:p>Разведение водных пресмыкающихся и лягушек в водоемах</text:p>
          </table:table-cell>
        </table:table-row>
        <table:table-row table:style-name="ro1">
          <table:table-cell office:value-type="string">
            <text:p>01.25.82</text:p>
          </table:table-cell>
          <table:table-cell/>
          <table:table-cell office:value-type="string">
            <text:p>Разведение дождевых (калифорнийских) червей</text:p>
          </table:table-cell>
        </table:table-row>
        <table:table-row table:style-name="ro1">
          <table:table-cell office:value-type="string">
            <text:p>01.25.9</text:p>
          </table:table-cell>
          <table:table-cell/>
          <table:table-cell office:value-type="string">
            <text:p>Разведение прочих животных, не включенных в другие группировки</text:p>
          </table:table-cell>
        </table:table-row>
        <table:table-row table:style-name="ro1">
          <table:table-cell office:value-type="string">
            <text:p>01.3</text:p>
          </table:table-cell>
          <table:table-cell/>
          <table:table-cell office:value-type="string">
            <text:p>Растениеводство в сочетании с животноводством (смешанное сельское хозяйство)</text:p>
          </table:table-cell>
        </table:table-row>
        <table:table-row table:style-name="ro1">
          <table:table-cell office:value-type="string">
            <text:p>01.30</text:p>
          </table:table-cell>
          <table:table-cell/>
          <table:table-cell office:value-type="string">
            <text:p>Растениеводство в сочетании с животноводством (смешанное сельское хозяйство)</text:p>
          </table:table-cell>
        </table:table-row>
        <table:table-row table:style-name="ro1">
          <table:table-cell office:value-type="string">
            <text:p>01.4</text:p>
          </table:table-cell>
          <table:table-cell/>
          <table:table-cell office:value-type="string">
            <text:p>Предоставление услуг в области растениеводства и животноводства, кроме ветеринарных услуг</text:p>
          </table:table-cell>
        </table:table-row>
        <table:table-row table:style-name="ro1">
          <table:table-cell office:value-type="string">
            <text:p>01.41</text:p>
          </table:table-cell>
          <table:table-cell/>
          <table:table-cell office:value-type="string">
            <text:p>Предоставление услуг в области растениеводства</text:p>
          </table:table-cell>
        </table:table-row>
        <table:table-row table:style-name="ro1">
          <table:table-cell office:value-type="string">
            <text:p>01.41.1</text:p>
          </table:table-cell>
          <table:table-cell/>
          <table:table-cell office:value-type="string">
            <text:p>Предоставление услуг, связанных с производством сельскохозяйственных культур</text:p>
          </table:table-cell>
        </table:table-row>
        <table:table-row table:style-name="ro1">
          <table:table-cell office:value-type="string">
            <text:p>01.41.2</text:p>
          </table:table-cell>
          <table:table-cell/>
          <table:table-cell office:value-type="string">
            <text:p>Предоставление услуг по закладке, обработке и содержанию садов, парков и других зеленых насаждений</text:p>
          </table:table-cell>
        </table:table-row>
        <table:table-row table:style-name="ro1">
          <table:table-cell office:value-type="string">
            <text:p>01.41.3</text:p>
          </table:table-cell>
          <table:table-cell/>
          <table:table-cell office:value-type="string">
            <text:p>Предоставление услуг по эксплуатации мелиоративных систем</text:p>
          </table:table-cell>
        </table:table-row>
        <table:table-row table:style-name="ro1">
          <table:table-cell office:value-type="string">
            <text:p>01.42</text:p>
          </table:table-cell>
          <table:table-cell/>
          <table:table-cell office:value-type="string">
            <text:p>Предоставление услуг в области животноводства, кроме ветеринарных услуг</text:p>
          </table:table-cell>
        </table:table-row>
        <table:table-row table:style-name="ro1">
          <table:table-cell office:value-type="string">
            <text:p>01.5</text:p>
          </table:table-cell>
          <table:table-cell/>
          <table:table-cell office:value-type="string">
            <text:p>Охота и разведение диких животных, включая предоставление услуг в этих областях</text:p>
          </table:table-cell>
        </table:table-row>
        <table:table-row table:style-name="ro1">
          <table:table-cell office:value-type="string">
            <text:p>01.50</text:p>
          </table:table-cell>
          <table:table-cell/>
          <table:table-cell office:value-type="string">
            <text:p>Охота и разведение диких животных, включая предоставление услуг в этих областях</text:p>
          </table:table-cell>
        </table:table-row>
        <table:table-row table:style-name="ro1">
          <table:table-cell office:value-type="string">
            <text:p>02</text:p>
          </table:table-cell>
          <table:table-cell/>
          <table:table-cell office:value-type="string">
            <text:p>ЛЕСНОЕ ХОЗЯЙСТВО И ПРЕДОСТАВЛЕНИЕ УСЛУГ В ЭТОЙ ОБЛАСТИ</text:p>
          </table:table-cell>
        </table:table-row>
        <table:table-row table:style-name="ro1">
          <table:table-cell office:value-type="string">
            <text:p>02.0</text:p>
          </table:table-cell>
          <table:table-cell/>
          <table:table-cell office:value-type="string">
            <text:p>Лесное хозяйство и предоставление услуг в этой области</text:p>
          </table:table-cell>
        </table:table-row>
        <table:table-row table:style-name="ro1">
          <table:table-cell office:value-type="string">
            <text:p>02.01</text:p>
          </table:table-cell>
          <table:table-cell/>
          <table:table-cell office:value-type="string">
            <text:p>Лесоводство и лесозаготовки</text:p>
          </table:table-cell>
        </table:table-row>
        <table:table-row table:style-name="ro1">
          <table:table-cell office:value-type="string">
            <text:p>02.01.1</text:p>
          </table:table-cell>
          <table:table-cell/>
          <table:table-cell office:value-type="string">
            <text:p>Лесозаготовки</text:p>
          </table:table-cell>
        </table:table-row>
        <table:table-row table:style-name="ro1">
          <table:table-cell office:value-type="string">
            <text:p>02.01.2</text:p>
          </table:table-cell>
          <table:table-cell/>
          <table:table-cell office:value-type="string">
            <text:p>Сбор дикорастущих и недревесных лесопродуктов</text:p>
          </table:table-cell>
        </table:table-row>
        <table:table-row table:style-name="ro1">
          <table:table-cell office:value-type="string">
            <text:p>02.01.5</text:p>
          </table:table-cell>
          <table:table-cell/>
          <table:table-cell office:value-type="string">
            <text:p>Лесоводство</text:p>
          </table:table-cell>
        </table:table-row>
        <table:table-row table:style-name="ro1">
          <table:table-cell office:value-type="string">
            <text:p>02.01.6</text:p>
          </table:table-cell>
          <table:table-cell/>
          <table:table-cell office:value-type="string">
            <text:p>Деятельность лесопитомников</text:p>
          </table:table-cell>
        </table:table-row>
        <table:table-row table:style-name="ro1">
          <table:table-cell office:value-type="string">
            <text:p>02.01.61</text:p>
          </table:table-cell>
          <table:table-cell/>
          <table:table-cell office:value-type="string">
            <text:p>Выращивание сеянцев, деревьев и кустарников</text:p>
          </table:table-cell>
        </table:table-row>
        <table:table-row table:style-name="ro1">
          <table:table-cell office:value-type="string">
            <text:p>02.01.69</text:p>
          </table:table-cell>
          <table:table-cell/>
          <table:table-cell office:value-type="string">
            <text:p>Выращивание прочей продукции питомников</text:p>
          </table:table-cell>
        </table:table-row>
        <table:table-row table:style-name="ro1">
          <table:table-cell office:value-type="string">
            <text:p>02.02</text:p>
          </table:table-cell>
          <table:table-cell/>
          <table:table-cell office:value-type="string">
            <text:p>Предоставление услуг в области лесоводства и лесозаготовок</text:p>
          </table:table-cell>
        </table:table-row>
        <table:table-row table:style-name="ro1">
          <table:table-cell office:value-type="string">
            <text:p>02.02.1</text:p>
          </table:table-cell>
          <table:table-cell/>
          <table:table-cell office:value-type="string">
            <text:p>Предоставление услуг в области лесоводства</text:p>
          </table:table-cell>
        </table:table-row>
        <table:table-row table:style-name="ro1">
          <table:table-cell office:value-type="string">
            <text:p>02.02.2</text:p>
          </table:table-cell>
          <table:table-cell/>
          <table:table-cell office:value-type="string">
            <text:p>Предоставление услуг в области лесозаготовок</text:p>
          </table:table-cell>
        </table:table-row>
        <table:table-row table:style-name="ro1">
          <table:table-cell office:value-type="string">
            <text:p>В</text:p>
          </table:table-cell>
          <table:table-cell office:value-type="string">
            <text:p><text:tab/></text:p>
          </table:table-cell>
          <table:table-cell office:value-type="string">
            <text:p>РЫБОЛОВСТВО, РЫБОВОДСТВО</text:p>
          </table:table-cell>
        </table:table-row>
        <table:table-row table:style-name="ro1">
          <table:table-cell office:value-type="string">
            <text:p>05</text:p>
          </table:table-cell>
          <table:table-cell/>
          <table:table-cell office:value-type="string">
            <text:p>РЫБОЛОВСТВО, РЫБОВОДСТВО И ПРЕДОСТАВЛЕНИЕ УСЛУГ В ЭТИХ ОБЛАСТЯХ</text:p>
          </table:table-cell>
        </table:table-row>
        <table:table-row table:style-name="ro1">
          <table:table-cell office:value-type="string">
            <text:p>05.0</text:p>
          </table:table-cell>
          <table:table-cell/>
          <table:table-cell office:value-type="string">
            <text:p>Рыболовство, рыбоводство и предоставление услуг в этих областях</text:p>
          </table:table-cell>
        </table:table-row>
        <table:table-row table:style-name="ro1">
          <table:table-cell office:value-type="string">
            <text:p>05.01</text:p>
          </table:table-cell>
          <table:table-cell/>
          <table:table-cell office:value-type="string">
            <text:p>Рыболовство</text:p>
          </table:table-cell>
        </table:table-row>
        <table:table-row table:style-name="ro1">
          <table:table-cell office:value-type="string">
            <text:p>05.01.1</text:p>
          </table:table-cell>
          <table:table-cell/>
          <table:table-cell office:value-type="string">
            <text:p>Рыболовство в открытых районах Мирового океана и внутренних морских водах</text:p>
          </table:table-cell>
        </table:table-row>
        <table:table-row table:style-name="ro1">
          <table:table-cell office:value-type="string">
            <text:p>05.01.11</text:p>
          </table:table-cell>
          <table:table-cell/>
          <table:table-cell office:value-type="string">
            <text:p>Вылов рыбы и водных биоресурсов в открытых районах Мирового океана и внутренних морских водах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12</text:p>
          </table:table-cell>
          <table:table-cell/>
          <table:table-cell office:value-type="string">
            <text:p>Вылов рыбы и водных биоресурсов в открытых районах Мирового океана и внутренних морских водах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2</text:p>
          </table:table-cell>
          <table:table-cell/>
          <table:table-cell office:value-type="string">
            <text:p>Рыболовство в реках, озерах, водохранилищах и прудах</text:p>
          </table:table-cell>
        </table:table-row>
        <table:table-row table:style-name="ro1">
          <table:table-cell office:value-type="string">
            <text:p>05.01.21</text:p>
          </table:table-cell>
          <table:table-cell/>
          <table:table-cell office:value-type="string">
            <text:p>Вылов рыбы и водных биоресурсов в реках, озерах, водохранилищах и прудах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22</text:p>
          </table:table-cell>
          <table:table-cell/>
          <table:table-cell office:value-type="string">
            <text:p>Вылов рыбы и водных биоресурсов в реках, озерах, водохранилищах и прудах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3</text:p>
          </table:table-cell>
          <table:table-cell/>
          <table:table-cell office:value-type="string">
            <text:p>Предоставление услуг в области рыболовства</text:p>
          </table:table-cell>
        </table:table-row>
        <table:table-row table:style-name="ro1">
          <table:table-cell office:value-type="string">
            <text:p>05.02</text:p>
          </table:table-cell>
          <table:table-cell/>
          <table:table-cell office:value-type="string">
            <text:p>Рыбоводство</text:p>
          </table:table-cell>
        </table:table-row>
        <table:table-row table:style-name="ro1">
          <table:table-cell office:value-type="string">
            <text:p>05.02.1</text:p>
          </table:table-cell>
          <table:table-cell/>
          <table:table-cell office:value-type="string">
            <text:p>Воспроизводство рыбы и водных биоресурсов</text:p>
          </table:table-cell>
        </table:table-row>
        <table:table-row table:style-name="ro1">
          <table:table-cell office:value-type="string">
            <text:p>05.02.11</text:p>
          </table:table-cell>
          <table:table-cell/>
          <table:table-cell office:value-type="string">
            <text:p>Воспроизводство рыбы и водных биоресурсов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2.12</text:p>
          </table:table-cell>
          <table:table-cell/>
          <table:table-cell office:value-type="string">
            <text:p>Воспроизводство рыбы и водных биоресурсов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2.2</text:p>
          </table:table-cell>
          <table:table-cell/>
          <table:table-cell office:value-type="string">
            <text:p>Предоставление услуг, связанных с воспроизводством рыбы и водных биоресурсов</text:p>
          </table:table-cell>
        </table:table-row>
        <table:table-row table:style-name="ro1">
          <table:table-cell office:value-type="string">
            <text:p>С</text:p>
          </table:table-cell>
          <table:table-cell office:value-type="string">
            <text:p><text:tab/></text:p>
          </table:table-cell>
          <table:table-cell office:value-type="string">
            <text:p>ДОБЫЧА ПОЛЕЗНЫХ ИСКОПАЕМЫХ</text:p>
          </table:table-cell>
        </table:table-row>
        <table:table-row table:style-name="ro1">
          <table:table-cell table:style-name="ce2" office:value-type="string">
            <text:p>СА</text:p>
          </table:table-cell>
          <table:table-cell/>
          <table:table-cell office:value-type="string">
            <text:p>ДОБЫЧА ТОПЛИВНО-ЭНЕРГЕТИЧЕСКИХ ПОЛЕЗНЫХ ИСКОПАЕМЫХ</text:p>
          </table:table-cell>
        </table:table-row>
        <table:table-row table:style-name="ro1">
          <table:table-cell office:value-type="string">
            <text:p>10</text:p>
          </table:table-cell>
          <table:table-cell/>
          <table:table-cell office:value-type="string">
            <text:p>ДОБЫЧА КАМЕННОГО УГЛЯ, БУРОГО УГЛЯ И ТОРФА</text:p>
          </table:table-cell>
        </table:table-row>
        <table:table-row table:style-name="ro1">
          <table:table-cell office:value-type="string">
            <text:p>10.1</text:p>
          </table:table-cell>
          <table:table-cell/>
          <table:table-cell office:value-type="string">
            <text:p>Добыча, обогащение и агломерация каменного угля</text:p>
          </table:table-cell>
        </table:table-row>
        <table:table-row table:style-name="ro1">
          <table:table-cell office:value-type="string">
            <text:p>10.10</text:p>
          </table:table-cell>
          <table:table-cell/>
          <table:table-cell office:value-type="string">
            <text:p>Добыча, обогащение и агломерация каменного угля</text:p>
          </table:table-cell>
        </table:table-row>
        <table:table-row table:style-name="ro1">
          <table:table-cell office:value-type="string">
            <text:p>10.10.1</text:p>
          </table:table-cell>
          <table:table-cell/>
          <table:table-cell office:value-type="string">
            <text:p>Добыча каменного угля</text:p>
          </table:table-cell>
        </table:table-row>
        <table:table-row table:style-name="ro1">
          <table:table-cell office:value-type="string">
            <text:p>10.10.11</text:p>
          </table:table-cell>
          <table:table-cell/>
          <table:table-cell office:value-type="string">
            <text:p>Добыча каменного угля открытым способом</text:p>
          </table:table-cell>
        </table:table-row>
        <table:table-row table:style-name="ro1">
          <table:table-cell office:value-type="string">
            <text:p>10.10.12</text:p>
          </table:table-cell>
          <table:table-cell/>
          <table:table-cell office:value-type="string">
            <text:p>Добыча каменного угля подземным способом</text:p>
          </table:table-cell>
        </table:table-row>
        <table:table-row table:style-name="ro1">
          <table:table-cell office:value-type="string">
            <text:p>10.10.2</text:p>
          </table:table-cell>
          <table:table-cell/>
          <table:table-cell office:value-type="string">
            <text:p>Обогащение и агломерация каменного угля</text:p>
          </table:table-cell>
        </table:table-row>
        <table:table-row table:style-name="ro1">
          <table:table-cell office:value-type="string">
            <text:p>10.10.21</text:p>
          </table:table-cell>
          <table:table-cell/>
          <table:table-cell office:value-type="string">
            <text:p>Обогащение каменного угля</text:p>
          </table:table-cell>
        </table:table-row>
        <table:table-row table:style-name="ro1">
          <table:table-cell office:value-type="string">
            <text:p>10.10.22</text:p>
          </table:table-cell>
          <table:table-cell/>
          <table:table-cell office:value-type="string">
            <text:p>Агломерация каменного угля</text:p>
          </table:table-cell>
        </table:table-row>
        <table:table-row table:style-name="ro1">
          <table:table-cell office:value-type="string">
            <text:p>10.2</text:p>
          </table:table-cell>
          <table:table-cell/>
          <table:table-cell office:value-type="string">
            <text:p>Добыча, обогащение и агломерация бурого угля</text:p>
          </table:table-cell>
        </table:table-row>
        <table:table-row table:style-name="ro1">
          <table:table-cell office:value-type="string">
            <text:p>10.20</text:p>
          </table:table-cell>
          <table:table-cell/>
          <table:table-cell office:value-type="string">
            <text:p>Добыча, обогащение и агломерация бурого угля</text:p>
          </table:table-cell>
        </table:table-row>
        <table:table-row table:style-name="ro1">
          <table:table-cell office:value-type="string">
            <text:p>10.20.1</text:p>
          </table:table-cell>
          <table:table-cell/>
          <table:table-cell office:value-type="string">
            <text:p>Добыча бурого угля (лигнита)</text:p>
          </table:table-cell>
        </table:table-row>
        <table:table-row table:style-name="ro1">
          <table:table-cell office:value-type="string">
            <text:p>10.20.11</text:p>
          </table:table-cell>
          <table:table-cell/>
          <table:table-cell office:value-type="string">
            <text:p>Добыча бурого угля открытым способом</text:p>
          </table:table-cell>
        </table:table-row>
        <table:table-row table:style-name="ro1">
          <table:table-cell office:value-type="string">
            <text:p>10.20.12</text:p>
          </table:table-cell>
          <table:table-cell/>
          <table:table-cell office:value-type="string">
            <text:p>Добыча бурого угля подземным способом</text:p>
          </table:table-cell>
        </table:table-row>
        <table:table-row table:style-name="ro1">
          <table:table-cell office:value-type="string">
            <text:p>10.20.2</text:p>
          </table:table-cell>
          <table:table-cell/>
          <table:table-cell office:value-type="string">
            <text:p>Обогащение и агломерация бурого угля</text:p>
          </table:table-cell>
        </table:table-row>
        <table:table-row table:style-name="ro1">
          <table:table-cell office:value-type="string">
            <text:p>10.20.21</text:p>
          </table:table-cell>
          <table:table-cell/>
          <table:table-cell office:value-type="string">
            <text:p>Обогащение бурого угля</text:p>
          </table:table-cell>
        </table:table-row>
        <table:table-row table:style-name="ro1">
          <table:table-cell office:value-type="string">
            <text:p>10.20.22</text:p>
          </table:table-cell>
          <table:table-cell/>
          <table:table-cell office:value-type="string">
            <text:p>Агломерация бурого угля</text:p>
          </table:table-cell>
        </table:table-row>
        <table:table-row table:style-name="ro1">
          <table:table-cell office:value-type="string">
            <text:p>10.3</text:p>
          </table:table-cell>
          <table:table-cell/>
          <table:table-cell office:value-type="string">
            <text:p>Добыча и агломерация торфа</text:p>
          </table:table-cell>
        </table:table-row>
        <table:table-row table:style-name="ro1">
          <table:table-cell office:value-type="string">
            <text:p>10.30</text:p>
          </table:table-cell>
          <table:table-cell/>
          <table:table-cell office:value-type="string">
            <text:p>Добыча и агломерация торфа</text:p>
          </table:table-cell>
        </table:table-row>
        <table:table-row table:style-name="ro1">
          <table:table-cell office:value-type="string">
            <text:p>10.30.1</text:p>
          </table:table-cell>
          <table:table-cell/>
          <table:table-cell office:value-type="string">
            <text:p>Добыча торфа</text:p>
          </table:table-cell>
        </table:table-row>
        <table:table-row table:style-name="ro1">
          <table:table-cell office:value-type="string">
            <text:p>10.30.2</text:p>
          </table:table-cell>
          <table:table-cell/>
          <table:table-cell office:value-type="string">
            <text:p>Агломерация торфа</text:p>
          </table:table-cell>
        </table:table-row>
        <table:table-row table:style-name="ro1">
          <table:table-cell office:value-type="string">
            <text:p>11</text:p>
          </table:table-cell>
          <table:table-cell/>
          <table:table-cell office:value-type="string">
            <text:p>ДОБЫЧА СЫРОЙ НЕФТИ И ПРИРОДНОГО ГАЗА; ПРЕДОСТАВЛЕНИЕ УСЛУГ В ЭТИХ ОБЛАСТЯХ</text:p>
          </table:table-cell>
        </table:table-row>
        <table:table-row table:style-name="ro1">
          <table:table-cell office:value-type="string">
            <text:p>11.1</text:p>
          </table:table-cell>
          <table:table-cell/>
          <table:table-cell office:value-type="string">
            <text:p>Добыча сырой нефти и природного газа</text:p>
          </table:table-cell>
        </table:table-row>
        <table:table-row table:style-name="ro1">
          <table:table-cell office:value-type="string">
            <text:p>11.10</text:p>
          </table:table-cell>
          <table:table-cell/>
          <table:table-cell office:value-type="string">
            <text:p>Добыча сырой нефти и природного газа</text:p>
          </table:table-cell>
        </table:table-row>
        <table:table-row table:style-name="ro1">
          <table:table-cell office:value-type="string">
            <text:p>11.10.1</text:p>
          </table:table-cell>
          <table:table-cell/>
          <table:table-cell office:value-type="string">
            <text:p>Добыча сырой нефти и нефтяного (попутного) газа; извлечение фракций из нефтяного (попутного) газа</text:p>
          </table:table-cell>
        </table:table-row>
        <table:table-row table:style-name="ro1">
          <table:table-cell office:value-type="string">
            <text:p>11.10.11</text:p>
          </table:table-cell>
          <table:table-cell/>
          <table:table-cell office:value-type="string">
            <text:p>Добыча сырой нефти и нефтяного (попутного) газа</text:p>
          </table:table-cell>
        </table:table-row>
        <table:table-row table:style-name="ro1">
          <table:table-cell office:value-type="string">
            <text:p>11.10.12</text:p>
          </table:table-cell>
          <table:table-cell/>
          <table:table-cell office:value-type="string">
            <text:p>Разделение и извлечение фракций из нефтяного (попутного) газа</text:p>
          </table:table-cell>
        </table:table-row>
        <table:table-row table:style-name="ro1">
          <table:table-cell office:value-type="string">
            <text:p>11.10.13</text:p>
          </table:table-cell>
          <table:table-cell/>
          <table:table-cell office:value-type="string">
            <text:p>Добыча горючих (битуминозных) сланцев, битуминозного песка и озокерита</text:p>
          </table:table-cell>
        </table:table-row>
        <table:table-row table:style-name="ro1">
          <table:table-cell office:value-type="string">
            <text:p>11.10.2</text:p>
          </table:table-cell>
          <table:table-cell/>
          <table:table-cell office:value-type="string">
            <text:p>Добыча природного газа и газового конденсата</text:p>
          </table:table-cell>
        </table:table-row>
        <table:table-row table:style-name="ro1">
          <table:table-cell office:value-type="string">
            <text:p>11.10.3</text:p>
          </table:table-cell>
          <table:table-cell/>
          <table:table-cell office:value-type="string">
            <text:p>Сжижение и регазификация природного газа для транспортирования</text:p>
          </table:table-cell>
        </table:table-row>
        <table:table-row table:style-name="ro1">
          <table:table-cell office:value-type="string">
            <text:p>11.2</text:p>
          </table:table-cell>
          <table:table-cell/>
          <table:table-cell office:value-type="string">
            <text:p>Предоставление услуг по добыче нефти и газа</text:p>
          </table:table-cell>
        </table:table-row>
        <table:table-row table:style-name="ro1">
          <table:table-cell office:value-type="string">
            <text:p>11.20</text:p>
          </table:table-cell>
          <table:table-cell/>
          <table:table-cell office:value-type="string">
            <text:p>Предоставление услуг по добыче нефти и газа</text:p>
          </table:table-cell>
        </table:table-row>
        <table:table-row table:style-name="ro1">
          <table:table-cell office:value-type="string">
            <text:p>11.20.1</text:p>
          </table:table-cell>
          <table:table-cell/>
          <table:table-cell office:value-type="string">
            <text:p>Предоставление услуг по бурению, связанному с добычей нефти, газа и газового конденсата</text:p>
          </table:table-cell>
        </table:table-row>
        <table:table-row table:style-name="ro1">
          <table:table-cell office:value-type="string">
            <text:p>11.20.2</text:p>
          </table:table-cell>
          <table:table-cell/>
          <table:table-cell office:value-type="string">
            <text:p>Предоставление услуг по монтажу, ремонту и демонтажу буровых вышек</text:p>
          </table:table-cell>
        </table:table-row>
        <table:table-row table:style-name="ro1">
          <table:table-cell office:value-type="string">
            <text:p>11.20.3</text:p>
          </table:table-cell>
          <table:table-cell/>
          <table:table-cell office:value-type="string">
            <text:p>Предоставление услуг по доразведке месторождений нефти и газа на особых экономических условиях (по соглашению о разделе продукции - СРП)</text:p>
          </table:table-cell>
        </table:table-row>
        <table:table-row table:style-name="ro1">
          <table:table-cell office:value-type="string">
            <text:p>11.20.4</text:p>
          </table:table-cell>
          <table:table-cell/>
          <table:table-cell office:value-type="string">
            <text:p>Предоставление прочих услуг, связанных с добычей нефти и газа</text:p>
          </table:table-cell>
        </table:table-row>
        <table:table-row table:style-name="ro1">
          <table:table-cell office:value-type="string">
            <text:p>12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0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0.1</text:p>
          </table:table-cell>
          <table:table-cell/>
          <table:table-cell office:value-type="string">
            <text:p>Добыча и обогащение (сортировка) урановых руд</text:p>
          </table:table-cell>
        </table:table-row>
        <table:table-row table:style-name="ro1">
          <table:table-cell office:value-type="string">
            <text:p>12.00.11</text:p>
          </table:table-cell>
          <table:table-cell/>
          <table:table-cell office:value-type="string">
            <text:p>Добыча урановых руд подземным способом, включая способы подземного и кучного выщелачивания</text:p>
          </table:table-cell>
        </table:table-row>
        <table:table-row table:style-name="ro1">
          <table:table-cell office:value-type="string">
            <text:p>12.00.12</text:p>
          </table:table-cell>
          <table:table-cell/>
          <table:table-cell office:value-type="string">
            <text:p>Добыча урановых руд открытым способом, включая способ кучного выщелачивания</text:p>
          </table:table-cell>
        </table:table-row>
        <table:table-row table:style-name="ro1">
          <table:table-cell office:value-type="string">
            <text:p>12.00.2</text:p>
          </table:table-cell>
          <table:table-cell/>
          <table:table-cell office:value-type="string">
            <text:p>Добыча и обогащение ториевых руд</text:p>
          </table:table-cell>
        </table:table-row>
        <table:table-row table:style-name="ro1">
          <table:table-cell table:style-name="ce2" office:value-type="string">
            <text:p>СВ</text:p>
          </table:table-cell>
          <table:table-cell/>
          <table:table-cell office:value-type="string">
            <text:p>ДОБЫЧА ПОЛЕЗНЫХ ИСКОПАЕМЫХ, <text:s/>КРОМЕ ТОПЛИВНО-ЭНЕРГЕТИЧЕСКИХ</text:p>
          </table:table-cell>
        </table:table-row>
        <table:table-row table:style-name="ro1">
          <table:table-cell office:value-type="string">
            <text:p>13</text:p>
          </table:table-cell>
          <table:table-cell/>
          <table:table-cell office:value-type="string">
            <text:p>ДОБЫЧА МЕТАЛЛИЧЕСКИХ РУД</text:p>
          </table:table-cell>
        </table:table-row>
        <table:table-row table:style-name="ro1">
          <table:table-cell office:value-type="string">
            <text:p>13.1</text:p>
          </table:table-cell>
          <table:table-cell/>
          <table:table-cell office:value-type="string">
            <text:p>Добыча железных руд</text:p>
          </table:table-cell>
        </table:table-row>
        <table:table-row table:style-name="ro1">
          <table:table-cell office:value-type="string">
            <text:p>13.10</text:p>
          </table:table-cell>
          <table:table-cell/>
          <table:table-cell office:value-type="string">
            <text:p>Добыча железных руд</text:p>
          </table:table-cell>
        </table:table-row>
        <table:table-row table:style-name="ro1">
          <table:table-cell office:value-type="string">
            <text:p>13.10.1</text:p>
          </table:table-cell>
          <table:table-cell/>
          <table:table-cell office:value-type="string">
            <text:p>Добыча железных руд подземным способом</text:p>
          </table:table-cell>
        </table:table-row>
        <table:table-row table:style-name="ro1">
          <table:table-cell office:value-type="string">
            <text:p>13.10.2</text:p>
          </table:table-cell>
          <table:table-cell/>
          <table:table-cell office:value-type="string">
            <text:p>Добыча железных руд открытым способом</text:p>
          </table:table-cell>
        </table:table-row>
        <table:table-row table:style-name="ro1">
          <table:table-cell office:value-type="string">
            <text:p>13.2</text:p>
          </table:table-cell>
          <table:table-cell/>
          <table:table-cell office:value-type="string">
            <text:p>Добыча руд цветных металлов, кроме урановой и ториевой руд</text:p>
          </table:table-cell>
        </table:table-row>
        <table:table-row table:style-name="ro1">
          <table:table-cell office:value-type="string">
            <text:p>13.20</text:p>
          </table:table-cell>
          <table:table-cell/>
          <table:table-cell office:value-type="string">
            <text:p>Добыча руд цветных металлов, кроме урановой и ториевой руд</text:p>
          </table:table-cell>
        </table:table-row>
        <table:table-row table:style-name="ro1">
          <table:table-cell office:value-type="string">
            <text:p>13.20.1</text:p>
          </table:table-cell>
          <table:table-cell/>
          <table:table-cell office:value-type="string">
            <text:p>Добыча и обогащение медной руды</text:p>
          </table:table-cell>
        </table:table-row>
        <table:table-row table:style-name="ro1">
          <table:table-cell office:value-type="string">
            <text:p>13.20.2</text:p>
          </table:table-cell>
          <table:table-cell/>
          <table:table-cell office:value-type="string">
            <text:p>Добыча и обогащение никелевой и кобальтовой руд</text:p>
          </table:table-cell>
        </table:table-row>
        <table:table-row table:style-name="ro1">
          <table:table-cell office:value-type="string">
            <text:p>13.20.3</text:p>
          </table:table-cell>
          <table:table-cell/>
          <table:table-cell office:value-type="string">
            <text:p>Добыча и обогащение алюминийсодержащего сырья (бокситов и нефелин-апатитовых руд)</text:p>
          </table:table-cell>
        </table:table-row>
        <table:table-row table:style-name="ro1">
          <table:table-cell office:value-type="string">
            <text:p>13.20.31</text:p>
          </table:table-cell>
          <table:table-cell/>
          <table:table-cell office:value-type="string">
            <text:p>Добыча алюминийсодержащего сырья подземным способом</text:p>
          </table:table-cell>
        </table:table-row>
        <table:table-row table:style-name="ro1">
          <table:table-cell office:value-type="string">
            <text:p>13.20.32</text:p>
          </table:table-cell>
          <table:table-cell/>
          <table:table-cell office:value-type="string">
            <text:p>Добыча алюминийсодержащего сырья открытым способом</text:p>
          </table:table-cell>
        </table:table-row>
        <table:table-row table:style-name="ro1">
          <table:table-cell office:value-type="string">
            <text:p>13.20.33</text:p>
          </table:table-cell>
          <table:table-cell/>
          <table:table-cell office:value-type="string">
            <text:p>Обогащение нефелин-апатитовых руд</text:p>
          </table:table-cell>
        </table:table-row>
        <table:table-row table:style-name="ro1">
          <table:table-cell office:value-type="string">
            <text:p>13.20.4</text:p>
          </table:table-cell>
          <table:table-cell/>
          <table:table-cell office:value-type="string">
            <text:p>Добыча руд и песков драгоценных металлов и руд редких металлов</text:p>
          </table:table-cell>
        </table:table-row>
        <table:table-row table:style-name="ro1">
          <table:table-cell office:value-type="string">
            <text:p>13.20.41</text:p>
          </table:table-cell>
          <table:table-cell/>
          <table:table-cell office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>
            <text:p>13.20.42</text:p>
          </table:table-cell>
          <table:table-cell/>
          <table:table-cell office:value-type="string">
            <text:p>Добыча и обогащение руд редких металлов (циркония, тантала, ниобия и др.)</text:p>
          </table:table-cell>
        </table:table-row>
        <table:table-row table:style-name="ro1">
          <table:table-cell office:value-type="string">
            <text:p>13.20.5</text:p>
          </table:table-cell>
          <table:table-cell/>
          <table:table-cell office:value-type="string">
            <text:p>Добыча и обогащение свинцово-цинковой руды</text:p>
          </table:table-cell>
        </table:table-row>
        <table:table-row table:style-name="ro1">
          <table:table-cell office:value-type="string">
            <text:p>13.20.6</text:p>
          </table:table-cell>
          <table:table-cell/>
          <table:table-cell office:value-type="string">
            <text:p>Добыча и обогащение оловянной руды</text:p>
          </table:table-cell>
        </table:table-row>
        <table:table-row table:style-name="ro1">
          <table:table-cell office:value-type="string">
            <text:p>13.20.7</text:p>
          </table:table-cell>
          <table:table-cell/>
          <table:table-cell office:value-type="string">
            <text:p>Добыча и обогащение титаномагниевого сырья</text:p>
          </table:table-cell>
        </table:table-row>
        <table:table-row table:style-name="ro1">
          <table:table-cell office:value-type="string">
            <text:p>13.20.8</text:p>
          </table:table-cell>
          <table:table-cell/>
          <table:table-cell office:value-type="string">
            <text:p>Добыча и обогащение вольфраммолибденовой руды</text:p>
          </table:table-cell>
        </table:table-row>
        <table:table-row table:style-name="ro1">
          <table:table-cell office:value-type="string">
            <text:p>13.20.9</text:p>
          </table:table-cell>
          <table:table-cell/>
          <table:table-cell office:value-type="string">
            <text:p>Добыча и обогащение сурьмяно-ртутных руд и руд прочих цветных металлов</text:p>
          </table:table-cell>
        </table:table-row>
        <table:table-row table:style-name="ro1">
          <table:table-cell office:value-type="string">
            <text:p>14</text:p>
          </table:table-cell>
          <table:table-cell/>
          <table:table-cell office:value-type="string">
            <text:p>ДОБЫЧА ПРОЧИХ ПОЛЕЗНЫХ ИСКОПАЕМЫХ</text:p>
          </table:table-cell>
        </table:table-row>
        <table:table-row table:style-name="ro1">
          <table:table-cell office:value-type="string">
            <text:p>14.1</text:p>
          </table:table-cell>
          <table:table-cell/>
          <table:table-cell office:value-type="string">
            <text:p>Разработка каменных карьеров</text:p>
          </table:table-cell>
        </table:table-row>
        <table:table-row table:style-name="ro1">
          <table:table-cell office:value-type="string">
            <text:p>14.11</text:p>
          </table:table-cell>
          <table:table-cell/>
          <table:table-cell office:value-type="string">
            <text:p>Добыча камня для строительства</text:p>
          </table:table-cell>
        </table:table-row>
        <table:table-row table:style-name="ro1">
          <table:table-cell office:value-type="string">
            <text:p>14.12</text:p>
          </table:table-cell>
          <table:table-cell/>
          <table:table-cell office:value-type="string">
            <text:p>Добыча известняка, гипсового камня и мела</text:p>
          </table:table-cell>
        </table:table-row>
        <table:table-row table:style-name="ro1">
          <table:table-cell office:value-type="string">
            <text:p>14.13</text:p>
          </table:table-cell>
          <table:table-cell/>
          <table:table-cell office:value-type="string">
            <text:p>Добыча сланцев</text:p>
          </table:table-cell>
        </table:table-row>
        <table:table-row table:style-name="ro1">
          <table:table-cell office:value-type="string">
            <text:p>14.2</text:p>
          </table:table-cell>
          <table:table-cell/>
          <table:table-cell office:value-type="string">
            <text:p>Добыча гравия, песка и глины</text:p>
          </table:table-cell>
        </table:table-row>
        <table:table-row table:style-name="ro1">
          <table:table-cell office:value-type="string">
            <text:p>14.21</text:p>
          </table:table-cell>
          <table:table-cell/>
          <table:table-cell office:value-type="string">
            <text:p>Разработка гравийных и песчаных карьеров</text:p>
          </table:table-cell>
        </table:table-row>
        <table:table-row table:style-name="ro1">
          <table:table-cell office:value-type="string">
            <text:p>14.22</text:p>
          </table:table-cell>
          <table:table-cell/>
          <table:table-cell office:value-type="string">
            <text:p>Добыча глины и каолина</text:p>
          </table:table-cell>
        </table:table-row>
        <table:table-row table:style-name="ro1">
          <table:table-cell office:value-type="string">
            <text:p>14.3</text:p>
          </table:table-cell>
          <table:table-cell/>
          <table:table-cell office:value-type="string">
            <text:p>Добыча минерального сырья для химических производств и производства удобрений</text:p>
          </table:table-cell>
        </table:table-row>
        <table:table-row table:style-name="ro1">
          <table:table-cell office:value-type="string">
            <text:p>14.30</text:p>
          </table:table-cell>
          <table:table-cell/>
          <table:table-cell office:value-type="string">
            <text:p>Добыча минерального сырья для химических производств и производства удобрений</text:p>
          </table:table-cell>
        </table:table-row>
        <table:table-row table:style-name="ro1">
          <table:table-cell office:value-type="string">
            <text:p>14.4</text:p>
          </table:table-cell>
          <table:table-cell/>
          <table:table-cell office:value-type="string">
            <text:p>Добыча и производство соли</text:p>
          </table:table-cell>
        </table:table-row>
        <table:table-row table:style-name="ro1">
          <table:table-cell office:value-type="string">
            <text:p>14.40</text:p>
          </table:table-cell>
          <table:table-cell/>
          <table:table-cell office:value-type="string">
            <text:p>Добыча и производство соли</text:p>
          </table:table-cell>
        </table:table-row>
        <table:table-row table:style-name="ro1">
          <table:table-cell office:value-type="string">
            <text:p>14.5</text:p>
          </table:table-cell>
          <table:table-cell/>
          <table:table-cell office:value-type="string">
            <text:p>Добыча прочих полезных ископаемых, не включенных в другие группировки</text:p>
          </table:table-cell>
        </table:table-row>
        <table:table-row table:style-name="ro1">
          <table:table-cell office:value-type="string">
            <text:p>14.50</text:p>
          </table:table-cell>
          <table:table-cell/>
          <table:table-cell office:value-type="string">
            <text:p>Добыча прочих полезных ископаемых, не включенных в другие группировки</text:p>
          </table:table-cell>
        </table:table-row>
        <table:table-row table:style-name="ro1">
          <table:table-cell office:value-type="string">
            <text:p>14.50.1</text:p>
          </table:table-cell>
          <table:table-cell/>
          <table:table-cell office:value-type="string">
            <text:p>Добыча природного асфальтита и природного битума</text:p>
          </table:table-cell>
        </table:table-row>
        <table:table-row table:style-name="ro1">
          <table:table-cell office:value-type="string">
            <text:p>14.50.2</text:p>
          </table:table-cell>
          <table:table-cell/>
          <table:table-cell office:value-type="string">
            <text:p>Добыча драгоценных и полудрагоценных камней; добыча природных абразивов, пемзы, асбеста, слюды, кварца и прочих неметаллических минералов, не включенных в другие группировки</text:p>
          </table:table-cell>
        </table:table-row>
        <table:table-row table:style-name="ro1">
          <table:table-cell office:value-type="string">
            <text:p>14.50.21</text:p>
          </table:table-cell>
          <table:table-cell/>
          <table:table-cell office:value-type="string">
            <text:p>Добыча драгоценных и полудрагоценных камней, кроме алмазов, самоцветов и янтаря</text:p>
          </table:table-cell>
        </table:table-row>
        <table:table-row table:style-name="ro1">
          <table:table-cell office:value-type="string">
            <text:p>14.50.22</text:p>
          </table:table-cell>
          <table:table-cell/>
          <table:table-cell office:value-type="string">
            <text:p>Добыча алмазов</text:p>
          </table:table-cell>
        </table:table-row>
        <table:table-row table:style-name="ro1">
          <table:table-cell office:value-type="string">
            <text:p>14.50.23</text:p>
          </table:table-cell>
          <table:table-cell/>
          <table:table-cell office:value-type="string">
            <text:p>Добыча природных абразивов, кроме алмазов, пемзы, наждака</text:p>
          </table:table-cell>
        </table:table-row>
        <table:table-row table:style-name="ro1">
          <table:table-cell office:value-type="string">
            <text:p>14.50.24</text:p>
          </table:table-cell>
          <table:table-cell/>
          <table:table-cell office:value-type="string">
            <text:p>Добыча вермикулита</text:p>
          </table:table-cell>
        </table:table-row>
        <table:table-row table:style-name="ro1">
          <table:table-cell office:value-type="string">
            <text:p>14.50.25</text:p>
          </table:table-cell>
          <table:table-cell/>
          <table:table-cell office:value-type="string">
            <text:p>Добыча мусковита</text:p>
          </table:table-cell>
        </table:table-row>
        <table:table-row table:style-name="ro1">
          <table:table-cell office:value-type="string">
            <text:p>14.50.26</text:p>
          </table:table-cell>
          <table:table-cell/>
          <table:table-cell office:value-type="string">
            <text:p>Добыча асбеста</text:p>
          </table:table-cell>
        </table:table-row>
        <table:table-row table:style-name="ro1">
          <table:table-cell office:value-type="string">
            <text:p>14.50.27</text:p>
          </table:table-cell>
          <table:table-cell/>
          <table:table-cell office:value-type="string">
            <text:p>Добыча пьезокварца</text:p>
          </table:table-cell>
        </table:table-row>
        <table:table-row table:style-name="ro1">
          <table:table-cell office:value-type="string">
            <text:p>14.50.28</text:p>
          </table:table-cell>
          <table:table-cell/>
          <table:table-cell office:value-type="string">
            <text:p>Добыча гранулированного кварца</text:p>
          </table:table-cell>
        </table:table-row>
        <table:table-row table:style-name="ro1">
          <table:table-cell office:value-type="string">
            <text:p>14.50.29</text:p>
          </table:table-cell>
          <table:table-cell/>
          <table:table-cell office:value-type="string">
            <text:p>Добыча и обогащение горных пород, содержащих <text:s/>графит и прочие полезные ископаемые, не включенные в другие группировки</text:p>
          </table:table-cell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ОБРАБАТЫВАЮЩИЕ ПРОИЗВОДСТВА</text:p>
          </table:table-cell>
        </table:table-row>
        <table:table-row table:style-name="ro1">
          <table:table-cell office:value-type="string">
            <text:p>DA</text:p>
          </table:table-cell>
          <table:table-cell/>
          <table:table-cell office:value-type="string">
            <text:p>ПРОИЗВОДСТВО ПИЩЕВЫХ ПРОДУКТОВ, ВКЛЮЧАЯ НАПИТКИ, И ТАБАКА</text:p>
          </table:table-cell>
        </table:table-row>
        <table:table-row table:style-name="ro1">
          <table:table-cell office:value-type="string">
            <text:p>15</text:p>
          </table:table-cell>
          <table:table-cell/>
          <table:table-cell office:value-type="string">
            <text:p>ПРОИЗВОДСТВО ПИЩЕВЫХ <text:s/>ПРОДУКТОВ, ВКЛЮЧАЯ НАПИТКИ</text:p>
          </table:table-cell>
        </table:table-row>
        <table:table-row table:style-name="ro1">
          <table:table-cell office:value-type="string">
            <text:p>15.1</text:p>
          </table:table-cell>
          <table:table-cell/>
          <table:table-cell office:value-type="string">
            <text:p>Производство мяса и мясопродуктов</text:p>
          </table:table-cell>
        </table:table-row>
        <table:table-row table:style-name="ro1">
          <table:table-cell office:value-type="string">
            <text:p>15.11</text:p>
          </table:table-cell>
          <table:table-cell/>
          <table:table-cell office:value-type="string">
            <text:p>Производство мяса</text:p>
          </table:table-cell>
        </table:table-row>
        <table:table-row table:style-name="ro1">
          <table:table-cell office:value-type="string">
            <text:p>15.11.1</text:p>
          </table:table-cell>
          <table:table-cell/>
          <table:table-cell office:value-type="string">
            <text:p>Производство мяса и пищевых субпродуктов крупного рогатого скота, свиней, овец, коз, животных семейства лошадиных</text:p>
          </table:table-cell>
        </table:table-row>
        <table:table-row table:style-name="ro1">
          <table:table-cell office:value-type="string">
            <text:p>15.11.2</text:p>
          </table:table-cell>
          <table:table-cell/>
          <table:table-cell office:value-type="string">
            <text:p>Производство щипаной шерсти, сырых шкур и кож крупного рогатого скота, животных семейства лошадиных, овец, коз и свиней</text:p>
          </table:table-cell>
        </table:table-row>
        <table:table-row table:style-name="ro1">
          <table:table-cell office:value-type="string">
            <text:p>15.11.3</text:p>
          </table:table-cell>
          <table:table-cell/>
          <table:table-cell office:value-type="string">
            <text:p>Производство пищевых животных жиров</text:p>
          </table:table-cell>
        </table:table-row>
        <table:table-row table:style-name="ro1">
          <table:table-cell office:value-type="string">
            <text:p>15.11.4</text:p>
          </table:table-cell>
          <table:table-cell/>
          <table:table-cell office:value-type="string">
            <text:p>Производство непищевых субпродуктов</text:p>
          </table:table-cell>
        </table:table-row>
        <table:table-row table:style-name="ro1">
          <table:table-cell office:value-type="string">
            <text:p>15.12</text:p>
          </table:table-cell>
          <table:table-cell/>
          <table:table-cell office:value-type="string">
            <text:p>Производство мяса сельскохозяйственной птицы и кроликов</text:p>
          </table:table-cell>
        </table:table-row>
        <table:table-row table:style-name="ro1">
          <table:table-cell office:value-type="string">
            <text:p>15.12.1</text:p>
          </table:table-cell>
          <table:table-cell/>
          <table:table-cell office:value-type="string">
            <text:p>Производство мяса и пищевых субпродуктов сельскохозяйственной птицы и кроликов</text:p>
          </table:table-cell>
        </table:table-row>
        <table:table-row table:style-name="ro1">
          <table:table-cell office:value-type="string">
            <text:p>15.12.2</text:p>
          </table:table-cell>
          <table:table-cell/>
          <table:table-cell office:value-type="string">
            <text:p>Производство пера и пуха</text:p>
          </table:table-cell>
        </table:table-row>
        <table:table-row table:style-name="ro1">
          <table:table-cell office:value-type="string">
            <text:p>15.13</text:p>
          </table:table-cell>
          <table:table-cell/>
          <table:table-cell office:value-type="string">
            <text:p>Производство продуктов из мяса и мяса птицы</text:p>
          </table:table-cell>
        </table:table-row>
        <table:table-row table:style-name="ro1">
          <table:table-cell office:value-type="string">
            <text:p>15.13.1</text:p>
          </table:table-cell>
          <table:table-cell/>
          <table:table-cell office:value-type="string">
            <text:p>Производство готовых и консервированных продуктов из мяса, мяса птицы, мясных субпродуктов и крови животных</text:p>
          </table:table-cell>
        </table:table-row>
        <table:table-row table:style-name="ro1">
          <table:table-cell office:value-type="string">
            <text:p>15.13.9</text:p>
          </table:table-cell>
          <table:table-cell/>
          <table:table-cell office:value-type="string">
            <text:p>Предоставление услуг по тепловой обработке и прочим способам переработки мясных продуктов</text:p>
          </table:table-cell>
        </table:table-row>
        <table:table-row table:style-name="ro1">
          <table:table-cell office:value-type="string">
            <text:p>15.2</text:p>
          </table:table-cell>
          <table:table-cell/>
          <table:table-cell office:value-type="string">
            <text:p>Переработка и консервирование рыбо- и морепродуктов</text:p>
          </table:table-cell>
        </table:table-row>
        <table:table-row table:style-name="ro1">
          <table:table-cell office:value-type="string">
            <text:p>15.20</text:p>
          </table:table-cell>
          <table:table-cell/>
          <table:table-cell office:value-type="string">
            <text:p>Переработка и консервирование рыбо- и морепродуктов</text:p>
          </table:table-cell>
        </table:table-row>
        <table:table-row table:style-name="ro1">
          <table:table-cell office:value-type="string">
            <text:p>15.3</text:p>
          </table:table-cell>
          <table:table-cell/>
          <table:table-cell office:value-type="string">
            <text:p>Переработка и консервирование картофеля, фруктов и овощей</text:p>
          </table:table-cell>
        </table:table-row>
        <table:table-row table:style-name="ro1">
          <table:table-cell office:value-type="string">
            <text:p>15.31</text:p>
          </table:table-cell>
          <table:table-cell/>
          <table:table-cell office:value-type="string">
            <text:p>Переработка и консервирование картофеля</text:p>
          </table:table-cell>
        </table:table-row>
        <table:table-row table:style-name="ro1">
          <table:table-cell office:value-type="string">
            <text:p>15.32</text:p>
          </table:table-cell>
          <table:table-cell/>
          <table:table-cell office:value-type="string">
            <text:p>Производство фруктовых и овощных соков</text:p>
          </table:table-cell>
        </table:table-row>
        <table:table-row table:style-name="ro1">
          <table:table-cell office:value-type="string">
            <text:p>15.33</text:p>
          </table:table-cell>
          <table:table-cell/>
          <table:table-cell office:value-type="string">
            <text:p>Переработка и консервирование фруктов и овощей, не включенных в другие группировки</text:p>
          </table:table-cell>
        </table:table-row>
        <table:table-row table:style-name="ro1">
          <table:table-cell office:value-type="string">
            <text:p>15.33.1</text:p>
          </table:table-cell>
          <table:table-cell/>
          <table:table-cell office:value-type="string">
            <text:p>Переработка и консервирование овощей</text:p>
          </table:table-cell>
        </table:table-row>
        <table:table-row table:style-name="ro1">
          <table:table-cell office:value-type="string">
            <text:p>15.33.2</text:p>
          </table:table-cell>
          <table:table-cell/>
          <table:table-cell office:value-type="string">
            <text:p>Переработка и консервирование фруктов и орехов</text:p>
          </table:table-cell>
        </table:table-row>
        <table:table-row table:style-name="ro1">
          <table:table-cell office:value-type="string">
            <text:p>15.33.9</text:p>
          </table:table-cell>
          <table:table-cell/>
          <table:table-cell office:value-type="string">
            <text:p>Предоставление услуг по тепловой обработке и прочим способам подготовки овощей и фруктов для консервирования</text:p>
          </table:table-cell>
        </table:table-row>
        <table:table-row table:style-name="ro1">
          <table:table-cell office:value-type="string">
            <text:p>15.4</text:p>
          </table:table-cell>
          <table:table-cell/>
          <table:table-cell office:value-type="string">
            <text:p>Производство растительных и животных масел и жиров</text:p>
          </table:table-cell>
        </table:table-row>
        <table:table-row table:style-name="ro1">
          <table:table-cell office:value-type="string">
            <text:p>15.41</text:p>
          </table:table-cell>
          <table:table-cell/>
          <table:table-cell office:value-type="string">
            <text:p>Производство неочищенных масел и жиров</text:p>
          </table:table-cell>
        </table:table-row>
        <table:table-row table:style-name="ro1">
          <table:table-cell office:value-type="string">
            <text:p>15.41.1</text:p>
          </table:table-cell>
          <table:table-cell/>
          <table:table-cell office:value-type="string">
            <text:p>Производство технических животных жиров, рыбьего жира и жиров морских млекопитающих</text:p>
          </table:table-cell>
        </table:table-row>
        <table:table-row table:style-name="ro1">
          <table:table-cell office:value-type="string">
            <text:p>15.41.2</text:p>
          </table:table-cell>
          <table:table-cell/>
          <table:table-cell office:value-type="string">
            <text:p>Производство неочищенных растительных масел</text:p>
          </table:table-cell>
        </table:table-row>
        <table:table-row table:style-name="ro1">
          <table:table-cell office:value-type="string">
            <text:p>15.42</text:p>
          </table:table-cell>
          <table:table-cell/>
          <table:table-cell office:value-type="string">
            <text:p>Производство рафинированных масел и жиров</text:p>
          </table:table-cell>
        </table:table-row>
        <table:table-row table:style-name="ro1">
          <table:table-cell office:value-type="string">
            <text:p>15.42.1</text:p>
          </table:table-cell>
          <table:table-cell/>
          <table:table-cell office:value-type="string">
            <text:p>Производство растительных рафинированных масел и жиров</text:p>
          </table:table-cell>
        </table:table-row>
        <table:table-row table:style-name="ro1">
          <table:table-cell office:value-type="string">
            <text:p>15.42.2</text:p>
          </table:table-cell>
          <table:table-cell/>
          <table:table-cell office:value-type="string">
            <text:p>Производство растительного воска, кроме триглицеридов</text:p>
          </table:table-cell>
        </table:table-row>
        <table:table-row table:style-name="ro1">
          <table:table-cell office:value-type="string">
            <text:p>15.43</text:p>
          </table:table-cell>
          <table:table-cell/>
          <table:table-cell office:value-type="string">
            <text:p>Производство маргариновой продукции</text:p>
          </table:table-cell>
        </table:table-row>
        <table:table-row table:style-name="ro1">
          <table:table-cell office:value-type="string">
            <text:p>15.43.1</text:p>
          </table:table-cell>
          <table:table-cell/>
          <table:table-cell office:value-type="string">
            <text:p>Производство маргарина</text:p>
          </table:table-cell>
        </table:table-row>
        <table:table-row table:style-name="ro1">
          <table:table-cell office:value-type="string">
            <text:p>15.43.2</text:p>
          </table:table-cell>
          <table:table-cell/>
          <table:table-cell office:value-type="string">
            <text:p>Производство комбинированных жиров</text:p>
          </table:table-cell>
        </table:table-row>
        <table:table-row table:style-name="ro1">
          <table:table-cell office:value-type="string">
            <text:p>15.5</text:p>
          </table:table-cell>
          <table:table-cell/>
          <table:table-cell office:value-type="string">
            <text:p>Производство молочных продуктов</text:p>
          </table:table-cell>
        </table:table-row>
        <table:table-row table:style-name="ro1">
          <table:table-cell office:value-type="string">
            <text:p>15.51</text:p>
          </table:table-cell>
          <table:table-cell/>
          <table:table-cell office:value-type="string">
            <text:p>Переработка молока и производство сыра</text:p>
          </table:table-cell>
        </table:table-row>
        <table:table-row table:style-name="ro1">
          <table:table-cell office:value-type="string">
            <text:p>15.51.1</text:p>
          </table:table-cell>
          <table:table-cell/>
          <table:table-cell office:value-type="string">
            <text:p>Производство цельномолочной продукции</text:p>
          </table:table-cell>
        </table:table-row>
        <table:table-row table:style-name="ro1">
          <table:table-cell office:value-type="string">
            <text:p>15.51.11</text:p>
          </table:table-cell>
          <table:table-cell/>
          <table:table-cell office:value-type="string">
            <text:p>Производство обработанного жидкого молока</text:p>
          </table:table-cell>
        </table:table-row>
        <table:table-row table:style-name="ro1">
          <table:table-cell office:value-type="string">
            <text:p>15.51.12</text:p>
          </table:table-cell>
          <table:table-cell/>
          <table:table-cell office:value-type="string">
            <text:p>Производство <text:s/>сметаны и жидких сливок</text:p>
          </table:table-cell>
        </table:table-row>
        <table:table-row table:style-name="ro1">
          <table:table-cell office:value-type="string">
            <text:p>15.51.13</text:p>
          </table:table-cell>
          <table:table-cell/>
          <table:table-cell office:value-type="string">
            <text:p>Производство кисло-молочной продукции</text:p>
          </table:table-cell>
        </table:table-row>
        <table:table-row table:style-name="ro1">
          <table:table-cell office:value-type="string">
            <text:p>15.51.14</text:p>
          </table:table-cell>
          <table:table-cell/>
          <table:table-cell office:value-type="string">
            <text:p>Производство творога и сырково-творожных изделий</text:p>
          </table:table-cell>
        </table:table-row>
        <table:table-row table:style-name="ro1">
          <table:table-cell office:value-type="string">
            <text:p>15.51.2</text:p>
          </table:table-cell>
          <table:table-cell/>
          <table:table-cell office:value-type="string">
            <text:p>Производство молока, сливок и других молочных продуктов в твердых формах</text:p>
          </table:table-cell>
        </table:table-row>
        <table:table-row table:style-name="ro1">
          <table:table-cell office:value-type="string">
            <text:p>15.51.3</text:p>
          </table:table-cell>
          <table:table-cell/>
          <table:table-cell office:value-type="string">
            <text:p>Производство коровьего масла</text:p>
          </table:table-cell>
        </table:table-row>
        <table:table-row table:style-name="ro1">
          <table:table-cell office:value-type="string">
            <text:p>15.51.4</text:p>
          </table:table-cell>
          <table:table-cell/>
          <table:table-cell office:value-type="string">
            <text:p>Производство сыра</text:p>
          </table:table-cell>
        </table:table-row>
        <table:table-row table:style-name="ro1">
          <table:table-cell office:value-type="string">
            <text:p>15.51.5</text:p>
          </table:table-cell>
          <table:table-cell/>
          <table:table-cell office:value-type="string">
            <text:p>Производство сгущенных молочных продуктов и молочных продуктов, не включенных в другие группировки</text:p>
          </table:table-cell>
        </table:table-row>
        <table:table-row table:style-name="ro1">
          <table:table-cell office:value-type="string">
            <text:p>15.52</text:p>
          </table:table-cell>
          <table:table-cell/>
          <table:table-cell office:value-type="string">
            <text:p>Производство мороженого</text:p>
          </table:table-cell>
        </table:table-row>
        <table:table-row table:style-name="ro1">
          <table:table-cell office:value-type="string">
            <text:p>15.6</text:p>
          </table:table-cell>
          <table:table-cell/>
          <table:table-cell office:value-type="string">
            <text:p>Производство продуктов мукомольно-крупяной промышленности, крахмалов и крахмалопродуктов</text:p>
          </table:table-cell>
        </table:table-row>
        <table:table-row table:style-name="ro1">
          <table:table-cell office:value-type="string">
            <text:p>15.61</text:p>
          </table:table-cell>
          <table:table-cell/>
          <table:table-cell office:value-type="string">
            <text:p>Производство продуктов мукомольно-крупяной промышленности</text:p>
          </table:table-cell>
        </table:table-row>
        <table:table-row table:style-name="ro1">
          <table:table-cell office:value-type="string">
            <text:p>15.61.1</text:p>
          </table:table-cell>
          <table:table-cell/>
          <table:table-cell office:value-type="string">
            <text:p>Производство обработанного риса</text:p>
          </table:table-cell>
        </table:table-row>
        <table:table-row table:style-name="ro1">
          <table:table-cell office:value-type="string">
            <text:p>15.61.2</text:p>
          </table:table-cell>
          <table:table-cell/>
          <table:table-cell office:value-type="string">
            <text:p>Производство муки из зерновых и растительных культур и готовых мучных смесей и теста для выпечки</text:p>
          </table:table-cell>
        </table:table-row>
        <table:table-row table:style-name="ro1">
          <table:table-cell office:value-type="string">
            <text:p>15.61.3</text:p>
          </table:table-cell>
          <table:table-cell/>
          <table:table-cell office:value-type="string">
            <text:p>Производство крупы, муки грубого помола, гранул и прочих продуктов из зерновых культур</text:p>
          </table:table-cell>
        </table:table-row>
        <table:table-row table:style-name="ro1">
          <table:table-cell office:value-type="string">
            <text:p>15.62</text:p>
          </table:table-cell>
          <table:table-cell/>
          <table:table-cell office:value-type="string">
            <text:p>Производство кукурузного масла, крахмала и крахмалопродуктов</text:p>
          </table:table-cell>
        </table:table-row>
        <table:table-row table:style-name="ro1">
          <table:table-cell office:value-type="string">
            <text:p>15.62.1</text:p>
          </table:table-cell>
          <table:table-cell/>
          <table:table-cell office:value-type="string">
            <text:p>Производство кукурузного масла</text:p>
          </table:table-cell>
        </table:table-row>
        <table:table-row table:style-name="ro1">
          <table:table-cell office:value-type="string">
            <text:p>15.62.2</text:p>
          </table:table-cell>
          <table:table-cell/>
          <table:table-cell office:value-type="string">
            <text:p>Производство крахмала и крахмалопродуктов; производство сахаров и сахарных сиропов, не включенных в другие группировки</text:p>
          </table:table-cell>
        </table:table-row>
        <table:table-row table:style-name="ro1">
          <table:table-cell office:value-type="string">
            <text:p>15.7</text:p>
          </table:table-cell>
          <table:table-cell/>
          <table:table-cell office:value-type="string">
            <text:p>Производство готовых кормов для животных</text:p>
          </table:table-cell>
        </table:table-row>
        <table:table-row table:style-name="ro1">
          <table:table-cell office:value-type="string">
            <text:p>15.71</text:p>
          </table:table-cell>
          <table:table-cell/>
          <table:table-cell office:value-type="string">
            <text:p>Производство готовых кормов и их составляющих для животных, содержащихся на фермах</text:p>
          </table:table-cell>
        </table:table-row>
        <table:table-row table:style-name="ro1">
          <table:table-cell office:value-type="string">
            <text:p>15.71.1</text:p>
          </table:table-cell>
          <table:table-cell/>
          <table:table-cell office:value-type="string">
            <text:p>Производство готовых кормов (смешанных и несмешанных) для животных, содержащихся на фермах</text:p>
          </table:table-cell>
        </table:table-row>
        <table:table-row table:style-name="ro1">
          <table:table-cell office:value-type="string">
            <text:p>15.71.2</text:p>
          </table:table-cell>
          <table:table-cell/>
          <table:table-cell office:value-type="string">
            <text:p>Производство кормового микробиологического белка, премиксов, кормовых витаминов, антибиотиков, аминокислот и ферментов</text:p>
          </table:table-cell>
        </table:table-row>
        <table:table-row table:style-name="ro1">
          <table:table-cell office:value-type="string">
            <text:p>15.72</text:p>
          </table:table-cell>
          <table:table-cell/>
          <table:table-cell office:value-type="string">
            <text:p>Производство готовых кормов для домашних животных</text:p>
          </table:table-cell>
        </table:table-row>
        <table:table-row table:style-name="ro1">
          <table:table-cell office:value-type="string">
            <text:p>15.8</text:p>
          </table:table-cell>
          <table:table-cell/>
          <table:table-cell office:value-type="string">
            <text:p>Производство прочих пищевых продуктов</text:p>
          </table:table-cell>
        </table:table-row>
        <table:table-row table:style-name="ro1">
          <table:table-cell office:value-type="string">
            <text:p>15.81</text:p>
          </table:table-cell>
          <table:table-cell/>
          <table:table-cell office:value-type="string">
            <text:p>Производство хлеба и мучных кондитерских изделий недлительного хранения</text:p>
          </table:table-cell>
        </table:table-row>
        <table:table-row table:style-name="ro1">
          <table:table-cell office:value-type="string">
            <text:p>15.82</text:p>
          </table:table-cell>
          <table:table-cell/>
          <table:table-cell office:value-type="string">
            <text:p>Производство сухих хлебобулочных изделий и мучных кондитерских изделий длительного хранения</text:p>
          </table:table-cell>
        </table:table-row>
        <table:table-row table:style-name="ro1">
          <table:table-cell office:value-type="string">
            <text:p>15.83</text:p>
          </table:table-cell>
          <table:table-cell/>
          <table:table-cell office:value-type="string">
            <text:p>Производство сахара</text:p>
          </table:table-cell>
        </table:table-row>
        <table:table-row table:style-name="ro1">
          <table:table-cell office:value-type="string">
            <text:p>15.84</text:p>
          </table:table-cell>
          <table:table-cell/>
          <table:table-cell office:value-type="string">
            <text:p>Производство какао, шоколада и сахаристых кондитерских изделий</text:p>
          </table:table-cell>
        </table:table-row>
        <table:table-row table:style-name="ro1">
          <table:table-cell office:value-type="string">
            <text:p>15.84.1</text:p>
          </table:table-cell>
          <table:table-cell/>
          <table:table-cell office:value-type="string">
            <text:p>Производство какао</text:p>
          </table:table-cell>
        </table:table-row>
        <table:table-row table:style-name="ro1">
          <table:table-cell office:value-type="string">
            <text:p>15.84.2</text:p>
          </table:table-cell>
          <table:table-cell/>
          <table:table-cell office:value-type="string">
            <text:p>Производство шоколада и сахаристых кондитерских изделий</text:p>
          </table:table-cell>
        </table:table-row>
        <table:table-row table:style-name="ro1">
          <table:table-cell office:value-type="string">
            <text:p>15.85</text:p>
          </table:table-cell>
          <table:table-cell/>
          <table:table-cell office:value-type="string">
            <text:p>Производство макаронных изделий</text:p>
          </table:table-cell>
        </table:table-row>
        <table:table-row table:style-name="ro1">
          <table:table-cell office:value-type="string">
            <text:p>15.86</text:p>
          </table:table-cell>
          <table:table-cell/>
          <table:table-cell office:value-type="string">
            <text:p>Производство чая и кофе</text:p>
          </table:table-cell>
        </table:table-row>
        <table:table-row table:style-name="ro1">
          <table:table-cell office:value-type="string">
            <text:p>15.87</text:p>
          </table:table-cell>
          <table:table-cell/>
          <table:table-cell office:value-type="string">
            <text:p>Производство пряностей и приправ</text:p>
          </table:table-cell>
        </table:table-row>
        <table:table-row table:style-name="ro1">
          <table:table-cell office:value-type="string">
            <text:p>15.88</text:p>
          </table:table-cell>
          <table:table-cell/>
          <table:table-cell office:value-type="string">
            <text:p>Производство детского <text:s/>питания и диетических пищевых продуктов</text:p>
          </table:table-cell>
        </table:table-row>
        <table:table-row table:style-name="ro1">
          <table:table-cell office:value-type="string">
            <text:p>15.89</text:p>
          </table:table-cell>
          <table:table-cell/>
          <table:table-cell office:value-type="string">
            <text:p>Производство прочих пищевых продуктов, не включенных в другие группировки</text:p>
          </table:table-cell>
        </table:table-row>
        <table:table-row table:style-name="ro1">
          <table:table-cell office:value-type="string">
            <text:p>15.89.1</text:p>
          </table:table-cell>
          <table:table-cell/>
          <table:table-cell office:value-type="string">
            <text:p>Производство готовых к употреблению пищевых продуктов и заготовок для их приготовления, не включенных в другие группировки</text:p>
          </table:table-cell>
        </table:table-row>
        <table:table-row table:style-name="ro1">
          <table:table-cell office:value-type="string">
            <text:p>15.89.2</text:p>
          </table:table-cell>
          <table:table-cell/>
          <table:table-cell office:value-type="string">
            <text:p>Производство растительных соков и экстрактов, пептических веществ, растительных клеев и загустителей</text:p>
          </table:table-cell>
        </table:table-row>
        <table:table-row table:style-name="ro1">
          <table:table-cell office:value-type="string">
            <text:p>15.89.3</text:p>
          </table:table-cell>
          <table:table-cell/>
          <table:table-cell office:value-type="string">
            <text:p>Производство пищевых ферментов</text:p>
          </table:table-cell>
        </table:table-row>
        <table:table-row table:style-name="ro1">
          <table:table-cell office:value-type="string">
            <text:p>15.9</text:p>
          </table:table-cell>
          <table:table-cell/>
          <table:table-cell office:value-type="string">
            <text:p>Производство напитков</text:p>
          </table:table-cell>
        </table:table-row>
        <table:table-row table:style-name="ro1">
          <table:table-cell office:value-type="string">
            <text:p>15.91</text:p>
          </table:table-cell>
          <table:table-cell/>
          <table:table-cell office:value-type="string">
            <text:p>Производство дистиллированных алкогольных напитков</text:p>
          </table:table-cell>
        </table:table-row>
        <table:table-row table:style-name="ro1">
          <table:table-cell office:value-type="string">
            <text:p>15.92</text:p>
          </table:table-cell>
          <table:table-cell/>
          <table:table-cell office:value-type="string">
            <text:p>Производство этилового спирта из сброженных материалов</text:p>
          </table:table-cell>
        </table:table-row>
        <table:table-row table:style-name="ro1">
          <table:table-cell office:value-type="string">
            <text:p>15.93</text:p>
          </table:table-cell>
          <table:table-cell/>
          <table:table-cell office:value-type="string">
            <text:p>Производство виноградного вина</text:p>
          </table:table-cell>
        </table:table-row>
        <table:table-row table:style-name="ro1">
          <table:table-cell office:value-type="string">
            <text:p>15.94</text:p>
          </table:table-cell>
          <table:table-cell/>
          <table:table-cell office:value-type="string">
            <text:p>Производство сидра и прочих плодово-ягодных вин</text:p>
          </table:table-cell>
        </table:table-row>
        <table:table-row table:style-name="ro1">
          <table:table-cell office:value-type="string">
            <text:p>15.95</text:p>
          </table:table-cell>
          <table:table-cell/>
          <table:table-cell office:value-type="string">
            <text:p>Производство прочих недистиллированных напитков из сброженных материалов</text:p>
          </table:table-cell>
        </table:table-row>
        <table:table-row table:style-name="ro1">
          <table:table-cell office:value-type="string">
            <text:p>15.96</text:p>
          </table:table-cell>
          <table:table-cell/>
          <table:table-cell office:value-type="string">
            <text:p>Производство пива</text:p>
          </table:table-cell>
        </table:table-row>
        <table:table-row table:style-name="ro1">
          <table:table-cell office:value-type="string">
            <text:p>15.97</text:p>
          </table:table-cell>
          <table:table-cell/>
          <table:table-cell office:value-type="string">
            <text:p>Производство солода</text:p>
          </table:table-cell>
        </table:table-row>
        <table:table-row table:style-name="ro1">
          <table:table-cell office:value-type="string">
            <text:p>15.98</text:p>
          </table:table-cell>
          <table:table-cell/>
          <table:table-cell office:value-type="string">
            <text:p>Производство минеральных вод и других безалкогольных напитков</text:p>
          </table:table-cell>
        </table:table-row>
        <table:table-row table:style-name="ro1">
          <table:table-cell office:value-type="string">
            <text:p>15.98.1</text:p>
          </table:table-cell>
          <table:table-cell/>
          <table:table-cell office:value-type="string">
            <text:p>Производство минеральных вод</text:p>
          </table:table-cell>
        </table:table-row>
        <table:table-row table:style-name="ro1">
          <table:table-cell office:value-type="string">
            <text:p>15.98.2</text:p>
          </table:table-cell>
          <table:table-cell/>
          <table:table-cell office:value-type="string">
            <text:p>Производство <text:s/>безалкогольных напитков, кроме минеральных вод</text:p>
          </table:table-cell>
        </table:table-row>
        <table:table-row table:style-name="ro1">
          <table:table-cell office:value-type="string">
            <text:p>16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16.0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16.00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DB</text:p>
          </table:table-cell>
          <table:table-cell/>
          <table:table-cell office:value-type="string">
            <text:p>ТЕКСТИЛЬНОЕ И ШВЕЙНОЕ ПРОИЗВОДСТВО</text:p>
          </table:table-cell>
        </table:table-row>
        <table:table-row table:style-name="ro1">
          <table:table-cell office:value-type="string">
            <text:p>17</text:p>
          </table:table-cell>
          <table:table-cell/>
          <table:table-cell office:value-type="string">
            <text:p>ТЕКСТИЛЬНОЕ ПРОИЗВОДСТВО</text:p>
          </table:table-cell>
        </table:table-row>
        <table:table-row table:style-name="ro1">
          <table:table-cell office:value-type="string">
            <text:p>17.1</text:p>
          </table:table-cell>
          <table:table-cell/>
          <table:table-cell office:value-type="string">
            <text:p>Прядение текстильных волокон</text:p>
          </table:table-cell>
        </table:table-row>
        <table:table-row table:style-name="ro1">
          <table:table-cell office:value-type="string">
            <text:p>17.11</text:p>
          </table:table-cell>
          <table:table-cell/>
          <table:table-cell office:value-type="string">
            <text:p>Прядение хлопчатобумажных волокон</text:p>
          </table:table-cell>
        </table:table-row>
        <table:table-row table:style-name="ro1">
          <table:table-cell office:value-type="string">
            <text:p>17.12</text:p>
          </table:table-cell>
          <table:table-cell/>
          <table:table-cell office:value-type="string">
            <text:p>Кардное прядение шерстяных волокон</text:p>
          </table:table-cell>
        </table:table-row>
        <table:table-row table:style-name="ro1">
          <table:table-cell office:value-type="string">
            <text:p>17.13</text:p>
          </table:table-cell>
          <table:table-cell/>
          <table:table-cell office:value-type="string">
            <text:p>Гребенное прядение шерстяных волокон</text:p>
          </table:table-cell>
        </table:table-row>
        <table:table-row table:style-name="ro1">
          <table:table-cell office:value-type="string">
            <text:p>17.14</text:p>
          </table:table-cell>
          <table:table-cell/>
          <table:table-cell office:value-type="string">
            <text:p>Прядение льняных волокон</text:p>
          </table:table-cell>
        </table:table-row>
        <table:table-row table:style-name="ro1">
          <table:table-cell office:value-type="string">
            <text:p>17.15</text:p>
          </table:table-cell>
          <table:table-cell/>
          <table:table-cell office:value-type="string">
            <text:p>Изготовление натуральных шелковых, искусственных и синтетических волокон</text:p>
          </table:table-cell>
        </table:table-row>
        <table:table-row table:style-name="ro1">
          <table:table-cell office:value-type="string">
            <text:p>17.16</text:p>
          </table:table-cell>
          <table:table-cell/>
          <table:table-cell office:value-type="string">
            <text:p>Производство швейных ниток</text:p>
          </table:table-cell>
        </table:table-row>
        <table:table-row table:style-name="ro1">
          <table:table-cell office:value-type="string">
            <text:p>17.17</text:p>
          </table:table-cell>
          <table:table-cell/>
          <table:table-cell office:value-type="string">
            <text:p>Подготовка и прядение прочих текстильных волокон</text:p>
          </table:table-cell>
        </table:table-row>
        <table:table-row table:style-name="ro1">
          <table:table-cell office:value-type="string">
            <text:p>17.2</text:p>
          </table:table-cell>
          <table:table-cell/>
          <table:table-cell office:value-type="string">
            <text:p>Ткацкое производство</text:p>
          </table:table-cell>
        </table:table-row>
        <table:table-row table:style-name="ro1">
          <table:table-cell office:value-type="string">
            <text:p>17.21</text:p>
          </table:table-cell>
          <table:table-cell/>
          <table:table-cell office:value-type="string">
            <text:p>Производство хлопчатобумажных тканей</text:p>
          </table:table-cell>
        </table:table-row>
        <table:table-row table:style-name="ro1">
          <table:table-cell office:value-type="string">
            <text:p>17.22</text:p>
          </table:table-cell>
          <table:table-cell/>
          <table:table-cell office:value-type="string">
            <text:p>Производство шерстяных тканей из волокон кардного прядения</text:p>
          </table:table-cell>
        </table:table-row>
        <table:table-row table:style-name="ro1">
          <table:table-cell office:value-type="string">
            <text:p>17.23</text:p>
          </table:table-cell>
          <table:table-cell/>
          <table:table-cell office:value-type="string">
            <text:p>Производство шерстяных тканей из волокон гребенного прядения</text:p>
          </table:table-cell>
        </table:table-row>
        <table:table-row table:style-name="ro1">
          <table:table-cell office:value-type="string">
            <text:p>17.24</text:p>
          </table:table-cell>
          <table:table-cell/>
          <table:table-cell office:value-type="string">
            <text:p>Производство шелковых тканей</text:p>
          </table:table-cell>
        </table:table-row>
        <table:table-row table:style-name="ro1">
          <table:table-cell office:value-type="string">
            <text:p>17.25</text:p>
          </table:table-cell>
          <table:table-cell/>
          <table:table-cell office:value-type="string">
            <text:p>Производство прочих текстильных тканей</text:p>
          </table:table-cell>
        </table:table-row>
        <table:table-row table:style-name="ro1">
          <table:table-cell office:value-type="string">
            <text:p>17.3</text:p>
          </table:table-cell>
          <table:table-cell/>
          <table:table-cell office:value-type="string">
            <text:p>Отделка тканей и текстильных изделий</text:p>
          </table:table-cell>
        </table:table-row>
        <table:table-row table:style-name="ro1">
          <table:table-cell office:value-type="string">
            <text:p>17.30</text:p>
          </table:table-cell>
          <table:table-cell/>
          <table:table-cell office:value-type="string">
            <text:p>Отделка тканей и текстильных изделий</text:p>
          </table:table-cell>
        </table:table-row>
        <table:table-row table:style-name="ro1">
          <table:table-cell office:value-type="string">
            <text:p>17.4</text:p>
          </table:table-cell>
          <table:table-cell/>
          <table:table-cell office:value-type="string">
            <text:p>Производство готовых текстильных изделий, кроме одежды</text:p>
          </table:table-cell>
        </table:table-row>
        <table:table-row table:style-name="ro1">
          <table:table-cell office:value-type="string">
            <text:p>17.40</text:p>
          </table:table-cell>
          <table:table-cell/>
          <table:table-cell office:value-type="string">
            <text:p>Производство готовых текстильных изделий, кроме одежды</text:p>
          </table:table-cell>
        </table:table-row>
        <table:table-row table:style-name="ro1">
          <table:table-cell office:value-type="string">
            <text:p>17.5</text:p>
          </table:table-cell>
          <table:table-cell/>
          <table:table-cell office:value-type="string">
            <text:p>Производство прочих текстильных изделий</text:p>
          </table:table-cell>
        </table:table-row>
        <table:table-row table:style-name="ro1">
          <table:table-cell office:value-type="string">
            <text:p>17.51</text:p>
          </table:table-cell>
          <table:table-cell/>
          <table:table-cell office:value-type="string">
            <text:p>Производство ковров и ковровых изделий</text:p>
          </table:table-cell>
        </table:table-row>
        <table:table-row table:style-name="ro1">
          <table:table-cell office:value-type="string">
            <text:p>17.52</text:p>
          </table:table-cell>
          <table:table-cell/>
          <table:table-cell office:value-type="string">
            <text:p>Производство канатов, веревок, шпагата и сетей</text:p>
          </table:table-cell>
        </table:table-row>
        <table:table-row table:style-name="ro1">
          <table:table-cell office:value-type="string">
            <text:p>17.53</text:p>
          </table:table-cell>
          <table:table-cell/>
          <table:table-cell office:value-type="string">
            <text:p>Производство нетканых текстильных материалов и изделий из них</text:p>
          </table:table-cell>
        </table:table-row>
        <table:table-row table:style-name="ro1">
          <table:table-cell office:value-type="string">
            <text:p>17.54</text:p>
          </table:table-cell>
          <table:table-cell/>
          <table:table-cell office:value-type="string">
            <text:p>Производство прочих текстильных изделий, не включенных в другие группировки</text:p>
          </table:table-cell>
        </table:table-row>
        <table:table-row table:style-name="ro1">
          <table:table-cell office:value-type="string">
            <text:p>17.54.1</text:p>
          </table:table-cell>
          <table:table-cell/>
          <table:table-cell office:value-type="string">
            <text:p>Производство тюля, кружев, узких тканей, вышивок</text:p>
          </table:table-cell>
        </table:table-row>
        <table:table-row table:style-name="ro1">
          <table:table-cell office:value-type="string">
            <text:p>17.54.2</text:p>
          </table:table-cell>
          <table:table-cell/>
          <table:table-cell office:value-type="string">
            <text:p>Производство фетра и войлока</text:p>
          </table:table-cell>
        </table:table-row>
        <table:table-row table:style-name="ro1">
          <table:table-cell office:value-type="string">
            <text:p>17.54.3</text:p>
          </table:table-cell>
          <table:table-cell/>
          <table:table-cell office:value-type="string">
            <text:p>Производство текстильных изделий различ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17.6</text:p>
          </table:table-cell>
          <table:table-cell/>
          <table:table-cell office:value-type="string">
            <text:p>Производство трикотажного полотна</text:p>
          </table:table-cell>
        </table:table-row>
        <table:table-row table:style-name="ro1">
          <table:table-cell office:value-type="string">
            <text:p>17.60</text:p>
          </table:table-cell>
          <table:table-cell/>
          <table:table-cell office:value-type="string">
            <text:p>Производство трикотажного полотна</text:p>
          </table:table-cell>
        </table:table-row>
        <table:table-row table:style-name="ro1">
          <table:table-cell office:value-type="string">
            <text:p>17.7</text:p>
          </table:table-cell>
          <table:table-cell/>
          <table:table-cell office:value-type="string">
            <text:p>Производство трикотажных изделий</text:p>
          </table:table-cell>
        </table:table-row>
        <table:table-row table:style-name="ro1">
          <table:table-cell office:value-type="string">
            <text:p>17.71</text:p>
          </table:table-cell>
          <table:table-cell/>
          <table:table-cell office:value-type="string">
            <text:p>Производство <text:s/>чулочно-носочных изделий</text:p>
          </table:table-cell>
        </table:table-row>
        <table:table-row table:style-name="ro1">
          <table:table-cell office:value-type="string">
            <text:p>17.72</text:p>
          </table:table-cell>
          <table:table-cell/>
          <table:table-cell office:value-type="string">
            <text:p>Производство трикотажных джемперов, жакетов, жилетов, кардиганов и аналогичных изделий</text:p>
          </table:table-cell>
        </table:table-row>
        <table:table-row table:style-name="ro1">
          <table:table-cell office:value-type="string">
            <text:p>18</text:p>
          </table:table-cell>
          <table:table-cell/>
          <table:table-cell office:value-type="string">
            <text:p>ПРОИЗВОДСТВО ОДЕЖДЫ; ВЫДЕЛКА И КРАШЕНИЕ МЕХА</text:p>
          </table:table-cell>
        </table:table-row>
        <table:table-row table:style-name="ro1">
          <table:table-cell office:value-type="string">
            <text:p>18.1</text:p>
          </table:table-cell>
          <table:table-cell/>
          <table:table-cell office:value-type="string">
            <text:p>Производство одежды из кожи</text:p>
          </table:table-cell>
        </table:table-row>
        <table:table-row table:style-name="ro1">
          <table:table-cell office:value-type="string">
            <text:p>18.10</text:p>
          </table:table-cell>
          <table:table-cell/>
          <table:table-cell office:value-type="string">
            <text:p>Производство одежды из кожи</text:p>
          </table:table-cell>
        </table:table-row>
        <table:table-row table:style-name="ro1">
          <table:table-cell office:value-type="string">
            <text:p>18.2</text:p>
          </table:table-cell>
          <table:table-cell/>
          <table:table-cell office:value-type="string">
            <text:p>Производство одежды из текстильных материалов и аксессуаров одежды</text:p>
          </table:table-cell>
        </table:table-row>
        <table:table-row table:style-name="ro1">
          <table:table-cell office:value-type="string">
            <text:p>18.21</text:p>
          </table:table-cell>
          <table:table-cell/>
          <table:table-cell office:value-type="string">
            <text:p>Производство спецодежды</text:p>
          </table:table-cell>
        </table:table-row>
        <table:table-row table:style-name="ro1">
          <table:table-cell office:value-type="string">
            <text:p>18.22</text:p>
          </table:table-cell>
          <table:table-cell/>
          <table:table-cell office:value-type="string">
            <text:p>Производство верхней одежды</text:p>
          </table:table-cell>
        </table:table-row>
        <table:table-row table:style-name="ro1">
          <table:table-cell office:value-type="string">
            <text:p>18.22.1</text:p>
          </table:table-cell>
          <table:table-cell/>
          <table:table-cell office:value-type="string">
            <text:p>Производство верхней трикотажной одежды</text:p>
          </table:table-cell>
        </table:table-row>
        <table:table-row table:style-name="ro1">
          <table:table-cell office:value-type="string">
            <text:p>18.22.2</text:p>
          </table:table-cell>
          <table:table-cell/>
          <table:table-cell office:value-type="string">
            <text:p>Производство верхней одежды из тканей для мужчин и мальчиков</text:p>
          </table:table-cell>
        </table:table-row>
        <table:table-row table:style-name="ro1">
          <table:table-cell office:value-type="string">
            <text:p>18.22.3</text:p>
          </table:table-cell>
          <table:table-cell/>
          <table:table-cell office:value-type="string">
            <text:p>Производство верхней одежды из тканей для женщин и девочек</text:p>
          </table:table-cell>
        </table:table-row>
        <table:table-row table:style-name="ro1">
          <table:table-cell office:value-type="string">
            <text:p>18.23</text:p>
          </table:table-cell>
          <table:table-cell/>
          <table:table-cell office:value-type="string">
            <text:p>Производство нательного белья</text:p>
          </table:table-cell>
        </table:table-row>
        <table:table-row table:style-name="ro1">
          <table:table-cell office:value-type="string">
            <text:p>18.23.1</text:p>
          </table:table-cell>
          <table:table-cell/>
          <table:table-cell office:value-type="string">
            <text:p>Производство трикотажного нательного белья</text:p>
          </table:table-cell>
        </table:table-row>
        <table:table-row table:style-name="ro1">
          <table:table-cell office:value-type="string">
            <text:p>18.23.2</text:p>
          </table:table-cell>
          <table:table-cell/>
          <table:table-cell office:value-type="string">
            <text:p>Производство нательного белья из тканей</text:p>
          </table:table-cell>
        </table:table-row>
        <table:table-row table:style-name="ro1">
          <table:table-cell office:value-type="string">
            <text:p>18.24</text:p>
          </table:table-cell>
          <table:table-cell/>
          <table:table-cell office:value-type="string">
            <text:p>Производство прочей одежды и аксессуаров</text:p>
          </table:table-cell>
        </table:table-row>
        <table:table-row table:style-name="ro1">
          <table:table-cell office:value-type="string">
            <text:p>18.24.1</text:p>
          </table:table-cell>
          <table:table-cell/>
          <table:table-cell office:value-type="string">
            <text:p>Производство трикотажной одежды для новорожденных детей, спортивной одежды и аксессуаров одежды</text:p>
          </table:table-cell>
        </table:table-row>
        <table:table-row table:style-name="ro1">
          <table:table-cell office:value-type="string">
            <text:p>18.24.11</text:p>
          </table:table-cell>
          <table:table-cell/>
          <table:table-cell office:value-type="string">
            <text:p>Производство трикотажной одежды и аксессуаров одежды для новорожденных детей</text:p>
          </table:table-cell>
        </table:table-row>
        <table:table-row table:style-name="ro1">
          <table:table-cell office:value-type="string">
            <text:p>18.24.12</text:p>
          </table:table-cell>
          <table:table-cell/>
          <table:table-cell office:value-type="string">
            <text:p>Производство трикотажных спортивных костюмов, лыжных костюмов, купальников и прочей трикотажной одежды</text:p>
          </table:table-cell>
        </table:table-row>
        <table:table-row table:style-name="ro1">
          <table:table-cell office:value-type="string">
            <text:p>18.24.13</text:p>
          </table:table-cell>
          <table:table-cell/>
          <table:table-cell office:value-type="string">
            <text:p>Производство трикотажных перчаток, варежек и рукавиц</text:p>
          </table:table-cell>
        </table:table-row>
        <table:table-row table:style-name="ro1">
          <table:table-cell office:value-type="string">
            <text:p>18.24.14</text:p>
          </table:table-cell>
          <table:table-cell/>
          <table:table-cell office:value-type="string">
            <text:p>Производство прочих трикотажных аксессуаров одежды, в том числе платков, шарфов, галстуков и прочих аналогичных изделий</text:p>
          </table:table-cell>
        </table:table-row>
        <table:table-row table:style-name="ro1">
          <table:table-cell office:value-type="string">
            <text:p>18.24.2</text:p>
          </table:table-cell>
          <table:table-cell/>
          <table:table-cell office:value-type="string">
            <text:p>Производство одежды для новорожденных детей, спортивной одежды и аксессуаров одежды из тканей</text:p>
          </table:table-cell>
        </table:table-row>
        <table:table-row table:style-name="ro1">
          <table:table-cell office:value-type="string">
            <text:p>18.24.21</text:p>
          </table:table-cell>
          <table:table-cell/>
          <table:table-cell office:value-type="string">
            <text:p>Производство одежды для новорожденных детей из тканей</text:p>
          </table:table-cell>
        </table:table-row>
        <table:table-row table:style-name="ro1">
          <table:table-cell office:value-type="string">
            <text:p>18.24.22</text:p>
          </table:table-cell>
          <table:table-cell/>
          <table:table-cell office:value-type="string">
            <text:p>Производство спортивной одежды из тканей</text:p>
          </table:table-cell>
        </table:table-row>
        <table:table-row table:style-name="ro1">
          <table:table-cell office:value-type="string">
            <text:p>18.24.23</text:p>
          </table:table-cell>
          <table:table-cell/>
          <table:table-cell office:value-type="string">
            <text:p>Производство аксессуаров одежды, в том числе платков, шарфов, галстуков, перчаток и прочих аналогичных изделий из тканей</text:p>
          </table:table-cell>
        </table:table-row>
        <table:table-row table:style-name="ro1">
          <table:table-cell office:value-type="string">
            <text:p>18.24.3</text:p>
          </table:table-cell>
          <table:table-cell/>
          <table:table-cell office:value-type="string">
            <text:p>Производство аксессуаров одежды из кожи; производство одежды из фетра или нетканых материалов; производство одежды из текстильных материалов с покрытием</text:p>
          </table:table-cell>
        </table:table-row>
        <table:table-row table:style-name="ro1">
          <table:table-cell office:value-type="string">
            <text:p>18.24.31</text:p>
          </table:table-cell>
          <table:table-cell/>
          <table:table-cell office:value-type="string">
            <text:p>Производство аксессуаров одежды из натуральной или композиционной кожи</text:p>
          </table:table-cell>
        </table:table-row>
        <table:table-row table:style-name="ro1">
          <table:table-cell office:value-type="string">
            <text:p>18.24.32</text:p>
          </table:table-cell>
          <table:table-cell/>
          <table:table-cell office:value-type="string">
            <text:p>Производство одежды из фетра, нетканых материалов, из текстильных материалов с пропиткой или покрытием</text:p>
          </table:table-cell>
        </table:table-row>
        <table:table-row table:style-name="ro1">
          <table:table-cell office:value-type="string">
            <text:p>18.24.4</text:p>
          </table:table-cell>
          <table:table-cell/>
          <table:table-cell office:value-type="string">
            <text:p>Производство головных уборов</text:p>
          </table:table-cell>
        </table:table-row>
        <table:table-row table:style-name="ro1">
          <table:table-cell office:value-type="string">
            <text:p>18.3</text:p>
          </table:table-cell>
          <table:table-cell/>
          <table:table-cell office:value-type="string">
            <text:p>Выделка и крашение меха; производство меховых изделий</text:p>
          </table:table-cell>
        </table:table-row>
        <table:table-row table:style-name="ro1">
          <table:table-cell office:value-type="string">
            <text:p>18.30</text:p>
          </table:table-cell>
          <table:table-cell/>
          <table:table-cell office:value-type="string">
            <text:p>Выделка и крашение меха; производство меховых изделий</text:p>
          </table:table-cell>
        </table:table-row>
        <table:table-row table:style-name="ro1">
          <table:table-cell office:value-type="string">
            <text:p>18.30.1</text:p>
          </table:table-cell>
          <table:table-cell/>
          <table:table-cell office:value-type="string">
            <text:p>Выделка и крашение меха</text:p>
          </table:table-cell>
        </table:table-row>
        <table:table-row table:style-name="ro1">
          <table:table-cell office:value-type="string">
            <text:p>18.30.2</text:p>
          </table:table-cell>
          <table:table-cell/>
          <table:table-cell office:value-type="string">
            <text:p>Производство одежды, аксессуаров и прочих изделий из меха, кроме головных уборов</text:p>
          </table:table-cell>
        </table:table-row>
        <table:table-row table:style-name="ro1">
          <table:table-cell office:value-type="string">
            <text:p>18.30.3</text:p>
          </table:table-cell>
          <table:table-cell/>
          <table:table-cell office:value-type="string">
            <text:p>Производство искусственного меха и изделий из него</text:p>
          </table:table-cell>
        </table:table-row>
        <table:table-row table:style-name="ro1">
          <table:table-cell office:value-type="string">
            <text:p>18.30.31</text:p>
          </table:table-cell>
          <table:table-cell/>
          <table:table-cell office:value-type="string">
            <text:p>Производство искусственного меха</text:p>
          </table:table-cell>
        </table:table-row>
        <table:table-row table:style-name="ro1">
          <table:table-cell office:value-type="string">
            <text:p>18.30.32</text:p>
          </table:table-cell>
          <table:table-cell/>
          <table:table-cell office:value-type="string">
            <text:p>Производство изделий из искусственного меха</text:p>
          </table:table-cell>
        </table:table-row>
        <table:table-row table:style-name="ro1">
          <table:table-cell office:value-type="string">
            <text:p>DC</text:p>
          </table:table-cell>
          <table:table-cell/>
          <table:table-cell office:value-type="string">
            <text:p>ПРОИЗВОДСТВО КОЖИ, ИЗДЕЛИЙ ИЗ КОЖИ И ПРОИЗВОДСТВО ОБУВИ</text:p>
          </table:table-cell>
        </table:table-row>
        <table:table-row table:style-name="ro1">
          <table:table-cell office:value-type="string">
            <text:p>19</text:p>
          </table:table-cell>
          <table:table-cell/>
          <table:table-cell office:value-type="string">
            <text:p>ПРОИЗВОДСТВО КОЖИ, ИЗДЕЛИЙ ИЗ КОЖИ И ПРОИЗВОДСТВО ОБУВИ</text:p>
          </table:table-cell>
        </table:table-row>
        <table:table-row table:style-name="ro1">
          <table:table-cell office:value-type="string">
            <text:p>19.1</text:p>
          </table:table-cell>
          <table:table-cell/>
          <table:table-cell office:value-type="string">
            <text:p>Дубление и отделка кожи</text:p>
          </table:table-cell>
        </table:table-row>
        <table:table-row table:style-name="ro1">
          <table:table-cell office:value-type="string">
            <text:p>19.10</text:p>
          </table:table-cell>
          <table:table-cell/>
          <table:table-cell office:value-type="string">
            <text:p>Дубление и отделка кожи</text:p>
          </table:table-cell>
        </table:table-row>
        <table:table-row table:style-name="ro1">
          <table:table-cell office:value-type="string">
            <text:p>19.2</text:p>
          </table:table-cell>
          <table:table-cell/>
          <table:table-cell office:value-type="string">
            <text:p>Производство чемоданов, сумок и аналогичных изделий из кожи и других материалов; производство шорно-седельных и других изделий из кожи</text:p>
          </table:table-cell>
        </table:table-row>
        <table:table-row table:style-name="ro1">
          <table:table-cell office:value-type="string">
            <text:p>19.20</text:p>
          </table:table-cell>
          <table:table-cell/>
          <table:table-cell office:value-type="string">
            <text:p>Производство чемоданов, сумок и аналогичных изделий из кожи и других материалов; производство шорно-седельных и других изделий из кожи</text:p>
          </table:table-cell>
        </table:table-row>
        <table:table-row table:style-name="ro1">
          <table:table-cell office:value-type="string">
            <text:p>19.3</text:p>
          </table:table-cell>
          <table:table-cell/>
          <table:table-cell office:value-type="string">
            <text:p>Производство обуви</text:p>
          </table:table-cell>
        </table:table-row>
        <table:table-row table:style-name="ro1">
          <table:table-cell office:value-type="string">
            <text:p>19.30</text:p>
          </table:table-cell>
          <table:table-cell/>
          <table:table-cell office:value-type="string">
            <text:p>Производство обуви</text:p>
          </table:table-cell>
        </table:table-row>
        <table:table-row table:style-name="ro1">
          <table:table-cell office:value-type="string">
            <text:p>DD</text:p>
          </table:table-cell>
          <table:table-cell/>
          <table:table-cell office:value-type="string">
            <text:p>ОБРАБОТКА ДРЕВЕСИНЫ И ПРОИЗВОДСТВО ИЗДЕЛИЙ ИЗ ДЕРЕВА</text:p>
          </table:table-cell>
        </table:table-row>
        <table:table-row table:style-name="ro1">
          <table:table-cell office:value-type="string">
            <text:p>20</text:p>
          </table:table-cell>
          <table:table-cell/>
          <table:table-cell office:value-type="string">
            <text:p>ОБРАБОТКА ДРЕВЕСИНЫ И ПРОИЗВОДСТВО ИЗДЕЛИЙ ИЗ ДЕРЕВА И ПРОБКИ, КРОМЕ МЕБЕЛИ</text:p>
          </table:table-cell>
        </table:table-row>
        <table:table-row table:style-name="ro1">
          <table:table-cell office:value-type="string">
            <text:p>20.1</text:p>
          </table:table-cell>
          <table:table-cell/>
          <table:table-cell office:value-type="string">
            <text:p>Распиловка и строгание древесины; пропитка древесины</text:p>
          </table:table-cell>
        </table:table-row>
        <table:table-row table:style-name="ro1">
          <table:table-cell office:value-type="string">
            <text:p>20.10</text:p>
          </table:table-cell>
          <table:table-cell/>
          <table:table-cell office:value-type="string">
            <text:p>Распиловка и строгание древесины; пропитка древесины</text:p>
          </table:table-cell>
        </table:table-row>
        <table:table-row table:style-name="ro1">
          <table:table-cell office:value-type="string">
            <text:p>20.10.1</text:p>
          </table:table-cell>
          <table:table-cell/>
          <table:table-cell office:value-type="string">
            <text:p>Производство пиломатериалов, кроме профилированных, толщиной более 6 мм; производство непропитанных железнодорожных и трамвайных шпал из древесины</text:p>
          </table:table-cell>
        </table:table-row>
        <table:table-row table:style-name="ro1">
          <table:table-cell office:value-type="string">
            <text:p>20.10.2</text:p>
          </table:table-cell>
          <table:table-cell/>
          <table:table-cell office:value-type="string">
            <text:p>Производство пиломатериалов, профилированных по кромке или по пласти; производство древесной шерсти, древесной муки; производство технологической щепы или стружки</text:p>
          </table:table-cell>
        </table:table-row>
        <table:table-row table:style-name="ro1">
          <table:table-cell office:value-type="string">
            <text:p>20.10.3</text:p>
          </table:table-cell>
          <table:table-cell/>
          <table:table-cell office:value-type="string">
            <text:p>Производство древесины, пропитанной или обработанной консервантами или другими веществами</text:p>
          </table:table-cell>
        </table:table-row>
        <table:table-row table:style-name="ro1">
          <table:table-cell office:value-type="string">
            <text:p>20.10.9</text:p>
          </table:table-cell>
          <table:table-cell/>
          <table:table-cell office:value-type="string">
            <text:p>Предоставление услуг по пропитке древесины</text:p>
          </table:table-cell>
        </table:table-row>
        <table:table-row table:style-name="ro1">
          <table:table-cell office:value-type="string">
            <text:p>20.2</text:p>
          </table:table-cell>
          <table:table-cell/>
          <table:table-cell office:value-type="string">
            <text:p>Производство шпона, фанеры, плит, панелей</text:p>
          </table:table-cell>
        </table:table-row>
        <table:table-row table:style-name="ro1">
          <table:table-cell office:value-type="string">
            <text:p>20.20</text:p>
          </table:table-cell>
          <table:table-cell/>
          <table:table-cell office:value-type="string">
            <text:p>Производство шпона, фанеры, плит, панелей</text:p>
          </table:table-cell>
        </table:table-row>
        <table:table-row table:style-name="ro1">
          <table:table-cell office:value-type="string">
            <text:p>20.20.1</text:p>
          </table:table-cell>
          <table:table-cell/>
          <table:table-cell office:value-type="string">
            <text:p>Производство клееной фанеры, древесных плит и панелей</text:p>
          </table:table-cell>
        </table:table-row>
        <table:table-row table:style-name="ro1">
          <table:table-cell office:value-type="string">
            <text:p>20.20.2</text:p>
          </table:table-cell>
          <table:table-cell/>
          <table:table-cell office:value-type="string">
            <text:p>Производство шпона, <text:s/>листов для клееной фанеры и модифицированной древесины</text:p>
          </table:table-cell>
        </table:table-row>
        <table:table-row table:style-name="ro1">
          <table:table-cell office:value-type="string">
            <text:p>20.20.21</text:p>
          </table:table-cell>
          <table:table-cell/>
          <table:table-cell office:value-type="string">
            <text:p>Производство шпона и листов для клееной фанеры</text:p>
          </table:table-cell>
        </table:table-row>
        <table:table-row table:style-name="ro1">
          <table:table-cell office:value-type="string">
            <text:p>20.20.22</text:p>
          </table:table-cell>
          <table:table-cell/>
          <table:table-cell office:value-type="string">
            <text:p>Производство модифицированной древесины</text:p>
          </table:table-cell>
        </table:table-row>
        <table:table-row table:style-name="ro1">
          <table:table-cell office:value-type="string">
            <text:p>20.3</text:p>
          </table:table-cell>
          <table:table-cell/>
          <table:table-cell office:value-type="string">
            <text:p>Производство деревянных строительных конструкций, включая сборные деревянные строения, и столярных изделий</text:p>
          </table:table-cell>
        </table:table-row>
        <table:table-row table:style-name="ro1">
          <table:table-cell office:value-type="string">
            <text:p>20.30</text:p>
          </table:table-cell>
          <table:table-cell/>
          <table:table-cell office:value-type="string">
            <text:p>Производство деревянных строительных конструкций, включая сборные деревянные строения, и столярных изделий</text:p>
          </table:table-cell>
        </table:table-row>
        <table:table-row table:style-name="ro1">
          <table:table-cell office:value-type="string">
            <text:p>20.30.1</text:p>
          </table:table-cell>
          <table:table-cell/>
          <table:table-cell office:value-type="string">
            <text:p>Производство деревянных строительных конструкций и столярных изделий</text:p>
          </table:table-cell>
        </table:table-row>
        <table:table-row table:style-name="ro1">
          <table:table-cell office:value-type="string">
            <text:p>20.30.2</text:p>
          </table:table-cell>
          <table:table-cell/>
          <table:table-cell office:value-type="string">
            <text:p>Производство сборных деревянных строений</text:p>
          </table:table-cell>
        </table:table-row>
        <table:table-row table:style-name="ro1">
          <table:table-cell office:value-type="string">
            <text:p>20.4</text:p>
          </table:table-cell>
          <table:table-cell/>
          <table:table-cell office:value-type="string">
            <text:p>Производство деревянной тары</text:p>
          </table:table-cell>
        </table:table-row>
        <table:table-row table:style-name="ro1">
          <table:table-cell office:value-type="string">
            <text:p>20.40</text:p>
          </table:table-cell>
          <table:table-cell/>
          <table:table-cell office:value-type="string">
            <text:p>Производство деревянной тары</text:p>
          </table:table-cell>
        </table:table-row>
        <table:table-row table:style-name="ro1">
          <table:table-cell office:value-type="string">
            <text:p>20.5</text:p>
          </table:table-cell>
          <table:table-cell/>
          <table:table-cell office:value-type="string">
            <text:p>Производство прочих изделий из дерева и пробки, соломки и материалов для плетения</text:p>
          </table:table-cell>
        </table:table-row>
        <table:table-row table:style-name="ro1">
          <table:table-cell office:value-type="string">
            <text:p>20.51</text:p>
          </table:table-cell>
          <table:table-cell/>
          <table:table-cell office:value-type="string">
            <text:p>Производство прочих изделий из дерева</text:p>
          </table:table-cell>
        </table:table-row>
        <table:table-row table:style-name="ro1">
          <table:table-cell office:value-type="string">
            <text:p>20.51.1</text:p>
          </table:table-cell>
          <table:table-cell/>
          <table:table-cell office:value-type="string">
            <text:p>Производство деревянных инструментов, корпусов и рукояток инструментов, рукояток щеток и метелок, обувных колодок и растяжек для обуви</text:p>
          </table:table-cell>
        </table:table-row>
        <table:table-row table:style-name="ro1">
          <table:table-cell office:value-type="string">
            <text:p>20.51.2</text:p>
          </table:table-cell>
          <table:table-cell/>
          <table:table-cell office:value-type="string">
            <text:p>Производство деревянных столовых и кухонных принадлежностей</text:p>
          </table:table-cell>
        </table:table-row>
        <table:table-row table:style-name="ro1">
          <table:table-cell office:value-type="string">
            <text:p>20.51.3</text:p>
          </table:table-cell>
          <table:table-cell/>
          <table:table-cell office:value-type="string">
            <text:p>Производство деревянных статуэток и украшений из дерева, мозаики и инкрустированного дерева, шкатулок, футляров для ювелирных изделий или ножей</text:p>
          </table:table-cell>
        </table:table-row>
        <table:table-row table:style-name="ro1">
          <table:table-cell office:value-type="string">
            <text:p>20.51.4</text:p>
          </table:table-cell>
          <table:table-cell/>
          <table:table-cell office:value-type="string">
            <text:p>Производство деревянных рам для картин, фотографий, зеркал или аналогичных предметов и прочих изделий из дерева</text:p>
          </table:table-cell>
        </table:table-row>
        <table:table-row table:style-name="ro1">
          <table:table-cell office:value-type="string">
            <text:p>20.52</text:p>
          </table:table-cell>
          <table:table-cell/>
          <table:table-cell office:value-type="string">
            <text:p>Производство изделий из пробки, соломки и материалов для плетения</text:p>
          </table:table-cell>
        </table:table-row>
        <table:table-row table:style-name="ro1">
          <table:table-cell office:value-type="string">
            <text:p>DE</text:p>
          </table:table-cell>
          <table:table-cell/>
          <table:table-cell office:value-type="string">
            <text:p>ЦЕЛЛЮЛОЗНО-БУМАЖНОЕ ПРОИЗВОДСТВО; ИЗДАТЕЛЬСКАЯ И ПОЛИГРАФИЧЕСКАЯ ДЕЯТЕЛЬНОСТЬ</text:p>
          </table:table-cell>
        </table:table-row>
        <table:table-row table:style-name="ro1">
          <table:table-cell office:value-type="string">
            <text:p>21</text:p>
          </table:table-cell>
          <table:table-cell/>
          <table:table-cell office:value-type="string">
            <text:p>ПРОИЗВОДСТВО ЦЕЛЛЮЛОЗЫ, ДРЕВЕСНОЙ МАССЫ, БУМАГИ, КАРТОНА И ИЗДЕЛИЙ ИЗ НИХ</text:p>
          </table:table-cell>
        </table:table-row>
        <table:table-row table:style-name="ro1">
          <table:table-cell office:value-type="string">
            <text:p>21.1</text:p>
          </table:table-cell>
          <table:table-cell/>
          <table:table-cell office:value-type="string">
            <text:p>Производство целлюлозы, древесной массы, бумаги и картона</text:p>
          </table:table-cell>
        </table:table-row>
        <table:table-row table:style-name="ro1">
          <table:table-cell office:value-type="string">
            <text:p>21.11</text:p>
          </table:table-cell>
          <table:table-cell/>
          <table:table-cell office:value-type="string">
            <text:p>Производство целлюлозы и древесной массы</text:p>
          </table:table-cell>
        </table:table-row>
        <table:table-row table:style-name="ro1">
          <table:table-cell office:value-type="string">
            <text:p>21.12</text:p>
          </table:table-cell>
          <table:table-cell/>
          <table:table-cell office:value-type="string">
            <text:p>Производство бумаги и картона</text:p>
          </table:table-cell>
        </table:table-row>
        <table:table-row table:style-name="ro1">
          <table:table-cell office:value-type="string">
            <text:p>21.2</text:p>
          </table:table-cell>
          <table:table-cell/>
          <table:table-cell office:value-type="string">
            <text:p>Производство изделий из бумаги и картона</text:p>
          </table:table-cell>
        </table:table-row>
        <table:table-row table:style-name="ro1">
          <table:table-cell office:value-type="string">
            <text:p>21.21</text:p>
          </table:table-cell>
          <table:table-cell/>
          <table:table-cell office:value-type="string">
            <text:p>Производство гофрированного картона, бумажной и картонной тары</text:p>
          </table:table-cell>
        </table:table-row>
        <table:table-row table:style-name="ro1">
          <table:table-cell office:value-type="string">
            <text:p>21.22</text:p>
          </table:table-cell>
          <table:table-cell/>
          <table:table-cell office:value-type="string">
            <text:p>Производство бумажных изделий хозяйственно-бытового и санитарно-гигиенического назначения</text:p>
          </table:table-cell>
        </table:table-row>
        <table:table-row table:style-name="ro1">
          <table:table-cell office:value-type="string">
            <text:p>21.23</text:p>
          </table:table-cell>
          <table:table-cell/>
          <table:table-cell office:value-type="string">
            <text:p>Производство писчебумажных изделий</text:p>
          </table:table-cell>
        </table:table-row>
        <table:table-row table:style-name="ro1">
          <table:table-cell office:value-type="string">
            <text:p>21.24</text:p>
          </table:table-cell>
          <table:table-cell/>
          <table:table-cell office:value-type="string">
            <text:p>Производство обоев</text:p>
          </table:table-cell>
        </table:table-row>
        <table:table-row table:style-name="ro1">
          <table:table-cell office:value-type="string">
            <text:p>21.25</text:p>
          </table:table-cell>
          <table:table-cell/>
          <table:table-cell office:value-type="string">
            <text:p>Производство прочих изделий из бумаги и картона</text:p>
          </table:table-cell>
        </table:table-row>
        <table:table-row table:style-name="ro1">
          <table:table-cell office:value-type="string">
            <text:p>22</text:p>
          </table:table-cell>
          <table:table-cell/>
          <table:table-cell office:value-type="string">
            <text:p>ИЗДАТЕЛЬСКАЯ И ПОЛИГРАФИЧЕСКАЯ ДЕЯТЕЛЬНОСТЬ, ТИРАЖИРОВАНИЕ ЗАПИСАННЫХ НОСИТЕЛЕЙ ИНФОРМАЦИИ</text:p>
          </table:table-cell>
        </table:table-row>
        <table:table-row table:style-name="ro1">
          <table:table-cell office:value-type="string">
            <text:p>22.1</text:p>
          </table:table-cell>
          <table:table-cell/>
          <table:table-cell office:value-type="string">
            <text:p>Издательская деятельность</text:p>
          </table:table-cell>
        </table:table-row>
        <table:table-row table:style-name="ro1">
          <table:table-cell office:value-type="string">
            <text:p>22.11</text:p>
          </table:table-cell>
          <table:table-cell/>
          <table:table-cell office:value-type="string">
            <text:p>Издание книг</text:p>
          </table:table-cell>
        </table:table-row>
        <table:table-row table:style-name="ro1">
          <table:table-cell office:value-type="string">
            <text:p>22.11.1</text:p>
          </table:table-cell>
          <table:table-cell/>
          <table:table-cell office:value-type="string">
            <text:p>Издание книг, брошюр, буклетов и аналогичных публикаций, в том числе для слепых</text:p>
          </table:table-cell>
        </table:table-row>
        <table:table-row table:style-name="ro1">
          <table:table-cell office:value-type="string">
            <text:p>22.11.2</text:p>
          </table:table-cell>
          <table:table-cell/>
          <table:table-cell office:value-type="string">
            <text:p>Издание карт и атласов, в том числе для слепых</text:p>
          </table:table-cell>
        </table:table-row>
        <table:table-row table:style-name="ro1">
          <table:table-cell office:value-type="string">
            <text:p>22.11.3</text:p>
          </table:table-cell>
          <table:table-cell/>
          <table:table-cell office:value-type="string">
            <text:p>Издание нот, в том числе для слепых</text:p>
          </table:table-cell>
        </table:table-row>
        <table:table-row table:style-name="ro1">
          <table:table-cell office:value-type="string">
            <text:p>22.12</text:p>
          </table:table-cell>
          <table:table-cell/>
          <table:table-cell office:value-type="string">
            <text:p>Издание газет</text:p>
          </table:table-cell>
        </table:table-row>
        <table:table-row table:style-name="ro1">
          <table:table-cell office:value-type="string">
            <text:p>22.13</text:p>
          </table:table-cell>
          <table:table-cell/>
          <table:table-cell office:value-type="string">
            <text:p>Издание журналов и периодических публикаций</text:p>
          </table:table-cell>
        </table:table-row>
        <table:table-row table:style-name="ro1">
          <table:table-cell office:value-type="string">
            <text:p>22.14</text:p>
          </table:table-cell>
          <table:table-cell/>
          <table:table-cell office:value-type="string">
            <text:p>Издание звукозаписей</text:p>
          </table:table-cell>
        </table:table-row>
        <table:table-row table:style-name="ro1">
          <table:table-cell office:value-type="string">
            <text:p>22.15</text:p>
          </table:table-cell>
          <table:table-cell/>
          <table:table-cell office:value-type="string">
            <text:p>Прочие виды издательской деятельности</text:p>
          </table:table-cell>
        </table:table-row>
        <table:table-row table:style-name="ro1">
          <table:table-cell office:value-type="string">
            <text:p>22.2</text:p>
          </table:table-cell>
          <table:table-cell/>
          <table:table-cell office:value-type="string">
            <text:p>Полиграфическая деятельность и предоставление услуг в этой области</text:p>
          </table:table-cell>
        </table:table-row>
        <table:table-row table:style-name="ro1">
          <table:table-cell office:value-type="string">
            <text:p>22.21</text:p>
          </table:table-cell>
          <table:table-cell/>
          <table:table-cell office:value-type="string">
            <text:p>Печатание газет</text:p>
          </table:table-cell>
        </table:table-row>
        <table:table-row table:style-name="ro1">
          <table:table-cell office:value-type="string">
            <text:p>22.22</text:p>
          </table:table-cell>
          <table:table-cell/>
          <table:table-cell office:value-type="string">
            <text:p>Полиграфическая деятельность, не включенная в другие группировки</text:p>
          </table:table-cell>
        </table:table-row>
        <table:table-row table:style-name="ro1">
          <table:table-cell office:value-type="string">
            <text:p>22.23</text:p>
          </table:table-cell>
          <table:table-cell/>
          <table:table-cell office:value-type="string">
            <text:p>Брошюровочно-переплетная и отделочная деятельность</text:p>
          </table:table-cell>
        </table:table-row>
        <table:table-row table:style-name="ro1">
          <table:table-cell office:value-type="string">
            <text:p>22.24</text:p>
          </table:table-cell>
          <table:table-cell/>
          <table:table-cell office:value-type="string">
            <text:p>Изготовление печатных форм</text:p>
          </table:table-cell>
        </table:table-row>
        <table:table-row table:style-name="ro1">
          <table:table-cell office:value-type="string">
            <text:p>22.25</text:p>
          </table:table-cell>
          <table:table-cell/>
          <table:table-cell office:value-type="string">
            <text:p>Прочая полиграфическая деятельность</text:p>
          </table:table-cell>
        </table:table-row>
        <table:table-row table:style-name="ro1">
          <table:table-cell office:value-type="string">
            <text:p>22.3</text:p>
          </table:table-cell>
          <table:table-cell/>
          <table:table-cell office:value-type="string">
            <text:p>Копирование записанных носителей информации</text:p>
          </table:table-cell>
        </table:table-row>
        <table:table-row table:style-name="ro1">
          <table:table-cell office:value-type="string">
            <text:p>22.31</text:p>
          </table:table-cell>
          <table:table-cell/>
          <table:table-cell office:value-type="string">
            <text:p>Копирование звукозаписей</text:p>
          </table:table-cell>
        </table:table-row>
        <table:table-row table:style-name="ro1">
          <table:table-cell office:value-type="string">
            <text:p>22.32</text:p>
          </table:table-cell>
          <table:table-cell/>
          <table:table-cell office:value-type="string">
            <text:p>Копирование видеозаписей</text:p>
          </table:table-cell>
        </table:table-row>
        <table:table-row table:style-name="ro1">
          <table:table-cell office:value-type="string">
            <text:p>22.33</text:p>
          </table:table-cell>
          <table:table-cell/>
          <table:table-cell office:value-type="string">
            <text:p>Копирование машинных носителей информации</text:p>
          </table:table-cell>
        </table:table-row>
        <table:table-row table:style-name="ro1">
          <table:table-cell office:value-type="string">
            <text:p>DF</text:p>
          </table:table-cell>
          <table:table-cell/>
          <table:table-cell office:value-type="string">
            <text:p>ПРОИЗВОДСТВО КОКСА, НЕФТЕПРОДУКТОВ И ЯДЕРНЫХ МАТЕРИАЛОВ</text:p>
          </table:table-cell>
        </table:table-row>
        <table:table-row table:style-name="ro1">
          <table:table-cell office:value-type="string">
            <text:p>23</text:p>
          </table:table-cell>
          <table:table-cell/>
          <table:table-cell office:value-type="string">
            <text:p>ПРОИЗВОДСТВО КОКСА, НЕФТЕПРОДУКТОВ И ЯДЕРНЫХ МАТЕРИАЛОВ</text:p>
          </table:table-cell>
        </table:table-row>
        <table:table-row table:style-name="ro1">
          <table:table-cell office:value-type="string">
            <text:p>23.1</text:p>
          </table:table-cell>
          <table:table-cell/>
          <table:table-cell office:value-type="string">
            <text:p>Производство кокса</text:p>
          </table:table-cell>
        </table:table-row>
        <table:table-row table:style-name="ro1">
          <table:table-cell office:value-type="string">
            <text:p>23.10</text:p>
          </table:table-cell>
          <table:table-cell/>
          <table:table-cell office:value-type="string">
            <text:p>Производство кокса</text:p>
          </table:table-cell>
        </table:table-row>
        <table:table-row table:style-name="ro1">
          <table:table-cell office:value-type="string">
            <text:p>23.2</text:p>
          </table:table-cell>
          <table:table-cell/>
          <table:table-cell office:value-type="string">
            <text:p>Производство нефтепродуктов</text:p>
          </table:table-cell>
        </table:table-row>
        <table:table-row table:style-name="ro1">
          <table:table-cell office:value-type="string">
            <text:p>23.20</text:p>
          </table:table-cell>
          <table:table-cell/>
          <table:table-cell office:value-type="string">
            <text:p>Производство нефтепродуктов</text:p>
          </table:table-cell>
        </table:table-row>
        <table:table-row table:style-name="ro1">
          <table:table-cell office:value-type="string">
            <text:p>23.3</text:p>
          </table:table-cell>
          <table:table-cell/>
          <table:table-cell office:value-type="string">
            <text:p>Производство ядерных материалов</text:p>
          </table:table-cell>
        </table:table-row>
        <table:table-row table:style-name="ro1">
          <table:table-cell office:value-type="string">
            <text:p>23.30</text:p>
          </table:table-cell>
          <table:table-cell/>
          <table:table-cell office:value-type="string">
            <text:p>Производство ядерных материалов</text:p>
          </table:table-cell>
        </table:table-row>
        <table:table-row table:style-name="ro1">
          <table:table-cell office:value-type="string">
            <text:p>DG</text:p>
          </table:table-cell>
          <table:table-cell/>
          <table:table-cell office:value-type="string">
            <text:p>ХИМИЧЕСКОЕ ПРОИЗВОДСТВО</text:p>
          </table:table-cell>
        </table:table-row>
        <table:table-row table:style-name="ro1">
          <table:table-cell office:value-type="string">
            <text:p>24</text:p>
          </table:table-cell>
          <table:table-cell/>
          <table:table-cell office:value-type="string">
            <text:p>ХИМИЧЕСКОЕ ПРОИЗВОДСТВО</text:p>
          </table:table-cell>
        </table:table-row>
        <table:table-row table:style-name="ro1">
          <table:table-cell office:value-type="string">
            <text:p>24.1</text:p>
          </table:table-cell>
          <table:table-cell/>
          <table:table-cell office:value-type="string">
            <text:p>Производство основных химических веществ</text:p>
          </table:table-cell>
        </table:table-row>
        <table:table-row table:style-name="ro1">
          <table:table-cell office:value-type="string">
            <text:p>24.11</text:p>
          </table:table-cell>
          <table:table-cell/>
          <table:table-cell office:value-type="string">
            <text:p>Производство промышленных газов</text:p>
          </table:table-cell>
        </table:table-row>
        <table:table-row table:style-name="ro1">
          <table:table-cell office:value-type="string">
            <text:p>24.12</text:p>
          </table:table-cell>
          <table:table-cell/>
          <table:table-cell office:value-type="string">
            <text:p>Производство красителей и пигментов</text:p>
          </table:table-cell>
        </table:table-row>
        <table:table-row table:style-name="ro1">
          <table:table-cell office:value-type="string">
            <text:p>24.13</text:p>
          </table:table-cell>
          <table:table-cell/>
          <table:table-cell office:value-type="string">
            <text:p>Производство прочих основных неорганических химических веществ</text:p>
          </table:table-cell>
        </table:table-row>
        <table:table-row table:style-name="ro1">
          <table:table-cell office:value-type="string">
            <text:p>24.14</text:p>
          </table:table-cell>
          <table:table-cell/>
          <table:table-cell office:value-type="string">
            <text:p>Производство прочих основных органических химических веществ</text:p>
          </table:table-cell>
        </table:table-row>
        <table:table-row table:style-name="ro1">
          <table:table-cell office:value-type="string">
            <text:p>24.14.1</text:p>
          </table:table-cell>
          <table:table-cell/>
          <table:table-cell office:value-type="string">
            <text:p>Производство синтетического и гидролизного этилового спирта</text:p>
          </table:table-cell>
        </table:table-row>
        <table:table-row table:style-name="ro1">
          <table:table-cell office:value-type="string">
            <text:p>24.14.2</text:p>
          </table:table-cell>
          <table:table-cell/>
          <table:table-cell office:value-type="string">
            <text:p>Производство прочих основных органических химических веществ, не включенных в другие группировки</text:p>
          </table:table-cell>
        </table:table-row>
        <table:table-row table:style-name="ro1">
          <table:table-cell office:value-type="string">
            <text:p>24.15</text:p>
          </table:table-cell>
          <table:table-cell/>
          <table:table-cell office:value-type="string">
            <text:p>Производство удобрений и азотных соединений</text:p>
          </table:table-cell>
        </table:table-row>
        <table:table-row table:style-name="ro1">
          <table:table-cell office:value-type="string">
            <text:p>24.16</text:p>
          </table:table-cell>
          <table:table-cell/>
          <table:table-cell office:value-type="string">
            <text:p>Производство пластмасс и синтетических смол в первичных формах</text:p>
          </table:table-cell>
        </table:table-row>
        <table:table-row table:style-name="ro1">
          <table:table-cell office:value-type="string">
            <text:p>24.17</text:p>
          </table:table-cell>
          <table:table-cell/>
          <table:table-cell office:value-type="string">
            <text:p>Производство синтетического каучука</text:p>
          </table:table-cell>
        </table:table-row>
        <table:table-row table:style-name="ro1">
          <table:table-cell office:value-type="string">
            <text:p>24.2</text:p>
          </table:table-cell>
          <table:table-cell/>
          <table:table-cell office:value-type="string">
            <text:p>Производство химических средств защиты растений (пестицидов) и прочих агрохимических продуктов</text:p>
          </table:table-cell>
        </table:table-row>
        <table:table-row table:style-name="ro1">
          <table:table-cell office:value-type="string">
            <text:p>24.20</text:p>
          </table:table-cell>
          <table:table-cell/>
          <table:table-cell office:value-type="string">
            <text:p>Производство химических средств защиты растений (пестицидов) и прочих агрохимических продуктов</text:p>
          </table:table-cell>
        </table:table-row>
        <table:table-row table:style-name="ro1">
          <table:table-cell office:value-type="string">
            <text:p>24.3</text:p>
          </table:table-cell>
          <table:table-cell/>
          <table:table-cell office:value-type="string">
            <text:p>Производство красок и лаков</text:p>
          </table:table-cell>
        </table:table-row>
        <table:table-row table:style-name="ro1">
          <table:table-cell office:value-type="string">
            <text:p>24.30</text:p>
          </table:table-cell>
          <table:table-cell/>
          <table:table-cell office:value-type="string">
            <text:p>Производство красок и лаков</text:p>
          </table:table-cell>
        </table:table-row>
        <table:table-row table:style-name="ro1">
          <table:table-cell office:value-type="string">
            <text:p>24.30.1</text:p>
          </table:table-cell>
          <table:table-cell/>
          <table:table-cell office:value-type="string">
            <text:p>Производство красок и лаков на основе полимеров</text:p>
          </table:table-cell>
        </table:table-row>
        <table:table-row table:style-name="ro1">
          <table:table-cell office:value-type="string">
            <text:p>24.30.2</text:p>
          </table:table-cell>
          <table:table-cell/>
          <table:table-cell office:value-type="string">
            <text:p>Производство прочих красок, лаков, эмалей и связанных с ними продуктов</text:p>
          </table:table-cell>
        </table:table-row>
        <table:table-row table:style-name="ro1">
          <table:table-cell office:value-type="string">
            <text:p>24.4</text:p>
          </table:table-cell>
          <table:table-cell/>
          <table:table-cell office:value-type="string">
            <text:p>Производство фармацевтической продукции</text:p>
          </table:table-cell>
        </table:table-row>
        <table:table-row table:style-name="ro1">
          <table:table-cell office:value-type="string">
            <text:p>24.41</text:p>
          </table:table-cell>
          <table:table-cell/>
          <table:table-cell office:value-type="string">
            <text:p>Производство основной фармацевтической продукции</text:p>
          </table:table-cell>
        </table:table-row>
        <table:table-row table:style-name="ro1">
          <table:table-cell office:value-type="string">
            <text:p>24.42</text:p>
          </table:table-cell>
          <table:table-cell/>
          <table:table-cell office:value-type="string">
            <text:p>Производство фармацевтических препаратов и материалов</text:p>
          </table:table-cell>
        </table:table-row>
        <table:table-row table:style-name="ro1">
          <table:table-cell office:value-type="string">
            <text:p>24.42.1</text:p>
          </table:table-cell>
          <table:table-cell/>
          <table:table-cell office:value-type="string">
            <text:p>Производство медикаментов</text:p>
          </table:table-cell>
        </table:table-row>
        <table:table-row table:style-name="ro1">
          <table:table-cell office:value-type="string">
            <text:p>24.42.2</text:p>
          </table:table-cell>
          <table:table-cell/>
          <table:table-cell office:value-type="string">
            <text:p>Производство прочих фармацевтических продуктов и изделий медицинского назначения</text:p>
          </table:table-cell>
        </table:table-row>
        <table:table-row table:style-name="ro1">
          <table:table-cell office:value-type="string">
            <text:p>24.5</text:p>
          </table:table-cell>
          <table:table-cell/>
          <table:table-cell office:value-type="string">
            <text:p>Производство мыла; моющих, чистящих и полирующих средств; парфюмерных и косметических средств</text:p>
          </table:table-cell>
        </table:table-row>
        <table:table-row table:style-name="ro1">
          <table:table-cell office:value-type="string">
            <text:p>24.51</text:p>
          </table:table-cell>
          <table:table-cell/>
          <table:table-cell office:value-type="string">
            <text:p>Производство глицерина; мыла; моющих, чистящих полирующих средств</text:p>
          </table:table-cell>
        </table:table-row>
        <table:table-row table:style-name="ro1">
          <table:table-cell office:value-type="string">
            <text:p>24.51.1</text:p>
          </table:table-cell>
          <table:table-cell/>
          <table:table-cell office:value-type="string">
            <text:p>Производство глицерина</text:p>
          </table:table-cell>
        </table:table-row>
        <table:table-row table:style-name="ro1">
          <table:table-cell office:value-type="string">
            <text:p>24.51.2</text:p>
          </table:table-cell>
          <table:table-cell/>
          <table:table-cell office:value-type="string">
            <text:p>Производство органических поверхностно-активных веществ, кроме мыла</text:p>
          </table:table-cell>
        </table:table-row>
        <table:table-row table:style-name="ro1">
          <table:table-cell office:value-type="string">
            <text:p>24.51.3</text:p>
          </table:table-cell>
          <table:table-cell/>
          <table:table-cell office:value-type="string">
            <text:p>Производство мыла и моющих средств</text:p>
          </table:table-cell>
        </table:table-row>
        <table:table-row table:style-name="ro1">
          <table:table-cell office:value-type="string">
            <text:p>24.51.4</text:p>
          </table:table-cell>
          <table:table-cell/>
          <table:table-cell office:value-type="string">
            <text:p>Производство средств для ароматизации и дезодорирования воздуха; производство полирующих и чистящих средств, восков</text:p>
          </table:table-cell>
        </table:table-row>
        <table:table-row table:style-name="ro1">
          <table:table-cell office:value-type="string">
            <text:p>24.52</text:p>
          </table:table-cell>
          <table:table-cell/>
          <table:table-cell office:value-type="string">
            <text:p>Производство парфюмерных и косметических средств</text:p>
          </table:table-cell>
        </table:table-row>
        <table:table-row table:style-name="ro1">
          <table:table-cell office:value-type="string">
            <text:p>24.6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61</text:p>
          </table:table-cell>
          <table:table-cell/>
          <table:table-cell office:value-type="string">
            <text:p>Производство взрывчатых веществ</text:p>
          </table:table-cell>
        </table:table-row>
        <table:table-row table:style-name="ro1">
          <table:table-cell office:value-type="string">
            <text:p>24.62</text:p>
          </table:table-cell>
          <table:table-cell/>
          <table:table-cell office:value-type="string">
            <text:p>Производство клеев и желатина</text:p>
          </table:table-cell>
        </table:table-row>
        <table:table-row table:style-name="ro1">
          <table:table-cell office:value-type="string">
            <text:p>24.63</text:p>
          </table:table-cell>
          <table:table-cell/>
          <table:table-cell office:value-type="string">
            <text:p>Производство эфирных масел</text:p>
          </table:table-cell>
        </table:table-row>
        <table:table-row table:style-name="ro1">
          <table:table-cell office:value-type="string">
            <text:p>24.64</text:p>
          </table:table-cell>
          <table:table-cell/>
          <table:table-cell office:value-type="string">
            <text:p>Производство фотоматериалов</text:p>
          </table:table-cell>
        </table:table-row>
        <table:table-row table:style-name="ro1">
          <table:table-cell office:value-type="string">
            <text:p>24.65</text:p>
          </table:table-cell>
          <table:table-cell/>
          <table:table-cell office:value-type="string">
            <text:p>Производство готовых незаписанных носителей информации</text:p>
          </table:table-cell>
        </table:table-row>
        <table:table-row table:style-name="ro1">
          <table:table-cell office:value-type="string">
            <text:p>24.66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66.1</text:p>
          </table:table-cell>
          <table:table-cell/>
          <table:table-cell office:value-type="string">
            <text:p>Производство химически модифицированных животных или растительных жиров и масел (включая олифу), непищевых смесей животных или растительных жиров и масел</text:p>
          </table:table-cell>
        </table:table-row>
        <table:table-row table:style-name="ro1">
          <table:table-cell office:value-type="string">
            <text:p>24.66.2</text:p>
          </table:table-cell>
          <table:table-cell/>
          <table:table-cell office:value-type="string">
            <text:p>Производство чернил для письма и рисования</text:p>
          </table:table-cell>
        </table:table-row>
        <table:table-row table:style-name="ro1">
          <table:table-cell office:value-type="string">
            <text:p>24.66.3</text:p>
          </table:table-cell>
          <table:table-cell/>
          <table:table-cell office:value-type="string">
            <text:p>Производство смазочных материалов, присадок к смазочным материалам и антифризов</text:p>
          </table:table-cell>
        </table:table-row>
        <table:table-row table:style-name="ro1">
          <table:table-cell office:value-type="string">
            <text:p>24.66.4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7</text:p>
          </table:table-cell>
          <table:table-cell/>
          <table:table-cell office:value-type="string">
            <text:p>Производство искусственных и синтетических волокон</text:p>
          </table:table-cell>
        </table:table-row>
        <table:table-row table:style-name="ro1">
          <table:table-cell office:value-type="string">
            <text:p>24.70</text:p>
          </table:table-cell>
          <table:table-cell/>
          <table:table-cell office:value-type="string">
            <text:p>Производство искусственных и синтетических волокон</text:p>
          </table:table-cell>
        </table:table-row>
        <table:table-row table:style-name="ro1">
          <table:table-cell office:value-type="string">
            <text:p>DH</text:p>
          </table:table-cell>
          <table:table-cell/>
          <table:table-cell office:value-type="string">
            <text:p>ПРОИЗВОДСТВО РЕЗИНОВЫХ И ПЛАСТМАССОВЫХ ИЗДЕЛИЙ</text:p>
          </table:table-cell>
        </table:table-row>
        <table:table-row table:style-name="ro1">
          <table:table-cell office:value-type="string">
            <text:p>25</text:p>
          </table:table-cell>
          <table:table-cell/>
          <table:table-cell office:value-type="string">
            <text:p>ПРОИЗВОДСТВО РЕЗИНОВЫХ И ПЛАСТМАССОВЫХ ИЗДЕЛИЙ</text:p>
          </table:table-cell>
        </table:table-row>
        <table:table-row table:style-name="ro1">
          <table:table-cell office:value-type="string">
            <text:p>25.1</text:p>
          </table:table-cell>
          <table:table-cell/>
          <table:table-cell office:value-type="string">
            <text:p>Производство резиновых изделий</text:p>
          </table:table-cell>
        </table:table-row>
        <table:table-row table:style-name="ro1">
          <table:table-cell office:value-type="string">
            <text:p>25.11</text:p>
          </table:table-cell>
          <table:table-cell/>
          <table:table-cell office:value-type="string">
            <text:p>Производство резиновых шин, покрышек и камер</text:p>
          </table:table-cell>
        </table:table-row>
        <table:table-row table:style-name="ro1">
          <table:table-cell office:value-type="string">
            <text:p>25.12</text:p>
          </table:table-cell>
          <table:table-cell/>
          <table:table-cell office:value-type="string">
            <text:p>Восстановление резиновых шин и покрышек</text:p>
          </table:table-cell>
        </table:table-row>
        <table:table-row table:style-name="ro1">
          <table:table-cell office:value-type="string">
            <text:p>25.13</text:p>
          </table:table-cell>
          <table:table-cell/>
          <table:table-cell office:value-type="string">
            <text:p>Производство прочих резиновых изделий</text:p>
          </table:table-cell>
        </table:table-row>
        <table:table-row table:style-name="ro1">
          <table:table-cell office:value-type="string">
            <text:p>25.13.1</text:p>
          </table:table-cell>
          <table:table-cell/>
          <table:table-cell office:value-type="string">
            <text:p>Производство регенерированной резины в первичной форме или в виде пластин, листов или полос (лент)</text:p>
          </table:table-cell>
        </table:table-row>
        <table:table-row table:style-name="ro1">
          <table:table-cell office:value-type="string">
            <text:p>25.13.2</text:p>
          </table:table-cell>
          <table:table-cell/>
          <table:table-cell office:value-type="string">
            <text:p>Производство невулканизированного каучука и изделий из него; производство резины в виде нити, корда, пластин, листов, полос, стержней и профилей</text:p>
          </table:table-cell>
        </table:table-row>
        <table:table-row table:style-name="ro1">
          <table:table-cell office:value-type="string">
            <text:p>25.13.3</text:p>
          </table:table-cell>
          <table:table-cell/>
          <table:table-cell office:value-type="string">
            <text:p>Производство труб, трубок, рукавов и шлангов из резины</text:p>
          </table:table-cell>
        </table:table-row>
        <table:table-row table:style-name="ro1">
          <table:table-cell office:value-type="string">
            <text:p>25.13.4</text:p>
          </table:table-cell>
          <table:table-cell/>
          <table:table-cell office:value-type="string">
            <text:p>Производство конвейерных лент и приводных ремней из резины</text:p>
          </table:table-cell>
        </table:table-row>
        <table:table-row table:style-name="ro1">
          <table:table-cell office:value-type="string">
            <text:p>25.13.5</text:p>
          </table:table-cell>
          <table:table-cell/>
          <table:table-cell office:value-type="string">
            <text:p>Производство прорезиненных текстильных материалов, кроме кордной ткани</text:p>
          </table:table-cell>
        </table:table-row>
        <table:table-row table:style-name="ro1">
          <table:table-cell office:value-type="string">
            <text:p>25.13.6</text:p>
          </table:table-cell>
          <table:table-cell/>
          <table:table-cell office:value-type="string">
            <text:p>Производство предметов одежды и ее аксессуаров из резин</text:p>
          </table:table-cell>
        </table:table-row>
        <table:table-row table:style-name="ro1">
          <table:table-cell office:value-type="string">
            <text:p>25.13.7</text:p>
          </table:table-cell>
          <table:table-cell/>
          <table:table-cell office:value-type="string">
            <text:p>Производство изделий из резины, не включенных в другие группировки; производство эбонита и изделий из него</text:p>
          </table:table-cell>
        </table:table-row>
        <table:table-row table:style-name="ro1">
          <table:table-cell office:value-type="string">
            <text:p>25.2</text:p>
          </table:table-cell>
          <table:table-cell/>
          <table:table-cell office:value-type="string">
            <text:p>Производство пластмассовых изделий</text:p>
          </table:table-cell>
        </table:table-row>
        <table:table-row table:style-name="ro1">
          <table:table-cell office:value-type="string">
            <text:p>25.21</text:p>
          </table:table-cell>
          <table:table-cell/>
          <table:table-cell office:value-type="string">
            <text:p>Производство пластмассовых плит, полос, труб и профилей</text:p>
          </table:table-cell>
        </table:table-row>
        <table:table-row table:style-name="ro1">
          <table:table-cell office:value-type="string">
            <text:p>25.22</text:p>
          </table:table-cell>
          <table:table-cell/>
          <table:table-cell office:value-type="string">
            <text:p>Производство пластмассовых изделий для упаковывания товаров</text:p>
          </table:table-cell>
        </table:table-row>
        <table:table-row table:style-name="ro1">
          <table:table-cell office:value-type="string">
            <text:p>25.23</text:p>
          </table:table-cell>
          <table:table-cell/>
          <table:table-cell office:value-type="string">
            <text:p>Производство пластмассовых изделий, используемых в строительстве</text:p>
          </table:table-cell>
        </table:table-row>
        <table:table-row table:style-name="ro1">
          <table:table-cell office:value-type="string">
            <text:p>25.24</text:p>
          </table:table-cell>
          <table:table-cell/>
          <table:table-cell office:value-type="string">
            <text:p>Производство прочих пластмассовых изделий</text:p>
          </table:table-cell>
        </table:table-row>
        <table:table-row table:style-name="ro1">
          <table:table-cell office:value-type="string">
            <text:p>25.24.1</text:p>
          </table:table-cell>
          <table:table-cell/>
          <table:table-cell office:value-type="string">
            <text:p>Производство предметов одежды и ее аксессуаров, включая перчатки, из пластмасс</text:p>
          </table:table-cell>
        </table:table-row>
        <table:table-row table:style-name="ro1">
          <table:table-cell office:value-type="string">
            <text:p>25.24.2</text:p>
          </table:table-cell>
          <table:table-cell/>
          <table:table-cell office:value-type="string">
            <text:p>Производство прочих изделий из пластмасс, не включенных в другие группировки</text:p>
          </table:table-cell>
        </table:table-row>
        <table:table-row table:style-name="ro1">
          <table:table-cell office:value-type="string">
            <text:p>25.24.9</text:p>
          </table:table-cell>
          <table:table-cell/>
          <table:table-cell office:value-type="string">
            <text:p>Предоставление услуг в области производства пластмассовых деталей</text:p>
          </table:table-cell>
        </table:table-row>
        <table:table-row table:style-name="ro1">
          <table:table-cell office:value-type="string">
            <text:p>DI</text:p>
          </table:table-cell>
          <table:table-cell/>
          <table:table-cell office:value-type="string">
            <text:p>ПРОИЗВОДСТВО ПРОЧИХ НЕМЕТАЛЛИЧЕСКИХ МИНЕРАЛЬНЫХ ПРОДУКТОВ</text:p>
          </table:table-cell>
        </table:table-row>
        <table:table-row table:style-name="ro1">
          <table:table-cell office:value-type="string">
            <text:p>26</text:p>
          </table:table-cell>
          <table:table-cell/>
          <table:table-cell office:value-type="string">
            <text:p>ПРОИЗВОДСТВО ПРОЧИХ НЕМЕТАЛЛИЧЕСКИХ МИНЕРАЛЬНЫХ ПРОДУКТОВ</text:p>
          </table:table-cell>
        </table:table-row>
        <table:table-row table:style-name="ro1">
          <table:table-cell office:value-type="string">
            <text:p>26.1</text:p>
          </table:table-cell>
          <table:table-cell/>
          <table:table-cell office:value-type="string">
            <text:p>Производство стекла и изделий из стекла</text:p>
          </table:table-cell>
        </table:table-row>
        <table:table-row table:style-name="ro1">
          <table:table-cell office:value-type="string">
            <text:p>26.11</text:p>
          </table:table-cell>
          <table:table-cell/>
          <table:table-cell office:value-type="string">
            <text:p>Производство листового стекла</text:p>
          </table:table-cell>
        </table:table-row>
        <table:table-row table:style-name="ro1">
          <table:table-cell office:value-type="string">
            <text:p>26.12</text:p>
          </table:table-cell>
          <table:table-cell/>
          <table:table-cell office:value-type="string">
            <text:p>Формование и обработка листового стекла</text:p>
          </table:table-cell>
        </table:table-row>
        <table:table-row table:style-name="ro1">
          <table:table-cell office:value-type="string">
            <text:p>26.13</text:p>
          </table:table-cell>
          <table:table-cell/>
          <table:table-cell office:value-type="string">
            <text:p>Производство полых стеклянных изделий</text:p>
          </table:table-cell>
        </table:table-row>
        <table:table-row table:style-name="ro1">
          <table:table-cell office:value-type="string">
            <text:p>26.14</text:p>
          </table:table-cell>
          <table:table-cell/>
          <table:table-cell office:value-type="string">
            <text:p>Производство стекловолокна</text:p>
          </table:table-cell>
        </table:table-row>
        <table:table-row table:style-name="ro1">
          <table:table-cell office:value-type="string">
            <text:p>26.15</text:p>
          </table:table-cell>
          <table:table-cell/>
          <table:table-cell office:value-type="string">
            <text:p>Производство и обработка прочих стеклянных изделий</text:p>
          </table:table-cell>
        </table:table-row>
        <table:table-row table:style-name="ro1">
          <table:table-cell office:value-type="string">
            <text:p>26.15.1</text:p>
          </table:table-cell>
          <table:table-cell/>
          <table:table-cell office:value-type="string">
            <text:p>Производство необработанного стекла в блоках, в виде шаров, стержней, труб или трубок</text:p>
          </table:table-cell>
        </table:table-row>
        <table:table-row table:style-name="ro1">
          <table:table-cell office:value-type="string">
            <text:p>26.15.2</text:p>
          </table:table-cell>
          <table:table-cell/>
          <table:table-cell office:value-type="string">
            <text:p>Производство блоков для мощения, стеклоблоков, плит и прочих изделий из прессованного или отформованного стекла, используемых в строительстве; производство стекла для витражей; производство многоячеистого стекла или пеностекла в блоках, плитах и аналогичных формах</text:p>
          </table:table-cell>
        </table:table-row>
        <table:table-row table:style-name="ro1">
          <table:table-cell office:value-type="string">
            <text:p>26.15.3</text:p>
          </table:table-cell>
          <table:table-cell/>
          <table:table-cell office:value-type="string">
            <text:p>Производство открытых стеклянных колб: колб для электрических ламп, электронно-лучевых приборов или аналогичных изделий</text:p>
          </table:table-cell>
        </table:table-row>
        <table:table-row table:style-name="ro1">
          <table:table-cell office:value-type="string">
            <text:p>26.15.4</text:p>
          </table:table-cell>
          <table:table-cell/>
          <table:table-cell office:value-type="string">
            <text:p>Производство стекол для часов или очков, не подвергнутых оптической обработке</text:p>
          </table:table-cell>
        </table:table-row>
        <table:table-row table:style-name="ro1">
          <table:table-cell office:value-type="string">
            <text:p>26.15.5</text:p>
          </table:table-cell>
          <table:table-cell/>
          <table:table-cell office:value-type="string">
            <text:p>Производство лабораторных, фармацевтических и гигиенических изделий из стекла; производство ампул и прочих изделий из стекла медицинского назначения</text:p>
          </table:table-cell>
        </table:table-row>
        <table:table-row table:style-name="ro1">
          <table:table-cell office:value-type="string">
            <text:p>26.15.6</text:p>
          </table:table-cell>
          <table:table-cell/>
          <table:table-cell office:value-type="string">
            <text:p>Производство стеклянных деталей электрических ламп и осветительной арматуры, световых указателей, световых табло и др.</text:p>
          </table:table-cell>
        </table:table-row>
        <table:table-row table:style-name="ro1">
          <table:table-cell office:value-type="string">
            <text:p>26.15.7</text:p>
          </table:table-cell>
          <table:table-cell/>
          <table:table-cell office:value-type="string">
            <text:p>Производство электрических изоляторов из стекла</text:p>
          </table:table-cell>
        </table:table-row>
        <table:table-row table:style-name="ro1">
          <table:table-cell office:value-type="string">
            <text:p>26.15.8</text:p>
          </table:table-cell>
          <table:table-cell/>
          <table:table-cell office:value-type="string">
            <text:p>Производство прочих изделий из стекла, не включенных в другие группировки</text:p>
          </table:table-cell>
        </table:table-row>
        <table:table-row table:style-name="ro1">
          <table:table-cell office:value-type="string">
            <text:p>26.15.81</text:p>
          </table:table-cell>
          <table:table-cell/>
          <table:table-cell office:value-type="string">
            <text:p>Производство оптических элементов из стекла без оптической обработки</text:p>
          </table:table-cell>
        </table:table-row>
        <table:table-row table:style-name="ro1">
          <table:table-cell office:value-type="string">
            <text:p>26.15.82</text:p>
          </table:table-cell>
          <table:table-cell/>
          <table:table-cell office:value-type="string">
            <text:p>Производство кубиков для мозаичных или иных декоративных работ</text:p>
          </table:table-cell>
        </table:table-row>
        <table:table-row table:style-name="ro1">
          <table:table-cell office:value-type="string">
            <text:p>26.15.83</text:p>
          </table:table-cell>
          <table:table-cell/>
          <table:table-cell office:value-type="string">
            <text:p>Производство стеклянных деталей для изготовления бижутерии; производство стеклянного бисера и бусин; производство изделий, имитирующих жемчуг, драгоценные и полудрагоценные камни; производство стеклянных микросфер диаметром не более 1 мм</text:p>
          </table:table-cell>
        </table:table-row>
        <table:table-row table:style-name="ro1">
          <table:table-cell office:value-type="string">
            <text:p>26.15.84</text:p>
          </table:table-cell>
          <table:table-cell/>
          <table:table-cell office:value-type="string">
            <text:p>Производство статуэток и прочих украшений из стекла, полученных методом выдувания из расплавленной стеклянной массы</text:p>
          </table:table-cell>
        </table:table-row>
        <table:table-row table:style-name="ro1">
          <table:table-cell office:value-type="string">
            <text:p>26.15.85</text:p>
          </table:table-cell>
          <table:table-cell/>
          <table:table-cell office:value-type="string">
            <text:p>Производство изделий из стекла для промышленности и сельского хозяйства, не включенных в другие группировки: баков, чанов, <text:s/>резервуаров, цилиндров, змеевиков, желобов и т.п.</text:p>
          </table:table-cell>
        </table:table-row>
        <table:table-row table:style-name="ro1">
          <table:table-cell office:value-type="string">
            <text:p>26.2</text:p>
          </table:table-cell>
          <table:table-cell/>
          <table:table-cell office:value-type="string">
            <text:p>Производство керамических изделий, кроме используемых в строительстве</text:p>
          </table:table-cell>
        </table:table-row>
        <table:table-row table:style-name="ro1">
          <table:table-cell office:value-type="string">
            <text:p>26.21</text:p>
          </table:table-cell>
          <table:table-cell/>
          <table:table-cell office:value-type="string">
            <text:p>Производство хозяйственных и декоративных керамических изделий</text:p>
          </table:table-cell>
        </table:table-row>
        <table:table-row table:style-name="ro1">
          <table:table-cell office:value-type="string">
            <text:p>26.22</text:p>
          </table:table-cell>
          <table:table-cell/>
          <table:table-cell office:value-type="string">
            <text:p>Производство керамических санитарно-технических изделий</text:p>
          </table:table-cell>
        </table:table-row>
        <table:table-row table:style-name="ro1">
          <table:table-cell office:value-type="string">
            <text:p>26.23</text:p>
          </table:table-cell>
          <table:table-cell/>
          <table:table-cell office:value-type="string">
            <text:p>Производство керамических электроизоляторов и изолирующей арматуры</text:p>
          </table:table-cell>
        </table:table-row>
        <table:table-row table:style-name="ro1">
          <table:table-cell office:value-type="string">
            <text:p>26.24</text:p>
          </table:table-cell>
          <table:table-cell/>
          <table:table-cell office:value-type="string">
            <text:p>Производство прочих технических керамических изделий</text:p>
          </table:table-cell>
        </table:table-row>
        <table:table-row table:style-name="ro1">
          <table:table-cell office:value-type="string">
            <text:p>26.25</text:p>
          </table:table-cell>
          <table:table-cell/>
          <table:table-cell office:value-type="string">
            <text:p>Производство прочих керамических изделий</text:p>
          </table:table-cell>
        </table:table-row>
        <table:table-row table:style-name="ro1">
          <table:table-cell office:value-type="string">
            <text:p>26.26</text:p>
          </table:table-cell>
          <table:table-cell/>
          <table:table-cell office:value-type="string">
            <text:p>Производство огнеупоров</text:p>
          </table:table-cell>
        </table:table-row>
        <table:table-row table:style-name="ro1">
          <table:table-cell office:value-type="string">
            <text:p>26.3</text:p>
          </table:table-cell>
          <table:table-cell/>
          <table:table-cell office:value-type="string">
            <text:p>Производство керамических плиток и плит</text:p>
          </table:table-cell>
        </table:table-row>
        <table:table-row table:style-name="ro1">
          <table:table-cell office:value-type="string">
            <text:p>26.30</text:p>
          </table:table-cell>
          <table:table-cell/>
          <table:table-cell office:value-type="string">
            <text:p>Производство керамических плиток и плит</text:p>
          </table:table-cell>
        </table:table-row>
        <table:table-row table:style-name="ro1">
          <table:table-cell office:value-type="string">
            <text:p>26.4</text:p>
          </table:table-cell>
          <table:table-cell/>
          <table:table-cell office:value-type="string">
            <text:p>Производство кирпича, черепицы и прочих строительных изделий из обожженной глины</text:p>
          </table:table-cell>
        </table:table-row>
        <table:table-row table:style-name="ro1">
          <table:table-cell office:value-type="string">
            <text:p>26.40</text:p>
          </table:table-cell>
          <table:table-cell/>
          <table:table-cell office:value-type="string">
            <text:p>Производство кирпича, черепицы и прочих строительных изделий из обожженной глины</text:p>
          </table:table-cell>
        </table:table-row>
        <table:table-row table:style-name="ro1">
          <table:table-cell office:value-type="string">
            <text:p>26.5</text:p>
          </table:table-cell>
          <table:table-cell/>
          <table:table-cell office:value-type="string">
            <text:p>Производство цемента, извести и гипса</text:p>
          </table:table-cell>
        </table:table-row>
        <table:table-row table:style-name="ro1">
          <table:table-cell office:value-type="string">
            <text:p>26.51</text:p>
          </table:table-cell>
          <table:table-cell/>
          <table:table-cell office:value-type="string">
            <text:p>Производство цемента</text:p>
          </table:table-cell>
        </table:table-row>
        <table:table-row table:style-name="ro1">
          <table:table-cell office:value-type="string">
            <text:p>26.52</text:p>
          </table:table-cell>
          <table:table-cell/>
          <table:table-cell office:value-type="string">
            <text:p>Производство извести</text:p>
          </table:table-cell>
        </table:table-row>
        <table:table-row table:style-name="ro1">
          <table:table-cell office:value-type="string">
            <text:p>26.53</text:p>
          </table:table-cell>
          <table:table-cell/>
          <table:table-cell office:value-type="string">
            <text:p>Производство гипса</text:p>
          </table:table-cell>
        </table:table-row>
        <table:table-row table:style-name="ro1">
          <table:table-cell office:value-type="string">
            <text:p>26.6</text:p>
          </table:table-cell>
          <table:table-cell/>
          <table:table-cell office:value-type="string">
            <text:p>Производство <text:s/>изделий из бетона, гипса и цемента</text:p>
          </table:table-cell>
        </table:table-row>
        <table:table-row table:style-name="ro1">
          <table:table-cell office:value-type="string">
            <text:p>26.61</text:p>
          </table:table-cell>
          <table:table-cell/>
          <table:table-cell office:value-type="string">
            <text:p>Производство изделий из бетона для использования в строительстве</text:p>
          </table:table-cell>
        </table:table-row>
        <table:table-row table:style-name="ro1">
          <table:table-cell office:value-type="string">
            <text:p>26.62</text:p>
          </table:table-cell>
          <table:table-cell/>
          <table:table-cell office:value-type="string">
            <text:p>Производство гипсовых изделий для использования в строительстве</text:p>
          </table:table-cell>
        </table:table-row>
        <table:table-row table:style-name="ro1">
          <table:table-cell office:value-type="string">
            <text:p>26.63</text:p>
          </table:table-cell>
          <table:table-cell/>
          <table:table-cell office:value-type="string">
            <text:p>Производство товарного бетона</text:p>
          </table:table-cell>
        </table:table-row>
        <table:table-row table:style-name="ro1">
          <table:table-cell office:value-type="string">
            <text:p>26.64</text:p>
          </table:table-cell>
          <table:table-cell/>
          <table:table-cell office:value-type="string">
            <text:p>Производство сухих бетонных смесей</text:p>
          </table:table-cell>
        </table:table-row>
        <table:table-row table:style-name="ro1">
          <table:table-cell office:value-type="string">
            <text:p>26.65</text:p>
          </table:table-cell>
          <table:table-cell/>
          <table:table-cell office:value-type="string">
            <text:p>Производство изделий из асбестоцемента и волокнистого цемента</text:p>
          </table:table-cell>
        </table:table-row>
        <table:table-row table:style-name="ro1">
          <table:table-cell office:value-type="string">
            <text:p>26.66</text:p>
          </table:table-cell>
          <table:table-cell/>
          <table:table-cell office:value-type="string">
            <text:p>Производство прочих изделий из бетона, гипса и цемента</text:p>
          </table:table-cell>
        </table:table-row>
        <table:table-row table:style-name="ro1">
          <table:table-cell office:value-type="string">
            <text:p>26.7</text:p>
          </table:table-cell>
          <table:table-cell/>
          <table:table-cell office:value-type="string">
            <text:p>Резка, обработка и отделка камня</text:p>
          </table:table-cell>
        </table:table-row>
        <table:table-row table:style-name="ro1">
          <table:table-cell office:value-type="string">
            <text:p>26.70</text:p>
          </table:table-cell>
          <table:table-cell/>
          <table:table-cell office:value-type="string">
            <text:p>Резка, обработка и отделка камня</text:p>
          </table:table-cell>
        </table:table-row>
        <table:table-row table:style-name="ro1">
          <table:table-cell office:value-type="string">
            <text:p>26.70.1</text:p>
          </table:table-cell>
          <table:table-cell/>
          <table:table-cell office:value-type="string">
            <text:p>Резка, обработка и отделка камня для использования в строительстве, в качестве <text:s/>дорожного покрытия</text:p>
          </table:table-cell>
        </table:table-row>
        <table:table-row table:style-name="ro1">
          <table:table-cell office:value-type="string">
            <text:p>26.70.2</text:p>
          </table:table-cell>
          <table:table-cell/>
          <table:table-cell office:value-type="string">
            <text:p>Резка, обработка и отделка камня для памятников</text:p>
          </table:table-cell>
        </table:table-row>
        <table:table-row table:style-name="ro1">
          <table:table-cell office:value-type="string">
            <text:p>26.70.3</text:p>
          </table:table-cell>
          <table:table-cell/>
          <table:table-cell office:value-type="string">
            <text:p>Производство гранул и порошков из природного камня</text:p>
          </table:table-cell>
        </table:table-row>
        <table:table-row table:style-name="ro1">
          <table:table-cell office:value-type="string">
            <text:p>26.8</text:p>
          </table:table-cell>
          <table:table-cell/>
          <table:table-cell office:value-type="string">
            <text:p>Производство прочей неметаллической минеральной продукции</text:p>
          </table:table-cell>
        </table:table-row>
        <table:table-row table:style-name="ro1">
          <table:table-cell office:value-type="string">
            <text:p>26.81</text:p>
          </table:table-cell>
          <table:table-cell/>
          <table:table-cell office:value-type="string">
            <text:p>Производство абразивных изделий</text:p>
          </table:table-cell>
        </table:table-row>
        <table:table-row table:style-name="ro1">
          <table:table-cell office:value-type="string">
            <text:p>26.82</text:p>
          </table:table-cell>
          <table:table-cell/>
          <table:table-cell office:value-type="string">
            <text:p>Производство прочей неметаллической минеральной продукции, не включенной в другие группировки</text:p>
          </table:table-cell>
        </table:table-row>
        <table:table-row table:style-name="ro1">
          <table:table-cell office:value-type="string">
            <text:p>26.82.1</text:p>
          </table:table-cell>
          <table:table-cell/>
          <table:table-cell office:value-type="string">
            <text:p>Производство обработанных асбестовых волокон, смесей на основе <text:s/>асбеста <text:s/>и изделий из них</text:p>
          </table:table-cell>
        </table:table-row>
        <table:table-row table:style-name="ro1">
          <table:table-cell office:value-type="string">
            <text:p>26.82.2</text:p>
          </table:table-cell>
          <table:table-cell/>
          <table:table-cell office:value-type="string">
            <text:p>Производство изделий из асфальта или аналогичных материалов</text:p>
          </table:table-cell>
        </table:table-row>
        <table:table-row table:style-name="ro1">
          <table:table-cell office:value-type="string">
            <text:p>26.82.3</text:p>
          </table:table-cell>
          <table:table-cell/>
          <table:table-cell office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>
            <text:p>26.82.4</text:p>
          </table:table-cell>
          <table:table-cell/>
          <table:table-cell office:value-type="string">
            <text:p>Производство искусственного графита, коллоидного или полуколлоидного графита, продуктов на основе графита или прочих форм углерода в виде полуфабрикатов</text:p>
          </table:table-cell>
        </table:table-row>
        <table:table-row table:style-name="ro1">
          <table:table-cell office:value-type="string">
            <text:p>26.82.5</text:p>
          </table:table-cell>
          <table:table-cell/>
          <table:table-cell office:value-type="string">
            <text:p>Производство искусственного корунда</text:p>
          </table:table-cell>
        </table:table-row>
        <table:table-row table:style-name="ro1">
          <table:table-cell office:value-type="string">
            <text:p>26.82.6</text:p>
          </table:table-cell>
          <table:table-cell/>
          <table:table-cell office:value-type="string">
            <text:p>Производство минеральных тепло- и звукоизоляционных материалов и изделий</text:p>
          </table:table-cell>
        </table:table-row>
        <table:table-row table:style-name="ro1">
          <table:table-cell office:value-type="string">
            <text:p>DJ</text:p>
          </table:table-cell>
          <table:table-cell/>
          <table:table-cell office:value-type="string">
            <text:p>МЕТАЛЛУРГИЧЕСКОЕ ПРОИЗВОДСТВО И ПРОИЗВОДСТВО ГОТОВЫХ МЕТАЛЛИЧЕСКИХ ИЗДЕЛИЙ</text:p>
          </table:table-cell>
        </table:table-row>
        <table:table-row table:style-name="ro1">
          <table:table-cell office:value-type="string">
            <text:p>27</text:p>
          </table:table-cell>
          <table:table-cell/>
          <table:table-cell office:value-type="string">
            <text:p>МЕТАЛЛУРГИЧЕСКОЕ ПРОИЗВОДСТВО</text:p>
          </table:table-cell>
        </table:table-row>
        <table:table-row table:style-name="ro1">
          <table:table-cell office:value-type="string">
            <text:p>27.1</text:p>
          </table:table-cell>
          <table:table-cell/>
          <table:table-cell office:value-type="string">
            <text:p>Производство чугуна, ферросплавов, стали, горячекатаного проката и холоднокатаного листового (плоского) проката</text:p>
          </table:table-cell>
        </table:table-row>
        <table:table-row table:style-name="ro1">
          <table:table-cell office:value-type="string">
            <text:p>27.11</text:p>
          </table:table-cell>
          <table:table-cell/>
          <table:table-cell office:value-type="string">
            <text:p>Производство чугуна и доменных ферросплавов</text:p>
          </table:table-cell>
        </table:table-row>
        <table:table-row table:style-name="ro1">
          <table:table-cell office:value-type="string">
            <text:p>27.12</text:p>
          </table:table-cell>
          <table:table-cell/>
          <table:table-cell office:value-type="string">
            <text:p>Производство продуктов прямого восстановления железной руды</text:p>
          </table:table-cell>
        </table:table-row>
        <table:table-row table:style-name="ro1">
          <table:table-cell office:value-type="string">
            <text:p>27.13</text:p>
          </table:table-cell>
          <table:table-cell/>
          <table:table-cell office:value-type="string">
            <text:p>Производство ферросплавов, кроме доменных</text:p>
          </table:table-cell>
        </table:table-row>
        <table:table-row table:style-name="ro1">
          <table:table-cell office:value-type="string">
            <text:p>27.14</text:p>
          </table:table-cell>
          <table:table-cell/>
          <table:table-cell office:value-type="string">
            <text:p>Производство стали</text:p>
          </table:table-cell>
        </table:table-row>
        <table:table-row table:style-name="ro1">
          <table:table-cell office:value-type="string">
            <text:p>27.15</text:p>
          </table:table-cell>
          <table:table-cell/>
          <table:table-cell office:value-type="string">
            <text:p>Производство полуфабрикатов (заготовок) для переката</text:p>
          </table:table-cell>
        </table:table-row>
        <table:table-row table:style-name="ro1">
          <table:table-cell office:value-type="string">
            <text:p>27.16</text:p>
          </table:table-cell>
          <table:table-cell/>
          <table:table-cell office:value-type="string">
            <text:p>Производство стального проката горячекатаного и кованого</text:p>
          </table:table-cell>
        </table:table-row>
        <table:table-row table:style-name="ro1">
          <table:table-cell office:value-type="string">
            <text:p>27.16.1</text:p>
          </table:table-cell>
          <table:table-cell/>
          <table:table-cell office:value-type="string">
            <text:p>Производство стального сортового проката горячекатаного и кованого</text:p>
          </table:table-cell>
        </table:table-row>
        <table:table-row table:style-name="ro1">
          <table:table-cell office:value-type="string">
            <text:p>27.16.2</text:p>
          </table:table-cell>
          <table:table-cell/>
          <table:table-cell office:value-type="string">
            <text:p>Производство стального горячекатаного листового (плоского) проката</text:p>
          </table:table-cell>
        </table:table-row>
        <table:table-row table:style-name="ro1">
          <table:table-cell office:value-type="string">
            <text:p>27.17</text:p>
          </table:table-cell>
          <table:table-cell/>
          <table:table-cell office:value-type="string">
            <text:p>Производство холоднокатаного плоского проката без защитных покрытий и с защитными покрытиями</text:p>
          </table:table-cell>
        </table:table-row>
        <table:table-row table:style-name="ro1">
          <table:table-cell office:value-type="string">
            <text:p>27.2</text:p>
          </table:table-cell>
          <table:table-cell/>
          <table:table-cell office:value-type="string">
            <text:p>Производство чугунных и стальных труб</text:p>
          </table:table-cell>
        </table:table-row>
        <table:table-row table:style-name="ro1">
          <table:table-cell office:value-type="string">
            <text:p>27.21</text:p>
          </table:table-cell>
          <table:table-cell/>
          <table:table-cell office:value-type="string">
            <text:p>Производство чугунных труб и литых фитингов</text:p>
          </table:table-cell>
        </table:table-row>
        <table:table-row table:style-name="ro1">
          <table:table-cell office:value-type="string">
            <text:p>27.22</text:p>
          </table:table-cell>
          <table:table-cell/>
          <table:table-cell office:value-type="string">
            <text:p>Производство стальных труб и фитингов</text:p>
          </table:table-cell>
        </table:table-row>
        <table:table-row table:style-name="ro1">
          <table:table-cell office:value-type="string">
            <text:p>27.3</text:p>
          </table:table-cell>
          <table:table-cell/>
          <table:table-cell office:value-type="string">
            <text:p>Производство прочей продукции из черных металлов, не включенной в другие группировки</text:p>
          </table:table-cell>
        </table:table-row>
        <table:table-row table:style-name="ro1">
          <table:table-cell office:value-type="string">
            <text:p>27.31</text:p>
          </table:table-cell>
          <table:table-cell/>
          <table:table-cell office:value-type="string">
            <text:p>Производство холоднотянутых прутков и профилей</text:p>
          </table:table-cell>
        </table:table-row>
        <table:table-row table:style-name="ro1">
          <table:table-cell office:value-type="string">
            <text:p>27.32</text:p>
          </table:table-cell>
          <table:table-cell/>
          <table:table-cell office:value-type="string">
            <text:p>Производство холоднокатаных узких полос и лент</text:p>
          </table:table-cell>
        </table:table-row>
        <table:table-row table:style-name="ro1">
          <table:table-cell office:value-type="string">
            <text:p>27.33</text:p>
          </table:table-cell>
          <table:table-cell/>
          <table:table-cell office:value-type="string">
            <text:p>Производство гнутых стальных профилей</text:p>
          </table:table-cell>
        </table:table-row>
        <table:table-row table:style-name="ro1">
          <table:table-cell office:value-type="string">
            <text:p>27.34</text:p>
          </table:table-cell>
          <table:table-cell/>
          <table:table-cell office:value-type="string">
            <text:p>Производство стальной проволоки</text:p>
          </table:table-cell>
        </table:table-row>
        <table:table-row table:style-name="ro1">
          <table:table-cell office:value-type="string">
            <text:p>27.35</text:p>
          </table:table-cell>
          <table:table-cell/>
          <table:table-cell office:value-type="string">
            <text:p>Производство железных порошков, прочей металлопродукции из стального проката, не включенной в другие группировки</text:p>
          </table:table-cell>
        </table:table-row>
        <table:table-row table:style-name="ro1">
          <table:table-cell office:value-type="string">
            <text:p>27.35.1</text:p>
          </table:table-cell>
          <table:table-cell/>
          <table:table-cell office:value-type="string">
            <text:p>Производство железных порошков</text:p>
          </table:table-cell>
        </table:table-row>
        <table:table-row table:style-name="ro1">
          <table:table-cell office:value-type="string">
            <text:p>27.35.2</text:p>
          </table:table-cell>
          <table:table-cell/>
          <table:table-cell office:value-type="string">
            <text:p>Производство изделий из стального проката для верхнего строения железнодорожного пути</text:p>
          </table:table-cell>
        </table:table-row>
        <table:table-row table:style-name="ro1">
          <table:table-cell office:value-type="string">
            <text:p>27.35.3</text:p>
          </table:table-cell>
          <table:table-cell/>
          <table:table-cell office:value-type="string">
            <text:p>Производство профилей и конструкций шпунтового типа из стального проката</text:p>
          </table:table-cell>
        </table:table-row>
        <table:table-row table:style-name="ro1">
          <table:table-cell office:value-type="string">
            <text:p>27.4</text:p>
          </table:table-cell>
          <table:table-cell/>
          <table:table-cell office:value-type="string">
            <text:p>Производство цветных металлов</text:p>
          </table:table-cell>
        </table:table-row>
        <table:table-row table:style-name="ro1">
          <table:table-cell office:value-type="string">
            <text:p>27.41</text:p>
          </table:table-cell>
          <table:table-cell/>
          <table:table-cell office:value-type="string">
            <text:p>Производство драгоценных металлов</text:p>
          </table:table-cell>
        </table:table-row>
        <table:table-row table:style-name="ro1">
          <table:table-cell office:value-type="string">
            <text:p>27.42</text:p>
          </table:table-cell>
          <table:table-cell/>
          <table:table-cell office:value-type="string">
            <text:p>Производство алюминия</text:p>
          </table:table-cell>
        </table:table-row>
        <table:table-row table:style-name="ro1">
          <table:table-cell office:value-type="string">
            <text:p>27.42.1</text:p>
          </table:table-cell>
          <table:table-cell/>
          <table:table-cell office:value-type="string">
            <text:p>Производство сырья для получения алюминия</text:p>
          </table:table-cell>
        </table:table-row>
        <table:table-row table:style-name="ro1">
          <table:table-cell office:value-type="string">
            <text:p>27.42.11</text:p>
          </table:table-cell>
          <table:table-cell/>
          <table:table-cell office:value-type="string">
            <text:p>Производство оксида алюминия (глинозема)</text:p>
          </table:table-cell>
        </table:table-row>
        <table:table-row table:style-name="ro1">
          <table:table-cell office:value-type="string">
            <text:p>27.42.12</text:p>
          </table:table-cell>
          <table:table-cell/>
          <table:table-cell office:value-type="string">
            <text:p>Производство криолита и фтористого алюминия</text:p>
          </table:table-cell>
        </table:table-row>
        <table:table-row table:style-name="ro1">
          <table:table-cell office:value-type="string">
            <text:p>27.42.2</text:p>
          </table:table-cell>
          <table:table-cell/>
          <table:table-cell office:value-type="string">
            <text:p>Производство первичного алюминия</text:p>
          </table:table-cell>
        </table:table-row>
        <table:table-row table:style-name="ro1">
          <table:table-cell office:value-type="string">
            <text:p>27.42.3</text:p>
          </table:table-cell>
          <table:table-cell/>
          <table:table-cell office:value-type="string">
            <text:p>Производство алюминиевых порошков</text:p>
          </table:table-cell>
        </table:table-row>
        <table:table-row table:style-name="ro1">
          <table:table-cell office:value-type="string">
            <text:p>27.42.4</text:p>
          </table:table-cell>
          <table:table-cell/>
          <table:table-cell office:value-type="string">
            <text:p>Производство алюминиевых сплавов</text:p>
          </table:table-cell>
        </table:table-row>
        <table:table-row table:style-name="ro1">
          <table:table-cell office:value-type="string">
            <text:p>27.42.5</text:p>
          </table:table-cell>
          <table:table-cell/>
          <table:table-cell office:value-type="string">
            <text:p>Производство полуфабрикатов из алюминия или алюминиевых сплавов</text:p>
          </table:table-cell>
        </table:table-row>
        <table:table-row table:style-name="ro1">
          <table:table-cell office:value-type="string">
            <text:p>27.43</text:p>
          </table:table-cell>
          <table:table-cell/>
          <table:table-cell office:value-type="string">
            <text:p>Производство свинца, цинка и олова</text:p>
          </table:table-cell>
        </table:table-row>
        <table:table-row table:style-name="ro1">
          <table:table-cell office:value-type="string">
            <text:p>27.44</text:p>
          </table:table-cell>
          <table:table-cell/>
          <table:table-cell office:value-type="string">
            <text:p>Производство меди</text:p>
          </table:table-cell>
        </table:table-row>
        <table:table-row table:style-name="ro1">
          <table:table-cell office:value-type="string">
            <text:p>27.45</text:p>
          </table:table-cell>
          <table:table-cell/>
          <table:table-cell office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>
            <text:p>27.5</text:p>
          </table:table-cell>
          <table:table-cell/>
          <table:table-cell office:value-type="string">
            <text:p>Производство отливок</text:p>
          </table:table-cell>
        </table:table-row>
        <table:table-row table:style-name="ro1">
          <table:table-cell office:value-type="string">
            <text:p>27.51</text:p>
          </table:table-cell>
          <table:table-cell/>
          <table:table-cell office:value-type="string">
            <text:p>Производство чугунных отливок</text:p>
          </table:table-cell>
        </table:table-row>
        <table:table-row table:style-name="ro1">
          <table:table-cell office:value-type="string">
            <text:p>27.52</text:p>
          </table:table-cell>
          <table:table-cell/>
          <table:table-cell office:value-type="string">
            <text:p>Производство стальных отливок</text:p>
          </table:table-cell>
        </table:table-row>
        <table:table-row table:style-name="ro1">
          <table:table-cell office:value-type="string">
            <text:p>27.53</text:p>
          </table:table-cell>
          <table:table-cell/>
          <table:table-cell office:value-type="string">
            <text:p>Производство отливок из легких металлов</text:p>
          </table:table-cell>
        </table:table-row>
        <table:table-row table:style-name="ro1">
          <table:table-cell office:value-type="string">
            <text:p>27.54</text:p>
          </table:table-cell>
          <table:table-cell/>
          <table:table-cell office:value-type="string">
            <text:p>Производство отливок из прочих цветных металлов</text:p>
          </table:table-cell>
        </table:table-row>
        <table:table-row table:style-name="ro1">
          <table:table-cell office:value-type="string">
            <text:p>28</text:p>
          </table:table-cell>
          <table:table-cell/>
          <table:table-cell office:value-type="string">
            <text:p>ПРОИЗВОДСТВО ГОТОВЫХ МЕТАЛЛИЧЕСКИХ ИЗДЕЛИЙ</text:p>
          </table:table-cell>
        </table:table-row>
        <table:table-row table:style-name="ro1">
          <table:table-cell office:value-type="string">
            <text:p>28.1</text:p>
          </table:table-cell>
          <table:table-cell/>
          <table:table-cell office:value-type="string">
            <text:p>Производство строительных металлических конструкций и изделий</text:p>
          </table:table-cell>
        </table:table-row>
        <table:table-row table:style-name="ro1">
          <table:table-cell office:value-type="string">
            <text:p>28.11</text:p>
          </table:table-cell>
          <table:table-cell/>
          <table:table-cell office:value-type="string">
            <text:p>Производство строительных металлических конструкций</text:p>
          </table:table-cell>
        </table:table-row>
        <table:table-row table:style-name="ro1">
          <table:table-cell office:value-type="string">
            <text:p>28.12</text:p>
          </table:table-cell>
          <table:table-cell/>
          <table:table-cell office:value-type="string">
            <text:p>Производство строительных металлических изделий</text:p>
          </table:table-cell>
        </table:table-row>
        <table:table-row table:style-name="ro1">
          <table:table-cell office:value-type="string">
            <text:p>28.2</text:p>
          </table:table-cell>
          <table:table-cell/>
          <table:table-cell office:value-type="string">
            <text:p>Производство металлических резервуаров, радиаторов и котлов центрального отопления</text:p>
          </table:table-cell>
        </table:table-row>
        <table:table-row table:style-name="ro1">
          <table:table-cell office:value-type="string">
            <text:p>28.21</text:p>
          </table:table-cell>
          <table:table-cell/>
          <table:table-cell office:value-type="string">
            <text:p>Производство металлических цистерн, резервуаров и прочих емкостей</text:p>
          </table:table-cell>
        </table:table-row>
        <table:table-row table:style-name="ro1">
          <table:table-cell office:value-type="string">
            <text:p>28.22</text:p>
          </table:table-cell>
          <table:table-cell/>
          <table:table-cell office:value-type="string">
            <text:p>Производство радиаторов и котлов центрального отопления</text:p>
          </table:table-cell>
        </table:table-row>
        <table:table-row table:style-name="ro1">
          <table:table-cell office:value-type="string">
            <text:p>28.22.1</text:p>
          </table:table-cell>
          <table:table-cell/>
          <table:table-cell office:value-type="string">
            <text:p>Производство радиаторов</text:p>
          </table:table-cell>
        </table:table-row>
        <table:table-row table:style-name="ro1">
          <table:table-cell office:value-type="string">
            <text:p>28.22.2</text:p>
          </table:table-cell>
          <table:table-cell/>
          <table:table-cell office:value-type="string">
            <text:p>Производство котлов центрального отопления</text:p>
          </table:table-cell>
        </table:table-row>
        <table:table-row table:style-name="ro1">
          <table:table-cell office:value-type="string">
            <text:p>28.22.9</text:p>
          </table:table-cell>
          <table:table-cell/>
          <table:table-cell office:value-type="string">
            <text:p>Предоставление услуг по ремонту и техническому обслуживанию котлов центрального отопления</text:p>
          </table:table-cell>
        </table:table-row>
        <table:table-row table:style-name="ro1">
          <table:table-cell office:value-type="string">
            <text:p>28.3</text:p>
          </table:table-cell>
          <table:table-cell/>
          <table:table-cell office:value-type="string">
            <text:p>Производство <text:s/>паровых котлов, кроме котлов центрального отопления; производство ядерных реакторов</text:p>
          </table:table-cell>
        </table:table-row>
        <table:table-row table:style-name="ro1">
          <table:table-cell office:value-type="string">
            <text:p>28.30</text:p>
          </table:table-cell>
          <table:table-cell/>
          <table:table-cell office:value-type="string">
            <text:p>Производство паровых котлов, кроме котлов центрального отопления; производство ядерных реакторов</text:p>
          </table:table-cell>
        </table:table-row>
        <table:table-row table:style-name="ro1">
          <table:table-cell office:value-type="string">
            <text:p>28.30.1</text:p>
          </table:table-cell>
          <table:table-cell/>
          <table:table-cell office:value-type="string">
            <text:p>Производство паровых котлов и их составных частей</text:p>
          </table:table-cell>
        </table:table-row>
        <table:table-row table:style-name="ro1">
          <table:table-cell office:value-type="string">
            <text:p>28.30.2</text:p>
          </table:table-cell>
          <table:table-cell/>
          <table:table-cell office:value-type="string">
            <text:p>Производство ядерных реакторов и их составных частей</text:p>
          </table:table-cell>
        </table:table-row>
        <table:table-row table:style-name="ro1">
          <table:table-cell office:value-type="string">
            <text:p>28.3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аровых котлов, кроме котлов центрального отопления</text:p>
          </table:table-cell>
        </table:table-row>
        <table:table-row table:style-name="ro1">
          <table:table-cell office:value-type="string">
            <text:p>28.4</text:p>
          </table:table-cell>
          <table:table-cell/>
          <table:table-cell office:value-type="string">
            <text:p>Ковка, прессование, штамповка и профилирование; изготовление изделий методом порошковой металлургии</text:p>
          </table:table-cell>
        </table:table-row>
        <table:table-row table:style-name="ro1">
          <table:table-cell office:value-type="string">
            <text:p>28.40</text:p>
          </table:table-cell>
          <table:table-cell/>
          <table:table-cell office:value-type="string">
            <text:p>Ковка, прессование, штамповка и профилирование; изготовление изделий методом порошковой металлургии</text:p>
          </table:table-cell>
        </table:table-row>
        <table:table-row table:style-name="ro1">
          <table:table-cell office:value-type="string">
            <text:p>28.40.1</text:p>
          </table:table-cell>
          <table:table-cell/>
          <table:table-cell office:value-type="string">
            <text:p>Предоставление услуг по ковке, прессованию, объемной и листовой штамповке и профилированию листового металла</text:p>
          </table:table-cell>
        </table:table-row>
        <table:table-row table:style-name="ro1">
          <table:table-cell office:value-type="string">
            <text:p>28.40.2</text:p>
          </table:table-cell>
          <table:table-cell/>
          <table:table-cell office:value-type="string">
            <text:p>Предоставление услуг по производству изделий методом порошковой металлургии</text:p>
          </table:table-cell>
        </table:table-row>
        <table:table-row table:style-name="ro1">
          <table:table-cell office:value-type="string">
            <text:p>28.5</text:p>
          </table:table-cell>
          <table:table-cell/>
          <table:table-cell office:value-type="string">
            <text:p>Обработка металлов и нанесение покрытий на металлы; обработка металлических <text:s text:c="2"/>изделий <text:s text:c="2"/>с <text:s text:c="2"/>использованием <text:s text:c="2"/>основных технологических процессов машиностроения</text:p>
          </table:table-cell>
        </table:table-row>
        <table:table-row table:style-name="ro1">
          <table:table-cell office:value-type="string">
            <text:p>28.51</text:p>
          </table:table-cell>
          <table:table-cell/>
          <table:table-cell office:value-type="string">
            <text:p>Обработка металлов и нанесение покрытий <text:s/>на металлы</text:p>
          </table:table-cell>
        </table:table-row>
        <table:table-row table:style-name="ro1">
          <table:table-cell office:value-type="string">
            <text:p>28.52</text:p>
          </table:table-cell>
          <table:table-cell/>
          <table:table-cell office:value-type="string">
            <text:p>Обработка металлических изделий с использованием основных <text:s/>технологических <text:s/>процессов машиностроения</text:p>
          </table:table-cell>
        </table:table-row>
        <table:table-row table:style-name="ro1">
          <table:table-cell office:value-type="string">
            <text:p>28.6</text:p>
          </table:table-cell>
          <table:table-cell/>
          <table:table-cell office:value-type="string">
            <text:p>Производство ножевых изделий, столовых приборов, инструментов, замочных и скобяных изделий</text:p>
          </table:table-cell>
        </table:table-row>
        <table:table-row table:style-name="ro1">
          <table:table-cell office:value-type="string">
            <text:p>28.61</text:p>
          </table:table-cell>
          <table:table-cell/>
          <table:table-cell office:value-type="string">
            <text:p>Производство ножевых изделий и столовых приборов</text:p>
          </table:table-cell>
        </table:table-row>
        <table:table-row table:style-name="ro1">
          <table:table-cell office:value-type="string">
            <text:p>28.62</text:p>
          </table:table-cell>
          <table:table-cell/>
          <table:table-cell office:value-type="string">
            <text:p>Производство инструментов</text:p>
          </table:table-cell>
        </table:table-row>
        <table:table-row table:style-name="ro1">
          <table:table-cell office:value-type="string">
            <text:p>28.63</text:p>
          </table:table-cell>
          <table:table-cell/>
          <table:table-cell office:value-type="string">
            <text:p>Производство замков и петель</text:p>
          </table:table-cell>
        </table:table-row>
        <table:table-row table:style-name="ro1">
          <table:table-cell office:value-type="string">
            <text:p>28.7</text:p>
          </table:table-cell>
          <table:table-cell/>
          <table:table-cell office:value-type="string">
            <text:p>Производство <text:s/>прочих <text:s/>готовых <text:s/>металлических изделий</text:p>
          </table:table-cell>
        </table:table-row>
        <table:table-row table:style-name="ro1">
          <table:table-cell office:value-type="string">
            <text:p>28.71</text:p>
          </table:table-cell>
          <table:table-cell/>
          <table:table-cell office:value-type="string">
            <text:p>Производство металлических бочек и аналогичных емкостей</text:p>
          </table:table-cell>
        </table:table-row>
        <table:table-row table:style-name="ro1">
          <table:table-cell office:value-type="string">
            <text:p>28.72</text:p>
          </table:table-cell>
          <table:table-cell/>
          <table:table-cell office:value-type="string">
            <text:p>Производство упаковки из легких металлов</text:p>
          </table:table-cell>
        </table:table-row>
        <table:table-row table:style-name="ro1">
          <table:table-cell office:value-type="string">
            <text:p>28.73</text:p>
          </table:table-cell>
          <table:table-cell/>
          <table:table-cell office:value-type="string">
            <text:p>Производство изделий из проволоки</text:p>
          </table:table-cell>
        </table:table-row>
        <table:table-row table:style-name="ro1">
          <table:table-cell office:value-type="string">
            <text:p>28.74</text:p>
          </table:table-cell>
          <table:table-cell/>
          <table:table-cell office:value-type="string">
            <text:p>Производство крепежных изделий, цепей и пружин</text:p>
          </table:table-cell>
        </table:table-row>
        <table:table-row table:style-name="ro1">
          <table:table-cell office:value-type="string">
            <text:p>28.74.1</text:p>
          </table:table-cell>
          <table:table-cell/>
          <table:table-cell office:value-type="string">
            <text:p>Производство крепежных изделий и пружин</text:p>
          </table:table-cell>
        </table:table-row>
        <table:table-row table:style-name="ro1">
          <table:table-cell office:value-type="string">
            <text:p>28.74.2</text:p>
          </table:table-cell>
          <table:table-cell/>
          <table:table-cell office:value-type="string">
            <text:p>Производство цепей, кроме шарнирных, и составных частей к ним</text:p>
          </table:table-cell>
        </table:table-row>
        <table:table-row table:style-name="ro1">
          <table:table-cell office:value-type="string">
            <text:p>28.75</text:p>
          </table:table-cell>
          <table:table-cell/>
          <table:table-cell office:value-type="string">
            <text:p>Производство прочих готовых металлических изделий</text:p>
          </table:table-cell>
        </table:table-row>
        <table:table-row table:style-name="ro1">
          <table:table-cell office:value-type="string">
            <text:p>28.75.1</text:p>
          </table:table-cell>
          <table:table-cell/>
          <table:table-cell office:value-type="string">
            <text:p>Производство металлических изделий для ванных комнат и кухни</text:p>
          </table:table-cell>
        </table:table-row>
        <table:table-row table:style-name="ro1">
          <table:table-cell office:value-type="string">
            <text:p>28.75.11</text:p>
          </table:table-cell>
          <table:table-cell/>
          <table:table-cell office:value-type="string">
            <text:p>Производство раковин, моек, ванн и прочих санитарно-технических изделий и их составных <text:s/>частей <text:s/>из черных металлов, меди или алюминия</text:p>
          </table:table-cell>
        </table:table-row>
        <table:table-row table:style-name="ro1">
          <table:table-cell office:value-type="string">
            <text:p>28.75.12</text:p>
          </table:table-cell>
          <table:table-cell/>
          <table:table-cell office:value-type="string">
            <text:p>Производство <text:s/>столовых, <text:s/>кухонных <text:s/>и <text:s/>прочих бытовых изделий, кроме <text:s/>столовых <text:s/>и <text:s/>кухонных <text:s/>приборов, <text:s/>и <text:s text:c="2"/>их составных частей из черных металлов, меди или алюминия</text:p>
          </table:table-cell>
        </table:table-row>
        <table:table-row table:style-name="ro1">
          <table:table-cell office:value-type="string">
            <text:p>28.75.2</text:p>
          </table:table-cell>
          <table:table-cell/>
          <table:table-cell office:value-type="string">
            <text:p>Производство прочих металлических изделий, кроме сабель, штыков и аналогичного оружия</text:p>
          </table:table-cell>
        </table:table-row>
        <table:table-row table:style-name="ro1">
          <table:table-cell office:value-type="string">
            <text:p>28.75.21</text:p>
          </table:table-cell>
          <table:table-cell/>
          <table:table-cell office:value-type="string">
            <text:p>Производство <text:s/>бронированных или армированных сейфов, несгораемых <text:s/>шкафов <text:s/>и <text:s/>дверей</text:p>
          </table:table-cell>
        </table:table-row>
        <table:table-row table:style-name="ro1">
          <table:table-cell office:value-type="string">
            <text:p>28.75.22</text:p>
          </table:table-cell>
          <table:table-cell/>
          <table:table-cell office:value-type="string">
            <text:p>Производство канцелярского настольного оборудования (ящиков, картотек, <text:s/>лотков <text:s/>и <text:s/>т.п.) из недрагоценных металлов</text:p>
          </table:table-cell>
        </table:table-row>
        <table:table-row table:style-name="ro1">
          <table:table-cell office:value-type="string">
            <text:p>28.75.23</text:p>
          </table:table-cell>
          <table:table-cell/>
          <table:table-cell office:value-type="string">
            <text:p>Производство <text:s text:c="2"/>деталей <text:s/>для <text:s/>скоросшивателей или папок; канцелярских принадлежностей и <text:s/>скоб <text:s/>в <text:s/>виде <text:s/>полос <text:s/>из недрагоценных металлов</text:p>
          </table:table-cell>
        </table:table-row>
        <table:table-row table:style-name="ro1">
          <table:table-cell office:value-type="string">
            <text:p>28.75.24</text:p>
          </table:table-cell>
          <table:table-cell/>
          <table:table-cell office:value-type="string">
            <text:p>Производство статуэток, рам для <text:s/>фотографий, картин, зеркал и прочих декоративных <text:s/>изделий из недрагоценных металлов</text:p>
          </table:table-cell>
        </table:table-row>
        <table:table-row table:style-name="ro1">
          <table:table-cell office:value-type="string">
            <text:p>28.75.25</text:p>
          </table:table-cell>
          <table:table-cell/>
          <table:table-cell office:value-type="string">
            <text:p>Производство фурнитуры из недрагоценных металлов для одежды, обуви, кожгалантереи и прочих изделий, в том числе крючков, пряжек, застежек, петелек, колечек, трубчатых и раздвоенных заклепок и др.</text:p>
          </table:table-cell>
        </table:table-row>
        <table:table-row table:style-name="ro1">
          <table:table-cell office:value-type="string">
            <text:p>28.75.26</text:p>
          </table:table-cell>
          <table:table-cell/>
          <table:table-cell office:value-type="string">
            <text:p>Производство <text:s/>гребных винтов и их лопастей для судовых двигателей и лодочных моторов</text:p>
          </table:table-cell>
        </table:table-row>
        <table:table-row table:style-name="ro1">
          <table:table-cell office:value-type="string">
            <text:p>28.75.27</text:p>
          </table:table-cell>
          <table:table-cell/>
          <table:table-cell office:value-type="string">
            <text:p>Производство прочих изделий из недрагоценных <text:s/>металлов, не включенных в другие группировки</text:p>
          </table:table-cell>
        </table:table-row>
        <table:table-row table:style-name="ro1">
          <table:table-cell office:value-type="string">
            <text:p>28.75.3</text:p>
          </table:table-cell>
          <table:table-cell/>
          <table:table-cell office:value-type="string">
            <text:p>Производство шпаг, кортиков, штыков, копий и аналогичного оружия и частей к нему</text:p>
          </table:table-cell>
        </table:table-row>
        <table:table-row table:style-name="ro1">
          <table:table-cell office:value-type="string">
            <text:p>DK</text:p>
          </table:table-cell>
          <table:table-cell/>
          <table:table-cell office:value-type="string">
            <text:p>ПРОИЗВОДСТВО МАШИН И ОБОРУДОВАНИЯ</text:p>
          </table:table-cell>
        </table:table-row>
        <table:table-row table:style-name="ro1">
          <table:table-cell office:value-type="string">
            <text:p>29</text:p>
          </table:table-cell>
          <table:table-cell/>
          <table:table-cell office:value-type="string">
            <text:p>ПРОИЗВОДСТВО МАШИН И ОБОРУДОВАНИЯ</text:p>
          </table:table-cell>
        </table:table-row>
        <table:table-row table:style-name="ro1">
          <table:table-cell office:value-type="string">
            <text:p>29.1</text:p>
          </table:table-cell>
          <table:table-cell/>
          <table:table-cell office:value-type="string">
            <text:p>Производство механического оборудования</text:p>
          </table:table-cell>
        </table:table-row>
        <table:table-row table:style-name="ro1">
          <table:table-cell office:value-type="string">
            <text:p>29.11</text:p>
          </table:table-cell>
          <table:table-cell/>
          <table:table-cell office:value-type="string">
            <text:p>Производство двигателей и турбин, кроме авиационных, автомобильных и мотоциклетных двигателей</text:p>
          </table:table-cell>
        </table:table-row>
        <table:table-row table:style-name="ro1">
          <table:table-cell office:value-type="string">
            <text:p>29.11.1</text:p>
          </table:table-cell>
          <table:table-cell/>
          <table:table-cell office:value-type="string">
            <text:p>Производство двигателей, кроме авиационных, автомобильных и мотоциклетных</text:p>
          </table:table-cell>
        </table:table-row>
        <table:table-row table:style-name="ro1">
          <table:table-cell office:value-type="string">
            <text:p>29.11.2</text:p>
          </table:table-cell>
          <table:table-cell/>
          <table:table-cell office:value-type="string">
            <text:p>Производство турбин</text:p>
          </table:table-cell>
        </table:table-row>
        <table:table-row table:style-name="ro1">
          <table:table-cell office:value-type="string">
            <text:p>29.11.21</text:p>
          </table:table-cell>
          <table:table-cell/>
          <table:table-cell office:value-type="string">
            <text:p>Производство паровых турбин</text:p>
          </table:table-cell>
        </table:table-row>
        <table:table-row table:style-name="ro1">
          <table:table-cell office:value-type="string">
            <text:p>29.11.22</text:p>
          </table:table-cell>
          <table:table-cell/>
          <table:table-cell office:value-type="string">
            <text:p>Производство гидравлических турбин и водяных колес</text:p>
          </table:table-cell>
        </table:table-row>
        <table:table-row table:style-name="ro1">
          <table:table-cell office:value-type="string">
            <text:p>29.11.23</text:p>
          </table:table-cell>
          <table:table-cell/>
          <table:table-cell office:value-type="string">
            <text:p>Производство газовых турбин, кроме турбореактивных <text:s/>и турбовинтовых</text:p>
          </table:table-cell>
        </table:table-row>
        <table:table-row table:style-name="ro1">
          <table:table-cell office:value-type="string">
            <text:p>29.11.9</text:p>
          </table:table-cell>
          <table:table-cell/>
          <table:table-cell office:value-type="string">
            <text:p>Предоставление услуг по монтажу, ремонту и техническому обслуживанию двигателей <text:s/>и <text:s/>турбин, <text:s/>кроме <text:s/>авиационных, автомобильных и мотоциклетных двигателей</text:p>
          </table:table-cell>
        </table:table-row>
        <table:table-row table:style-name="ro1">
          <table:table-cell office:value-type="string">
            <text:p>29.12</text:p>
          </table:table-cell>
          <table:table-cell/>
          <table:table-cell office:value-type="string">
            <text:p>Производство насосов, компрессоров и гидравлических систем</text:p>
          </table:table-cell>
        </table:table-row>
        <table:table-row table:style-name="ro1">
          <table:table-cell office:value-type="string">
            <text:p>29.12.1</text:p>
          </table:table-cell>
          <table:table-cell/>
          <table:table-cell office:value-type="string">
            <text:p>Производство гидравлических и пневматических силовых установок и двигателей</text:p>
          </table:table-cell>
        </table:table-row>
        <table:table-row table:style-name="ro1">
          <table:table-cell office:value-type="string">
            <text:p>29.12.2</text:p>
          </table:table-cell>
          <table:table-cell/>
          <table:table-cell office:value-type="string">
            <text:p>Производство насосов для перекачки жидкостей и подъемников жидкостей</text:p>
          </table:table-cell>
        </table:table-row>
        <table:table-row table:style-name="ro1">
          <table:table-cell office:value-type="string">
            <text:p>29.12.3</text:p>
          </table:table-cell>
          <table:table-cell/>
          <table:table-cell office:value-type="string">
            <text:p>Производство воздушных и вакуумных насосов; производство воздушных и газовых компрессоров</text:p>
          </table:table-cell>
        </table:table-row>
        <table:table-row table:style-name="ro1">
          <table:table-cell office:value-type="string">
            <text:p>29.12.9</text:p>
          </table:table-cell>
          <table:table-cell/>
          <table:table-cell office:value-type="string">
            <text:p>Предоставление услуг по монтажу, ремонту и техническому обслуживанию насосов и компрессоров</text:p>
          </table:table-cell>
        </table:table-row>
        <table:table-row table:style-name="ro1">
          <table:table-cell office:value-type="string">
            <text:p>29.13</text:p>
          </table:table-cell>
          <table:table-cell/>
          <table:table-cell office:value-type="string">
            <text:p>Производство трубопроводной арматуры</text:p>
          </table:table-cell>
        </table:table-row>
        <table:table-row table:style-name="ro1">
          <table:table-cell office:value-type="string">
            <text:p>29.14</text:p>
          </table:table-cell>
          <table:table-cell/>
          <table:table-cell office:value-type="string">
            <text:p>Производство подшипников, зубчатых передач, элементов механических передач и приводов</text:p>
          </table:table-cell>
        </table:table-row>
        <table:table-row table:style-name="ro1">
          <table:table-cell office:value-type="string">
            <text:p>29.14.1</text:p>
          </table:table-cell>
          <table:table-cell/>
          <table:table-cell office:value-type="string">
            <text:p>Производство шариковых и роликовых подшипников</text:p>
          </table:table-cell>
        </table:table-row>
        <table:table-row table:style-name="ro1">
          <table:table-cell office:value-type="string">
            <text:p>29.14.2</text:p>
          </table:table-cell>
          <table:table-cell/>
          <table:table-cell office:value-type="string">
            <text:p>Производство корпусов подшипников и подшипников скольжения, зубчатых колес, зубчатых передач и элементов приводов</text:p>
          </table:table-cell>
        </table:table-row>
        <table:table-row table:style-name="ro1">
          <table:table-cell office:value-type="string">
            <text:p>29.14.9</text:p>
          </table:table-cell>
          <table:table-cell/>
          <table:table-cell office:value-type="string">
            <text:p>Предоставление услуг по ремонту подшипников</text:p>
          </table:table-cell>
        </table:table-row>
        <table:table-row table:style-name="ro1">
          <table:table-cell office:value-type="string">
            <text:p>29.2</text:p>
          </table:table-cell>
          <table:table-cell/>
          <table:table-cell office:value-type="string">
            <text:p>Производство <text:s/>прочего <text:s/>оборудования общего назначения</text:p>
          </table:table-cell>
        </table:table-row>
        <table:table-row table:style-name="ro1">
          <table:table-cell office:value-type="string">
            <text:p>29.21</text:p>
          </table:table-cell>
          <table:table-cell/>
          <table:table-cell office:value-type="string">
            <text:p>Производство печей и печных горелок</text:p>
          </table:table-cell>
        </table:table-row>
        <table:table-row table:style-name="ro1">
          <table:table-cell office:value-type="string">
            <text:p>29.21.1</text:p>
          </table:table-cell>
          <table:table-cell/>
          <table:table-cell office:value-type="string">
            <text:p>Производство неэлектрических печей, горелок и устройств для них</text:p>
          </table:table-cell>
        </table:table-row>
        <table:table-row table:style-name="ro1">
          <table:table-cell office:value-type="string">
            <text:p>29.21.2</text:p>
          </table:table-cell>
          <table:table-cell/>
          <table:table-cell office:value-type="string">
            <text:p>Производство электрических печей</text:p>
          </table:table-cell>
        </table:table-row>
        <table:table-row table:style-name="ro1">
          <table:table-cell office:value-type="string">
            <text:p>29.21.9</text:p>
          </table:table-cell>
          <table:table-cell/>
          <table:table-cell office:value-type="string">
            <text:p>Предоставление услуг по <text:s/>монтажу, ремонту и техническому обслуживанию печей и печных топок</text:p>
          </table:table-cell>
        </table:table-row>
        <table:table-row table:style-name="ro1">
          <table:table-cell office:value-type="string">
            <text:p>29.22</text:p>
          </table:table-cell>
          <table:table-cell/>
          <table:table-cell office:value-type="string">
            <text:p>Производство подъемно-транспортного оборудования</text:p>
          </table:table-cell>
        </table:table-row>
        <table:table-row table:style-name="ro1">
          <table:table-cell office:value-type="string">
            <text:p>29.22.1</text:p>
          </table:table-cell>
          <table:table-cell/>
          <table:table-cell office:value-type="string">
            <text:p>Производство кранов, кроме строительных</text:p>
          </table:table-cell>
        </table:table-row>
        <table:table-row table:style-name="ro1">
          <table:table-cell office:value-type="string">
            <text:p>29.22.2</text:p>
          </table:table-cell>
          <table:table-cell/>
          <table:table-cell office:value-type="string">
            <text:p>Производство кранов для строительства</text:p>
          </table:table-cell>
        </table:table-row>
        <table:table-row table:style-name="ro1">
          <table:table-cell office:value-type="string">
            <text:p>29.22.3</text:p>
          </table:table-cell>
          <table:table-cell/>
          <table:table-cell office:value-type="string">
            <text:p>Производство оборудования непрерывного транспорта</text:p>
          </table:table-cell>
        </table:table-row>
        <table:table-row table:style-name="ro1">
          <table:table-cell office:value-type="string">
            <text:p>29.22.4</text:p>
          </table:table-cell>
          <table:table-cell/>
          <table:table-cell office:value-type="string">
            <text:p>Производство лифтов</text:p>
          </table:table-cell>
        </table:table-row>
        <table:table-row table:style-name="ro1">
          <table:table-cell office:value-type="string">
            <text:p>29.22.5</text:p>
          </table:table-cell>
          <table:table-cell/>
          <table:table-cell office:value-type="string">
            <text:p>Производство авто- и электропогрузчиков</text:p>
          </table:table-cell>
        </table:table-row>
        <table:table-row table:style-name="ro1">
          <table:table-cell office:value-type="string">
            <text:p>29.22.6</text:p>
          </table:table-cell>
          <table:table-cell/>
          <table:table-cell office:value-type="string">
            <text:p>Производство прочего подъемно-транспортного оборудования</text:p>
          </table:table-cell>
        </table:table-row>
        <table:table-row table:style-name="ro1">
          <table:table-cell office:value-type="string">
            <text:p>29.22.9</text:p>
          </table:table-cell>
          <table:table-cell/>
          <table:table-cell office:value-type="string">
            <text:p>Предоставление услуг по монтажу, ремонту и техническому обслуживанию подъемно-транспортного оборудования</text:p>
          </table:table-cell>
        </table:table-row>
        <table:table-row table:style-name="ro1">
          <table:table-cell office:value-type="string">
            <text:p>29.23</text:p>
          </table:table-cell>
          <table:table-cell/>
          <table:table-cell office:value-type="string">
            <text:p>Производство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>
            <text:p>29.23.1</text:p>
          </table:table-cell>
          <table:table-cell/>
          <table:table-cell office:value-type="string">
            <text:p>Производство теплообменных устройств, промышленного холодильного <text:s/>оборудования <text:s/>и оборудования для кондиционирования воздуха; производство оборудования для фильтрования и очистки газов</text:p>
          </table:table-cell>
        </table:table-row>
        <table:table-row table:style-name="ro1">
          <table:table-cell office:value-type="string">
            <text:p>29.23.2</text:p>
          </table:table-cell>
          <table:table-cell/>
          <table:table-cell office:value-type="string">
            <text:p>Производство вентиляторов</text:p>
          </table:table-cell>
        </table:table-row>
        <table:table-row table:style-name="ro1">
          <table:table-cell office:value-type="string">
            <text:p>29.23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>
            <text:p>29.24</text:p>
          </table:table-cell>
          <table:table-cell/>
          <table:table-cell office:value-type="string">
            <text:p>Производство <text:s/>прочих <text:s/>машин <text:s/>и <text:s/>оборудования обще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24.1</text:p>
          </table:table-cell>
          <table:table-cell/>
          <table:table-cell office:value-type="string">
            <text:p>Производство газогенераторов, аппаратов для дистилляции, фильтрования или очистки жидкости и газов</text:p>
          </table:table-cell>
        </table:table-row>
        <table:table-row table:style-name="ro1">
          <table:table-cell office:value-type="string">
            <text:p>29.24.2</text:p>
          </table:table-cell>
          <table:table-cell/>
          <table:table-cell office:value-type="string">
            <text:p>Производство фасовочно-упаковочного и весоизмерительного оборудования; производство оборудования для разбрызгивания <text:s text:c="2"/>или <text:s/>распыления <text:s/>жидких или порошкообразных материалов</text:p>
          </table:table-cell>
        </table:table-row>
        <table:table-row table:style-name="ro1">
          <table:table-cell office:value-type="string">
            <text:p>29.24.3</text:p>
          </table:table-cell>
          <table:table-cell/>
          <table:table-cell office:value-type="string">
            <text:p>Производство центрифуг, каландров и торговых автоматов</text:p>
          </table:table-cell>
        </table:table-row>
        <table:table-row table:style-name="ro1">
          <table:table-cell office:value-type="string">
            <text:p>29.24.31</text:p>
          </table:table-cell>
          <table:table-cell/>
          <table:table-cell office:value-type="string">
            <text:p>Производство центрифуг</text:p>
          </table:table-cell>
        </table:table-row>
        <table:table-row table:style-name="ro1">
          <table:table-cell office:value-type="string">
            <text:p>29.24.32</text:p>
          </table:table-cell>
          <table:table-cell/>
          <table:table-cell office:value-type="string">
            <text:p>Производство каландров и прочих валковых (роликовых) машин, <text:s text:c="2"/>кроме валковых (роликовых) машин для обработки металла и стекла</text:p>
          </table:table-cell>
        </table:table-row>
        <table:table-row table:style-name="ro1">
          <table:table-cell office:value-type="string">
            <text:p>29.24.33</text:p>
          </table:table-cell>
          <table:table-cell/>
          <table:table-cell office:value-type="string">
            <text:p>Производство торговых автоматов, включая автоматы для размена денег</text:p>
          </table:table-cell>
        </table:table-row>
        <table:table-row table:style-name="ro1">
          <table:table-cell office:value-type="string">
            <text:p>29.24.4</text:p>
          </table:table-cell>
          <table:table-cell/>
          <table:table-cell office:value-type="string">
            <text:p>Производство оборудования, не включенного в другие группировки, для <text:s text:c="2"/>обработки <text:s/>веществ <text:s/>с <text:s/>использованием процессов, предусматривающих изменение температуры среды</text:p>
          </table:table-cell>
        </table:table-row>
        <table:table-row table:style-name="ro1">
          <table:table-cell office:value-type="string">
            <text:p>29.24.6</text:p>
          </table:table-cell>
          <table:table-cell/>
          <table:table-cell office:value-type="string">
            <text:p>Производство посудомоечных машин для предприятий общественного питания</text:p>
          </table:table-cell>
        </table:table-row>
        <table:table-row table:style-name="ro1">
          <table:table-cell office:value-type="string">
            <text:p>29.24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его оборудования общего назначения, <text:s/>не включенного в другие группировки</text:p>
          </table:table-cell>
        </table:table-row>
        <table:table-row table:style-name="ro1">
          <table:table-cell office:value-type="string">
            <text:p>29.3</text:p>
          </table:table-cell>
          <table:table-cell/>
          <table:table-cell office:value-type="string">
            <text:p>Производство машин и оборудования для сельского и лесного <text:s/>хозяйства</text:p>
          </table:table-cell>
        </table:table-row>
        <table:table-row table:style-name="ro1">
          <table:table-cell office:value-type="string">
            <text:p>29.31</text:p>
          </table:table-cell>
          <table:table-cell/>
          <table:table-cell office:value-type="string">
            <text:p>Производство колесных тракторов</text:p>
          </table:table-cell>
        </table:table-row>
        <table:table-row table:style-name="ro1">
          <table:table-cell office:value-type="string">
            <text:p>29.32</text:p>
          </table:table-cell>
          <table:table-cell/>
          <table:table-cell office:value-type="string">
            <text:p>Производство <text:s/>прочих <text:s/>машин <text:s/>и <text:s/>оборудования для сельского и лесного хозяйства</text:p>
          </table:table-cell>
        </table:table-row>
        <table:table-row table:style-name="ro1">
          <table:table-cell office:value-type="string">
            <text:p>29.32.1</text:p>
          </table:table-cell>
          <table:table-cell/>
          <table:table-cell office:value-type="string">
            <text:p>Производство <text:s/>машин, используемых в растениеводстве</text:p>
          </table:table-cell>
        </table:table-row>
        <table:table-row table:style-name="ro1">
          <table:table-cell office:value-type="string">
            <text:p>29.32.2</text:p>
          </table:table-cell>
          <table:table-cell/>
          <table:table-cell office:value-type="string">
            <text:p>Производство машин для животноводства</text:p>
          </table:table-cell>
        </table:table-row>
        <table:table-row table:style-name="ro1">
          <table:table-cell office:value-type="string">
            <text:p>29.32.3</text:p>
          </table:table-cell>
          <table:table-cell/>
          <table:table-cell office:value-type="string">
            <text:p>Производство машин для лесного хозяйства</text:p>
          </table:table-cell>
        </table:table-row>
        <table:table-row table:style-name="ro1">
          <table:table-cell office:value-type="string">
            <text:p>29.32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ашин для сельского хозяйства, включая колесные тракторы, и лесного хозяйства</text:p>
          </table:table-cell>
        </table:table-row>
        <table:table-row table:style-name="ro1">
          <table:table-cell office:value-type="string">
            <text:p>29.4</text:p>
          </table:table-cell>
          <table:table-cell/>
          <table:table-cell office:value-type="string">
            <text:p>Производство станков</text:p>
          </table:table-cell>
        </table:table-row>
        <table:table-row table:style-name="ro1">
          <table:table-cell office:value-type="string">
            <text:p>29.40</text:p>
          </table:table-cell>
          <table:table-cell/>
          <table:table-cell office:value-type="string">
            <text:p>Производство станков</text:p>
          </table:table-cell>
        </table:table-row>
        <table:table-row table:style-name="ro1">
          <table:table-cell office:value-type="string">
            <text:p>29.40.1</text:p>
          </table:table-cell>
          <table:table-cell/>
          <table:table-cell office:value-type="string">
            <text:p>Производство металлорежущих станков</text:p>
          </table:table-cell>
        </table:table-row>
        <table:table-row table:style-name="ro1">
          <table:table-cell office:value-type="string">
            <text:p>29.40.2</text:p>
          </table:table-cell>
          <table:table-cell/>
          <table:table-cell office:value-type="string">
            <text:p>Производство деревообрабатывающего оборудования</text:p>
          </table:table-cell>
        </table:table-row>
        <table:table-row table:style-name="ro1">
          <table:table-cell office:value-type="string">
            <text:p>29.40.3</text:p>
          </table:table-cell>
          <table:table-cell/>
          <table:table-cell office:value-type="string">
            <text:p>Производство кузнечно-прессового оборудования</text:p>
          </table:table-cell>
        </table:table-row>
        <table:table-row table:style-name="ro1">
          <table:table-cell office:value-type="string">
            <text:p>29.40.4</text:p>
          </table:table-cell>
          <table:table-cell/>
          <table:table-cell office:value-type="string">
            <text:p>Производство оборудования для пайки, <text:s/>сварки и резки, машин и аппаратов для поверхностной термообработки и газотермического напыления</text:p>
          </table:table-cell>
        </table:table-row>
        <table:table-row table:style-name="ro1">
          <table:table-cell office:value-type="string">
            <text:p>29.40.5</text:p>
          </table:table-cell>
          <table:table-cell/>
          <table:table-cell office:value-type="string">
            <text:p>Производство станков для обработки прочих материалов</text:p>
          </table:table-cell>
        </table:table-row>
        <table:table-row table:style-name="ro1">
          <table:table-cell office:value-type="string">
            <text:p>29.40.6</text:p>
          </table:table-cell>
          <table:table-cell/>
          <table:table-cell office:value-type="string">
            <text:p>Производство пневматического или механизированного ручного инструмента (ручных машин)</text:p>
          </table:table-cell>
        </table:table-row>
        <table:table-row table:style-name="ro1">
          <table:table-cell office:value-type="string">
            <text:p>29.40.7</text:p>
          </table:table-cell>
          <table:table-cell/>
          <table:table-cell office:value-type="string">
            <text:p>Производство частей и принадлежностей для станков</text:p>
          </table:table-cell>
        </table:table-row>
        <table:table-row table:style-name="ro1">
          <table:table-cell office:value-type="string">
            <text:p>29.40.9</text:p>
          </table:table-cell>
          <table:table-cell/>
          <table:table-cell office:value-type="string">
            <text:p>Предоставление услуг по монтажу, <text:s/>ремонту <text:s text:c="3"/>и техническому обслуживанию станков</text:p>
          </table:table-cell>
        </table:table-row>
        <table:table-row table:style-name="ro1">
          <table:table-cell office:value-type="string">
            <text:p>29.5</text:p>
          </table:table-cell>
          <table:table-cell/>
          <table:table-cell office:value-type="string">
            <text:p>Производство <text:s/>прочих <text:s/>машин <text:s/>и <text:s/>оборудования специального назначения</text:p>
          </table:table-cell>
        </table:table-row>
        <table:table-row table:style-name="ro1">
          <table:table-cell office:value-type="string">
            <text:p>29.51</text:p>
          </table:table-cell>
          <table:table-cell/>
          <table:table-cell office:value-type="string">
            <text:p>Производство <text:s text:c="2"/>машин <text:s/>и <text:s/>оборудования <text:s/>для металлургии</text:p>
          </table:table-cell>
        </table:table-row>
        <table:table-row table:style-name="ro1">
          <table:table-cell office:value-type="string">
            <text:p>29.52</text:p>
          </table:table-cell>
          <table:table-cell/>
          <table:table-cell office:value-type="string">
            <text:p>Производство машин и оборудования для добычи полезных ископаемых и строительства</text:p>
          </table:table-cell>
        </table:table-row>
        <table:table-row table:style-name="ro1">
          <table:table-cell office:value-type="string">
            <text:p>29.53</text:p>
          </table:table-cell>
          <table:table-cell/>
          <table:table-cell office:value-type="string">
            <text:p>Производство машин и оборудования для изготовления пищевых продуктов, включая напитки, и табачных изделий</text:p>
          </table:table-cell>
        </table:table-row>
        <table:table-row table:style-name="ro1">
          <table:table-cell office:value-type="string">
            <text:p>29.54</text:p>
          </table:table-cell>
          <table:table-cell/>
          <table:table-cell office:value-type="string">
            <text:p>Производство машин и оборудования для <text:s text:c="2"/>изготовления текстильных, швейных, меховых и кожаных изделий</text:p>
          </table:table-cell>
        </table:table-row>
        <table:table-row table:style-name="ro1">
          <table:table-cell office:value-type="string">
            <text:p>29.54.1</text:p>
          </table:table-cell>
          <table:table-cell/>
          <table:table-cell office:value-type="string">
            <text:p>Производство оборудования для подготовки текстильных волокон, прядения, ткачества и <text:s/>вязания <text:s/>текстильных изделий</text:p>
          </table:table-cell>
        </table:table-row>
        <table:table-row table:style-name="ro1">
          <table:table-cell office:value-type="string">
            <text:p>29.54.2</text:p>
          </table:table-cell>
          <table:table-cell/>
          <table:table-cell office:value-type="string">
            <text:p>Производство прочего оборудования для текстильной и швейной промышленности, в том числе промышленных швейных машин</text:p>
          </table:table-cell>
        </table:table-row>
        <table:table-row table:style-name="ro1">
          <table:table-cell office:value-type="string">
            <text:p>29.54.3</text:p>
          </table:table-cell>
          <table:table-cell/>
          <table:table-cell office:value-type="string">
            <text:p>Производство машин для подготовки, дубления и выделки шкур и кожи, <text:s/>для изготовления и ремонта обуви и <text:s/>прочих изделий из шкур и кожи, кроме швейных машин</text:p>
          </table:table-cell>
        </table:table-row>
        <table:table-row table:style-name="ro1">
          <table:table-cell office:value-type="string">
            <text:p>29.54.4</text:p>
          </table:table-cell>
          <table:table-cell/>
          <table:table-cell office:value-type="string">
            <text:p>Производство составных частей и приспособлений машин для текстильной, швейной и кожевенной промышленности</text:p>
          </table:table-cell>
        </table:table-row>
        <table:table-row table:style-name="ro1">
          <table:table-cell office:value-type="string">
            <text:p>29.54.5</text:p>
          </table:table-cell>
          <table:table-cell/>
          <table:table-cell office:value-type="string">
            <text:p>Производство бытовых швейных машин</text:p>
          </table:table-cell>
        </table:table-row>
        <table:table-row table:style-name="ro1">
          <table:table-cell office:value-type="string">
            <text:p>29.54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ашин для текстильной, швейной и кожевенной промышленности</text:p>
          </table:table-cell>
        </table:table-row>
        <table:table-row table:style-name="ro1">
          <table:table-cell office:value-type="string">
            <text:p>29.55</text:p>
          </table:table-cell>
          <table:table-cell/>
          <table:table-cell office:value-type="string">
            <text:p>Производство машин и оборудования для изготовления бумаги и картона</text:p>
          </table:table-cell>
        </table:table-row>
        <table:table-row table:style-name="ro1">
          <table:table-cell office:value-type="string">
            <text:p>29.56</text:p>
          </table:table-cell>
          <table:table-cell/>
          <table:table-cell office:value-type="string">
            <text:p>Производство прочих машин и оборудования специаль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56.1</text:p>
          </table:table-cell>
          <table:table-cell/>
          <table:table-cell office:value-type="string">
            <text:p>Производство переплетного, наборного, включая фотонаборные машины, <text:s text:c="2"/>печатного <text:s text:c="2"/>оборудования <text:s text:c="2"/>и <text:s/>его составных частей</text:p>
          </table:table-cell>
        </table:table-row>
        <table:table-row table:style-name="ro1">
          <table:table-cell office:value-type="string">
            <text:p>29.56.2</text:p>
          </table:table-cell>
          <table:table-cell/>
          <table:table-cell office:value-type="string">
            <text:p>Производство разных машин специального назначения и их составных частей</text:p>
          </table:table-cell>
        </table:table-row>
        <table:table-row table:style-name="ro1">
          <table:table-cell office:value-type="string">
            <text:p>29.56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их машин специаль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6</text:p>
          </table:table-cell>
          <table:table-cell/>
          <table:table-cell office:value-type="string">
            <text:p>Производство оружия и боеприпасов</text:p>
          </table:table-cell>
        </table:table-row>
        <table:table-row table:style-name="ro1">
          <table:table-cell office:value-type="string">
            <text:p>29.60</text:p>
          </table:table-cell>
          <table:table-cell/>
          <table:table-cell office:value-type="string">
            <text:p>Производство оружия и боеприпасов</text:p>
          </table:table-cell>
        </table:table-row>
        <table:table-row table:style-name="ro1">
          <table:table-cell office:value-type="string">
            <text:p>29.7</text:p>
          </table:table-cell>
          <table:table-cell/>
          <table:table-cell office:value-type="string">
            <text:p>Производство бытовых приборов, не включенных в другие группировки</text:p>
          </table:table-cell>
        </table:table-row>
        <table:table-row table:style-name="ro1">
          <table:table-cell office:value-type="string">
            <text:p>29.71</text:p>
          </table:table-cell>
          <table:table-cell/>
          <table:table-cell office:value-type="string">
            <text:p>Производство бытовых электрических приборов</text:p>
          </table:table-cell>
        </table:table-row>
        <table:table-row table:style-name="ro1">
          <table:table-cell office:value-type="string">
            <text:p>29.72</text:p>
          </table:table-cell>
          <table:table-cell/>
          <table:table-cell office:value-type="string">
            <text:p>Производство бытовых неэлектрических приборов</text:p>
          </table:table-cell>
        </table:table-row>
        <table:table-row table:style-name="ro1">
          <table:table-cell office:value-type="string">
            <text:p>DL</text:p>
          </table:table-cell>
          <table:table-cell/>
          <table:table-cell office:value-type="string">
            <text:p>ПРОИЗВОДСТВО ЭЛЕКТРООБОРУДОВАНИЯ, ЭЛЕКТРОННОГО И ОПТИЧЕСКОГО ОБОРУДОВАНИЯ</text:p>
          </table:table-cell>
        </table:table-row>
        <table:table-row table:style-name="ro1">
          <table:table-cell office:value-type="string">
            <text:p>30</text:p>
          </table:table-cell>
          <table:table-cell/>
          <table:table-cell office:value-type="string">
            <text:p>ПРОИЗВОДСТВО ОФИСНОГО ОБОРУДОВАНИЯ И ВЫЧИСЛИТЕЛЬНОЙ ТЕХНИКИ</text:p>
          </table:table-cell>
        </table:table-row>
        <table:table-row table:style-name="ro1">
          <table:table-cell office:value-type="string">
            <text:p>30.0</text:p>
          </table:table-cell>
          <table:table-cell/>
          <table:table-cell office:value-type="string">
            <text:p>Производство офисного оборудования и вычислительной техники</text:p>
          </table:table-cell>
        </table:table-row>
        <table:table-row table:style-name="ro1">
          <table:table-cell office:value-type="string">
            <text:p>30.01</text:p>
          </table:table-cell>
          <table:table-cell/>
          <table:table-cell office:value-type="string">
            <text:p>Производство офисного оборудования</text:p>
          </table:table-cell>
        </table:table-row>
        <table:table-row table:style-name="ro1">
          <table:table-cell office:value-type="string">
            <text:p>30.01.1</text:p>
          </table:table-cell>
          <table:table-cell/>
          <table:table-cell office:value-type="string">
            <text:p>Производство пишущих машин, машин для обработки текста, калькуляторов, счетных машин и их частей</text:p>
          </table:table-cell>
        </table:table-row>
        <table:table-row table:style-name="ro1">
          <table:table-cell office:value-type="string">
            <text:p>30.01.2</text:p>
          </table:table-cell>
          <table:table-cell/>
          <table:table-cell office:value-type="string">
            <text:p>Производство фотокопировальных машин, офисных машин для офсетной печати и прочих офисных машин и оборудования и их составных частей</text:p>
          </table:table-cell>
        </table:table-row>
        <table:table-row table:style-name="ro1">
          <table:table-cell office:value-type="string">
            <text:p>30.01.9</text:p>
          </table:table-cell>
          <table:table-cell/>
          <table:table-cell office:value-type="string">
            <text:p>Предоставление услуг по установке офисного оборудования</text:p>
          </table:table-cell>
        </table:table-row>
        <table:table-row table:style-name="ro1">
          <table:table-cell office:value-type="string">
            <text:p>30.02</text:p>
          </table:table-cell>
          <table:table-cell/>
          <table:table-cell office:value-type="string">
            <text:p>Производство электронных вычислительных машин и прочего оборудования для обработки информации</text:p>
          </table:table-cell>
        </table:table-row>
        <table:table-row table:style-name="ro1">
          <table:table-cell office:value-type="string">
            <text:p>31</text:p>
          </table:table-cell>
          <table:table-cell/>
          <table:table-cell office:value-type="string">
            <text:p>ПРОИЗВОДСТВО ЭЛЕКТРИЧЕСКИХ МАШИН И ЭЛЕКТРООБОРУДОВАНИЯ</text:p>
          </table:table-cell>
        </table:table-row>
        <table:table-row table:style-name="ro1">
          <table:table-cell office:value-type="string">
            <text:p>31.1</text:p>
          </table:table-cell>
          <table:table-cell/>
          <table:table-cell office:value-type="string">
            <text:p>Производство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10</text:p>
          </table:table-cell>
          <table:table-cell/>
          <table:table-cell office:value-type="string">
            <text:p>Производство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10.1</text:p>
          </table:table-cell>
          <table:table-cell/>
          <table:table-cell office:value-type="string">
            <text:p>Производство электродвигателей, генераторов и трансформаторов, кроме ремонта</text:p>
          </table:table-cell>
        </table:table-row>
        <table:table-row table:style-name="ro1">
          <table:table-cell office:value-type="string">
            <text:p>31.10.9</text:p>
          </table:table-cell>
          <table:table-cell/>
          <table:table-cell office:value-type="string">
            <text:p>Предоставление услуг по монтажу, ремонту, техническому обслуживанию и перемотке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2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20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20.1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, кроме ремонта</text:p>
          </table:table-cell>
        </table:table-row>
        <table:table-row table:style-name="ro1">
          <table:table-cell office:value-type="string">
            <text:p>31.20.9</text:p>
          </table:table-cell>
          <table:table-cell/>
          <table:table-cell office:value-type="string">
            <text:p>Предоставление услуг по монтажу, ремонту и техническому обслуживанию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3</text:p>
          </table:table-cell>
          <table:table-cell/>
          <table:table-cell office:value-type="string">
            <text:p>Производство изолированных проводов и кабелей</text:p>
          </table:table-cell>
        </table:table-row>
        <table:table-row table:style-name="ro1">
          <table:table-cell office:value-type="string">
            <text:p>31.30</text:p>
          </table:table-cell>
          <table:table-cell/>
          <table:table-cell office:value-type="string">
            <text:p>Производство изолированных проводов и кабелей</text:p>
          </table:table-cell>
        </table:table-row>
        <table:table-row table:style-name="ro1">
          <table:table-cell office:value-type="string">
            <text:p>31.4</text:p>
          </table:table-cell>
          <table:table-cell/>
          <table:table-cell office:value-type="string">
            <text:p>Производство химических источников тока (аккумуляторов, первичных элементов и батарей из них)</text:p>
          </table:table-cell>
        </table:table-row>
        <table:table-row table:style-name="ro1">
          <table:table-cell office:value-type="string">
            <text:p>31.40</text:p>
          </table:table-cell>
          <table:table-cell/>
          <table:table-cell office:value-type="string">
            <text:p>Производство химических источников тока (аккумуляторов, первичных элементов и батарей из них)</text:p>
          </table:table-cell>
        </table:table-row>
        <table:table-row table:style-name="ro1">
          <table:table-cell office:value-type="string">
            <text:p>31.40.1</text:p>
          </table:table-cell>
          <table:table-cell/>
          <table:table-cell office:value-type="string">
            <text:p>Производство первичных элементов, батарей первичных элементов и их частей</text:p>
          </table:table-cell>
        </table:table-row>
        <table:table-row table:style-name="ro1">
          <table:table-cell office:value-type="string">
            <text:p>31.40.2</text:p>
          </table:table-cell>
          <table:table-cell/>
          <table:table-cell office:value-type="string">
            <text:p>Производство электрических аккумуляторов, аккумуляторных батарей и их частей</text:p>
          </table:table-cell>
        </table:table-row>
        <table:table-row table:style-name="ro1">
          <table:table-cell office:value-type="string">
            <text:p>31.5</text:p>
          </table:table-cell>
          <table:table-cell/>
          <table:table-cell office:value-type="string">
            <text:p>Производство электрических ламп и осветительного оборудования</text:p>
          </table:table-cell>
        </table:table-row>
        <table:table-row table:style-name="ro1">
          <table:table-cell office:value-type="string">
            <text:p>31.50</text:p>
          </table:table-cell>
          <table:table-cell/>
          <table:table-cell office:value-type="string">
            <text:p>Производство электрических ламп и осветительного оборудования</text:p>
          </table:table-cell>
        </table:table-row>
        <table:table-row table:style-name="ro1">
          <table:table-cell office:value-type="string">
            <text:p>31.6</text:p>
          </table:table-cell>
          <table:table-cell/>
          <table:table-cell office:value-type="string">
            <text:p>Производство прочего электрооборудования</text:p>
          </table:table-cell>
        </table:table-row>
        <table:table-row table:style-name="ro1">
          <table:table-cell office:value-type="string">
            <text:p>31.61</text:p>
          </table:table-cell>
          <table:table-cell/>
          <table:table-cell office:value-type="string">
            <text:p>Производство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</text:p>
          </table:table-cell>
          <table:table-cell/>
          <table:table-cell office:value-type="string">
            <text:p>Производство прочего электрооборудования, не включенного в другие группировки, кроме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.1</text:p>
          </table:table-cell>
          <table:table-cell/>
          <table:table-cell office:value-type="string">
            <text:p>Производство, кроме ремонта, прочего электрооборудования, не включенного в другие группировки, без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его электрооборудования, не включенного в другие группировки</text:p>
          </table:table-cell>
        </table:table-row>
        <table:table-row table:style-name="ro1">
          <table:table-cell office:value-type="string">
            <text:p>32</text:p>
          </table:table-cell>
          <table:table-cell/>
          <table:table-cell office:value-type="string">
            <text:p>ПРОИЗВОДСТВО АППАРАТУРЫ ДЛЯ РАДИО, ТЕЛЕВИДЕНИЯ И СВЯЗИ</text:p>
          </table:table-cell>
        </table:table-row>
        <table:table-row table:style-name="ro1">
          <table:table-cell office:value-type="string">
            <text:p>32.1</text:p>
          </table:table-cell>
          <table:table-cell/>
          <table:table-cell office:value-type="string">
            <text:p>Производство электро- и радиоэлементов, электровакуумных приборов</text:p>
          </table:table-cell>
        </table:table-row>
        <table:table-row table:style-name="ro1">
          <table:table-cell office:value-type="string">
            <text:p>32.10</text:p>
          </table:table-cell>
          <table:table-cell/>
          <table:table-cell office:value-type="string">
            <text:p>Производство электро- и радиоэлементов, электровакуумных приборов</text:p>
          </table:table-cell>
        </table:table-row>
        <table:table-row table:style-name="ro1">
          <table:table-cell office:value-type="string">
            <text:p>32.10.1</text:p>
          </table:table-cell>
          <table:table-cell/>
          <table:table-cell office:value-type="string">
            <text:p>Производство электрических конденсаторов, включая силовые</text:p>
          </table:table-cell>
        </table:table-row>
        <table:table-row table:style-name="ro1">
          <table:table-cell office:value-type="string">
            <text:p>32.10.2</text:p>
          </table:table-cell>
          <table:table-cell/>
          <table:table-cell office:value-type="string">
            <text:p>Производство резисторов, включая реостаты и потенциометры</text:p>
          </table:table-cell>
        </table:table-row>
        <table:table-row table:style-name="ro1">
          <table:table-cell office:value-type="string">
            <text:p>32.10.3</text:p>
          </table:table-cell>
          <table:table-cell/>
          <table:table-cell office:value-type="string">
            <text:p>Производство печатных схем (плат)</text:p>
          </table:table-cell>
        </table:table-row>
        <table:table-row table:style-name="ro1">
          <table:table-cell office:value-type="string">
            <text:p>32.10.4</text:p>
          </table:table-cell>
          <table:table-cell/>
          <table:table-cell office:value-type="string">
            <text:p>Производство электровакуумных приборов</text:p>
          </table:table-cell>
        </table:table-row>
        <table:table-row table:style-name="ro1">
          <table:table-cell office:value-type="string">
            <text:p>32.10.5</text:p>
          </table:table-cell>
          <table:table-cell/>
          <table:table-cell office:value-type="string">
            <text:p>Производство полупроводниковых элементов, приборов, включая фоточувствительные и оптоэлектронные; смонтированных пьезоэлектрических кристаллов</text:p>
          </table:table-cell>
        </table:table-row>
        <table:table-row table:style-name="ro1">
          <table:table-cell office:value-type="string">
            <text:p>32.10.51</text:p>
          </table:table-cell>
          <table:table-cell/>
          <table:table-cell office:value-type="string">
            <text:p>Производство полупроводниковых элементов, приборов, включая фоточувствительные и оптоэлектронные</text:p>
          </table:table-cell>
        </table:table-row>
        <table:table-row table:style-name="ro1">
          <table:table-cell office:value-type="string">
            <text:p>32.10.52</text:p>
          </table:table-cell>
          <table:table-cell/>
          <table:table-cell office:value-type="string">
            <text:p>Производство смонтированных пьезоэлектрических кристаллов, включая резонаторы, фильтры и прочие устройства</text:p>
          </table:table-cell>
        </table:table-row>
        <table:table-row table:style-name="ro1">
          <table:table-cell office:value-type="string">
            <text:p>32.10.6</text:p>
          </table:table-cell>
          <table:table-cell/>
          <table:table-cell office:value-type="string">
            <text:p>Производство интегральных схем, микросборок и микромодулей</text:p>
          </table:table-cell>
        </table:table-row>
        <table:table-row table:style-name="ro1">
          <table:table-cell office:value-type="string">
            <text:p>32.10.7</text:p>
          </table:table-cell>
          <table:table-cell/>
          <table:table-cell office:value-type="string">
            <text:p>Производство частей электровакуумных приборов и прочих электро- и радиоэлементов, не включенных в другие группировки</text:p>
          </table:table-cell>
        </table:table-row>
        <table:table-row table:style-name="ro1">
          <table:table-cell office:value-type="string">
            <text:p>32.2</text:p>
          </table:table-cell>
          <table:table-cell/>
          <table:table-cell office:value-type="string">
            <text:p>Производство передающей аппаратуры, аппаратуры для проводной телефонной и телеграфной связи</text:p>
          </table:table-cell>
        </table:table-row>
        <table:table-row table:style-name="ro1">
          <table:table-cell office:value-type="string">
            <text:p>32.20</text:p>
          </table:table-cell>
          <table:table-cell/>
          <table:table-cell office:value-type="string">
            <text:p>Производство передающей аппаратуры, аппаратуры для проводной телефонной и телеграфной связи</text:p>
          </table:table-cell>
        </table:table-row>
        <table:table-row table:style-name="ro1">
          <table:table-cell office:value-type="string">
            <text:p>32.20.1</text:p>
          </table:table-cell>
          <table:table-cell/>
          <table:table-cell office:value-type="string">
            <text:p>Производство радио- и телевизионной передающей аппаратуры</text:p>
          </table:table-cell>
        </table:table-row>
        <table:table-row table:style-name="ro1">
          <table:table-cell office:value-type="string">
            <text:p>32.20.2</text:p>
          </table:table-cell>
          <table:table-cell/>
          <table:table-cell office:value-type="string">
            <text:p>Производство электрической аппаратуры для проводной телефонной или телеграфной связи</text:p>
          </table:table-cell>
        </table:table-row>
        <table:table-row table:style-name="ro1">
          <table:table-cell office:value-type="string">
            <text:p>32.20.3</text:p>
          </table:table-cell>
          <table:table-cell/>
          <table:table-cell office:value-type="string">
            <text:p>Производство частей теле- и радиопередающей аппаратуры, телефонной или телеграфной электроаппаратуры</text:p>
          </table:table-cell>
        </table:table-row>
        <table:table-row table:style-name="ro1">
          <table:table-cell office:value-type="string">
            <text:p>32.20.9</text:p>
          </table:table-cell>
          <table:table-cell/>
          <table:table-cell office:value-type="string">
            <text:p>Предоставление услуг по установке, ремонту и техническому обслуживанию теле- и радиопередатчиков</text:p>
          </table:table-cell>
        </table:table-row>
        <table:table-row table:style-name="ro1">
          <table:table-cell office:value-type="string">
            <text:p>32.3</text:p>
          </table:table-cell>
          <table:table-cell/>
          <table:table-cell office:value-type="string">
            <text:p>Производство аппаратуры для приема, записи и воспроизведения звука и изображения</text:p>
          </table:table-cell>
        </table:table-row>
        <table:table-row table:style-name="ro1">
          <table:table-cell office:value-type="string">
            <text:p>32.30</text:p>
          </table:table-cell>
          <table:table-cell/>
          <table:table-cell office:value-type="string">
            <text:p>Производство аппаратуры для приема, записи и воспроизведения звука и изображения</text:p>
          </table:table-cell>
        </table:table-row>
        <table:table-row table:style-name="ro1">
          <table:table-cell office:value-type="string">
            <text:p>32.30.1</text:p>
          </table:table-cell>
          <table:table-cell/>
          <table:table-cell office:value-type="string">
            <text:p>Производство радиоприемников</text:p>
          </table:table-cell>
        </table:table-row>
        <table:table-row table:style-name="ro1">
          <table:table-cell office:value-type="string">
            <text:p>32.30.2</text:p>
          </table:table-cell>
          <table:table-cell/>
          <table:table-cell office:value-type="string">
            <text:p>Производство телевизионных приемников, включая видеомониторы и видеопроекторы</text:p>
          </table:table-cell>
        </table:table-row>
        <table:table-row table:style-name="ro1">
          <table:table-cell office:value-type="string">
            <text:p>32.30.3</text:p>
          </table:table-cell>
          <table:table-cell/>
          <table:table-cell office:value-type="string">
            <text:p>Производство звукозаписывающей и звуковоспроизводящей аппаратуры и аппаратуры для видеозаписи и видеовоспроизведения</text:p>
          </table:table-cell>
        </table:table-row>
        <table:table-row table:style-name="ro1">
          <table:table-cell office:value-type="string">
            <text:p>32.30.4</text:p>
          </table:table-cell>
          <table:table-cell/>
          <table:table-cell office:value-type="string">
            <text:p>Производство микрофонов, громкоговорителей, наушников, приемной аппаратуры для радиотелефонной или радиотелеграфной связи</text:p>
          </table:table-cell>
        </table:table-row>
        <table:table-row table:style-name="ro1">
          <table:table-cell office:value-type="string">
            <text:p>32.30.5</text:p>
          </table:table-cell>
          <table:table-cell/>
          <table:table-cell office:value-type="string">
            <text:p>Производство частей звукозаписывающей и звуковоспроизводящей аппаратуры и видеоаппаратуры; антенн</text:p>
          </table:table-cell>
        </table:table-row>
        <table:table-row table:style-name="ro1">
          <table:table-cell office:value-type="string">
            <text:p>32.3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фессиональной радио-, телевизионной, звукозаписывающей и звуковоспроизводящей аппаратуры и видеоаппаратуры</text:p>
          </table:table-cell>
        </table:table-row>
        <table:table-row table:style-name="ro1">
          <table:table-cell office:value-type="string">
            <text:p>33</text:p>
          </table:table-cell>
          <table:table-cell/>
          <table:table-cell office:value-type="string">
            <text:p>ПРОИЗВОДСТВО ИЗДЕЛИЙ МЕДИЦИНСКОЙ ТЕХНИКИ, СРЕДСТВ ИЗМЕРЕНИЙ, ОПТИЧЕСКИХ ПРИБОРОВ И АППАРАТУРЫ, ЧАСОВ</text:p>
          </table:table-cell>
        </table:table-row>
        <table:table-row table:style-name="ro1">
          <table:table-cell office:value-type="string">
            <text:p>33.1</text:p>
          </table:table-cell>
          <table:table-cell/>
          <table:table-cell office:value-type="string">
            <text:p>Производство изделий медицинской техники, включая хирургическое оборудование, и ортопедических приспособлений</text:p>
          </table:table-cell>
        </table:table-row>
        <table:table-row table:style-name="ro1">
          <table:table-cell office:value-type="string">
            <text:p>33.10</text:p>
          </table:table-cell>
          <table:table-cell/>
          <table:table-cell office:value-type="string">
            <text:p>Производство изделий медицинской техники, включая хирургическое оборудование, и ортопедических приспособлений</text:p>
          </table:table-cell>
        </table:table-row>
        <table:table-row table:style-name="ro1">
          <table:table-cell office:value-type="string">
            <text:p>33.10.1</text:p>
          </table:table-cell>
          <table:table-cell/>
          <table:table-cell office:value-type="string">
            <text:p>Производство медицинской диагностической и терапевтической аппаратуры, хирургического оборудования, медицинского инструмента, ортопедических приспособлений и их составных частей; производство аппаратуры, основанной <text:s/>на <text:s/>использовании <text:s/>рентгеновского, <text:s/>альфа-, <text:s/>бета- и гамма-излучений</text:p>
          </table:table-cell>
        </table:table-row>
        <table:table-row table:style-name="ro1">
          <table:table-cell office:value-type="string">
            <text:p>33.10.2</text:p>
          </table:table-cell>
          <table:table-cell/>
          <table:table-cell office:value-type="string">
            <text:p>Производство медицинской, в том числе хирургической, стоматологической и ветеринарной мебели; производство стоматологических и аналогичных им кресел с устройствами для поворота, подъема и наклона и их составных частей</text:p>
          </table:table-cell>
        </table:table-row>
        <table:table-row table:style-name="ro1">
          <table:table-cell office:value-type="string">
            <text:p>33.10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едицинского оборудования и аппаратуры</text:p>
          </table:table-cell>
        </table:table-row>
        <table:table-row table:style-name="ro1">
          <table:table-cell office:value-type="string">
            <text:p>33.2</text:p>
          </table:table-cell>
          <table:table-cell/>
          <table:table-cell office:value-type="string">
            <text:p>Производство контрольно-измерительных приборов</text:p>
          </table:table-cell>
        </table:table-row>
        <table:table-row table:style-name="ro1">
          <table:table-cell office:value-type="string">
            <text:p>33.20</text:p>
          </table:table-cell>
          <table:table-cell/>
          <table:table-cell office:value-type="string">
            <text:p>Производство контрольно-измерительных приборов</text:p>
          </table:table-cell>
        </table:table-row>
        <table:table-row table:style-name="ro1">
          <table:table-cell office:value-type="string">
            <text:p>33.20.1</text:p>
          </table:table-cell>
          <table:table-cell/>
          <table:table-cell office:value-type="string">
            <text:p>Производство навигационных, метеорологических, геодезических, геофизических и аналогичного типа приборов и инструментов</text:p>
          </table:table-cell>
        </table:table-row>
        <table:table-row table:style-name="ro1">
          <table:table-cell office:value-type="string">
            <text:p>33.20.2</text:p>
          </table:table-cell>
          <table:table-cell/>
          <table:table-cell office:value-type="string">
            <text:p>Производство радиолокационной, радионавигационной аппаратуры и радиоаппаратуры дистанционного управления</text:p>
          </table:table-cell>
        </table:table-row>
        <table:table-row table:style-name="ro1">
          <table:table-cell office:value-type="string">
            <text:p>33.20.3</text:p>
          </table:table-cell>
          <table:table-cell/>
          <table:table-cell office:value-type="string">
            <text:p>Производство точных весов; производство ручных инструментов для черчения, разметки и математических расчетов; производство ручных инструментов для измерения линейных размеров, не включенных в другие группировки</text:p>
          </table:table-cell>
        </table:table-row>
        <table:table-row table:style-name="ro1">
          <table:table-cell office:value-type="string">
            <text:p>33.20.4</text:p>
          </table:table-cell>
          <table:table-cell/>
          <table:table-cell office:value-type="string">
            <text:p>Производство приборов для измерения электрических величин и ионизирующих излучений</text:p>
          </table:table-cell>
        </table:table-row>
        <table:table-row table:style-name="ro1">
          <table:table-cell office:value-type="string">
            <text:p>33.20.5</text:p>
          </table:table-cell>
          <table:table-cell/>
          <table:table-cell office:value-type="string">
            <text:p>Производство приборов для контроля прочих физических величин</text:p>
          </table:table-cell>
        </table:table-row>
        <table:table-row table:style-name="ro1">
          <table:table-cell office:value-type="string">
            <text:p>33.20.6</text:p>
          </table:table-cell>
          <table:table-cell/>
          <table:table-cell office:value-type="string">
            <text:p>Производство прочих приборов и инструментов для измерения, контроля и испытаний</text:p>
          </table:table-cell>
        </table:table-row>
        <table:table-row table:style-name="ro1">
          <table:table-cell office:value-type="string">
            <text:p>33.20.7</text:p>
          </table:table-cell>
          <table:table-cell/>
          <table:table-cell office:value-type="string">
            <text:p>Производство приборов и аппаратуры для автоматического регулирования или управления (центров или пультов автоматического управления)</text:p>
          </table:table-cell>
        </table:table-row>
        <table:table-row table:style-name="ro1">
          <table:table-cell office:value-type="string">
            <text:p>33.20.8</text:p>
          </table:table-cell>
          <table:table-cell/>
          <table:table-cell office:value-type="string">
            <text:p>Производство частей приборов, аппаратов и инструментов для измерения, контроля, испытания, навигации и прочих целей</text:p>
          </table:table-cell>
        </table:table-row>
        <table:table-row table:style-name="ro1">
          <table:table-cell office:value-type="string">
            <text:p>33.2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иборов и инструментов для измерения, контроля, испытания, навигации, локации и прочих целей</text:p>
          </table:table-cell>
        </table:table-row>
        <table:table-row table:style-name="ro1">
          <table:table-cell office:value-type="string">
            <text:p>33.3</text:p>
          </table:table-cell>
          <table:table-cell/>
          <table:table-cell office:value-type="string">
            <text:p>Монтаж приборов контроля и регулирования технологических процессов</text:p>
          </table:table-cell>
        </table:table-row>
        <table:table-row table:style-name="ro1">
          <table:table-cell office:value-type="string">
            <text:p>33.30</text:p>
          </table:table-cell>
          <table:table-cell/>
          <table:table-cell office:value-type="string">
            <text:p>Монтаж приборов контроля и регулирования технологических процессов</text:p>
          </table:table-cell>
        </table:table-row>
        <table:table-row table:style-name="ro1">
          <table:table-cell office:value-type="string">
            <text:p>33.4</text:p>
          </table:table-cell>
          <table:table-cell/>
          <table:table-cell office:value-type="string">
            <text:p>Производство оптических приборов, фото- и кинооборудования</text:p>
          </table:table-cell>
        </table:table-row>
        <table:table-row table:style-name="ro1">
          <table:table-cell office:value-type="string">
            <text:p>33.40</text:p>
          </table:table-cell>
          <table:table-cell/>
          <table:table-cell office:value-type="string">
            <text:p>Производство оптических приборов, фото- и кинооборудования</text:p>
          </table:table-cell>
        </table:table-row>
        <table:table-row table:style-name="ro1">
          <table:table-cell office:value-type="string">
            <text:p>33.40.1</text:p>
          </table:table-cell>
          <table:table-cell/>
          <table:table-cell office:value-type="string">
            <text:p>Производство оптических приборов, фото- и кинооборудования, кроме ремонта</text:p>
          </table:table-cell>
        </table:table-row>
        <table:table-row table:style-name="ro1">
          <table:table-cell office:value-type="string">
            <text:p>33.40.9</text:p>
          </table:table-cell>
          <table:table-cell/>
          <table:table-cell office:value-type="string">
            <text:p>Предоставление услуг по ремонту и техническому обслуживанию профессионального фото- и кинооборудования и оптических приборов</text:p>
          </table:table-cell>
        </table:table-row>
        <table:table-row table:style-name="ro1">
          <table:table-cell office:value-type="string">
            <text:p>33.5</text:p>
          </table:table-cell>
          <table:table-cell/>
          <table:table-cell office:value-type="string">
            <text:p>Производство часов и других приборов времени</text:p>
          </table:table-cell>
        </table:table-row>
        <table:table-row table:style-name="ro1">
          <table:table-cell office:value-type="string">
            <text:p>33.50</text:p>
          </table:table-cell>
          <table:table-cell/>
          <table:table-cell office:value-type="string">
            <text:p>Производство часов и других приборов времени</text:p>
          </table:table-cell>
        </table:table-row>
        <table:table-row table:style-name="ro1">
          <table:table-cell office:value-type="string">
            <text:p>33.50.1</text:p>
          </table:table-cell>
          <table:table-cell/>
          <table:table-cell office:value-type="string">
            <text:p>Производство готовых часов и других приборов времени</text:p>
          </table:table-cell>
        </table:table-row>
        <table:table-row table:style-name="ro1">
          <table:table-cell office:value-type="string">
            <text:p>33.50.2</text:p>
          </table:table-cell>
          <table:table-cell/>
          <table:table-cell office:value-type="string">
            <text:p>Производство часовых механизмов и частей часов и приборов времени</text:p>
          </table:table-cell>
        </table:table-row>
        <table:table-row table:style-name="ro1">
          <table:table-cell office:value-type="string">
            <text:p>33.5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мышленных приборов и аппаратуры для измерения временных интервалов</text:p>
          </table:table-cell>
        </table:table-row>
        <table:table-row table:style-name="ro1">
          <table:table-cell office:value-type="string">
            <text:p>DM</text:p>
          </table:table-cell>
          <table:table-cell/>
          <table:table-cell office:value-type="string">
            <text:p>ПРОИЗВОДСТВО ТРАНСПОРТНЫХ СРЕДСТВ И ОБОРУДОВАНИЯ</text:p>
          </table:table-cell>
        </table:table-row>
        <table:table-row table:style-name="ro1">
          <table:table-cell office:value-type="string">
            <text:p>34</text:p>
          </table:table-cell>
          <table:table-cell/>
          <table:table-cell office:value-type="string">
            <text:p>ПРОИЗВОДСТВО АВТОМОБИЛЕЙ, ПРИЦЕПОВ И ПОЛУПРИЦЕПОВ</text:p>
          </table:table-cell>
        </table:table-row>
        <table:table-row table:style-name="ro1">
          <table:table-cell office:value-type="string">
            <text:p>34.1</text:p>
          </table:table-cell>
          <table:table-cell/>
          <table:table-cell office:value-type="string">
            <text:p>Производство автомобилей</text:p>
          </table:table-cell>
        </table:table-row>
        <table:table-row table:style-name="ro1">
          <table:table-cell office:value-type="string">
            <text:p>34.10</text:p>
          </table:table-cell>
          <table:table-cell/>
          <table:table-cell office:value-type="string">
            <text:p>Производство автомобилей</text:p>
          </table:table-cell>
        </table:table-row>
        <table:table-row table:style-name="ro1">
          <table:table-cell office:value-type="string">
            <text:p>34.10.1</text:p>
          </table:table-cell>
          <table:table-cell/>
          <table:table-cell office:value-type="string">
            <text:p>Производство двигателей внутреннего сгорания для автомобилей</text:p>
          </table:table-cell>
        </table:table-row>
        <table:table-row table:style-name="ro1">
          <table:table-cell office:value-type="string">
            <text:p>34.10.2</text:p>
          </table:table-cell>
          <table:table-cell/>
          <table:table-cell office:value-type="string">
            <text:p>Производство легковых автомобилей</text:p>
          </table:table-cell>
        </table:table-row>
        <table:table-row table:style-name="ro1">
          <table:table-cell office:value-type="string">
            <text:p>34.10.3</text:p>
          </table:table-cell>
          <table:table-cell/>
          <table:table-cell office:value-type="string">
            <text:p>Производство автобусов и троллейбусов</text:p>
          </table:table-cell>
        </table:table-row>
        <table:table-row table:style-name="ro1">
          <table:table-cell office:value-type="string">
            <text:p>34.10.4</text:p>
          </table:table-cell>
          <table:table-cell/>
          <table:table-cell office:value-type="string">
            <text:p>Производство грузовых автомобилей</text:p>
          </table:table-cell>
        </table:table-row>
        <table:table-row table:style-name="ro1">
          <table:table-cell office:value-type="string">
            <text:p>34.10.5</text:p>
          </table:table-cell>
          <table:table-cell/>
          <table:table-cell office:value-type="string">
            <text:p>Производство автомобилей специального назначения</text:p>
          </table:table-cell>
        </table:table-row>
        <table:table-row table:style-name="ro1">
          <table:table-cell office:value-type="string">
            <text:p>34.2</text:p>
          </table:table-cell>
          <table:table-cell/>
          <table:table-cell office:value-type="string">
            <text:p>Производство автомобильных кузовов; производство прицепов, полуприцепов и контейнеров, предназначенных для перевозки одним или несколькими видами транспорта</text:p>
          </table:table-cell>
        </table:table-row>
        <table:table-row table:style-name="ro1">
          <table:table-cell office:value-type="string">
            <text:p>34.20</text:p>
          </table:table-cell>
          <table:table-cell/>
          <table:table-cell office:value-type="string">
            <text:p>Производство автомобильных кузовов; производство прицепов, полуприцепов и контейнеров, предназначенных для перевозки одним или несколькими видами транспорта</text:p>
          </table:table-cell>
        </table:table-row>
        <table:table-row table:style-name="ro1">
          <table:table-cell office:value-type="string">
            <text:p>34.3</text:p>
          </table:table-cell>
          <table:table-cell/>
          <table:table-cell office:value-type="string">
            <text:p>Производство частей и принадлежностей автомобилей и их двигателей</text:p>
          </table:table-cell>
        </table:table-row>
        <table:table-row table:style-name="ro1">
          <table:table-cell office:value-type="string">
            <text:p>34.30</text:p>
          </table:table-cell>
          <table:table-cell/>
          <table:table-cell office:value-type="string">
            <text:p>Производство частей и принадлежностей автомобилей и их двигателей</text:p>
          </table:table-cell>
        </table:table-row>
        <table:table-row table:style-name="ro1">
          <table:table-cell office:value-type="string">
            <text:p>35</text:p>
          </table:table-cell>
          <table:table-cell/>
          <table:table-cell office:value-type="string">
            <text:p>ПРОИЗВОДСТВО СУДОВ, ЛЕТАТЕЛЬНЫХ И КОСМИЧЕСКИХ АППАРАТОВ И ПРОЧИХ ТРАНСПОРТНЫХ СРЕДСТВ</text:p>
          </table:table-cell>
        </table:table-row>
        <table:table-row table:style-name="ro1">
          <table:table-cell office:value-type="string">
            <text:p>35.1</text:p>
          </table:table-cell>
          <table:table-cell/>
          <table:table-cell office:value-type="string">
            <text:p>Строительство и ремонт судов</text:p>
          </table:table-cell>
        </table:table-row>
        <table:table-row table:style-name="ro1">
          <table:table-cell office:value-type="string">
            <text:p>35.11</text:p>
          </table:table-cell>
          <table:table-cell/>
          <table:table-cell office:value-type="string">
            <text:p>Строительство и ремонт судов</text:p>
          </table:table-cell>
        </table:table-row>
        <table:table-row table:style-name="ro1">
          <table:table-cell office:value-type="string">
            <text:p>35.11.1</text:p>
          </table:table-cell>
          <table:table-cell/>
          <table:table-cell office:value-type="string">
            <text:p>Строительство судов</text:p>
          </table:table-cell>
        </table:table-row>
        <table:table-row table:style-name="ro1">
          <table:table-cell office:value-type="string">
            <text:p>35.11.9</text:p>
          </table:table-cell>
          <table:table-cell/>
          <table:table-cell office:value-type="string">
            <text:p>Предоставление услуг по ремонту и техническому обслуживанию, переделка и разрезка на металлолом судов, плавучих платформ и конструкций</text:p>
          </table:table-cell>
        </table:table-row>
        <table:table-row table:style-name="ro1">
          <table:table-cell office:value-type="string">
            <text:p>35.12</text:p>
          </table:table-cell>
          <table:table-cell/>
          <table:table-cell office:value-type="string">
            <text:p>Строительство и ремонт спортивных и туристских <text:s/>судов</text:p>
          </table:table-cell>
        </table:table-row>
        <table:table-row table:style-name="ro1">
          <table:table-cell office:value-type="string">
            <text:p>35.12.1</text:p>
          </table:table-cell>
          <table:table-cell/>
          <table:table-cell office:value-type="string">
            <text:p>Строительство спортивных и туристских (прогулочных) судов</text:p>
          </table:table-cell>
        </table:table-row>
        <table:table-row table:style-name="ro1">
          <table:table-cell office:value-type="string">
            <text:p>35.12.9</text:p>
          </table:table-cell>
          <table:table-cell/>
          <table:table-cell office:value-type="string">
            <text:p>Предоставление услуг по ремонту и техническому обслуживанию спортивных и туристских (прогулочных) судов</text:p>
          </table:table-cell>
        </table:table-row>
        <table:table-row table:style-name="ro1">
          <table:table-cell office:value-type="string">
            <text:p>35.2</text:p>
          </table:table-cell>
          <table:table-cell/>
          <table:table-cell office:value-type="string">
            <text:p>Производство железнодорожного подвижного состава (локомотивов, трамвайных моторных вагонов и прочего подвижного состава)</text:p>
          </table:table-cell>
        </table:table-row>
        <table:table-row table:style-name="ro1">
          <table:table-cell office:value-type="string">
            <text:p>35.20</text:p>
          </table:table-cell>
          <table:table-cell/>
          <table:table-cell office:value-type="string">
            <text:p>Производство железнодорожного подвижного состава (локомотивов, трамвайных моторных вагонов и прочего подвижного состава)</text:p>
          </table:table-cell>
        </table:table-row>
        <table:table-row table:style-name="ro1">
          <table:table-cell office:value-type="string">
            <text:p>35.20.1</text:p>
          </table:table-cell>
          <table:table-cell/>
          <table:table-cell office:value-type="string">
            <text:p>Производство железнодорожных локомотивов</text:p>
          </table:table-cell>
        </table:table-row>
        <table:table-row table:style-name="ro1">
          <table:table-cell office:value-type="string">
            <text:p>35.20.2</text:p>
          </table:table-cell>
          <table:table-cell/>
          <table:table-cell office:value-type="string">
            <text:p>Производство моторных железнодорожных, трамвайных вагонов и вагонов метро, автомотрис и автодрезин, кроме транспортных средств для ремонта и технического обслуживания железнодорожных и трамвайных путей</text:p>
          </table:table-cell>
        </table:table-row>
        <table:table-row table:style-name="ro1">
          <table:table-cell office:value-type="string">
            <text:p>35.20.3</text:p>
          </table:table-cell>
          <table:table-cell/>
          <table:table-cell office:value-type="string">
            <text:p>Производство прочего подвижного состава</text:p>
          </table:table-cell>
        </table:table-row>
        <table:table-row table:style-name="ro1">
          <table:table-cell office:value-type="string">
            <text:p>35.20.31</text:p>
          </table:table-cell>
          <table:table-cell/>
          <table:table-cell office:value-type="string">
            <text:p>Производство транспортных средств для ремонта и технического обслуживания железнодорожных, трамвайных и прочих путей</text:p>
          </table:table-cell>
        </table:table-row>
        <table:table-row table:style-name="ro1">
          <table:table-cell office:value-type="string">
            <text:p>35.20.32</text:p>
          </table:table-cell>
          <table:table-cell/>
          <table:table-cell office:value-type="string">
            <text:p>Производство несамоходных пассажирских железнодорожных, трамвайных вагонов и вагонов метро, багажных, почтовых и прочих вагонов специального назначения, кроме вагонов, предназначенных для ремонта и технического обслуживания путей</text:p>
          </table:table-cell>
        </table:table-row>
        <table:table-row table:style-name="ro1">
          <table:table-cell office:value-type="string">
            <text:p>35.20.33</text:p>
          </table:table-cell>
          <table:table-cell/>
          <table:table-cell office:value-type="string">
            <text:p>Производство несамоходных железнодорожных, трамвайных и прочих вагонов для перевозки грузов</text:p>
          </table:table-cell>
        </table:table-row>
        <table:table-row table:style-name="ro1">
          <table:table-cell office:value-type="string">
            <text:p>35.20.4</text:p>
          </table:table-cell>
          <table:table-cell/>
          <table:table-cell office:value-type="string">
            <text:p>Производство частей железнодорожных локомотивов, трамвайных и прочих моторных вагонов и подвижного состава; производство путевого оборудования и устройств для железнодорожных, трамвайных и прочих путей, механического и электромеханического; оборудования для управления движением</text:p>
          </table:table-cell>
        </table:table-row>
        <table:table-row table:style-name="ro1">
          <table:table-cell office:value-type="string">
            <text:p>35.20.9</text:p>
          </table:table-cell>
          <table:table-cell/>
          <table:table-cell office:value-type="string">
            <text:p>Предоставление услуг по ремонту, техническому обслуживанию и переделке железнодорожных локомотивов, трамвайных и прочих моторных вагонов и подвижного состава</text:p>
          </table:table-cell>
        </table:table-row>
        <table:table-row table:style-name="ro1">
          <table:table-cell office:value-type="string">
            <text:p>35.3</text:p>
          </table:table-cell>
          <table:table-cell/>
          <table:table-cell office:value-type="string">
            <text:p>Производство летательных аппаратов, включая космические</text:p>
          </table:table-cell>
        </table:table-row>
        <table:table-row table:style-name="ro1">
          <table:table-cell office:value-type="string">
            <text:p>35.30</text:p>
          </table:table-cell>
          <table:table-cell/>
          <table:table-cell office:value-type="string">
            <text:p>Производство летательных аппаратов, включая космические</text:p>
          </table:table-cell>
        </table:table-row>
        <table:table-row table:style-name="ro1">
          <table:table-cell office:value-type="string">
            <text:p>35.30.1</text:p>
          </table:table-cell>
          <table:table-cell/>
          <table:table-cell office:value-type="string">
            <text:p>Производство силовых установок и двигателей для летательных аппаратов или космических аппаратов; устройств для ускоренного взлета самолетов, палубных тормозных устройств; наземных летных тренажеров для летного состава и их частей</text:p>
          </table:table-cell>
        </table:table-row>
        <table:table-row table:style-name="ro1">
          <table:table-cell office:value-type="string">
            <text:p>35.30.11</text:p>
          </table:table-cell>
          <table:table-cell/>
          <table:table-cell office:value-type="string">
            <text:p>Производство двигателей летательных аппаратов с искровым зажиганием и их частей</text:p>
          </table:table-cell>
        </table:table-row>
        <table:table-row table:style-name="ro1">
          <table:table-cell office:value-type="string">
            <text:p>35.30.12</text:p>
          </table:table-cell>
          <table:table-cell/>
          <table:table-cell office:value-type="string">
            <text:p>Производство турбореактивных и турбовинтовых двигателей и их частей</text:p>
          </table:table-cell>
        </table:table-row>
        <table:table-row table:style-name="ro1">
          <table:table-cell office:value-type="string">
            <text:p>35.30.13</text:p>
          </table:table-cell>
          <table:table-cell/>
          <table:table-cell office:value-type="string">
            <text:p>Производство реактивных двигателей, кроме турбореактивных, и их частей</text:p>
          </table:table-cell>
        </table:table-row>
        <table:table-row table:style-name="ro1">
          <table:table-cell office:value-type="string">
            <text:p>35.30.14</text:p>
          </table:table-cell>
          <table:table-cell/>
          <table:table-cell office:value-type="string">
            <text:p>Производство устройств для ускоренного взлета самолетов, палубных тормозных устройств и аналогичных устройств</text:p>
          </table:table-cell>
        </table:table-row>
        <table:table-row table:style-name="ro1">
          <table:table-cell office:value-type="string">
            <text:p>35.30.17</text:p>
          </table:table-cell>
          <table:table-cell/>
          <table:table-cell office:value-type="string">
            <text:p>Производство наземных тренажеров для летного состава и их частей</text:p>
          </table:table-cell>
        </table:table-row>
        <table:table-row table:style-name="ro1">
          <table:table-cell office:value-type="string">
            <text:p>35.30.2</text:p>
          </table:table-cell>
          <table:table-cell/>
          <table:table-cell office:value-type="string">
            <text:p>Производство воздушных шаров, дирижаблей, планеров, дельтапланов и прочих безмоторных летательных аппаратов</text:p>
          </table:table-cell>
        </table:table-row>
        <table:table-row table:style-name="ro1">
          <table:table-cell office:value-type="string">
            <text:p>35.30.3</text:p>
          </table:table-cell>
          <table:table-cell/>
          <table:table-cell office:value-type="string">
            <text:p>Производство вертолетов, самолетов и прочих летательных аппаратов</text:p>
          </table:table-cell>
        </table:table-row>
        <table:table-row table:style-name="ro1">
          <table:table-cell office:value-type="string">
            <text:p>35.30.4</text:p>
          </table:table-cell>
          <table:table-cell/>
          <table:table-cell office:value-type="string">
            <text:p>Производство космических аппаратов, ракет-носителей</text:p>
          </table:table-cell>
        </table:table-row>
        <table:table-row table:style-name="ro1">
          <table:table-cell office:value-type="string">
            <text:p>35.30.41</text:p>
          </table:table-cell>
          <table:table-cell/>
          <table:table-cell office:value-type="string">
            <text:p>Производство автоматических космических аппаратов и объектов</text:p>
          </table:table-cell>
        </table:table-row>
        <table:table-row table:style-name="ro1">
          <table:table-cell office:value-type="string">
            <text:p>35.30.42</text:p>
          </table:table-cell>
          <table:table-cell/>
          <table:table-cell office:value-type="string">
            <text:p>Производство пилотируемых космических кораблей многоразового использования, орбитальных станций, прочих космических аппаратов</text:p>
          </table:table-cell>
        </table:table-row>
        <table:table-row table:style-name="ro1">
          <table:table-cell office:value-type="string">
            <text:p>35.30.43</text:p>
          </table:table-cell>
          <table:table-cell/>
          <table:table-cell office:value-type="string">
            <text:p>Производство ракет-носителей, разгонных блоков</text:p>
          </table:table-cell>
        </table:table-row>
        <table:table-row table:style-name="ro1">
          <table:table-cell office:value-type="string">
            <text:p>35.30.5</text:p>
          </table:table-cell>
          <table:table-cell/>
          <table:table-cell office:value-type="string">
            <text:p>Производство прочих частей и принадлежностей летательных аппаратов и космических аппаратов</text:p>
          </table:table-cell>
        </table:table-row>
        <table:table-row table:style-name="ro1">
          <table:table-cell office:value-type="string">
            <text:p>35.30.9</text:p>
          </table:table-cell>
          <table:table-cell/>
          <table:table-cell office:value-type="string">
            <text:p>Предоставление услуг по ремонту, техническому обслуживанию и переделка летательных аппаратов и двигателей летательных аппаратов</text:p>
          </table:table-cell>
        </table:table-row>
        <table:table-row table:style-name="ro1">
          <table:table-cell office:value-type="string">
            <text:p>35.4</text:p>
          </table:table-cell>
          <table:table-cell/>
          <table:table-cell office:value-type="string">
            <text:p>Производство мотоциклов и велосипедов</text:p>
          </table:table-cell>
        </table:table-row>
        <table:table-row table:style-name="ro1">
          <table:table-cell office:value-type="string">
            <text:p>35.41</text:p>
          </table:table-cell>
          <table:table-cell/>
          <table:table-cell office:value-type="string">
            <text:p>Производство мотоциклов, мопедов и мотоциклетных колясок</text:p>
          </table:table-cell>
        </table:table-row>
        <table:table-row table:style-name="ro1">
          <table:table-cell office:value-type="string">
            <text:p>35.42</text:p>
          </table:table-cell>
          <table:table-cell/>
          <table:table-cell office:value-type="string">
            <text:p>Производство велосипедов</text:p>
          </table:table-cell>
        </table:table-row>
        <table:table-row table:style-name="ro1">
          <table:table-cell office:value-type="string">
            <text:p>35.43</text:p>
          </table:table-cell>
          <table:table-cell/>
          <table:table-cell office:value-type="string">
            <text:p>Производство инвалидных колясок</text:p>
          </table:table-cell>
        </table:table-row>
        <table:table-row table:style-name="ro1">
          <table:table-cell office:value-type="string">
            <text:p>35.5</text:p>
          </table:table-cell>
          <table:table-cell/>
          <table:table-cell office:value-type="string">
            <text:p>Производство прочих транспортных средств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35.50</text:p>
          </table:table-cell>
          <table:table-cell/>
          <table:table-cell office:value-type="string">
            <text:p>Производство прочих транспортных средств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DN</text:p>
          </table:table-cell>
          <table:table-cell/>
          <table:table-cell office:value-type="string">
            <text:p>ПРОЧИЕ ПРОИЗВОДСТВА</text:p>
          </table:table-cell>
        </table:table-row>
        <table:table-row table:style-name="ro1">
          <table:table-cell office:value-type="string">
            <text:p>36</text:p>
          </table:table-cell>
          <table:table-cell/>
          <table:table-cell office:value-type="string">
            <text:p>ПРОИЗВОДСТВО МЕБЕЛИ И ПРОЧЕ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1</text:p>
          </table:table-cell>
          <table:table-cell/>
          <table:table-cell office:value-type="string">
            <text:p>Производство мебели</text:p>
          </table:table-cell>
        </table:table-row>
        <table:table-row table:style-name="ro1">
          <table:table-cell office:value-type="string">
            <text:p>36.11</text:p>
          </table:table-cell>
          <table:table-cell/>
          <table:table-cell office:value-type="string">
            <text:p>Производство стульев и другой мебели для сидения</text:p>
          </table:table-cell>
        </table:table-row>
        <table:table-row table:style-name="ro1">
          <table:table-cell office:value-type="string">
            <text:p>36.12</text:p>
          </table:table-cell>
          <table:table-cell/>
          <table:table-cell office:value-type="string">
            <text:p>Производство мебели для офисов и предприятий торговли</text:p>
          </table:table-cell>
        </table:table-row>
        <table:table-row table:style-name="ro1">
          <table:table-cell office:value-type="string">
            <text:p>36.13</text:p>
          </table:table-cell>
          <table:table-cell/>
          <table:table-cell office:value-type="string">
            <text:p>Производство кухонной мебели</text:p>
          </table:table-cell>
        </table:table-row>
        <table:table-row table:style-name="ro1">
          <table:table-cell office:value-type="string">
            <text:p>36.14</text:p>
          </table:table-cell>
          <table:table-cell/>
          <table:table-cell office:value-type="string">
            <text:p>Производство прочей мебели</text:p>
          </table:table-cell>
        </table:table-row>
        <table:table-row table:style-name="ro1">
          <table:table-cell office:value-type="string">
            <text:p>36.15</text:p>
          </table:table-cell>
          <table:table-cell/>
          <table:table-cell office:value-type="string">
            <text:p>Производство матрасов</text:p>
          </table:table-cell>
        </table:table-row>
        <table:table-row table:style-name="ro1">
          <table:table-cell office:value-type="string">
            <text:p>36.2</text:p>
          </table:table-cell>
          <table:table-cell/>
          <table:table-cell office:value-type="string">
            <text:p>Производство ювелирных изделий и технических изделий из драгоценных металлов и драгоценных камней, монет и медалей</text:p>
          </table:table-cell>
        </table:table-row>
        <table:table-row table:style-name="ro1">
          <table:table-cell office:value-type="string">
            <text:p>36.21</text:p>
          </table:table-cell>
          <table:table-cell/>
          <table:table-cell office:value-type="string">
            <text:p>Чеканка монет и медалей</text:p>
          </table:table-cell>
        </table:table-row>
        <table:table-row table:style-name="ro1">
          <table:table-cell office:value-type="string">
            <text:p>36.22</text:p>
          </table:table-cell>
          <table:table-cell/>
          <table:table-cell office:value-type="string">
            <text:p>Производство ювелирных изделий и технических изделий из драгоценных металлов и драгоценных камней</text:p>
          </table:table-cell>
        </table:table-row>
        <table:table-row table:style-name="ro1">
          <table:table-cell office:value-type="string">
            <text:p>36.22.1</text:p>
          </table:table-cell>
          <table:table-cell/>
          <table:table-cell office:value-type="string">
            <text:p>Производство изделий <text:s/>технического назначения из драгоценных металлов</text:p>
          </table:table-cell>
        </table:table-row>
        <table:table-row table:style-name="ro1">
          <table:table-cell office:value-type="string">
            <text:p>36.22.2</text:p>
          </table:table-cell>
          <table:table-cell/>
          <table:table-cell office:value-type="string">
            <text:p>Производство <text:s/>изделий технического <text:s/>назначения из драгоценных камней</text:p>
          </table:table-cell>
        </table:table-row>
        <table:table-row table:style-name="ro1">
          <table:table-cell office:value-type="string">
            <text:p>36.22.3</text:p>
          </table:table-cell>
          <table:table-cell/>
          <table:table-cell office:value-type="string">
            <text:p>Обработка алмазов</text:p>
          </table:table-cell>
        </table:table-row>
        <table:table-row table:style-name="ro1">
          <table:table-cell office:value-type="string">
            <text:p>36.22.4</text:p>
          </table:table-cell>
          <table:table-cell/>
          <table:table-cell office:value-type="string">
            <text:p>Обработка драгоценных, кроме алмазов, полудрагоценных, поделочных и синтетических камней</text:p>
          </table:table-cell>
        </table:table-row>
        <table:table-row table:style-name="ro1">
          <table:table-cell office:value-type="string">
            <text:p>36.22.5</text:p>
          </table:table-cell>
          <table:table-cell/>
          <table:table-cell office:value-type="string">
            <text:p>Производство ювелирных изделий</text:p>
          </table:table-cell>
        </table:table-row>
        <table:table-row table:style-name="ro1">
          <table:table-cell office:value-type="string">
            <text:p>36.3</text:p>
          </table:table-cell>
          <table:table-cell/>
          <table:table-cell office:value-type="string">
            <text:p>Производство музыкальных инструментов</text:p>
          </table:table-cell>
        </table:table-row>
        <table:table-row table:style-name="ro1">
          <table:table-cell office:value-type="string">
            <text:p>36.30</text:p>
          </table:table-cell>
          <table:table-cell/>
          <table:table-cell office:value-type="string">
            <text:p>Производство <text:s text:c="3"/>музыкальных <text:s text:c="3"/>инструментов</text:p>
          </table:table-cell>
        </table:table-row>
        <table:table-row table:style-name="ro1">
          <table:table-cell office:value-type="string">
            <text:p>36.4</text:p>
          </table:table-cell>
          <table:table-cell/>
          <table:table-cell office:value-type="string">
            <text:p>Производство спортивных товаров</text:p>
          </table:table-cell>
        </table:table-row>
        <table:table-row table:style-name="ro1">
          <table:table-cell office:value-type="string">
            <text:p>36.40</text:p>
          </table:table-cell>
          <table:table-cell/>
          <table:table-cell office:value-type="string">
            <text:p>Производство спортивных товаров</text:p>
          </table:table-cell>
        </table:table-row>
        <table:table-row table:style-name="ro1">
          <table:table-cell office:value-type="string">
            <text:p>36.5</text:p>
          </table:table-cell>
          <table:table-cell/>
          <table:table-cell office:value-type="string">
            <text:p>Производство игр и игрушек</text:p>
          </table:table-cell>
        </table:table-row>
        <table:table-row table:style-name="ro1">
          <table:table-cell office:value-type="string">
            <text:p>36.50</text:p>
          </table:table-cell>
          <table:table-cell/>
          <table:table-cell office:value-type="string">
            <text:p>Производство игр и игрушек</text:p>
          </table:table-cell>
        </table:table-row>
        <table:table-row table:style-name="ro1">
          <table:table-cell office:value-type="string">
            <text:p>36.6</text:p>
          </table:table-cell>
          <table:table-cell/>
          <table:table-cell office:value-type="string">
            <text:p>Производство различно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61</text:p>
          </table:table-cell>
          <table:table-cell/>
          <table:table-cell office:value-type="string">
            <text:p>Производство ювелирных изделий из недрагоценных материалов</text:p>
          </table:table-cell>
        </table:table-row>
        <table:table-row table:style-name="ro1">
          <table:table-cell office:value-type="string">
            <text:p>36.62</text:p>
          </table:table-cell>
          <table:table-cell/>
          <table:table-cell office:value-type="string">
            <text:p>Производство метел и щеток</text:p>
          </table:table-cell>
        </table:table-row>
        <table:table-row table:style-name="ro1">
          <table:table-cell office:value-type="string">
            <text:p>36.63</text:p>
          </table:table-cell>
          <table:table-cell/>
          <table:table-cell office:value-type="string">
            <text:p>Производство проче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63.1</text:p>
          </table:table-cell>
          <table:table-cell/>
          <table:table-cell office:value-type="string">
            <text:p>Производство каруселей, качелей, тиров и прочих ярмарочных аттракционов</text:p>
          </table:table-cell>
        </table:table-row>
        <table:table-row table:style-name="ro1">
          <table:table-cell office:value-type="string">
            <text:p>36.63.2</text:p>
          </table:table-cell>
          <table:table-cell/>
          <table:table-cell office:value-type="string">
            <text:p>Производство пишущих принадлежностей</text:p>
          </table:table-cell>
        </table:table-row>
        <table:table-row table:style-name="ro1">
          <table:table-cell office:value-type="string">
            <text:p>36.63.3</text:p>
          </table:table-cell>
          <table:table-cell/>
          <table:table-cell office:value-type="string">
            <text:p>Производство зонтов, тростей, пуговиц, кнопок, застежек-молний</text:p>
          </table:table-cell>
        </table:table-row>
        <table:table-row table:style-name="ro1">
          <table:table-cell office:value-type="string">
            <text:p>36.63.4</text:p>
          </table:table-cell>
          <table:table-cell/>
          <table:table-cell office:value-type="string">
            <text:p>Производство линолеума на текстильной основе</text:p>
          </table:table-cell>
        </table:table-row>
        <table:table-row table:style-name="ro1">
          <table:table-cell office:value-type="string">
            <text:p>36.63.5</text:p>
          </table:table-cell>
          <table:table-cell/>
          <table:table-cell office:value-type="string">
            <text:p>Производство изделий из волоса человека или животных; производство аналогичных изделий из текстильных материалов</text:p>
          </table:table-cell>
        </table:table-row>
        <table:table-row table:style-name="ro1">
          <table:table-cell office:value-type="string">
            <text:p>36.63.6</text:p>
          </table:table-cell>
          <table:table-cell/>
          <table:table-cell office:value-type="string">
            <text:p>Производство <text:s/>спичек <text:s/>и <text:s/>зажигалок</text:p>
          </table:table-cell>
        </table:table-row>
        <table:table-row table:style-name="ro1">
          <table:table-cell office:value-type="string">
            <text:p>36.63.7</text:p>
          </table:table-cell>
          <table:table-cell/>
          <table:table-cell office:value-type="string">
            <text:p>Производство прочих изделий, не включенных в другие группировки</text:p>
          </table:table-cell>
        </table:table-row>
        <table:table-row table:style-name="ro1">
          <table:table-cell office:value-type="string">
            <text:p>37</text:p>
          </table:table-cell>
          <table:table-cell/>
          <table:table-cell office:value-type="string">
            <text:p>ОБРАБОТКА ВТОРИЧНОГО СЫРЬЯ</text:p>
          </table:table-cell>
        </table:table-row>
        <table:table-row table:style-name="ro1">
          <table:table-cell office:value-type="string">
            <text:p>37.1</text:p>
          </table:table-cell>
          <table:table-cell/>
          <table:table-cell office:value-type="string">
            <text:p>Обработка металлических отходов и лома</text:p>
          </table:table-cell>
        </table:table-row>
        <table:table-row table:style-name="ro1">
          <table:table-cell office:value-type="string">
            <text:p>37.10</text:p>
          </table:table-cell>
          <table:table-cell/>
          <table:table-cell office:value-type="string">
            <text:p>Обработка металлических отходов и лома</text:p>
          </table:table-cell>
        </table:table-row>
        <table:table-row table:style-name="ro1">
          <table:table-cell office:value-type="string">
            <text:p>37.10.1</text:p>
          </table:table-cell>
          <table:table-cell/>
          <table:table-cell office:value-type="string">
            <text:p>Обработка отходов и лома черных металлов</text:p>
          </table:table-cell>
        </table:table-row>
        <table:table-row table:style-name="ro1">
          <table:table-cell office:value-type="string">
            <text:p>37.10.2</text:p>
          </table:table-cell>
          <table:table-cell/>
          <table:table-cell office:value-type="string">
            <text:p>Обработка отходов и лома <text:s/>цветных металлов</text:p>
          </table:table-cell>
        </table:table-row>
        <table:table-row table:style-name="ro1">
          <table:table-cell office:value-type="string">
            <text:p>37.10.21</text:p>
          </table:table-cell>
          <table:table-cell/>
          <table:table-cell office:value-type="string">
            <text:p>Обработка отходов и лома цветных металлов, кроме драгоценных</text:p>
          </table:table-cell>
        </table:table-row>
        <table:table-row table:style-name="ro1">
          <table:table-cell office:value-type="string">
            <text:p>37.10.22</text:p>
          </table:table-cell>
          <table:table-cell/>
          <table:table-cell office:value-type="string">
            <text:p>Обработка отходов и лома драгоценных металлов</text:p>
          </table:table-cell>
        </table:table-row>
        <table:table-row table:style-name="ro1">
          <table:table-cell office:value-type="string">
            <text:p>37.2</text:p>
          </table:table-cell>
          <table:table-cell/>
          <table:table-cell office:value-type="string">
            <text:p>Обработка неметаллических отходов и лома</text:p>
          </table:table-cell>
        </table:table-row>
        <table:table-row table:style-name="ro1">
          <table:table-cell office:value-type="string">
            <text:p>37.20</text:p>
          </table:table-cell>
          <table:table-cell/>
          <table:table-cell office:value-type="string">
            <text:p>Обработка неметаллических отходов и лома</text:p>
          </table:table-cell>
        </table:table-row>
        <table:table-row table:style-name="ro1">
          <table:table-cell office:value-type="string">
            <text:p>37.20.1</text:p>
          </table:table-cell>
          <table:table-cell/>
          <table:table-cell office:value-type="string">
            <text:p>Обработка отходов резины</text:p>
          </table:table-cell>
        </table:table-row>
        <table:table-row table:style-name="ro1">
          <table:table-cell office:value-type="string">
            <text:p>37.20.2</text:p>
          </table:table-cell>
          <table:table-cell/>
          <table:table-cell office:value-type="string">
            <text:p>Обработка отходов и лома пластмасс</text:p>
          </table:table-cell>
        </table:table-row>
        <table:table-row table:style-name="ro1">
          <table:table-cell office:value-type="string">
            <text:p>37.20.3</text:p>
          </table:table-cell>
          <table:table-cell/>
          <table:table-cell office:value-type="string">
            <text:p>Обработка отходов и лома стекла</text:p>
          </table:table-cell>
        </table:table-row>
        <table:table-row table:style-name="ro1">
          <table:table-cell office:value-type="string">
            <text:p>37.20.4</text:p>
          </table:table-cell>
          <table:table-cell/>
          <table:table-cell office:value-type="string">
            <text:p>Обработка отходов текстильных материалов</text:p>
          </table:table-cell>
        </table:table-row>
        <table:table-row table:style-name="ro1">
          <table:table-cell office:value-type="string">
            <text:p>37.20.5</text:p>
          </table:table-cell>
          <table:table-cell/>
          <table:table-cell office:value-type="string">
            <text:p>Обработка отходов бумаги и картона</text:p>
          </table:table-cell>
        </table:table-row>
        <table:table-row table:style-name="ro1">
          <table:table-cell office:value-type="string">
            <text:p>37.20.6</text:p>
          </table:table-cell>
          <table:table-cell/>
          <table:table-cell office:value-type="string">
            <text:p>Обработка отходов драгоценных камней</text:p>
          </table:table-cell>
        </table:table-row>
        <table:table-row table:style-name="ro1">
          <table:table-cell office:value-type="string">
            <text:p>37.20.7</text:p>
          </table:table-cell>
          <table:table-cell/>
          <table:table-cell office:value-type="string">
            <text:p>Обработка прочих неметаллических отходов и лома</text:p>
          </table:table-cell>
        </table:table-row>
        <table:table-row table:style-name="ro1">
          <table:table-cell office:value-type="string">
            <text:p>E</text:p>
          </table:table-cell>
          <table:table-cell/>
          <table:table-cell office:value-type="string">
            <text:p>ПРОИЗВОДСТВО И РАСПРЕДЕЛЕНИЕ ЭЛЕКТРОЭНЕРГИИ, ГАЗА И ВОДЫ</text:p>
          </table:table-cell>
        </table:table-row>
        <table:table-row table:style-name="ro1">
          <table:table-cell office:value-type="string">
            <text:p>40</text:p>
          </table:table-cell>
          <table:table-cell/>
          <table:table-cell office:value-type="string">
            <text:p>ПРОИЗВОДСТВО, ПЕРЕДАЧА И РАСПРЕДЕЛЕНИЕ ЭЛЕКТРОЭНЕРГИИ, <text:s/>ГАЗА, ПАРА И ГОРЯЧЕЙ ВОДЫ</text:p>
          </table:table-cell>
        </table:table-row>
        <table:table-row table:style-name="ro1">
          <table:table-cell office:value-type="string">
            <text:p>40.1</text:p>
          </table:table-cell>
          <table:table-cell/>
          <table:table-cell office:value-type="string">
            <text:p>Производство, передача и распределение электроэнергии</text:p>
          </table:table-cell>
        </table:table-row>
        <table:table-row table:style-name="ro1">
          <table:table-cell office:value-type="string">
            <text:p>40.10</text:p>
          </table:table-cell>
          <table:table-cell/>
          <table:table-cell office:value-type="string">
            <text:p>Производство, передача и распределение электроэнергии</text:p>
          </table:table-cell>
        </table:table-row>
        <table:table-row table:style-name="ro1">
          <table:table-cell office:value-type="string">
            <text:p>40.10.1</text:p>
          </table:table-cell>
          <table:table-cell/>
          <table:table-cell office:value-type="string">
            <text:p>Производство электроэнергии</text:p>
          </table:table-cell>
        </table:table-row>
        <table:table-row table:style-name="ro1">
          <table:table-cell office:value-type="string">
            <text:p>40.10.11</text:p>
          </table:table-cell>
          <table:table-cell/>
          <table:table-cell office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>
            <text:p>40.10.12</text:p>
          </table:table-cell>
          <table:table-cell/>
          <table:table-cell office:value-type="string">
            <text:p>Производство электроэнергии гидроэлектростанциями</text:p>
          </table:table-cell>
        </table:table-row>
        <table:table-row table:style-name="ro1">
          <table:table-cell office:value-type="string">
            <text:p>40.10.13</text:p>
          </table:table-cell>
          <table:table-cell/>
          <table:table-cell office:value-type="string">
            <text:p>Производство электроэнергии атомными электростанциями</text:p>
          </table:table-cell>
        </table:table-row>
        <table:table-row table:style-name="ro1">
          <table:table-cell office:value-type="string">
            <text:p>40.10.14</text:p>
          </table:table-cell>
          <table:table-cell/>
          <table:table-cell office:value-type="string">
            <text:p>Производство электроэнергии прочими электростанциями и промышленными блок-станциями</text:p>
          </table:table-cell>
        </table:table-row>
        <table:table-row table:style-name="ro1">
          <table:table-cell office:value-type="string">
            <text:p>40.10.2</text:p>
          </table:table-cell>
          <table:table-cell/>
          <table:table-cell office:value-type="string">
            <text:p>Передача электроэнергии</text:p>
          </table:table-cell>
        </table:table-row>
        <table:table-row table:style-name="ro1">
          <table:table-cell office:value-type="string">
            <text:p>40.10.3</text:p>
          </table:table-cell>
          <table:table-cell/>
          <table:table-cell office:value-type="string">
            <text:p>Распределение электроэнергии</text:p>
          </table:table-cell>
        </table:table-row>
        <table:table-row table:style-name="ro1">
          <table:table-cell office:value-type="string">
            <text:p>40.10.4</text:p>
          </table:table-cell>
          <table:table-cell/>
          <table:table-cell office:value-type="string">
            <text:p>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>
            <text:p>40.10.41</text:p>
          </table:table-cell>
          <table:table-cell/>
          <table:table-cell office:value-type="string">
            <text:p>Деятельность по обеспечению работоспособности тепловых электростанций</text:p>
          </table:table-cell>
        </table:table-row>
        <table:table-row table:style-name="ro1">
          <table:table-cell office:value-type="string">
            <text:p>40.10.42</text:p>
          </table:table-cell>
          <table:table-cell/>
          <table:table-cell office:value-type="string">
            <text:p>Деятельность по обеспечению работоспособности гидроэлектростанций</text:p>
          </table:table-cell>
        </table:table-row>
        <table:table-row table:style-name="ro1">
          <table:table-cell office:value-type="string">
            <text:p>40.10.43</text:p>
          </table:table-cell>
          <table:table-cell/>
          <table:table-cell office:value-type="string">
            <text:p>Деятельность по обеспечению работоспособности атомных электростанций</text:p>
          </table:table-cell>
        </table:table-row>
        <table:table-row table:style-name="ro1">
          <table:table-cell office:value-type="string">
            <text:p>40.10.44</text:p>
          </table:table-cell>
          <table:table-cell/>
          <table:table-cell office:value-type="string">
            <text:p>Деятельность <text:s/>по <text:s/>обеспечению <text:s/>работоспособности <text:s text:c="2"/>прочих электростанций и промышленных блок-станций</text:p>
          </table:table-cell>
        </table:table-row>
        <table:table-row table:style-name="ro1">
          <table:table-cell office:value-type="string">
            <text:p>40.10.5</text:p>
          </table:table-cell>
          <table:table-cell/>
          <table:table-cell office:value-type="string">
            <text:p>Деятельность по обеспечению работоспособности электрических сетей</text:p>
          </table:table-cell>
        </table:table-row>
        <table:table-row table:style-name="ro1">
          <table:table-cell office:value-type="string">
            <text:p>40.2</text:p>
          </table:table-cell>
          <table:table-cell/>
          <table:table-cell office:value-type="string">
            <text:p>Производство и распределение газообразного топлива</text:p>
          </table:table-cell>
        </table:table-row>
        <table:table-row table:style-name="ro1">
          <table:table-cell office:value-type="string">
            <text:p>40.20</text:p>
          </table:table-cell>
          <table:table-cell/>
          <table:table-cell office:value-type="string">
            <text:p>Производство и распределение газообразного топлива</text:p>
          </table:table-cell>
        </table:table-row>
        <table:table-row table:style-name="ro1">
          <table:table-cell office:value-type="string">
            <text:p>40.20.1</text:p>
          </table:table-cell>
          <table:table-cell/>
          <table:table-cell office:value-type="string">
            <text:p>Производство газообразного топлива</text:p>
          </table:table-cell>
        </table:table-row>
        <table:table-row table:style-name="ro1">
          <table:table-cell office:value-type="string">
            <text:p>40.20.2</text:p>
          </table:table-cell>
          <table:table-cell/>
          <table:table-cell office:value-type="string">
            <text:p>Распределение газообразного топлива</text:p>
          </table:table-cell>
        </table:table-row>
        <table:table-row table:style-name="ro1">
          <table:table-cell office:value-type="string">
            <text:p>40.3</text:p>
          </table:table-cell>
          <table:table-cell/>
          <table:table-cell office:value-type="string">
            <text:p>Производство, передача и 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</text:p>
          </table:table-cell>
          <table:table-cell/>
          <table:table-cell office:value-type="string">
            <text:p>Производство, передача и 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.1</text:p>
          </table:table-cell>
          <table:table-cell/>
          <table:table-cell office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>
            <text:p>40.30.11</text:p>
          </table:table-cell>
          <table:table-cell/>
          <table:table-cell office:value-type="string">
            <text:p>Производство пара и горячей воды (тепловой энергии) тепловыми электростанциями</text:p>
          </table:table-cell>
        </table:table-row>
        <table:table-row table:style-name="ro1">
          <table:table-cell office:value-type="string">
            <text:p>40.30.12</text:p>
          </table:table-cell>
          <table:table-cell/>
          <table:table-cell office:value-type="string">
            <text:p>Производство пара и горячей воды (тепловой энергии) атомными электростанциями</text:p>
          </table:table-cell>
        </table:table-row>
        <table:table-row table:style-name="ro1">
          <table:table-cell office:value-type="string">
            <text:p>40.30.13</text:p>
          </table:table-cell>
          <table:table-cell/>
          <table:table-cell office:value-type="string">
            <text:p>Производство пара и горячей воды (тепловой энергии) прочими электростанциями и промышленными блок-станциями</text:p>
          </table:table-cell>
        </table:table-row>
        <table:table-row table:style-name="ro1">
          <table:table-cell office:value-type="string">
            <text:p>40.30.14</text:p>
          </table:table-cell>
          <table:table-cell/>
          <table:table-cell office:value-type="string">
            <text:p>Производство пара и горячей воды (тепловой энергии) котельными</text:p>
          </table:table-cell>
        </table:table-row>
        <table:table-row table:style-name="ro1">
          <table:table-cell office:value-type="string">
            <text:p>40.30.17</text:p>
          </table:table-cell>
          <table:table-cell/>
          <table:table-cell office:value-type="string">
            <text:p>Производство охлажденной воды или льда (натурального из воды) для охлаждения</text:p>
          </table:table-cell>
        </table:table-row>
        <table:table-row table:style-name="ro1">
          <table:table-cell office:value-type="string">
            <text:p>40.30.2</text:p>
          </table:table-cell>
          <table:table-cell/>
          <table:table-cell office:value-type="string">
            <text:p>Передача пара и горячей воды (тепловой энергии)</text:p>
          </table:table-cell>
        </table:table-row>
        <table:table-row table:style-name="ro1">
          <table:table-cell office:value-type="string">
            <text:p>40.30.3</text:p>
          </table:table-cell>
          <table:table-cell/>
          <table:table-cell office:value-type="string">
            <text:p>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.4</text:p>
          </table:table-cell>
          <table:table-cell/>
          <table:table-cell office:value-type="string">
            <text:p>Деятельность по обеспечению работоспособности котельных</text:p>
          </table:table-cell>
        </table:table-row>
        <table:table-row table:style-name="ro1">
          <table:table-cell office:value-type="string">
            <text:p>40.30.5</text:p>
          </table:table-cell>
          <table:table-cell/>
          <table:table-cell office:value-type="string">
            <text:p>Деятельность по обеспечению работоспособности тепловых сетей</text:p>
          </table:table-cell>
        </table:table-row>
        <table:table-row table:style-name="ro1">
          <table:table-cell office:value-type="string">
            <text:p>41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0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0.1</text:p>
          </table:table-cell>
          <table:table-cell/>
          <table:table-cell office:value-type="string">
            <text:p>Сбор и очистка <text:s/>воды</text:p>
          </table:table-cell>
        </table:table-row>
        <table:table-row table:style-name="ro1">
          <table:table-cell office:value-type="string">
            <text:p>41.00.2</text:p>
          </table:table-cell>
          <table:table-cell/>
          <table:table-cell office:value-type="string">
            <text:p>Распределение воды</text:p>
          </table:table-cell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СТРОИТЕЛЬСТВО</text:p>
          </table:table-cell>
        </table:table-row>
        <table:table-row table:style-name="ro1">
          <table:table-cell office:value-type="string">
            <text:p>45</text:p>
          </table:table-cell>
          <table:table-cell/>
          <table:table-cell office:value-type="string">
            <text:p>СТРОИТЕЛЬСТВО</text:p>
          </table:table-cell>
        </table:table-row>
        <table:table-row table:style-name="ro1">
          <table:table-cell office:value-type="string">
            <text:p>45.1</text:p>
          </table:table-cell>
          <table:table-cell/>
          <table:table-cell office:value-type="string">
            <text:p>Подготовка строительного участка</text:p>
          </table:table-cell>
        </table:table-row>
        <table:table-row table:style-name="ro1">
          <table:table-cell office:value-type="string">
            <text:p>45.11</text:p>
          </table:table-cell>
          <table:table-cell/>
          <table:table-cell office:value-type="string">
            <text:p>Разборка и снос зданий; производство земляных работ</text:p>
          </table:table-cell>
        </table:table-row>
        <table:table-row table:style-name="ro1">
          <table:table-cell office:value-type="string">
            <text:p>45.11.1</text:p>
          </table:table-cell>
          <table:table-cell/>
          <table:table-cell office:value-type="string">
            <text:p>Разборка и снос зданий, расчистка строительных участков</text:p>
          </table:table-cell>
        </table:table-row>
        <table:table-row table:style-name="ro1">
          <table:table-cell office:value-type="string">
            <text:p>45.11.2</text:p>
          </table:table-cell>
          <table:table-cell/>
          <table:table-cell office:value-type="string">
            <text:p>Производство земляных работ</text:p>
          </table:table-cell>
        </table:table-row>
        <table:table-row table:style-name="ro1">
          <table:table-cell office:value-type="string">
            <text:p>45.11.3</text:p>
          </table:table-cell>
          <table:table-cell/>
          <table:table-cell office:value-type="string">
            <text:p>Подготовка участка для горных работ</text:p>
          </table:table-cell>
        </table:table-row>
        <table:table-row table:style-name="ro1">
          <table:table-cell office:value-type="string">
            <text:p>45.12</text:p>
          </table:table-cell>
          <table:table-cell/>
          <table:table-cell office:value-type="string">
            <text:p>Разведочное бурение</text:p>
          </table:table-cell>
        </table:table-row>
        <table:table-row table:style-name="ro1">
          <table:table-cell office:value-type="string">
            <text:p>45.2</text:p>
          </table:table-cell>
          <table:table-cell/>
          <table:table-cell office:value-type="string">
            <text:p>Строительство зданий и сооружений</text:p>
          </table:table-cell>
        </table:table-row>
        <table:table-row table:style-name="ro1">
          <table:table-cell office:value-type="string">
            <text:p>45.21</text:p>
          </table:table-cell>
          <table:table-cell/>
          <table:table-cell office:value-type="string">
            <text:p>Производство общестроительных работ</text:p>
          </table:table-cell>
        </table:table-row>
        <table:table-row table:style-name="ro1">
          <table:table-cell office:value-type="string">
            <text:p>45.21.1</text:p>
          </table:table-cell>
          <table:table-cell/>
          <table:table-cell office:value-type="string">
            <text:p>Производство общестроительных работ по возведению зданий</text:p>
          </table:table-cell>
        </table:table-row>
        <table:table-row table:style-name="ro1">
          <table:table-cell office:value-type="string">
            <text:p>45.21.2</text:p>
          </table:table-cell>
          <table:table-cell/>
          <table:table-cell office:value-type="string">
            <text:p>Производство общестроительных работ по строительству мостов, надземных автомобильных дорог, тоннелей и подземных дорог</text:p>
          </table:table-cell>
        </table:table-row>
        <table:table-row table:style-name="ro1">
          <table:table-cell office:value-type="string">
            <text:p>45.21.3</text:p>
          </table:table-cell>
          <table:table-cell/>
          <table:table-cell office:value-type="string">
            <text:p>Производство <text:s text:c="2"/>общестроительных <text:s text:c="2"/>работ <text:s text:c="3"/>по <text:s text:c="3"/>прокладке магистральных <text:s text:c="2"/>трубопроводов, <text:s text:c="2"/>линий <text:s text:c="2"/>связи <text:s text:c="2"/>и <text:s/>линий электропередачи</text:p>
          </table:table-cell>
        </table:table-row>
        <table:table-row table:style-name="ro1">
          <table:table-cell office:value-type="string">
            <text:p>45.21.4</text:p>
          </table:table-cell>
          <table:table-cell/>
          <table:table-cell office:value-type="string">
            <text:p>Производство общестроительных работ по <text:s/>прокладке местных трубопроводов, линий <text:s text:c="2"/>связи <text:s/>и <text:s/>линий <text:s/>электропередачи, включая взаимосвязанные вспомогательные работы</text:p>
          </table:table-cell>
        </table:table-row>
        <table:table-row table:style-name="ro1">
          <table:table-cell office:value-type="string">
            <text:p>45.21.5</text:p>
          </table:table-cell>
          <table:table-cell/>
          <table:table-cell office:value-type="string">
            <text:p>Производство <text:s/>общестроительных <text:s/>работ <text:s text:c="2"/>по <text:s text:c="2"/>строительству электростанций <text:s text:c="2"/>и <text:s text:c="2"/>сооружений <text:s text:c="2"/>для <text:s/>горнодобывающей <text:s/>и обрабатывающей промышленности</text:p>
          </table:table-cell>
        </table:table-row>
        <table:table-row table:style-name="ro1">
          <table:table-cell office:value-type="string">
            <text:p>45.21.51</text:p>
          </table:table-cell>
          <table:table-cell/>
          <table:table-cell office:value-type="string">
            <text:p>Производство общестроительных работ <text:s/>по строительству гидроэлектростанций</text:p>
          </table:table-cell>
        </table:table-row>
        <table:table-row table:style-name="ro1">
          <table:table-cell office:value-type="string">
            <text:p>45.21.52</text:p>
          </table:table-cell>
          <table:table-cell/>
          <table:table-cell office:value-type="string">
            <text:p>Производство общестроительных работ <text:s/>по строительству атомных электростанций</text:p>
          </table:table-cell>
        </table:table-row>
        <table:table-row table:style-name="ro1">
          <table:table-cell office:value-type="string">
            <text:p>45.21.53</text:p>
          </table:table-cell>
          <table:table-cell/>
          <table:table-cell office:value-type="string">
            <text:p>Производство общестроительных работ <text:s/>по строительству тепловых и прочих электростанций</text:p>
          </table:table-cell>
        </table:table-row>
        <table:table-row table:style-name="ro1">
          <table:table-cell office:value-type="string">
            <text:p>45.21.54</text:p>
          </table:table-cell>
          <table:table-cell/>
          <table:table-cell office:value-type="string">
            <text:p>Производство <text:s text:c="2"/>общестроительных <text:s/>работ <text:s/>по <text:s/>строительству сооружений для горнодобывающей и обрабатывающей промышленности</text:p>
          </table:table-cell>
        </table:table-row>
        <table:table-row table:style-name="ro1">
          <table:table-cell office:value-type="string">
            <text:p>45.21.6</text:p>
          </table:table-cell>
          <table:table-cell/>
          <table:table-cell office:value-type="string">
            <text:p>Производство общестроительных работ <text:s/>по строительству прочих зданий и сооружений, не включенных в другие группировки</text:p>
          </table:table-cell>
        </table:table-row>
        <table:table-row table:style-name="ro1">
          <table:table-cell office:value-type="string">
            <text:p>45.21.7</text:p>
          </table:table-cell>
          <table:table-cell/>
          <table:table-cell office:value-type="string">
            <text:p>Монтаж зданий и сооружений из сборных конструкций</text:p>
          </table:table-cell>
        </table:table-row>
        <table:table-row table:style-name="ro1">
          <table:table-cell office:value-type="string">
            <text:p>45.22</text:p>
          </table:table-cell>
          <table:table-cell/>
          <table:table-cell office:value-type="string">
            <text:p>Устройство покрытий зданий и сооружений</text:p>
          </table:table-cell>
        </table:table-row>
        <table:table-row table:style-name="ro1">
          <table:table-cell office:value-type="string">
            <text:p>45.23</text:p>
          </table:table-cell>
          <table:table-cell/>
          <table:table-cell office:value-type="string">
            <text:p>Строительство дорог, аэродромов и спортивных сооружений</text:p>
          </table:table-cell>
        </table:table-row>
        <table:table-row table:style-name="ro1">
          <table:table-cell office:value-type="string">
            <text:p>45.23.1</text:p>
          </table:table-cell>
          <table:table-cell/>
          <table:table-cell office:value-type="string">
            <text:p>Производство общестроительных работ <text:s/>по строительству автомобильных дорог, железных дорог и взлетно-посадочных полос аэродромов</text:p>
          </table:table-cell>
        </table:table-row>
        <table:table-row table:style-name="ro1">
          <table:table-cell office:value-type="string">
            <text:p>45.23.2</text:p>
          </table:table-cell>
          <table:table-cell/>
          <table:table-cell office:value-type="string">
            <text:p>Строительство <text:s/>спортивных сооружений</text:p>
          </table:table-cell>
        </table:table-row>
        <table:table-row table:style-name="ro1">
          <table:table-cell office:value-type="string">
            <text:p>45.24</text:p>
          </table:table-cell>
          <table:table-cell/>
          <table:table-cell office:value-type="string">
            <text:p>Строительство водных сооружений</text:p>
          </table:table-cell>
        </table:table-row>
        <table:table-row table:style-name="ro1">
          <table:table-cell office:value-type="string">
            <text:p>45.24.1</text:p>
          </table:table-cell>
          <table:table-cell/>
          <table:table-cell office:value-type="string">
            <text:p>Строительство портовых <text:s/>сооружений</text:p>
          </table:table-cell>
        </table:table-row>
        <table:table-row table:style-name="ro1">
          <table:table-cell office:value-type="string">
            <text:p>45.24.2</text:p>
          </table:table-cell>
          <table:table-cell/>
          <table:table-cell office:value-type="string">
            <text:p>Строительство гидротехнических сооружений</text:p>
          </table:table-cell>
        </table:table-row>
        <table:table-row table:style-name="ro1">
          <table:table-cell office:value-type="string">
            <text:p>45.24.3</text:p>
          </table:table-cell>
          <table:table-cell/>
          <table:table-cell office:value-type="string">
            <text:p>Производство дноуглубительных и берегоукрепительных работ</text:p>
          </table:table-cell>
        </table:table-row>
        <table:table-row table:style-name="ro1">
          <table:table-cell office:value-type="string">
            <text:p>45.24.4</text:p>
          </table:table-cell>
          <table:table-cell/>
          <table:table-cell office:value-type="string">
            <text:p>Производство подводных работ, включая водолазные</text:p>
          </table:table-cell>
        </table:table-row>
        <table:table-row table:style-name="ro1">
          <table:table-cell office:value-type="string">
            <text:p>45.25</text:p>
          </table:table-cell>
          <table:table-cell/>
          <table:table-cell office:value-type="string">
            <text:p>Производство прочих строительных работ</text:p>
          </table:table-cell>
        </table:table-row>
        <table:table-row table:style-name="ro1">
          <table:table-cell office:value-type="string">
            <text:p>45.25.1</text:p>
          </table:table-cell>
          <table:table-cell/>
          <table:table-cell office:value-type="string">
            <text:p>Монтаж строительных лесов и подмостей</text:p>
          </table:table-cell>
        </table:table-row>
        <table:table-row table:style-name="ro1">
          <table:table-cell office:value-type="string">
            <text:p>45.25.2</text:p>
          </table:table-cell>
          <table:table-cell/>
          <table:table-cell office:value-type="string">
            <text:p>Строительство фундаментов и бурение водяных скважин</text:p>
          </table:table-cell>
        </table:table-row>
        <table:table-row table:style-name="ro1">
          <table:table-cell office:value-type="string">
            <text:p>45.25.3</text:p>
          </table:table-cell>
          <table:table-cell/>
          <table:table-cell office:value-type="string">
            <text:p>Производство бетонных и железобетонных работ</text:p>
          </table:table-cell>
        </table:table-row>
        <table:table-row table:style-name="ro1">
          <table:table-cell office:value-type="string">
            <text:p>45.25.4</text:p>
          </table:table-cell>
          <table:table-cell/>
          <table:table-cell office:value-type="string">
            <text:p>Монтаж металлических строительных конструкций</text:p>
          </table:table-cell>
        </table:table-row>
        <table:table-row table:style-name="ro1">
          <table:table-cell office:value-type="string">
            <text:p>45.25.5</text:p>
          </table:table-cell>
          <table:table-cell/>
          <table:table-cell office:value-type="string">
            <text:p>Производство каменных работ</text:p>
          </table:table-cell>
        </table:table-row>
        <table:table-row table:style-name="ro1">
          <table:table-cell office:value-type="string">
            <text:p>45.25.6</text:p>
          </table:table-cell>
          <table:table-cell/>
          <table:table-cell office:value-type="string">
            <text:p>Производство прочих <text:s/>строительных <text:s/>работ, требующих специальной <text:s/>квалификации</text:p>
          </table:table-cell>
        </table:table-row>
        <table:table-row table:style-name="ro1">
          <table:table-cell office:value-type="string">
            <text:p>45.3</text:p>
          </table:table-cell>
          <table:table-cell/>
          <table:table-cell office:value-type="string">
            <text:p>Монтаж <text:s/>инженерного оборудования зданий <text:s/>и сооружений</text:p>
          </table:table-cell>
        </table:table-row>
        <table:table-row table:style-name="ro1">
          <table:table-cell office:value-type="string">
            <text:p>45.31</text:p>
          </table:table-cell>
          <table:table-cell/>
          <table:table-cell office:value-type="string">
            <text:p>Производство электромонтажных работ</text:p>
          </table:table-cell>
        </table:table-row>
        <table:table-row table:style-name="ro1">
          <table:table-cell office:value-type="string">
            <text:p>45.32</text:p>
          </table:table-cell>
          <table:table-cell/>
          <table:table-cell office:value-type="string">
            <text:p>Производство изоляционных работ</text:p>
          </table:table-cell>
        </table:table-row>
        <table:table-row table:style-name="ro1">
          <table:table-cell office:value-type="string">
            <text:p>45.33</text:p>
          </table:table-cell>
          <table:table-cell/>
          <table:table-cell office:value-type="string">
            <text:p>Производство санитарно-технических работ</text:p>
          </table:table-cell>
        </table:table-row>
        <table:table-row table:style-name="ro1">
          <table:table-cell office:value-type="string">
            <text:p>45.34</text:p>
          </table:table-cell>
          <table:table-cell/>
          <table:table-cell office:value-type="string">
            <text:p>Монтаж прочего инженерного оборудования</text:p>
          </table:table-cell>
        </table:table-row>
        <table:table-row table:style-name="ro1">
          <table:table-cell office:value-type="string">
            <text:p>45.4</text:p>
          </table:table-cell>
          <table:table-cell/>
          <table:table-cell office:value-type="string">
            <text:p>Производство отделочных работ</text:p>
          </table:table-cell>
        </table:table-row>
        <table:table-row table:style-name="ro1">
          <table:table-cell office:value-type="string">
            <text:p>45.41</text:p>
          </table:table-cell>
          <table:table-cell/>
          <table:table-cell office:value-type="string">
            <text:p>Производство штукатурных работ</text:p>
          </table:table-cell>
        </table:table-row>
        <table:table-row table:style-name="ro1">
          <table:table-cell office:value-type="string">
            <text:p>45.42</text:p>
          </table:table-cell>
          <table:table-cell/>
          <table:table-cell office:value-type="string">
            <text:p>Производство столярных и плотничных работ</text:p>
          </table:table-cell>
        </table:table-row>
        <table:table-row table:style-name="ro1">
          <table:table-cell office:value-type="string">
            <text:p>45.43</text:p>
          </table:table-cell>
          <table:table-cell/>
          <table:table-cell office:value-type="string">
            <text:p>Устройство покрытий полов и облицовка стен</text:p>
          </table:table-cell>
        </table:table-row>
        <table:table-row table:style-name="ro1">
          <table:table-cell office:value-type="string">
            <text:p>45.44</text:p>
          </table:table-cell>
          <table:table-cell/>
          <table:table-cell office:value-type="string">
            <text:p>Производство малярных и стекольных работ</text:p>
          </table:table-cell>
        </table:table-row>
        <table:table-row table:style-name="ro1">
          <table:table-cell office:value-type="string">
            <text:p>45.44.1</text:p>
          </table:table-cell>
          <table:table-cell/>
          <table:table-cell office:value-type="string">
            <text:p>Производство стекольных работ</text:p>
          </table:table-cell>
        </table:table-row>
        <table:table-row table:style-name="ro1">
          <table:table-cell office:value-type="string">
            <text:p>45.44.2</text:p>
          </table:table-cell>
          <table:table-cell/>
          <table:table-cell office:value-type="string">
            <text:p>Производство малярных работ</text:p>
          </table:table-cell>
        </table:table-row>
        <table:table-row table:style-name="ro1">
          <table:table-cell office:value-type="string">
            <text:p>45.45</text:p>
          </table:table-cell>
          <table:table-cell/>
          <table:table-cell office:value-type="string">
            <text:p>Производство прочих отделочных и завершающих работ</text:p>
          </table:table-cell>
        </table:table-row>
        <table:table-row table:style-name="ro1">
          <table:table-cell office:value-type="string">
            <text:p>45.5</text:p>
          </table:table-cell>
          <table:table-cell/>
          <table:table-cell office:value-type="string">
            <text:p>Аренда строительных машин и оборудования с оператором</text:p>
          </table:table-cell>
        </table:table-row>
        <table:table-row table:style-name="ro1">
          <table:table-cell office:value-type="string">
            <text:p>45.50</text:p>
          </table:table-cell>
          <table:table-cell/>
          <table:table-cell office:value-type="string">
            <text:p>Аренда строительных машин и оборудования с оператором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ОПТОВАЯ <text:s/>И <text:s/>РОЗНИЧНАЯ <text:s/>ТОРГОВЛЯ; <text:s/>РЕМОНТ <text:s/>АВТОТРАНСПОРТНЫХ СРЕДСТВ, <text:s text:c="2"/>МОТОЦИКЛОВ,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0</text:p>
          </table:table-cell>
          <table:table-cell/>
          <table:table-cell office:value-type="string">
            <text:p>ТОРГОВЛЯ АВТОТРАНСПОРТНЫМИ СРЕДСТВАМИ И МОТОЦИКЛАМИ, ИХ ТЕХНИЧЕСКОЕ ОБСЛУЖИВАНИЕ И РЕМОНТ</text:p>
          </table:table-cell>
        </table:table-row>
        <table:table-row table:style-name="ro1">
          <table:table-cell office:value-type="string">
            <text:p>50.1</text:p>
          </table:table-cell>
          <table:table-cell/>
          <table:table-cell office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>
            <text:p>50.10</text:p>
          </table:table-cell>
          <table:table-cell/>
          <table:table-cell office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>
            <text:p>50.10.1</text:p>
          </table:table-cell>
          <table:table-cell/>
          <table:table-cell office:value-type="string">
            <text:p>Оптовая торговля автотранспортными средствами</text:p>
          </table:table-cell>
        </table:table-row>
        <table:table-row table:style-name="ro1">
          <table:table-cell office:value-type="string">
            <text:p>50.10.2</text:p>
          </table:table-cell>
          <table:table-cell/>
          <table:table-cell office:value-type="string">
            <text:p>Розничная торговля автотранспортными средствами</text:p>
          </table:table-cell>
        </table:table-row>
        <table:table-row table:style-name="ro1">
          <table:table-cell office:value-type="string">
            <text:p>50.10.3</text:p>
          </table:table-cell>
          <table:table-cell/>
          <table:table-cell office:value-type="string">
            <text:p>Торговля автотранспортными средствами через агентов</text:p>
          </table:table-cell>
        </table:table-row>
        <table:table-row table:style-name="ro1">
          <table:table-cell office:value-type="string">
            <text:p>50.2</text:p>
          </table:table-cell>
          <table:table-cell/>
          <table:table-cell office:value-type="string">
            <text:p>Техническое обслуживание и ремонт автотранспортных средств</text:p>
          </table:table-cell>
        </table:table-row>
        <table:table-row table:style-name="ro1">
          <table:table-cell office:value-type="string">
            <text:p>50.20</text:p>
          </table:table-cell>
          <table:table-cell/>
          <table:table-cell office:value-type="string">
            <text:p>Техническое обслуживание и ремонт автотранспортных средств</text:p>
          </table:table-cell>
        </table:table-row>
        <table:table-row table:style-name="ro1">
          <table:table-cell office:value-type="string">
            <text:p>50.20.1</text:p>
          </table:table-cell>
          <table:table-cell/>
          <table:table-cell office:value-type="string">
            <text:p>Техническое обслуживание и ремонт легковых автомобилей</text:p>
          </table:table-cell>
        </table:table-row>
        <table:table-row table:style-name="ro1">
          <table:table-cell office:value-type="string">
            <text:p>50.20.2</text:p>
          </table:table-cell>
          <table:table-cell/>
          <table:table-cell office:value-type="string">
            <text:p>Техническое обслуживание <text:s/>и <text:s/>ремонт <text:s/>прочих <text:s/>автотранспортных средств</text:p>
          </table:table-cell>
        </table:table-row>
        <table:table-row table:style-name="ro1">
          <table:table-cell office:value-type="string">
            <text:p>50.20.3</text:p>
          </table:table-cell>
          <table:table-cell/>
          <table:table-cell office:value-type="string">
            <text:p>Предоставление прочих видов услуг по техническому обслуживанию автотранспортных средств</text:p>
          </table:table-cell>
        </table:table-row>
        <table:table-row table:style-name="ro1">
          <table:table-cell office:value-type="string">
            <text:p>50.3</text:p>
          </table:table-cell>
          <table:table-cell/>
          <table:table-cell office:value-type="string">
            <text:p>Торговля <text:s/>автомобильными деталями, узлами <text:s/>и принадлежностями</text:p>
          </table:table-cell>
        </table:table-row>
        <table:table-row table:style-name="ro1">
          <table:table-cell office:value-type="string">
            <text:p>50.30</text:p>
          </table:table-cell>
          <table:table-cell/>
          <table:table-cell office:value-type="string">
            <text:p>Торговля <text:s/>автомобильными деталями, узлами <text:s/>и принадлежностями</text:p>
          </table:table-cell>
        </table:table-row>
        <table:table-row table:style-name="ro1">
          <table:table-cell office:value-type="string">
            <text:p>50.30.1</text:p>
          </table:table-cell>
          <table:table-cell/>
          <table:table-cell office:value-type="string">
            <text:p>Оптовая торговля автомобильными деталями, узлами и принадлежностями</text:p>
          </table:table-cell>
        </table:table-row>
        <table:table-row table:style-name="ro1">
          <table:table-cell office:value-type="string">
            <text:p>50.30.2</text:p>
          </table:table-cell>
          <table:table-cell/>
          <table:table-cell office:value-type="string">
            <text:p>Розничная торговля автомобильными деталями, узлами и принадлежностями</text:p>
          </table:table-cell>
        </table:table-row>
        <table:table-row table:style-name="ro1">
          <table:table-cell office:value-type="string">
            <text:p>50.30.3</text:p>
          </table:table-cell>
          <table:table-cell/>
          <table:table-cell office:value-type="string">
            <text:p>Торговля автомобильными деталями, узлами и принадлежностями через агентов</text:p>
          </table:table-cell>
        </table:table-row>
        <table:table-row table:style-name="ro1">
          <table:table-cell office:value-type="string">
            <text:p>50.4</text:p>
          </table:table-cell>
          <table:table-cell/>
          <table:table-cell office:value-type="string">
            <text:p>Торговля мотоциклами, их деталями, узлами и принадлежностями; техническое <text:s/>обслуживание <text:s text:c="2"/>и <text:s text:c="2"/>ремонт мотоциклов</text:p>
          </table:table-cell>
        </table:table-row>
        <table:table-row table:style-name="ro1">
          <table:table-cell office:value-type="string">
            <text:p>50.40</text:p>
          </table:table-cell>
          <table:table-cell/>
          <table:table-cell office:value-type="string">
            <text:p>Торговля мотоциклами, их деталями, узлами и принадлежностями; техническое <text:s/>обслуживание и ремонт мотоциклов</text:p>
          </table:table-cell>
        </table:table-row>
        <table:table-row table:style-name="ro1">
          <table:table-cell office:value-type="string">
            <text:p>50.40.1</text:p>
          </table:table-cell>
          <table:table-cell/>
          <table:table-cell office:value-type="string">
            <text:p>Оптовая торговля мотоциклами, их деталями, узлами и принадлежностями</text:p>
          </table:table-cell>
        </table:table-row>
        <table:table-row table:style-name="ro1">
          <table:table-cell office:value-type="string">
            <text:p>50.40.2</text:p>
          </table:table-cell>
          <table:table-cell/>
          <table:table-cell office:value-type="string">
            <text:p>Розничная торговля мотоциклами, их деталями, узлами и <text:s/>принадлежностями</text:p>
          </table:table-cell>
        </table:table-row>
        <table:table-row table:style-name="ro1">
          <table:table-cell office:value-type="string">
            <text:p>50.40.3</text:p>
          </table:table-cell>
          <table:table-cell/>
          <table:table-cell office:value-type="string">
            <text:p>Торговля мотоциклами, их деталями, узлами и принадлежностями <text:s/>через агентов</text:p>
          </table:table-cell>
        </table:table-row>
        <table:table-row table:style-name="ro1">
          <table:table-cell office:value-type="string">
            <text:p>50.40.4</text:p>
          </table:table-cell>
          <table:table-cell/>
          <table:table-cell office:value-type="string">
            <text:p>Техническое обслуживание и ремонт <text:s/>мотоциклов</text:p>
          </table:table-cell>
        </table:table-row>
        <table:table-row table:style-name="ro1">
          <table:table-cell office:value-type="string">
            <text:p>50.5</text:p>
          </table:table-cell>
          <table:table-cell/>
          <table:table-cell office:value-type="string">
            <text:p>Розничная торговля моторным топливом</text:p>
          </table:table-cell>
        </table:table-row>
        <table:table-row table:style-name="ro1">
          <table:table-cell office:value-type="string">
            <text:p>50.50</text:p>
          </table:table-cell>
          <table:table-cell/>
          <table:table-cell office:value-type="string">
            <text:p>Розничная торговля моторным топливом</text:p>
          </table:table-cell>
        </table:table-row>
        <table:table-row table:style-name="ro1">
          <table:table-cell office:value-type="string">
            <text:p>51</text:p>
          </table:table-cell>
          <table:table-cell/>
          <table:table-cell office:value-type="string">
            <text:p>ОПТОВАЯ ТОРГОВЛЯ, ВКЛЮЧАЯ ТОРГОВЛЮ ЧЕРЕЗ АГЕНТОВ, КРОМЕ ТОРГОВЛИ АВТОТРАНСПОРТНЫМИ СРЕДСТВАМИ И МОТОЦИКЛАМИ</text:p>
          </table:table-cell>
        </table:table-row>
        <table:table-row table:style-name="ro1">
          <table:table-cell office:value-type="string">
            <text:p>51.1</text:p>
          </table:table-cell>
          <table:table-cell/>
          <table:table-cell office:value-type="string">
            <text:p>Оптовая <text:s text:c="3"/>торговля <text:s text:c="2"/>через <text:s text:c="2"/>агентов (за вознаграждение или на <text:s/>договорной основе)</text:p>
          </table:table-cell>
        </table:table-row>
        <table:table-row table:style-name="ro1">
          <table:table-cell office:value-type="string">
            <text:p>51.11</text:p>
          </table:table-cell>
          <table:table-cell/>
          <table:table-cell office:value-type="string">
            <text:p>Деятельность агентов по оптовой торговле живыми <text:s/>животными, сельскохозяйственным сырьем, текстильным сырьем и полуфабрикатами</text:p>
          </table:table-cell>
        </table:table-row>
        <table:table-row table:style-name="ro1">
          <table:table-cell office:value-type="string">
            <text:p>51.11.1</text:p>
          </table:table-cell>
          <table:table-cell/>
          <table:table-cell office:value-type="string">
            <text:p>Деятельность агентов по оптовой <text:s text:c="2"/>торговле живыми животными</text:p>
          </table:table-cell>
        </table:table-row>
        <table:table-row table:style-name="ro1">
          <table:table-cell office:value-type="string">
            <text:p>51.11.2</text:p>
          </table:table-cell>
          <table:table-cell/>
          <table:table-cell office:value-type="string">
            <text:p>Деятельность агентов по оптовой <text:s text:c="2"/>торговле сельскохозяйственным сырьем, текстильным сырьем и полуфабрикатами</text:p>
          </table:table-cell>
        </table:table-row>
        <table:table-row table:style-name="ro1">
          <table:table-cell office:value-type="string">
            <text:p>51.11.21</text:p>
          </table:table-cell>
          <table:table-cell/>
          <table:table-cell office:value-type="string">
            <text:p>Деятельность агентов по оптовой торговле зерном</text:p>
          </table:table-cell>
        </table:table-row>
        <table:table-row table:style-name="ro1">
          <table:table-cell office:value-type="string">
            <text:p>51.11.22</text:p>
          </table:table-cell>
          <table:table-cell/>
          <table:table-cell office:value-type="string">
            <text:p>Деятельность агентов по <text:s/>оптовой <text:s/>торговле <text:s/>семенами, <text:s/>кроме масличных</text:p>
          </table:table-cell>
        </table:table-row>
        <table:table-row table:style-name="ro1">
          <table:table-cell office:value-type="string">
            <text:p>51.11.23</text:p>
          </table:table-cell>
          <table:table-cell/>
          <table:table-cell office:value-type="string">
            <text:p>Деятельность агентов по оптовой торговле масличными семенами и маслосодержащими плодами</text:p>
          </table:table-cell>
        </table:table-row>
        <table:table-row table:style-name="ro1">
          <table:table-cell office:value-type="string">
            <text:p>51.11.24</text:p>
          </table:table-cell>
          <table:table-cell/>
          <table:table-cell office:value-type="string">
            <text:p>Деятельность агентов по оптовой торговле кормами <text:s/>для <text:s/>сельскохозяйственных животных</text:p>
          </table:table-cell>
        </table:table-row>
        <table:table-row table:style-name="ro1">
          <table:table-cell office:value-type="string">
            <text:p>51.11.25</text:p>
          </table:table-cell>
          <table:table-cell/>
          <table:table-cell office:value-type="string">
            <text:p>Деятельность <text:s/>агентов по оптовой торговле текстильным сырьем и полуфабрикатами</text:p>
          </table:table-cell>
        </table:table-row>
        <table:table-row table:style-name="ro1">
          <table:table-cell office:value-type="string">
            <text:p>51.11.26</text:p>
          </table:table-cell>
          <table:table-cell/>
          <table:table-cell office:value-type="string">
            <text:p>Деятельность <text:s text:c="2"/>агентов <text:s text:c="2"/>по <text:s text:c="3"/>оптовой <text:s text:c="3"/>торговле <text:s text:c="3"/>прочими сельскохозяйственным <text:s text:c="3"/>сырьем <text:s text:c="3"/>и <text:s text:c="3"/>полуфабрикатами, <text:s text:c="2"/>не включенными в другие группировки</text:p>
          </table:table-cell>
        </table:table-row>
        <table:table-row table:style-name="ro1">
          <table:table-cell office:value-type="string">
            <text:p>51.12</text:p>
          </table:table-cell>
          <table:table-cell/>
          <table:table-cell office:value-type="string">
            <text:p>Деятельность агентов по <text:s/>оптовой <text:s/>торговле топливом, рудами, металлами и химическим <text:s/>веществами</text:p>
          </table:table-cell>
        </table:table-row>
        <table:table-row table:style-name="ro1">
          <table:table-cell office:value-type="string">
            <text:p>51.12.1</text:p>
          </table:table-cell>
          <table:table-cell/>
          <table:table-cell office:value-type="string">
            <text:p>Деятельность агентов по оптовой <text:s text:c="2"/>торговле топливом</text:p>
          </table:table-cell>
        </table:table-row>
        <table:table-row table:style-name="ro1">
          <table:table-cell office:value-type="string">
            <text:p>51.12.2</text:p>
          </table:table-cell>
          <table:table-cell/>
          <table:table-cell office:value-type="string">
            <text:p>Деятельность агентов по оптовой <text:s/>торговле рудами и металлами</text:p>
          </table:table-cell>
        </table:table-row>
        <table:table-row table:style-name="ro1">
          <table:table-cell office:value-type="string">
            <text:p>51.12.21</text:p>
          </table:table-cell>
          <table:table-cell/>
          <table:table-cell office:value-type="string">
            <text:p>Деятельность агентов по оптовой торговле рудами</text:p>
          </table:table-cell>
        </table:table-row>
        <table:table-row table:style-name="ro1">
          <table:table-cell office:value-type="string">
            <text:p>51.12.22</text:p>
          </table:table-cell>
          <table:table-cell/>
          <table:table-cell office:value-type="string">
            <text:p>Деятельность агентов по оптовой торговле черными металлами</text:p>
          </table:table-cell>
        </table:table-row>
        <table:table-row table:style-name="ro1">
          <table:table-cell office:value-type="string">
            <text:p>51.12.23</text:p>
          </table:table-cell>
          <table:table-cell/>
          <table:table-cell office:value-type="string">
            <text:p>Деятельность агентов по оптовой торговле цветными металлами, кроме драгоценных</text:p>
          </table:table-cell>
        </table:table-row>
        <table:table-row table:style-name="ro1">
          <table:table-cell office:value-type="string">
            <text:p>51.12.24</text:p>
          </table:table-cell>
          <table:table-cell/>
          <table:table-cell office:value-type="string">
            <text:p>Деятельность агентов по оптовой торговле драгоценными <text:s/>металлами</text:p>
          </table:table-cell>
        </table:table-row>
        <table:table-row table:style-name="ro1">
          <table:table-cell office:value-type="string">
            <text:p>51.12.3</text:p>
          </table:table-cell>
          <table:table-cell/>
          <table:table-cell office:value-type="string">
            <text:p>Деятельность агентов по оптовой <text:s/>торговле <text:s/>химическими веществами</text:p>
          </table:table-cell>
        </table:table-row>
        <table:table-row table:style-name="ro1">
          <table:table-cell office:value-type="string">
            <text:p>51.12.31</text:p>
          </table:table-cell>
          <table:table-cell/>
          <table:table-cell office:value-type="string">
            <text:p>Деятельность агентов по <text:s/>оптовой <text:s/>торговле <text:s/>непищевым этиловым спиртом, включая денатурат</text:p>
          </table:table-cell>
        </table:table-row>
        <table:table-row table:style-name="ro1">
          <table:table-cell office:value-type="string">
            <text:p>51.12.32</text:p>
          </table:table-cell>
          <table:table-cell/>
          <table:table-cell office:value-type="string">
            <text:p>Деятельность агентов по оптовой торговле удобрениями, пестицидами и прочими агрохимикатами</text:p>
          </table:table-cell>
        </table:table-row>
        <table:table-row table:style-name="ro1">
          <table:table-cell office:value-type="string">
            <text:p>51.12.33</text:p>
          </table:table-cell>
          <table:table-cell/>
          <table:table-cell office:value-type="string">
            <text:p>Деятельность агентов по оптовой торговле пластмассами и синтетическими смолами в первичных формах</text:p>
          </table:table-cell>
        </table:table-row>
        <table:table-row table:style-name="ro1">
          <table:table-cell office:value-type="string">
            <text:p>51.12.34</text:p>
          </table:table-cell>
          <table:table-cell/>
          <table:table-cell office:value-type="string">
            <text:p>Деятельность агентов по оптовой торговле <text:s/>химическими волокнами</text:p>
          </table:table-cell>
        </table:table-row>
        <table:table-row table:style-name="ro1">
          <table:table-cell office:value-type="string">
            <text:p>51.12.35</text:p>
          </table:table-cell>
          <table:table-cell/>
          <table:table-cell office:value-type="string">
            <text:p>Деятельность агентов по оптовой торговле синтетическим каучуком и резиной в первичных формах</text:p>
          </table:table-cell>
        </table:table-row>
        <table:table-row table:style-name="ro1">
          <table:table-cell office:value-type="string">
            <text:p>51.12.36</text:p>
          </table:table-cell>
          <table:table-cell/>
          <table:table-cell office:value-type="string">
            <text:p>Деятельность агентов по оптовой торговле <text:s/>взрывчатыми веществами</text:p>
          </table:table-cell>
        </table:table-row>
        <table:table-row table:style-name="ro1">
          <table:table-cell office:value-type="string">
            <text:p>51.12.37</text:p>
          </table:table-cell>
          <table:table-cell/>
          <table:table-cell office:value-type="string">
            <text:p>Деятельность <text:s/>агентов <text:s/>по <text:s/>оптовой торговле прочими основными химическими веществами</text:p>
          </table:table-cell>
        </table:table-row>
        <table:table-row table:style-name="ro1">
          <table:table-cell office:value-type="string">
            <text:p>51.13</text:p>
          </table:table-cell>
          <table:table-cell/>
          <table:table-cell office:value-type="string">
            <text:p>Деятельность агентов по оптовой торговле лесоматериалами и строительными материалами</text:p>
          </table:table-cell>
        </table:table-row>
        <table:table-row table:style-name="ro1">
          <table:table-cell office:value-type="string">
            <text:p>51.13.1</text:p>
          </table:table-cell>
          <table:table-cell/>
          <table:table-cell office:value-type="string">
            <text:p>Деятельность агентов по <text:s/>оптовой торговле лесоматериалами</text:p>
          </table:table-cell>
        </table:table-row>
        <table:table-row table:style-name="ro1">
          <table:table-cell office:value-type="string">
            <text:p>51.13.2</text:p>
          </table:table-cell>
          <table:table-cell/>
          <table:table-cell office:value-type="string">
            <text:p>Деятельность агентов по <text:s text:c="2"/>оптовой торговле строительными материалами</text:p>
          </table:table-cell>
        </table:table-row>
        <table:table-row table:style-name="ro1">
          <table:table-cell office:value-type="string">
            <text:p>51.14</text:p>
          </table:table-cell>
          <table:table-cell/>
          <table:table-cell office:value-type="string">
            <text:p>Деятельность агентов по <text:s/>оптовой <text:s/>торговле машинами, оборудованием, судами и летательными аппаратами</text:p>
          </table:table-cell>
        </table:table-row>
        <table:table-row table:style-name="ro1">
          <table:table-cell office:value-type="string">
            <text:p>51.14.1</text:p>
          </table:table-cell>
          <table:table-cell/>
          <table:table-cell office:value-type="string">
            <text:p>Деятельность агентов по <text:s/>оптовой торговле офисным оборудованием и вычислительной техникой</text:p>
          </table:table-cell>
        </table:table-row>
        <table:table-row table:style-name="ro1">
          <table:table-cell office:value-type="string">
            <text:p>51.14.2</text:p>
          </table:table-cell>
          <table:table-cell/>
          <table:table-cell office:value-type="string">
            <text:p>Деятельность агентов по оптовой торговле прочими видами машин и оборудования</text:p>
          </table:table-cell>
        </table:table-row>
        <table:table-row table:style-name="ro1">
          <table:table-cell office:value-type="string">
            <text:p>51.14.3</text:p>
          </table:table-cell>
          <table:table-cell/>
          <table:table-cell office:value-type="string">
            <text:p>Деятельность агентов по <text:s/>оптовой торговле судами и летательными аппаратами</text:p>
          </table:table-cell>
        </table:table-row>
        <table:table-row table:style-name="ro1">
          <table:table-cell office:value-type="string">
            <text:p>51.15</text:p>
          </table:table-cell>
          <table:table-cell/>
          <table:table-cell office:value-type="string">
            <text:p>Деятельность агентов по <text:s/>оптовой торговле мебелью, бытовыми товарами, <text:s/>скобяными, ножевыми <text:s text:c="2"/>и <text:s/>прочими металлическими изделиями</text:p>
          </table:table-cell>
        </table:table-row>
        <table:table-row table:style-name="ro1">
          <table:table-cell office:value-type="string">
            <text:p>51.15.1</text:p>
          </table:table-cell>
          <table:table-cell/>
          <table:table-cell office:value-type="string">
            <text:p>Деятельность агентов по оптовой торговле бытовой мебелью</text:p>
          </table:table-cell>
        </table:table-row>
        <table:table-row table:style-name="ro1">
          <table:table-cell office:value-type="string">
            <text:p>51.15.2</text:p>
          </table:table-cell>
          <table:table-cell/>
          <table:table-cell office:value-type="string">
            <text:p>Деятельность агентов по оптовой торговле скобяными, ножевыми и прочими бытовыми металлическими изделиями</text:p>
          </table:table-cell>
        </table:table-row>
        <table:table-row table:style-name="ro1">
          <table:table-cell office:value-type="string">
            <text:p>51.15.3</text:p>
          </table:table-cell>
          <table:table-cell/>
          <table:table-cell office:value-type="string">
            <text:p>Деятельность агентов по оптовой торговле электротоварами и бытовыми электроустановочными изделиями</text:p>
          </table:table-cell>
        </table:table-row>
        <table:table-row table:style-name="ro1">
          <table:table-cell office:value-type="string">
            <text:p>51.15.4</text:p>
          </table:table-cell>
          <table:table-cell/>
          <table:table-cell office:value-type="string">
            <text:p>Деятельность агентов по оптовой торговле радио- и телеаппаратурой,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15.41</text:p>
          </table:table-cell>
          <table:table-cell/>
          <table:table-cell office:value-type="string">
            <text:p>Деятельность агентов по оптовой торговле радио- и телеаппаратурой</text:p>
          </table:table-cell>
        </table:table-row>
        <table:table-row table:style-name="ro1">
          <table:table-cell office:value-type="string">
            <text:p>51.15.42</text:p>
          </table:table-cell>
          <table:table-cell/>
          <table:table-cell office:value-type="string">
            <text:p>Деятельность агентов по оптовой торговле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15.5</text:p>
          </table:table-cell>
          <table:table-cell/>
          <table:table-cell office:value-type="string">
            <text:p>Деятельность агентов по оптовой торговле прочими бытовыми товарами хозяйственного назначения</text:p>
          </table:table-cell>
        </table:table-row>
        <table:table-row table:style-name="ro1">
          <table:table-cell office:value-type="string">
            <text:p>51.16</text:p>
          </table:table-cell>
          <table:table-cell/>
          <table:table-cell office:value-type="string">
            <text:p>Деятельность агентов по оптовой торговле текстильными изделиями, одеждой, обувью, изделиями из кожи и меха</text:p>
          </table:table-cell>
        </table:table-row>
        <table:table-row table:style-name="ro1">
          <table:table-cell office:value-type="string">
            <text:p>51.16.1</text:p>
          </table:table-cell>
          <table:table-cell/>
          <table:table-cell office:value-type="string">
            <text:p>Деятельность агентов по оптовой торговле текстильными изделиями</text:p>
          </table:table-cell>
        </table:table-row>
        <table:table-row table:style-name="ro1">
          <table:table-cell office:value-type="string">
            <text:p>51.16.2</text:p>
          </table:table-cell>
          <table:table-cell/>
          <table:table-cell office:value-type="string">
            <text:p>Деятельность агентов по оптовой торговле одеждой, включая одежду из кожи, аксессуарами одежды и обувью</text:p>
          </table:table-cell>
        </table:table-row>
        <table:table-row table:style-name="ro1">
          <table:table-cell office:value-type="string">
            <text:p>51.16.3</text:p>
          </table:table-cell>
          <table:table-cell/>
          <table:table-cell office:value-type="string">
            <text:p>Деятельность агентов по <text:s/>оптовой <text:s/>торговле изделиями из <text:s/>кожи и меха</text:p>
          </table:table-cell>
        </table:table-row>
        <table:table-row table:style-name="ro1">
          <table:table-cell office:value-type="string">
            <text:p>51.17</text:p>
          </table:table-cell>
          <table:table-cell/>
          <table:table-cell office:value-type="string">
            <text:p>Деятельность <text:s/>агентов по <text:s/>оптовой торговле <text:s/>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17.1</text:p>
          </table:table-cell>
          <table:table-cell/>
          <table:table-cell office:value-type="string">
            <text:p>Деятельность агентов по оптовой торговле пищевыми продуктами</text:p>
          </table:table-cell>
        </table:table-row>
        <table:table-row table:style-name="ro1">
          <table:table-cell office:value-type="string">
            <text:p>51.17.2</text:p>
          </table:table-cell>
          <table:table-cell/>
          <table:table-cell office:value-type="string">
            <text:p>Деятельность агентов по оптовой торговле напитками</text:p>
          </table:table-cell>
        </table:table-row>
        <table:table-row table:style-name="ro1">
          <table:table-cell office:value-type="string">
            <text:p>51.17.21</text:p>
          </table:table-cell>
          <table:table-cell/>
          <table:table-cell office:value-type="string">
            <text:p>Деятельность агентов по оптовой торговле безалкогольными напитками</text:p>
          </table:table-cell>
        </table:table-row>
        <table:table-row table:style-name="ro1">
          <table:table-cell office:value-type="string">
            <text:p>51.17.22</text:p>
          </table:table-cell>
          <table:table-cell/>
          <table:table-cell office:value-type="string">
            <text:p>Деятельность агентов по оптовой торговле алкогольными напитками, кроме пива</text:p>
          </table:table-cell>
        </table:table-row>
        <table:table-row table:style-name="ro1">
          <table:table-cell office:value-type="string">
            <text:p>51.17.23</text:p>
          </table:table-cell>
          <table:table-cell/>
          <table:table-cell office:value-type="string">
            <text:p>Деятельность агентов по оптовой торговле пивом</text:p>
          </table:table-cell>
        </table:table-row>
        <table:table-row table:style-name="ro1">
          <table:table-cell office:value-type="string">
            <text:p>51.17.3</text:p>
          </table:table-cell>
          <table:table-cell/>
          <table:table-cell office:value-type="string">
            <text:p>Деятельность агентов по <text:s/>оптовой <text:s/>торговле табачными изделиями</text:p>
          </table:table-cell>
        </table:table-row>
        <table:table-row table:style-name="ro1">
          <table:table-cell office:value-type="string">
            <text:p>51.18</text:p>
          </table:table-cell>
          <table:table-cell/>
          <table:table-cell office:value-type="string">
            <text:p>Деятельность агентов, специализирующихся на оптовой торговле отдельными видами товаров или группами товаров, не включенными в другие группировки</text:p>
          </table:table-cell>
        </table:table-row>
        <table:table-row table:style-name="ro1">
          <table:table-cell office:value-type="string">
            <text:p>51.18.1</text:p>
          </table:table-cell>
          <table:table-cell/>
          <table:table-cell office:value-type="string">
            <text:p>Деятельность агентов, специализирующихся на <text:s/>оптовой торговле фармацевтическими <text:s/>и <text:s/>медицинскими <text:s/>товарами, парфюмерными и косметическими товарами, включая мыло</text:p>
          </table:table-cell>
        </table:table-row>
        <table:table-row table:style-name="ro1">
          <table:table-cell office:value-type="string">
            <text:p>51.18.2</text:p>
          </table:table-cell>
          <table:table-cell/>
          <table:table-cell office:value-type="string">
            <text:p>Деятельность агентов, специализирующихся на <text:s/>оптовой торговле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18.21</text:p>
          </table:table-cell>
          <table:table-cell/>
          <table:table-cell office:value-type="string">
            <text:p>Деятельность агентов по оптовой торговле бумагой и бумажными изделиями</text:p>
          </table:table-cell>
        </table:table-row>
        <table:table-row table:style-name="ro1">
          <table:table-cell office:value-type="string">
            <text:p>51.18.22</text:p>
          </table:table-cell>
          <table:table-cell/>
          <table:table-cell office:value-type="string">
            <text:p>Деятельность агентов по оптовой торговле книгами</text:p>
          </table:table-cell>
        </table:table-row>
        <table:table-row table:style-name="ro1">
          <table:table-cell office:value-type="string">
            <text:p>51.18.23</text:p>
          </table:table-cell>
          <table:table-cell/>
          <table:table-cell office:value-type="string">
            <text:p>Деятельность агентов по оптовой торговле газетами и журналами</text:p>
          </table:table-cell>
        </table:table-row>
        <table:table-row table:style-name="ro1">
          <table:table-cell office:value-type="string">
            <text:p>51.18.24</text:p>
          </table:table-cell>
          <table:table-cell/>
          <table:table-cell office:value-type="string">
            <text:p>Деятельность агентов по оптовой торговле драгоценными камнями</text:p>
          </table:table-cell>
        </table:table-row>
        <table:table-row table:style-name="ro1">
          <table:table-cell office:value-type="string">
            <text:p>51.18.25</text:p>
          </table:table-cell>
          <table:table-cell/>
          <table:table-cell office:value-type="string">
            <text:p>Деятельность агентов по оптовой торговле ювелирными изделиями</text:p>
          </table:table-cell>
        </table:table-row>
        <table:table-row table:style-name="ro1">
          <table:table-cell office:value-type="string">
            <text:p>51.18.26</text:p>
          </table:table-cell>
          <table:table-cell/>
          <table:table-cell office:value-type="string">
            <text:p>Деятельность агентов по оптовой торговле электроэнергией и тепловой энергией (без их производства, передачи и распределения)</text:p>
          </table:table-cell>
        </table:table-row>
        <table:table-row table:style-name="ro1">
          <table:table-cell office:value-type="string">
            <text:p>51.18.27</text:p>
          </table:table-cell>
          <table:table-cell/>
          <table:table-cell office:value-type="string">
            <text:p>Деятельность агентов по оптовой торговле прочи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19</text:p>
          </table:table-cell>
          <table:table-cell/>
          <table:table-cell office:value-type="string">
            <text:p>Деятельность <text:s/>агентов по <text:s/>оптовой торговле <text:s/>универсальным ассортиментом товаров</text:p>
          </table:table-cell>
        </table:table-row>
        <table:table-row table:style-name="ro1">
          <table:table-cell office:value-type="string">
            <text:p>51.2</text:p>
          </table:table-cell>
          <table:table-cell/>
          <table:table-cell office:value-type="string">
            <text:p>Оптовая торговля сельскохозяйственным сырьем и живыми животными</text:p>
          </table:table-cell>
        </table:table-row>
        <table:table-row table:style-name="ro1">
          <table:table-cell office:value-type="string">
            <text:p>51.21</text:p>
          </table:table-cell>
          <table:table-cell/>
          <table:table-cell office:value-type="string">
            <text:p>Оптовая торговля зерном, семенами и кормами для сельскохозяйственных <text:s/>животных</text:p>
          </table:table-cell>
        </table:table-row>
        <table:table-row table:style-name="ro1">
          <table:table-cell office:value-type="string">
            <text:p>51.21.1</text:p>
          </table:table-cell>
          <table:table-cell/>
          <table:table-cell office:value-type="string">
            <text:p>Оптовая торговля зерном</text:p>
          </table:table-cell>
        </table:table-row>
        <table:table-row table:style-name="ro1">
          <table:table-cell office:value-type="string">
            <text:p>51.21.2</text:p>
          </table:table-cell>
          <table:table-cell/>
          <table:table-cell office:value-type="string">
            <text:p>Оптовая торговля семенами, кроме масличных семян</text:p>
          </table:table-cell>
        </table:table-row>
        <table:table-row table:style-name="ro1">
          <table:table-cell office:value-type="string">
            <text:p>51.21.3</text:p>
          </table:table-cell>
          <table:table-cell/>
          <table:table-cell office:value-type="string">
            <text:p>Оптовая торговля масличными семенами и маслосодержащими плодами</text:p>
          </table:table-cell>
        </table:table-row>
        <table:table-row table:style-name="ro1">
          <table:table-cell office:value-type="string">
            <text:p>51.21.4</text:p>
          </table:table-cell>
          <table:table-cell/>
          <table:table-cell office:value-type="string">
            <text:p>Оптовая торговля кормами для сельскохозяйственных животных</text:p>
          </table:table-cell>
        </table:table-row>
        <table:table-row table:style-name="ro1">
          <table:table-cell office:value-type="string">
            <text:p>51.21.5</text:p>
          </table:table-cell>
          <table:table-cell/>
          <table:table-cell office:value-type="string">
            <text:p>Оптовая торговля сельскохозяйственным сырьем, не включенным в другие группировки</text:p>
          </table:table-cell>
        </table:table-row>
        <table:table-row table:style-name="ro1">
          <table:table-cell office:value-type="string">
            <text:p>51.22</text:p>
          </table:table-cell>
          <table:table-cell/>
          <table:table-cell office:value-type="string">
            <text:p>Оптовая торговля цветами и другими растениями</text:p>
          </table:table-cell>
        </table:table-row>
        <table:table-row table:style-name="ro1">
          <table:table-cell office:value-type="string">
            <text:p>51.23</text:p>
          </table:table-cell>
          <table:table-cell/>
          <table:table-cell office:value-type="string">
            <text:p>Оптовая торговля живыми животными</text:p>
          </table:table-cell>
        </table:table-row>
        <table:table-row table:style-name="ro1">
          <table:table-cell office:value-type="string">
            <text:p>51.24</text:p>
          </table:table-cell>
          <table:table-cell/>
          <table:table-cell office:value-type="string">
            <text:p>Оптовая торговля шкурами и кожей</text:p>
          </table:table-cell>
        </table:table-row>
        <table:table-row table:style-name="ro1">
          <table:table-cell office:value-type="string">
            <text:p>51.25</text:p>
          </table:table-cell>
          <table:table-cell/>
          <table:table-cell office:value-type="string">
            <text:p>Оптовая торговля необработанным табаком</text:p>
          </table:table-cell>
        </table:table-row>
        <table:table-row table:style-name="ro1">
          <table:table-cell office:value-type="string">
            <text:p>51.3</text:p>
          </table:table-cell>
          <table:table-cell/>
          <table:table-cell office:value-type="string">
            <text:p>Оптовая торговля 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31</text:p>
          </table:table-cell>
          <table:table-cell/>
          <table:table-cell office:value-type="string">
            <text:p>Оптовая торговля фруктами, овощами и картофелем</text:p>
          </table:table-cell>
        </table:table-row>
        <table:table-row table:style-name="ro1">
          <table:table-cell office:value-type="string">
            <text:p>51.31.1</text:p>
          </table:table-cell>
          <table:table-cell/>
          <table:table-cell office:value-type="string">
            <text:p>Оптовая торговля картофелем</text:p>
          </table:table-cell>
        </table:table-row>
        <table:table-row table:style-name="ro1">
          <table:table-cell office:value-type="string">
            <text:p>51.31.2</text:p>
          </table:table-cell>
          <table:table-cell/>
          <table:table-cell office:value-type="string">
            <text:p>Оптовая торговля непереработанными овощами, <text:s/>фруктами и орехами</text:p>
          </table:table-cell>
        </table:table-row>
        <table:table-row table:style-name="ro1">
          <table:table-cell office:value-type="string">
            <text:p>51.32</text:p>
          </table:table-cell>
          <table:table-cell/>
          <table:table-cell office:value-type="string">
            <text:p>Оптовая торговля мясом, мясом птицы, продуктами и консервами <text:s/>из мяса и мяса птицы</text:p>
          </table:table-cell>
        </table:table-row>
        <table:table-row table:style-name="ro1">
          <table:table-cell office:value-type="string">
            <text:p>51.32.1</text:p>
          </table:table-cell>
          <table:table-cell/>
          <table:table-cell office:value-type="string">
            <text:p>Оптовая торговля мясом и мясом птицы, включая субпродукты</text:p>
          </table:table-cell>
        </table:table-row>
        <table:table-row table:style-name="ro1">
          <table:table-cell office:value-type="string">
            <text:p>51.32.11</text:p>
          </table:table-cell>
          <table:table-cell/>
          <table:table-cell office:value-type="string">
            <text:p>Оптовая торговля мясом, включая субпродукты</text:p>
          </table:table-cell>
        </table:table-row>
        <table:table-row table:style-name="ro1">
          <table:table-cell office:value-type="string">
            <text:p>51.32.12</text:p>
          </table:table-cell>
          <table:table-cell/>
          <table:table-cell office:value-type="string">
            <text:p>Оптовая торговля мясом птицы, включая субпродукты</text:p>
          </table:table-cell>
        </table:table-row>
        <table:table-row table:style-name="ro1">
          <table:table-cell office:value-type="string">
            <text:p>51.32.2</text:p>
          </table:table-cell>
          <table:table-cell/>
          <table:table-cell office:value-type="string">
            <text:p>Оптовая торговля продуктами из мяса <text:s/>и мяса птицы</text:p>
          </table:table-cell>
        </table:table-row>
        <table:table-row table:style-name="ro1">
          <table:table-cell office:value-type="string">
            <text:p>51.32.3</text:p>
          </table:table-cell>
          <table:table-cell/>
          <table:table-cell office:value-type="string">
            <text:p>Оптовая торговля консервами из мяса и мяса птицы</text:p>
          </table:table-cell>
        </table:table-row>
        <table:table-row table:style-name="ro1">
          <table:table-cell office:value-type="string">
            <text:p>51.33</text:p>
          </table:table-cell>
          <table:table-cell/>
          <table:table-cell office:value-type="string">
            <text:p>Оптовая торговля молочными продуктами, яйцами, пищевыми маслами и жирами</text:p>
          </table:table-cell>
        </table:table-row>
        <table:table-row table:style-name="ro1">
          <table:table-cell office:value-type="string">
            <text:p>51.33.1</text:p>
          </table:table-cell>
          <table:table-cell/>
          <table:table-cell office:value-type="string">
            <text:p>Оптовая торговля молочными продуктами</text:p>
          </table:table-cell>
        </table:table-row>
        <table:table-row table:style-name="ro1">
          <table:table-cell office:value-type="string">
            <text:p>51.33.2</text:p>
          </table:table-cell>
          <table:table-cell/>
          <table:table-cell office:value-type="string">
            <text:p>Оптовая торговля яйцами</text:p>
          </table:table-cell>
        </table:table-row>
        <table:table-row table:style-name="ro1">
          <table:table-cell office:value-type="string">
            <text:p>51.33.3</text:p>
          </table:table-cell>
          <table:table-cell/>
          <table:table-cell office:value-type="string">
            <text:p>Оптовая торговля пищевыми маслами и жирами</text:p>
          </table:table-cell>
        </table:table-row>
        <table:table-row table:style-name="ro1">
          <table:table-cell office:value-type="string">
            <text:p>51.34</text:p>
          </table:table-cell>
          <table:table-cell/>
          <table:table-cell office:value-type="string">
            <text:p>Оптовая торговля алкогольными и другими напитками</text:p>
          </table:table-cell>
        </table:table-row>
        <table:table-row table:style-name="ro1">
          <table:table-cell office:value-type="string">
            <text:p>51.34.1</text:p>
          </table:table-cell>
          <table:table-cell/>
          <table:table-cell office:value-type="string">
            <text:p>Оптовая торговля безалкогольными напитками</text:p>
          </table:table-cell>
        </table:table-row>
        <table:table-row table:style-name="ro1">
          <table:table-cell office:value-type="string">
            <text:p>51.34.2</text:p>
          </table:table-cell>
          <table:table-cell/>
          <table:table-cell office:value-type="string">
            <text:p>Оптовая торговля алкогольными напитками, включая пиво</text:p>
          </table:table-cell>
        </table:table-row>
        <table:table-row table:style-name="ro1">
          <table:table-cell office:value-type="string">
            <text:p>51.34.21</text:p>
          </table:table-cell>
          <table:table-cell/>
          <table:table-cell office:value-type="string">
            <text:p>Оптовая торговля алкогольными напитками, кроме пива</text:p>
          </table:table-cell>
        </table:table-row>
        <table:table-row table:style-name="ro1">
          <table:table-cell office:value-type="string">
            <text:p>51.34.22</text:p>
          </table:table-cell>
          <table:table-cell/>
          <table:table-cell office:value-type="string">
            <text:p>Оптовая торговля пивом</text:p>
          </table:table-cell>
        </table:table-row>
        <table:table-row table:style-name="ro1">
          <table:table-cell office:value-type="string">
            <text:p>51.35</text:p>
          </table:table-cell>
          <table:table-cell/>
          <table:table-cell office:value-type="string">
            <text:p>Оптовая торговля табачными изделиями</text:p>
          </table:table-cell>
        </table:table-row>
        <table:table-row table:style-name="ro1">
          <table:table-cell office:value-type="string">
            <text:p>51.36</text:p>
          </table:table-cell>
          <table:table-cell/>
          <table:table-cell office:value-type="string">
            <text:p>Оптовая торговля сахаром и сахаристыми кондитерскими изделиями, включая шоколад</text:p>
          </table:table-cell>
        </table:table-row>
        <table:table-row table:style-name="ro1">
          <table:table-cell office:value-type="string">
            <text:p>51.36.1</text:p>
          </table:table-cell>
          <table:table-cell/>
          <table:table-cell office:value-type="string">
            <text:p>Оптовая торговля сахаром</text:p>
          </table:table-cell>
        </table:table-row>
        <table:table-row table:style-name="ro1">
          <table:table-cell office:value-type="string">
            <text:p>51.36.2</text:p>
          </table:table-cell>
          <table:table-cell/>
          <table:table-cell office:value-type="string">
            <text:p>Оптовая торговля <text:s/>сахаристыми кондитерскими изделиями, включая шоколад, мороженым и замороженными десертами</text:p>
          </table:table-cell>
        </table:table-row>
        <table:table-row table:style-name="ro1">
          <table:table-cell office:value-type="string">
            <text:p>51.36.21</text:p>
          </table:table-cell>
          <table:table-cell/>
          <table:table-cell office:value-type="string">
            <text:p>Оптовая торговля <text:s/>сахаристыми кондитерскими изделиями, включая шоколад</text:p>
          </table:table-cell>
        </table:table-row>
        <table:table-row table:style-name="ro1">
          <table:table-cell office:value-type="string">
            <text:p>51.36.22</text:p>
          </table:table-cell>
          <table:table-cell/>
          <table:table-cell office:value-type="string">
            <text:p>Оптовая торговля мороженым и замороженными десертами</text:p>
          </table:table-cell>
        </table:table-row>
        <table:table-row table:style-name="ro1">
          <table:table-cell office:value-type="string">
            <text:p>51.37</text:p>
          </table:table-cell>
          <table:table-cell/>
          <table:table-cell office:value-type="string">
            <text:p>Оптовая торговля кофе, чаем, какао и пряностями</text:p>
          </table:table-cell>
        </table:table-row>
        <table:table-row table:style-name="ro1">
          <table:table-cell office:value-type="string">
            <text:p>51.38</text:p>
          </table:table-cell>
          <table:table-cell/>
          <table:table-cell office:value-type="string">
            <text:p>Оптовая торговля прочими пищевыми продуктами</text:p>
          </table:table-cell>
        </table:table-row>
        <table:table-row table:style-name="ro1">
          <table:table-cell office:value-type="string">
            <text:p>51.38.1</text:p>
          </table:table-cell>
          <table:table-cell/>
          <table:table-cell office:value-type="string">
            <text:p>Оптовая торговля рыбой, морепродуктами и рыбными консервами</text:p>
          </table:table-cell>
        </table:table-row>
        <table:table-row table:style-name="ro1">
          <table:table-cell office:value-type="string">
            <text:p>51.38.2</text:p>
          </table:table-cell>
          <table:table-cell/>
          <table:table-cell office:value-type="string">
            <text:p>Оптовая торговля прочими пищевыми продуктами</text:p>
          </table:table-cell>
        </table:table-row>
        <table:table-row table:style-name="ro1">
          <table:table-cell office:value-type="string">
            <text:p>51.38.21</text:p>
          </table:table-cell>
          <table:table-cell/>
          <table:table-cell office:value-type="string">
            <text:p>Оптовая торговля переработанными овощами, картофелем, фруктами и орехами</text:p>
          </table:table-cell>
        </table:table-row>
        <table:table-row table:style-name="ro1">
          <table:table-cell office:value-type="string">
            <text:p>51.38.22</text:p>
          </table:table-cell>
          <table:table-cell/>
          <table:table-cell office:value-type="string">
            <text:p>Оптовая торговля готовыми пищевыми продуктами, <text:s/>включая торговлю детским <text:s/>и <text:s/>диетическим <text:s/>питанием <text:s text:c="2"/>и <text:s text:c="2"/>прочими гомогенизированными пищевыми продуктами</text:p>
          </table:table-cell>
        </table:table-row>
        <table:table-row table:style-name="ro1">
          <table:table-cell office:value-type="string">
            <text:p>51.38.23</text:p>
          </table:table-cell>
          <table:table-cell/>
          <table:table-cell office:value-type="string">
            <text:p>Оптовая торговля кормами для домашних животных</text:p>
          </table:table-cell>
        </table:table-row>
        <table:table-row table:style-name="ro1">
          <table:table-cell office:value-type="string">
            <text:p>51.38.24</text:p>
          </table:table-cell>
          <table:table-cell/>
          <table:table-cell office:value-type="string">
            <text:p>Оптовая торговля хлебом и хлебобулочными изделиями</text:p>
          </table:table-cell>
        </table:table-row>
        <table:table-row table:style-name="ro1">
          <table:table-cell office:value-type="string">
            <text:p>51.38.25</text:p>
          </table:table-cell>
          <table:table-cell/>
          <table:table-cell office:value-type="string">
            <text:p>Оптовая торговля мучными кондитерскими изделиями</text:p>
          </table:table-cell>
        </table:table-row>
        <table:table-row table:style-name="ro1">
          <table:table-cell office:value-type="string">
            <text:p>51.38.26</text:p>
          </table:table-cell>
          <table:table-cell/>
          <table:table-cell office:value-type="string">
            <text:p>Оптовая торговля мукой и макаронными изделиями</text:p>
          </table:table-cell>
        </table:table-row>
        <table:table-row table:style-name="ro1">
          <table:table-cell office:value-type="string">
            <text:p>51.38.27</text:p>
          </table:table-cell>
          <table:table-cell/>
          <table:table-cell office:value-type="string">
            <text:p>Оптовая торговля крупами</text:p>
          </table:table-cell>
        </table:table-row>
        <table:table-row table:style-name="ro1">
          <table:table-cell office:value-type="string">
            <text:p>51.38.28</text:p>
          </table:table-cell>
          <table:table-cell/>
          <table:table-cell office:value-type="string">
            <text:p>Оптовая торговля солью</text:p>
          </table:table-cell>
        </table:table-row>
        <table:table-row table:style-name="ro1">
          <table:table-cell office:value-type="string">
            <text:p>51.38.29</text:p>
          </table:table-cell>
          <table:table-cell/>
          <table:table-cell office:value-type="string">
            <text:p>Оптовая торговля прочими пищевыми продуктами, не включенными в другие группировки</text:p>
          </table:table-cell>
        </table:table-row>
        <table:table-row table:style-name="ro1">
          <table:table-cell office:value-type="string">
            <text:p>51.39</text:p>
          </table:table-cell>
          <table:table-cell/>
          <table:table-cell office:value-type="string">
            <text:p>Неспециализированная оптовая торговля 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39.1</text:p>
          </table:table-cell>
          <table:table-cell/>
          <table:table-cell office:value-type="string">
            <text:p>Неспециализированная оптовая торговля замороженными пищевыми продуктами</text:p>
          </table:table-cell>
        </table:table-row>
        <table:table-row table:style-name="ro1">
          <table:table-cell office:value-type="string">
            <text:p>51.39.2</text:p>
          </table:table-cell>
          <table:table-cell/>
          <table:table-cell office:value-type="string">
            <text:p>Неспециализированная оптовая торговля незамороженными пищевыми продуктами, напитками и табачными изделиями</text:p>
          </table:table-cell>
        </table:table-row>
        <table:table-row table:style-name="ro1">
          <table:table-cell office:value-type="string">
            <text:p>51.4</text:p>
          </table:table-cell>
          <table:table-cell/>
          <table:table-cell office:value-type="string">
            <text:p>Оптовая торговля непродовольственными потребительскими <text:s/>товарами</text:p>
          </table:table-cell>
        </table:table-row>
        <table:table-row table:style-name="ro1">
          <table:table-cell office:value-type="string">
            <text:p>51.41</text:p>
          </table:table-cell>
          <table:table-cell/>
          <table:table-cell office:value-type="string">
            <text:p>Оптовая торговля текстильными и галантерейными изделиями</text:p>
          </table:table-cell>
        </table:table-row>
        <table:table-row table:style-name="ro1">
          <table:table-cell office:value-type="string">
            <text:p>51.41.1</text:p>
          </table:table-cell>
          <table:table-cell/>
          <table:table-cell office:value-type="string">
            <text:p>Оптовая торговля текстильными изделиями, кроме текстильных галантерейных изделий</text:p>
          </table:table-cell>
        </table:table-row>
        <table:table-row table:style-name="ro1">
          <table:table-cell office:value-type="string">
            <text:p>51.41.2</text:p>
          </table:table-cell>
          <table:table-cell/>
          <table:table-cell office:value-type="string">
            <text:p>Оптовая торговля галантерейными изделиями</text:p>
          </table:table-cell>
        </table:table-row>
        <table:table-row table:style-name="ro1">
          <table:table-cell office:value-type="string">
            <text:p>51.42</text:p>
          </table:table-cell>
          <table:table-cell/>
          <table:table-cell office:value-type="string">
            <text:p>Оптовая торговля одеждой, включая нательное белье, и обувью</text:p>
          </table:table-cell>
        </table:table-row>
        <table:table-row table:style-name="ro1">
          <table:table-cell office:value-type="string">
            <text:p>51.42.1</text:p>
          </table:table-cell>
          <table:table-cell/>
          <table:table-cell office:value-type="string">
            <text:p>Оптовая торговля <text:s/>одеждой, кроме нательного белья</text:p>
          </table:table-cell>
        </table:table-row>
        <table:table-row table:style-name="ro1">
          <table:table-cell office:value-type="string">
            <text:p>51.42.2</text:p>
          </table:table-cell>
          <table:table-cell/>
          <table:table-cell office:value-type="string">
            <text:p>Оптовая торговля <text:s/>нательным бельем</text:p>
          </table:table-cell>
        </table:table-row>
        <table:table-row table:style-name="ro1">
          <table:table-cell office:value-type="string">
            <text:p>51.42.3</text:p>
          </table:table-cell>
          <table:table-cell/>
          <table:table-cell office:value-type="string">
            <text:p>Оптовая торговля <text:s/>изделиями из меха</text:p>
          </table:table-cell>
        </table:table-row>
        <table:table-row table:style-name="ro1">
          <table:table-cell office:value-type="string">
            <text:p>51.42.4</text:p>
          </table:table-cell>
          <table:table-cell/>
          <table:table-cell office:value-type="string">
            <text:p>Оптовая торговля обувью</text:p>
          </table:table-cell>
        </table:table-row>
        <table:table-row table:style-name="ro1">
          <table:table-cell office:value-type="string">
            <text:p>51.42.5</text:p>
          </table:table-cell>
          <table:table-cell/>
          <table:table-cell office:value-type="string">
            <text:p>Оптовая торговля аксессуарами одежды и головными уборами</text:p>
          </table:table-cell>
        </table:table-row>
        <table:table-row table:style-name="ro1">
          <table:table-cell office:value-type="string">
            <text:p>51.43</text:p>
          </table:table-cell>
          <table:table-cell/>
          <table:table-cell office:value-type="string">
            <text:p>Оптовая торговля бытовыми электротоварами, радио- и телеаппаратурой</text:p>
          </table:table-cell>
        </table:table-row>
        <table:table-row table:style-name="ro1">
          <table:table-cell office:value-type="string">
            <text:p>51.43.1</text:p>
          </table:table-cell>
          <table:table-cell/>
          <table:table-cell office:value-type="string">
            <text:p>Оптовая торговля бытовыми электротоварами</text:p>
          </table:table-cell>
        </table:table-row>
        <table:table-row table:style-name="ro1">
          <table:table-cell office:value-type="string">
            <text:p>51.43.2</text:p>
          </table:table-cell>
          <table:table-cell/>
          <table:table-cell office:value-type="string">
            <text:p>Оптовая торговля радио- и телеаппаратурой,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43.21</text:p>
          </table:table-cell>
          <table:table-cell/>
          <table:table-cell office:value-type="string">
            <text:p>Оптовая торговля радио- и телеаппаратурой</text:p>
          </table:table-cell>
        </table:table-row>
        <table:table-row table:style-name="ro1">
          <table:table-cell office:value-type="string">
            <text:p>51.43.22</text:p>
          </table:table-cell>
          <table:table-cell/>
          <table:table-cell office:value-type="string">
            <text:p>Оптовая торговля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44</text:p>
          </table:table-cell>
          <table:table-cell/>
          <table:table-cell office:value-type="string">
            <text:p>Оптовая торговля изделиями из керамики и стекла, обоями, чистящими средствами</text:p>
          </table:table-cell>
        </table:table-row>
        <table:table-row table:style-name="ro1">
          <table:table-cell office:value-type="string">
            <text:p>51.44.1</text:p>
          </table:table-cell>
          <table:table-cell/>
          <table:table-cell office:value-type="string">
            <text:p>Оптовая торговля ножевыми изделиями и бытовой металлической посудой</text:p>
          </table:table-cell>
        </table:table-row>
        <table:table-row table:style-name="ro1">
          <table:table-cell office:value-type="string">
            <text:p>51.44.2</text:p>
          </table:table-cell>
          <table:table-cell/>
          <table:table-cell office:value-type="string">
            <text:p>Оптовая торговля изделиями из керамики и стекла</text:p>
          </table:table-cell>
        </table:table-row>
        <table:table-row table:style-name="ro1">
          <table:table-cell office:value-type="string">
            <text:p>51.44.3</text:p>
          </table:table-cell>
          <table:table-cell/>
          <table:table-cell office:value-type="string">
            <text:p>Оптовая торговля обоями</text:p>
          </table:table-cell>
        </table:table-row>
        <table:table-row table:style-name="ro1">
          <table:table-cell office:value-type="string">
            <text:p>51.44.4</text:p>
          </table:table-cell>
          <table:table-cell/>
          <table:table-cell office:value-type="string">
            <text:p>Оптовая торговля чистящими средствами</text:p>
          </table:table-cell>
        </table:table-row>
        <table:table-row table:style-name="ro1">
          <table:table-cell office:value-type="string">
            <text:p>51.45</text:p>
          </table:table-cell>
          <table:table-cell/>
          <table:table-cell office:value-type="string">
            <text:p>Оптовая торговля <text:s/>парфюмерными и косметическими товарами</text:p>
          </table:table-cell>
        </table:table-row>
        <table:table-row table:style-name="ro1">
          <table:table-cell office:value-type="string">
            <text:p>51.45.1</text:p>
          </table:table-cell>
          <table:table-cell/>
          <table:table-cell office:value-type="string">
            <text:p>Оптовая торговля парфюмерными и косметическими товарами, кроме мыла</text:p>
          </table:table-cell>
        </table:table-row>
        <table:table-row table:style-name="ro1">
          <table:table-cell office:value-type="string">
            <text:p>51.45.2</text:p>
          </table:table-cell>
          <table:table-cell/>
          <table:table-cell office:value-type="string">
            <text:p>Оптовая торговля туалетным и хозяйственным мылом</text:p>
          </table:table-cell>
        </table:table-row>
        <table:table-row table:style-name="ro1">
          <table:table-cell office:value-type="string">
            <text:p>51.46</text:p>
          </table:table-cell>
          <table:table-cell/>
          <table:table-cell office:value-type="string">
            <text:p>Оптовая торговля фармацевтическими и медицинскими товарами, изделиями <text:s/>медицинской техники и ортопедическими изделиями</text:p>
          </table:table-cell>
        </table:table-row>
        <table:table-row table:style-name="ro1">
          <table:table-cell office:value-type="string">
            <text:p>51.46.1</text:p>
          </table:table-cell>
          <table:table-cell/>
          <table:table-cell office:value-type="string">
            <text:p>Оптовая торговля фармацевтическими и медицинскими товарами</text:p>
          </table:table-cell>
        </table:table-row>
        <table:table-row table:style-name="ro1">
          <table:table-cell office:value-type="string">
            <text:p>51.46.2</text:p>
          </table:table-cell>
          <table:table-cell/>
          <table:table-cell office:value-type="string">
            <text:p>Оптовая торговля изделиями медицинской техники и ортопедическими изделиями</text:p>
          </table:table-cell>
        </table:table-row>
        <table:table-row table:style-name="ro1">
          <table:table-cell office:value-type="string">
            <text:p>51.47</text:p>
          </table:table-cell>
          <table:table-cell/>
          <table:table-cell office:value-type="string">
            <text:p>Оптовая торговля прочими непродовольственными потребительскими товарами</text:p>
          </table:table-cell>
        </table:table-row>
        <table:table-row table:style-name="ro1">
          <table:table-cell office:value-type="string">
            <text:p>51.47.1</text:p>
          </table:table-cell>
          <table:table-cell/>
          <table:table-cell office:value-type="string">
            <text:p>Оптовая торговля бытовой мебелью, напольными покрытиями и прочими неэлектрическими бытовыми товарами</text:p>
          </table:table-cell>
        </table:table-row>
        <table:table-row table:style-name="ro1">
          <table:table-cell office:value-type="string">
            <text:p>51.47.11</text:p>
          </table:table-cell>
          <table:table-cell/>
          <table:table-cell office:value-type="string">
            <text:p>Оптовая торговля бытовой мебелью</text:p>
          </table:table-cell>
        </table:table-row>
        <table:table-row table:style-name="ro1">
          <table:table-cell office:value-type="string">
            <text:p>51.47.12</text:p>
          </table:table-cell>
          <table:table-cell/>
          <table:table-cell office:value-type="string">
            <text:p>Оптовая торговля неэлектрическими бытовыми приборами</text:p>
          </table:table-cell>
        </table:table-row>
        <table:table-row table:style-name="ro1">
          <table:table-cell office:value-type="string">
            <text:p>51.47.13</text:p>
          </table:table-cell>
          <table:table-cell/>
          <table:table-cell office:value-type="string">
            <text:p>Оптовая торговля плетеными изделиями, изделиями из пробки, бондарными изделиями и изделиями из дерева</text:p>
          </table:table-cell>
        </table:table-row>
        <table:table-row table:style-name="ro1">
          <table:table-cell office:value-type="string">
            <text:p>51.47.14</text:p>
          </table:table-cell>
          <table:table-cell/>
          <table:table-cell office:value-type="string">
            <text:p>Оптовая торговля напольными покрытиями</text:p>
          </table:table-cell>
        </table:table-row>
        <table:table-row table:style-name="ro1">
          <table:table-cell office:value-type="string">
            <text:p>51.47.15</text:p>
          </table:table-cell>
          <table:table-cell/>
          <table:table-cell office:value-type="string">
            <text:p>Оптовая торговля бытовы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47.2</text:p>
          </table:table-cell>
          <table:table-cell/>
          <table:table-cell office:value-type="string">
            <text:p>Оптовая <text:s text:c="3"/>торговля <text:s text:c="3"/>книгами, <text:s/>газетами и журналами, писчебумажными и канцелярскими товарами</text:p>
          </table:table-cell>
        </table:table-row>
        <table:table-row table:style-name="ro1">
          <table:table-cell office:value-type="string">
            <text:p>51.47.21</text:p>
          </table:table-cell>
          <table:table-cell/>
          <table:table-cell office:value-type="string">
            <text:p>Оптовая торговля книгами</text:p>
          </table:table-cell>
        </table:table-row>
        <table:table-row table:style-name="ro1">
          <table:table-cell office:value-type="string">
            <text:p>51.47.22</text:p>
          </table:table-cell>
          <table:table-cell/>
          <table:table-cell office:value-type="string">
            <text:p>Оптовая торговля <text:s/>газетами и журналами</text:p>
          </table:table-cell>
        </table:table-row>
        <table:table-row table:style-name="ro1">
          <table:table-cell office:value-type="string">
            <text:p>51.47.23</text:p>
          </table:table-cell>
          <table:table-cell/>
          <table:table-cell office:value-type="string">
            <text:p>Оптовая торговля писчебумажными и канцелярскими товарами</text:p>
          </table:table-cell>
        </table:table-row>
        <table:table-row table:style-name="ro1">
          <table:table-cell office:value-type="string">
            <text:p>51.47.3</text:p>
          </table:table-cell>
          <table:table-cell/>
          <table:table-cell office:value-type="string">
            <text:p>Оптовая торговля прочими потребительскими товарами</text:p>
          </table:table-cell>
        </table:table-row>
        <table:table-row table:style-name="ro1">
          <table:table-cell office:value-type="string">
            <text:p>51.47.31</text:p>
          </table:table-cell>
          <table:table-cell/>
          <table:table-cell office:value-type="string">
            <text:p>Оптовая торговля музыкальными инструментами и нотными изданиями</text:p>
          </table:table-cell>
        </table:table-row>
        <table:table-row table:style-name="ro1">
          <table:table-cell office:value-type="string">
            <text:p>51.47.32</text:p>
          </table:table-cell>
          <table:table-cell/>
          <table:table-cell office:value-type="string">
            <text:p>Оптовая торговля фототоварами и оптическими товарами</text:p>
          </table:table-cell>
        </table:table-row>
        <table:table-row table:style-name="ro1">
          <table:table-cell office:value-type="string">
            <text:p>51.47.33</text:p>
          </table:table-cell>
          <table:table-cell/>
          <table:table-cell office:value-type="string">
            <text:p>Оптовая торговля играми и игрушками</text:p>
          </table:table-cell>
        </table:table-row>
        <table:table-row table:style-name="ro1">
          <table:table-cell office:value-type="string">
            <text:p>51.47.34</text:p>
          </table:table-cell>
          <table:table-cell/>
          <table:table-cell office:value-type="string">
            <text:p>Оптовая торговля <text:s/>ювелирными изделиями</text:p>
          </table:table-cell>
        </table:table-row>
        <table:table-row table:style-name="ro1">
          <table:table-cell office:value-type="string">
            <text:p>51.47.35</text:p>
          </table:table-cell>
          <table:table-cell/>
          <table:table-cell office:value-type="string">
            <text:p>Оптовая торговля спортивными товарами, включая велосипеды</text:p>
          </table:table-cell>
        </table:table-row>
        <table:table-row table:style-name="ro1">
          <table:table-cell office:value-type="string">
            <text:p>51.47.36</text:p>
          </table:table-cell>
          <table:table-cell/>
          <table:table-cell office:value-type="string">
            <text:p>Оптовая торговля изделиями из кожи <text:s/>и дорожными принадлежностями</text:p>
          </table:table-cell>
        </table:table-row>
        <table:table-row table:style-name="ro1">
          <table:table-cell office:value-type="string">
            <text:p>51.47.37</text:p>
          </table:table-cell>
          <table:table-cell/>
          <table:table-cell office:value-type="string">
            <text:p>Оптовая торговля прочими потребительски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5</text:p>
          </table:table-cell>
          <table:table-cell/>
          <table:table-cell office:value-type="string">
            <text:p>Оптовая торговля несельскохозяйственными промежуточными продуктами, отходами и ломом</text:p>
          </table:table-cell>
        </table:table-row>
        <table:table-row table:style-name="ro1">
          <table:table-cell office:value-type="string">
            <text:p>51.51</text:p>
          </table:table-cell>
          <table:table-cell/>
          <table:table-cell office:value-type="string">
            <text:p>Оптовая торговля топливом</text:p>
          </table:table-cell>
        </table:table-row>
        <table:table-row table:style-name="ro1">
          <table:table-cell office:value-type="string">
            <text:p>51.51.1</text:p>
          </table:table-cell>
          <table:table-cell/>
          <table:table-cell office:value-type="string">
            <text:p>Оптовая торговля твердым топливом</text:p>
          </table:table-cell>
        </table:table-row>
        <table:table-row table:style-name="ro1">
          <table:table-cell office:value-type="string">
            <text:p>51.51.2</text:p>
          </table:table-cell>
          <table:table-cell/>
          <table:table-cell office:value-type="string">
            <text:p>Оптовая торговля моторным топливом, включая <text:s/>авиационный бензин</text:p>
          </table:table-cell>
        </table:table-row>
        <table:table-row table:style-name="ro1">
          <table:table-cell office:value-type="string">
            <text:p>51.51.3</text:p>
          </table:table-cell>
          <table:table-cell/>
          <table:table-cell office:value-type="string">
            <text:p>Оптовая торговля прочим жидким и газообразным топливом</text:p>
          </table:table-cell>
        </table:table-row>
        <table:table-row table:style-name="ro1">
          <table:table-cell office:value-type="string">
            <text:p>51.52</text:p>
          </table:table-cell>
          <table:table-cell/>
          <table:table-cell office:value-type="string">
            <text:p>Оптовая <text:s/>торговля металлами и металлическими рудами</text:p>
          </table:table-cell>
        </table:table-row>
        <table:table-row table:style-name="ro1">
          <table:table-cell office:value-type="string">
            <text:p>51.52.1</text:p>
          </table:table-cell>
          <table:table-cell/>
          <table:table-cell office:value-type="string">
            <text:p>Оптовая торговля металлическими рудами</text:p>
          </table:table-cell>
        </table:table-row>
        <table:table-row table:style-name="ro1">
          <table:table-cell office:value-type="string">
            <text:p>51.52.11</text:p>
          </table:table-cell>
          <table:table-cell/>
          <table:table-cell office:value-type="string">
            <text:p>Оптовая торговля железными рудами</text:p>
          </table:table-cell>
        </table:table-row>
        <table:table-row table:style-name="ro1">
          <table:table-cell office:value-type="string">
            <text:p>51.52.12</text:p>
          </table:table-cell>
          <table:table-cell/>
          <table:table-cell office:value-type="string">
            <text:p>Оптовая торговля рудами цветных металлов</text:p>
          </table:table-cell>
        </table:table-row>
        <table:table-row table:style-name="ro1">
          <table:table-cell office:value-type="string">
            <text:p>51.52.2</text:p>
          </table:table-cell>
          <table:table-cell/>
          <table:table-cell office:value-type="string">
            <text:p>Оптовая торговля металлами в первичных формах</text:p>
          </table:table-cell>
        </table:table-row>
        <table:table-row table:style-name="ro1">
          <table:table-cell office:value-type="string">
            <text:p>51.52.21</text:p>
          </table:table-cell>
          <table:table-cell/>
          <table:table-cell office:value-type="string">
            <text:p>Оптовая торговля черными металлами в первичных формах</text:p>
          </table:table-cell>
        </table:table-row>
        <table:table-row table:style-name="ro1">
          <table:table-cell office:value-type="string">
            <text:p>51.52.22</text:p>
          </table:table-cell>
          <table:table-cell/>
          <table:table-cell office:value-type="string">
            <text:p>Оптовая торговля цветными металлами в первичных формах, кроме драгоценных</text:p>
          </table:table-cell>
        </table:table-row>
        <table:table-row table:style-name="ro1">
          <table:table-cell office:value-type="string">
            <text:p>51.52.23</text:p>
          </table:table-cell>
          <table:table-cell/>
          <table:table-cell office:value-type="string">
            <text:p>Оптовая <text:s/>торговля <text:s text:c="2"/>золотом <text:s/>и <text:s/>другими драгоценными металлами</text:p>
          </table:table-cell>
        </table:table-row>
        <table:table-row table:style-name="ro1">
          <table:table-cell office:value-type="string">
            <text:p>51.53</text:p>
          </table:table-cell>
          <table:table-cell/>
          <table:table-cell office:value-type="string">
            <text:p>Оптовая торговля лесоматериалами, строительными материалами и санитарно-техническим оборудованием</text:p>
          </table:table-cell>
        </table:table-row>
        <table:table-row table:style-name="ro1">
          <table:table-cell office:value-type="string">
            <text:p>51.53.1</text:p>
          </table:table-cell>
          <table:table-cell/>
          <table:table-cell office:value-type="string">
            <text:p>Оптовая торговля <text:s/>лесоматериалами</text:p>
          </table:table-cell>
        </table:table-row>
        <table:table-row table:style-name="ro1">
          <table:table-cell office:value-type="string">
            <text:p>51.53.2</text:p>
          </table:table-cell>
          <table:table-cell/>
          <table:table-cell office:value-type="string">
            <text:p>Оптовая торговля лакокрасочными материалами, листовым стеклом, санитарно-техническим оборудованием <text:s/>и <text:s/>прочими строительными материалами</text:p>
          </table:table-cell>
        </table:table-row>
        <table:table-row table:style-name="ro1">
          <table:table-cell office:value-type="string">
            <text:p>51.53.21</text:p>
          </table:table-cell>
          <table:table-cell/>
          <table:table-cell office:value-type="string">
            <text:p>Оптовая торговля санитарно-техническим оборудованием</text:p>
          </table:table-cell>
        </table:table-row>
        <table:table-row table:style-name="ro1">
          <table:table-cell office:value-type="string">
            <text:p>51.53.22</text:p>
          </table:table-cell>
          <table:table-cell/>
          <table:table-cell office:value-type="string">
            <text:p>Оптовая торговля лакокрасочными материалами</text:p>
          </table:table-cell>
        </table:table-row>
        <table:table-row table:style-name="ro1">
          <table:table-cell office:value-type="string">
            <text:p>51.53.23</text:p>
          </table:table-cell>
          <table:table-cell/>
          <table:table-cell office:value-type="string">
            <text:p>Оптовая торговля материалами для остекления</text:p>
          </table:table-cell>
        </table:table-row>
        <table:table-row table:style-name="ro1">
          <table:table-cell office:value-type="string">
            <text:p>51.53.24</text:p>
          </table:table-cell>
          <table:table-cell/>
          <table:table-cell office:value-type="string">
            <text:p>Оптовая торговля прочими строительными материалами</text:p>
          </table:table-cell>
        </table:table-row>
        <table:table-row table:style-name="ro1">
          <table:table-cell office:value-type="string">
            <text:p>51.54</text:p>
          </table:table-cell>
          <table:table-cell/>
          <table:table-cell office:value-type="string">
            <text:p>Оптовая торговля скобяными изделиями, <text:s/>ручными инструментами, водопроводным <text:s/>и <text:s/>отопительным оборудованием</text:p>
          </table:table-cell>
        </table:table-row>
        <table:table-row table:style-name="ro1">
          <table:table-cell office:value-type="string">
            <text:p>51.54.1</text:p>
          </table:table-cell>
          <table:table-cell/>
          <table:table-cell office:value-type="string">
            <text:p>Оптовая торговля скобяными изделиями</text:p>
          </table:table-cell>
        </table:table-row>
        <table:table-row table:style-name="ro1">
          <table:table-cell office:value-type="string">
            <text:p>51.54.2</text:p>
          </table:table-cell>
          <table:table-cell/>
          <table:table-cell office:value-type="string">
            <text:p>Оптовая торговля <text:s/>водопроводным и отопительным оборудованием</text:p>
          </table:table-cell>
        </table:table-row>
        <table:table-row table:style-name="ro1">
          <table:table-cell office:value-type="string">
            <text:p>51.54.3</text:p>
          </table:table-cell>
          <table:table-cell/>
          <table:table-cell office:value-type="string">
            <text:p>Оптовая торговля ручными инструментами</text:p>
          </table:table-cell>
        </table:table-row>
        <table:table-row table:style-name="ro1">
          <table:table-cell office:value-type="string">
            <text:p>51.55</text:p>
          </table:table-cell>
          <table:table-cell/>
          <table:table-cell office:value-type="string">
            <text:p>Оптовая торговля химическими продуктам</text:p>
          </table:table-cell>
        </table:table-row>
        <table:table-row table:style-name="ro1">
          <table:table-cell office:value-type="string">
            <text:p>51.55.1</text:p>
          </table:table-cell>
          <table:table-cell/>
          <table:table-cell office:value-type="string">
            <text:p>Оптовая торговля удобрениями, пестицидами и другими агрохимикатами</text:p>
          </table:table-cell>
        </table:table-row>
        <table:table-row table:style-name="ro1">
          <table:table-cell office:value-type="string">
            <text:p>51.55.11</text:p>
          </table:table-cell>
          <table:table-cell/>
          <table:table-cell office:value-type="string">
            <text:p>Оптовая торговля удобрениями</text:p>
          </table:table-cell>
        </table:table-row>
        <table:table-row table:style-name="ro1">
          <table:table-cell office:value-type="string">
            <text:p>51.55.12</text:p>
          </table:table-cell>
          <table:table-cell/>
          <table:table-cell office:value-type="string">
            <text:p>Оптовая торговля пестицидами и другими агрохимикатами</text:p>
          </table:table-cell>
        </table:table-row>
        <table:table-row table:style-name="ro1">
          <table:table-cell office:value-type="string">
            <text:p>51.55.2</text:p>
          </table:table-cell>
          <table:table-cell/>
          <table:table-cell office:value-type="string">
            <text:p>Оптовая торговля синтетическими смолами и пластмассами в первичных формах</text:p>
          </table:table-cell>
        </table:table-row>
        <table:table-row table:style-name="ro1">
          <table:table-cell office:value-type="string">
            <text:p>51.55.3</text:p>
          </table:table-cell>
          <table:table-cell/>
          <table:table-cell office:value-type="string">
            <text:p>Оптовая торговля прочими промышленными химическими веществами</text:p>
          </table:table-cell>
        </table:table-row>
        <table:table-row table:style-name="ro1">
          <table:table-cell office:value-type="string">
            <text:p>51.55.31</text:p>
          </table:table-cell>
          <table:table-cell/>
          <table:table-cell office:value-type="string">
            <text:p>Оптовая торговля непищевым этиловым спиртом, включая денатурат</text:p>
          </table:table-cell>
        </table:table-row>
        <table:table-row table:style-name="ro1">
          <table:table-cell office:value-type="string">
            <text:p>51.55.32</text:p>
          </table:table-cell>
          <table:table-cell/>
          <table:table-cell office:value-type="string">
            <text:p>Оптовая <text:s/>торговля синтетическим каучуком и резиной в первичных формах</text:p>
          </table:table-cell>
        </table:table-row>
        <table:table-row table:style-name="ro1">
          <table:table-cell office:value-type="string">
            <text:p>51.55.33</text:p>
          </table:table-cell>
          <table:table-cell/>
          <table:table-cell office:value-type="string">
            <text:p>Оптовая торговля взрывчатыми веществами</text:p>
          </table:table-cell>
        </table:table-row>
        <table:table-row table:style-name="ro1">
          <table:table-cell office:value-type="string">
            <text:p>51.55.34</text:p>
          </table:table-cell>
          <table:table-cell/>
          <table:table-cell office:value-type="string">
            <text:p>Оптовая торговля прочими промышленными химическими веществами, не включенными в другие группировки</text:p>
          </table:table-cell>
        </table:table-row>
        <table:table-row table:style-name="ro1">
          <table:table-cell office:value-type="string">
            <text:p>51.56</text:p>
          </table:table-cell>
          <table:table-cell/>
          <table:table-cell office:value-type="string">
            <text:p>Оптовая торговля прочими промежуточными продуктами</text:p>
          </table:table-cell>
        </table:table-row>
        <table:table-row table:style-name="ro1">
          <table:table-cell office:value-type="string">
            <text:p>51.56.1</text:p>
          </table:table-cell>
          <table:table-cell/>
          <table:table-cell office:value-type="string">
            <text:p>Оптовая торговля бумагой и картоном</text:p>
          </table:table-cell>
        </table:table-row>
        <table:table-row table:style-name="ro1">
          <table:table-cell office:value-type="string">
            <text:p>51.56.2</text:p>
          </table:table-cell>
          <table:table-cell/>
          <table:table-cell office:value-type="string">
            <text:p>Оптовая торговля текстильными волокнами</text:p>
          </table:table-cell>
        </table:table-row>
        <table:table-row table:style-name="ro1">
          <table:table-cell office:value-type="string">
            <text:p>51.56.3</text:p>
          </table:table-cell>
          <table:table-cell/>
          <table:table-cell office:value-type="string">
            <text:p>Оптовая торговля драгоценными камнями</text:p>
          </table:table-cell>
        </table:table-row>
        <table:table-row table:style-name="ro1">
          <table:table-cell office:value-type="string">
            <text:p>51.56.4</text:p>
          </table:table-cell>
          <table:table-cell/>
          <table:table-cell office:value-type="string">
            <text:p>Оптовая торговля электрической и тепловой <text:s/>энергией (без <text:s/>их передачи и распределения)</text:p>
          </table:table-cell>
        </table:table-row>
        <table:table-row table:style-name="ro1">
          <table:table-cell office:value-type="string">
            <text:p>51.56.5</text:p>
          </table:table-cell>
          <table:table-cell/>
          <table:table-cell office:value-type="string">
            <text:p>Оптовая торговля прочими промежуточными продуктами, кроме сельскохозяйственных, <text:s/>не <text:s/>включенными <text:s/>в <text:s text:c="2"/>другие группировки</text:p>
          </table:table-cell>
        </table:table-row>
        <table:table-row table:style-name="ro1">
          <table:table-cell office:value-type="string">
            <text:p>51.57</text:p>
          </table:table-cell>
          <table:table-cell/>
          <table:table-cell office:value-type="string">
            <text:p>Оптовая торговля отходами и ломом</text:p>
          </table:table-cell>
        </table:table-row>
        <table:table-row table:style-name="ro1">
          <table:table-cell office:value-type="string">
            <text:p>51.6</text:p>
          </table:table-cell>
          <table:table-cell/>
          <table:table-cell office:value-type="string">
            <text:p>Оптовая торговля машинами и оборудованием</text:p>
          </table:table-cell>
        </table:table-row>
        <table:table-row table:style-name="ro1">
          <table:table-cell office:value-type="string">
            <text:p>51.61</text:p>
          </table:table-cell>
          <table:table-cell/>
          <table:table-cell office:value-type="string">
            <text:p>Оптовая торговля станками</text:p>
          </table:table-cell>
        </table:table-row>
        <table:table-row table:style-name="ro1">
          <table:table-cell office:value-type="string">
            <text:p>51.61.1</text:p>
          </table:table-cell>
          <table:table-cell/>
          <table:table-cell office:value-type="string">
            <text:p>Оптовая торговля деревообрабатывающими станками</text:p>
          </table:table-cell>
        </table:table-row>
        <table:table-row table:style-name="ro1">
          <table:table-cell office:value-type="string">
            <text:p>51.61.2</text:p>
          </table:table-cell>
          <table:table-cell/>
          <table:table-cell office:value-type="string">
            <text:p>Оптовая торговля станками для обработки металлов</text:p>
          </table:table-cell>
        </table:table-row>
        <table:table-row table:style-name="ro1">
          <table:table-cell office:value-type="string">
            <text:p>51.61.3</text:p>
          </table:table-cell>
          <table:table-cell/>
          <table:table-cell office:value-type="string">
            <text:p>Оптовая торговля станками для обработки прочих материалов</text:p>
          </table:table-cell>
        </table:table-row>
        <table:table-row table:style-name="ro1">
          <table:table-cell office:value-type="string">
            <text:p>51.62</text:p>
          </table:table-cell>
          <table:table-cell/>
          <table:table-cell office:value-type="string">
            <text:p>Оптовая торговля машинами и оборудованием для <text:s/>строительства</text:p>
          </table:table-cell>
        </table:table-row>
        <table:table-row table:style-name="ro1">
          <table:table-cell office:value-type="string">
            <text:p>51.63</text:p>
          </table:table-cell>
          <table:table-cell/>
          <table:table-cell office:value-type="string">
            <text:p>Оптовая <text:s/>торговля <text:s/>машинами <text:s/>и <text:s/>оборудованием для текстильного, швейного и трикотажного производств</text:p>
          </table:table-cell>
        </table:table-row>
        <table:table-row table:style-name="ro1">
          <table:table-cell office:value-type="string">
            <text:p>51.64</text:p>
          </table:table-cell>
          <table:table-cell/>
          <table:table-cell office:value-type="string">
            <text:p>Оптовая торговля офисными машинами и оборудованием</text:p>
          </table:table-cell>
        </table:table-row>
        <table:table-row table:style-name="ro1">
          <table:table-cell office:value-type="string">
            <text:p>51.64.1</text:p>
          </table:table-cell>
          <table:table-cell/>
          <table:table-cell office:value-type="string">
            <text:p>Оптовая торговля офисными машинами</text:p>
          </table:table-cell>
        </table:table-row>
        <table:table-row table:style-name="ro1">
          <table:table-cell office:value-type="string">
            <text:p>51.64.2</text:p>
          </table:table-cell>
          <table:table-cell/>
          <table:table-cell office:value-type="string">
            <text:p>Оптовая торговля компьютерами и периферийными <text:s/>устройствами</text:p>
          </table:table-cell>
        </table:table-row>
        <table:table-row table:style-name="ro1">
          <table:table-cell office:value-type="string">
            <text:p>51.64.3</text:p>
          </table:table-cell>
          <table:table-cell/>
          <table:table-cell office:value-type="string">
            <text:p>Оптовая торговля офисной мебелью</text:p>
          </table:table-cell>
        </table:table-row>
        <table:table-row table:style-name="ro1">
          <table:table-cell office:value-type="string">
            <text:p>51.65</text:p>
          </table:table-cell>
          <table:table-cell/>
          <table:table-cell office:value-type="string">
            <text:p>Оптовая торговля прочими машинами и оборудованием</text:p>
          </table:table-cell>
        </table:table-row>
        <table:table-row table:style-name="ro1">
          <table:table-cell office:value-type="string">
            <text:p>51.65.1</text:p>
          </table:table-cell>
          <table:table-cell/>
          <table:table-cell office:value-type="string">
            <text:p>Оптовая торговля транспортными средствами и оборудованием</text:p>
          </table:table-cell>
        </table:table-row>
        <table:table-row table:style-name="ro1">
          <table:table-cell office:value-type="string">
            <text:p>51.65.2</text:p>
          </table:table-cell>
          <table:table-cell/>
          <table:table-cell office:value-type="string">
            <text:p>Оптовая торговля эксплуатационными <text:s/>материалами и принадлежностями машин и <text:s/>оборудования</text:p>
          </table:table-cell>
        </table:table-row>
        <table:table-row table:style-name="ro1">
          <table:table-cell office:value-type="string">
            <text:p>51.65.3</text:p>
          </table:table-cell>
          <table:table-cell/>
          <table:table-cell office:value-type="string">
            <text:p>Оптовая торговля подъемно-транспортными машинами и оборудованием</text:p>
          </table:table-cell>
        </table:table-row>
        <table:table-row table:style-name="ro1">
          <table:table-cell office:value-type="string">
            <text:p>51.65.4</text:p>
          </table:table-cell>
          <table:table-cell/>
          <table:table-cell office:value-type="string">
            <text:p>Оптовая торговля машинами и оборудованием для производства пищевых <text:s/>продуктов, <text:s/>включая <text:s text:c="2"/>напитки, <text:s text:c="2"/>и табачных изделий</text:p>
          </table:table-cell>
        </table:table-row>
        <table:table-row table:style-name="ro1">
          <table:table-cell office:value-type="string">
            <text:p>51.65.5</text:p>
          </table:table-cell>
          <table:table-cell/>
          <table:table-cell office:value-type="string">
            <text:p>Оптовая торговля производственным электрическим и электронным <text:s text:c="3"/>оборудованием, <text:s text:c="2"/>включая <text:s text:c="3"/>оборудование электросвязи</text:p>
          </table:table-cell>
        </table:table-row>
        <table:table-row table:style-name="ro1">
          <table:table-cell office:value-type="string">
            <text:p>51.65.6</text:p>
          </table:table-cell>
          <table:table-cell/>
          <table:table-cell office:value-type="string">
            <text:p>Оптовая торговля прочими машинами, приборами, оборудованием общепромышленного и специального назначения</text:p>
          </table:table-cell>
        </table:table-row>
        <table:table-row table:style-name="ro1">
          <table:table-cell office:value-type="string">
            <text:p>51.66</text:p>
          </table:table-cell>
          <table:table-cell/>
          <table:table-cell office:value-type="string">
            <text:p>Оптовая торговля машинами и оборудованием для сельского хозяйства</text:p>
          </table:table-cell>
        </table:table-row>
        <table:table-row table:style-name="ro1">
          <table:table-cell office:value-type="string">
            <text:p>51.66.1</text:p>
          </table:table-cell>
          <table:table-cell/>
          <table:table-cell office:value-type="string">
            <text:p>Оптовая торговля тракторами</text:p>
          </table:table-cell>
        </table:table-row>
        <table:table-row table:style-name="ro1">
          <table:table-cell office:value-type="string">
            <text:p>51.66.2</text:p>
          </table:table-cell>
          <table:table-cell/>
          <table:table-cell office:value-type="string">
            <text:p>Оптовая торговля прочими машинами и <text:s/>оборудованием для сельского и лесного хозяйства</text:p>
          </table:table-cell>
        </table:table-row>
        <table:table-row table:style-name="ro1">
          <table:table-cell office:value-type="string">
            <text:p>51.7</text:p>
          </table:table-cell>
          <table:table-cell/>
          <table:table-cell office:value-type="string">
            <text:p>Прочая оптовая торговля</text:p>
          </table:table-cell>
        </table:table-row>
        <table:table-row table:style-name="ro1">
          <table:table-cell office:value-type="string">
            <text:p>51.70</text:p>
          </table:table-cell>
          <table:table-cell/>
          <table:table-cell office:value-type="string">
            <text:p>Прочая оптовая торговля</text:p>
          </table:table-cell>
        </table:table-row>
        <table:table-row table:style-name="ro1">
          <table:table-cell office:value-type="string">
            <text:p>52</text:p>
          </table:table-cell>
          <table:table-cell/>
          <table:table-cell office:value-type="string">
            <text:p>РОЗНИЧНАЯ ТОРГОВЛЯ, КРОМЕ <text:s/>ТОРГОВЛИ АВТОТРАНСПОРТНЫМИ СРЕДСТВАМИ И МОТОЦИКЛАМИ; РЕМОН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2.1</text:p>
          </table:table-cell>
          <table:table-cell/>
          <table:table-cell office:value-type="string">
            <text:p>Розничная <text:s text:c="2"/>торговля <text:s/>в <text:s/>неспециализированных <text:s text:c="2"/>магазинах</text:p>
          </table:table-cell>
        </table:table-row>
        <table:table-row table:style-name="ro1">
          <table:table-cell office:value-type="string">
            <text:p>52.11</text:p>
          </table:table-cell>
          <table:table-cell/>
          <table:table-cell office:value-type="string">
            <text:p>Розничная <text:s text:c="2"/>торговля <text:s/>в <text:s/>неспециализированных <text:s text:c="2"/>магазинах преимущественно <text:s/>пищевыми продуктами, <text:s/>включая напитки, и табачными изделиями</text:p>
          </table:table-cell>
        </table:table-row>
        <table:table-row table:style-name="ro1">
          <table:table-cell office:value-type="string">
            <text:p>52.11.1</text:p>
          </table:table-cell>
          <table:table-cell/>
          <table:table-cell office:value-type="string">
            <text:p>Розничная <text:s text:c="2"/>торговля <text:s/>в <text:s/>неспециализированных <text:s/>магазинах замороженными продуктами</text:p>
          </table:table-cell>
        </table:table-row>
        <table:table-row table:style-name="ro1">
          <table:table-cell office:value-type="string">
            <text:p>52.11.2</text:p>
          </table:table-cell>
          <table:table-cell/>
          <table:table-cell office:value-type="string">
            <text:p>Розничная <text:s text:c="2"/>торговля <text:s/>в <text:s/>неспециализированных <text:s/>магазинах незамороженн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2.12</text:p>
          </table:table-cell>
          <table:table-cell/>
          <table:table-cell office:value-type="string">
            <text:p>Прочая розничная торговля в неспециализированных магазинах</text:p>
          </table:table-cell>
        </table:table-row>
        <table:table-row table:style-name="ro1">
          <table:table-cell office:value-type="string">
            <text:p>52.2</text:p>
          </table:table-cell>
          <table:table-cell/>
          <table:table-cell office:value-type="string">
            <text:p>Розничная торговля пищевыми продуктами, включая напитки, и <text:s/>табачными <text:s/>изделиями в <text:s/>специализированных <text:s/>магазинах</text:p>
          </table:table-cell>
        </table:table-row>
        <table:table-row table:style-name="ro1">
          <table:table-cell office:value-type="string">
            <text:p>52.21</text:p>
          </table:table-cell>
          <table:table-cell/>
          <table:table-cell office:value-type="string">
            <text:p>Розничная <text:s/>торговля <text:s/>фруктами, <text:s text:c="2"/>овощами <text:s/>и <text:s text:c="2"/>картофелем</text:p>
          </table:table-cell>
        </table:table-row>
        <table:table-row table:style-name="ro1">
          <table:table-cell office:value-type="string">
            <text:p>52.22</text:p>
          </table:table-cell>
          <table:table-cell/>
          <table:table-cell office:value-type="string">
            <text:p>Розничная <text:s/>торговля <text:s/>мясом, мясом <text:s/>птицы, <text:s/>продуктами <text:s/>и консервами из мяса и мяса птицы</text:p>
          </table:table-cell>
        </table:table-row>
        <table:table-row table:style-name="ro1">
          <table:table-cell office:value-type="string">
            <text:p>52.22.1</text:p>
          </table:table-cell>
          <table:table-cell/>
          <table:table-cell office:value-type="string">
            <text:p>Розничная торговля мясом и мясом птицы, включая субпродукты</text:p>
          </table:table-cell>
        </table:table-row>
        <table:table-row table:style-name="ro1">
          <table:table-cell office:value-type="string">
            <text:p>52.22.2</text:p>
          </table:table-cell>
          <table:table-cell/>
          <table:table-cell office:value-type="string">
            <text:p>Розничная <text:s/>торговля <text:s/>продуктами из <text:s/>мяса <text:s/>и <text:s/>мяса <text:s/>птицы</text:p>
          </table:table-cell>
        </table:table-row>
        <table:table-row table:style-name="ro1">
          <table:table-cell office:value-type="string">
            <text:p>52.22.3</text:p>
          </table:table-cell>
          <table:table-cell/>
          <table:table-cell office:value-type="string">
            <text:p>Розничная <text:s/>торговля <text:s/>консервами из <text:s/>мяса <text:s/>и <text:s/>мяса <text:s/>птицы</text:p>
          </table:table-cell>
        </table:table-row>
        <table:table-row table:style-name="ro1">
          <table:table-cell office:value-type="string">
            <text:p>52.23</text:p>
          </table:table-cell>
          <table:table-cell/>
          <table:table-cell office:value-type="string">
            <text:p>Розничная торговля рыбой, ракообразными и моллюсками</text:p>
          </table:table-cell>
        </table:table-row>
        <table:table-row table:style-name="ro1">
          <table:table-cell office:value-type="string">
            <text:p>52.23.1</text:p>
          </table:table-cell>
          <table:table-cell/>
          <table:table-cell office:value-type="string">
            <text:p>Розничная <text:s text:c="2"/>торговля <text:s text:c="2"/>рыбой <text:s text:c="2"/>и <text:s/>морепродуктами</text:p>
          </table:table-cell>
        </table:table-row>
        <table:table-row table:style-name="ro1">
          <table:table-cell office:value-type="string">
            <text:p>52.23.2</text:p>
          </table:table-cell>
          <table:table-cell/>
          <table:table-cell office:value-type="string">
            <text:p>Розничная <text:s text:c="2"/>торговля <text:s/>консервами из рыбы и морепродуктов</text:p>
          </table:table-cell>
        </table:table-row>
        <table:table-row table:style-name="ro1">
          <table:table-cell office:value-type="string">
            <text:p>52.24</text:p>
          </table:table-cell>
          <table:table-cell/>
          <table:table-cell office:value-type="string">
            <text:p>Розничная <text:s text:c="3"/>торговля <text:s text:c="2"/>хлебом, <text:s text:c="2"/>хлебобулочными <text:s text:c="4"/>и кондитерскими изделиями</text:p>
          </table:table-cell>
        </table:table-row>
        <table:table-row table:style-name="ro1">
          <table:table-cell office:value-type="string">
            <text:p>52.24.1</text:p>
          </table:table-cell>
          <table:table-cell/>
          <table:table-cell office:value-type="string">
            <text:p>Розничная торговля <text:s/>хлебом и <text:s/>хлебобулочными <text:s/>изделиями</text:p>
          </table:table-cell>
        </table:table-row>
        <table:table-row table:style-name="ro1">
          <table:table-cell office:value-type="string">
            <text:p>52.24.2</text:p>
          </table:table-cell>
          <table:table-cell/>
          <table:table-cell office:value-type="string">
            <text:p>Розничная <text:s text:c="3"/>торговля <text:s text:c="3"/>кондитерскими <text:s text:c="7"/>изделиями</text:p>
          </table:table-cell>
        </table:table-row>
        <table:table-row table:style-name="ro1">
          <table:table-cell office:value-type="string">
            <text:p>52.24.21</text:p>
          </table:table-cell>
          <table:table-cell/>
          <table:table-cell office:value-type="string">
            <text:p>Розничная <text:s text:c="2"/>торговля <text:s/>мучными <text:s/>кондитерскими <text:s/>изделиями</text:p>
          </table:table-cell>
        </table:table-row>
        <table:table-row table:style-name="ro1">
          <table:table-cell office:value-type="string">
            <text:p>52.24.22</text:p>
          </table:table-cell>
          <table:table-cell/>
          <table:table-cell office:value-type="string">
            <text:p>Розничная торговля сахаристыми кондитерскими <text:s/>изделиями, включая шоколад</text:p>
          </table:table-cell>
        </table:table-row>
        <table:table-row table:style-name="ro1">
          <table:table-cell office:value-type="string">
            <text:p>52.24.3</text:p>
          </table:table-cell>
          <table:table-cell/>
          <table:table-cell office:value-type="string">
            <text:p>Розничная торговля мороженым и замороженными <text:s/>десертами</text:p>
          </table:table-cell>
        </table:table-row>
        <table:table-row table:style-name="ro1">
          <table:table-cell office:value-type="string">
            <text:p>52.25</text:p>
          </table:table-cell>
          <table:table-cell/>
          <table:table-cell office:value-type="string">
            <text:p>Розничная <text:s/>торговля <text:s/>алкогольными <text:s/>и другими <text:s/>напитками</text:p>
          </table:table-cell>
        </table:table-row>
        <table:table-row table:style-name="ro1">
          <table:table-cell office:value-type="string">
            <text:p>52.25.1</text:p>
          </table:table-cell>
          <table:table-cell/>
          <table:table-cell office:value-type="string">
            <text:p>Розничная <text:s/>торговля алкогольными напитками, включая пиво</text:p>
          </table:table-cell>
        </table:table-row>
        <table:table-row table:style-name="ro1">
          <table:table-cell office:value-type="string">
            <text:p>52.25.11</text:p>
          </table:table-cell>
          <table:table-cell/>
          <table:table-cell office:value-type="string">
            <text:p>Розничная торговля алкогольными напитками, кроме пива</text:p>
          </table:table-cell>
        </table:table-row>
        <table:table-row table:style-name="ro1">
          <table:table-cell office:value-type="string">
            <text:p>52.25.12</text:p>
          </table:table-cell>
          <table:table-cell/>
          <table:table-cell office:value-type="string">
            <text:p>Розничная торговля пивом</text:p>
          </table:table-cell>
        </table:table-row>
        <table:table-row table:style-name="ro1">
          <table:table-cell office:value-type="string">
            <text:p>52.25.2</text:p>
          </table:table-cell>
          <table:table-cell/>
          <table:table-cell office:value-type="string">
            <text:p>Розничная торговля безалкогольными напитками</text:p>
          </table:table-cell>
        </table:table-row>
        <table:table-row table:style-name="ro1">
          <table:table-cell office:value-type="string">
            <text:p>52.26</text:p>
          </table:table-cell>
          <table:table-cell/>
          <table:table-cell office:value-type="string">
            <text:p>Розничная торговля табачными изделиями</text:p>
          </table:table-cell>
        </table:table-row>
        <table:table-row table:style-name="ro1">
          <table:table-cell office:value-type="string">
            <text:p>52.27</text:p>
          </table:table-cell>
          <table:table-cell/>
          <table:table-cell office:value-type="string">
            <text:p>Прочая <text:s/>розничная <text:s text:c="2"/>торговля <text:s text:c="2"/>пищевыми <text:s text:c="2"/>продуктами <text:s/>в специализированных магазинах</text:p>
          </table:table-cell>
        </table:table-row>
        <table:table-row table:style-name="ro1">
          <table:table-cell office:value-type="string">
            <text:p>52.27.1</text:p>
          </table:table-cell>
          <table:table-cell/>
          <table:table-cell office:value-type="string">
            <text:p>Розничная <text:s/>торговля <text:s text:c="2"/>молочными <text:s/>продуктами <text:s/>и <text:s text:c="2"/>яйцами</text:p>
          </table:table-cell>
        </table:table-row>
        <table:table-row table:style-name="ro1">
          <table:table-cell office:value-type="string">
            <text:p>52.27.11</text:p>
          </table:table-cell>
          <table:table-cell/>
          <table:table-cell office:value-type="string">
            <text:p>Розничная <text:s/>торговля <text:s text:c="2"/>молочными <text:s/>продуктами</text:p>
          </table:table-cell>
        </table:table-row>
        <table:table-row table:style-name="ro1">
          <table:table-cell office:value-type="string">
            <text:p>52.27.12</text:p>
          </table:table-cell>
          <table:table-cell/>
          <table:table-cell office:value-type="string">
            <text:p>Розничная <text:s/>торговля <text:s/>яйцами</text:p>
          </table:table-cell>
        </table:table-row>
        <table:table-row table:style-name="ro1">
          <table:table-cell office:value-type="string">
            <text:p>52.27.2</text:p>
          </table:table-cell>
          <table:table-cell/>
          <table:table-cell office:value-type="string">
            <text:p>Розничная <text:s text:c="2"/>торговля <text:s text:c="3"/>пищевыми <text:s text:c="2"/>маслами <text:s text:c="2"/>и <text:s text:c="2"/>жирами</text:p>
          </table:table-cell>
        </table:table-row>
        <table:table-row table:style-name="ro1">
          <table:table-cell office:value-type="string">
            <text:p>52.27.21</text:p>
          </table:table-cell>
          <table:table-cell/>
          <table:table-cell office:value-type="string">
            <text:p>Розничная <text:s text:c="2"/>торговля <text:s text:c="2"/>животными <text:s text:c="2"/>маслами <text:s text:c="2"/>и <text:s text:c="2"/>жирами</text:p>
          </table:table-cell>
        </table:table-row>
        <table:table-row table:style-name="ro1">
          <table:table-cell office:value-type="string">
            <text:p>52.27.22</text:p>
          </table:table-cell>
          <table:table-cell/>
          <table:table-cell office:value-type="string">
            <text:p>Розничная <text:s text:c="2"/>торговля <text:s text:c="2"/>растительными <text:s/>маслами</text:p>
          </table:table-cell>
        </table:table-row>
        <table:table-row table:style-name="ro1">
          <table:table-cell office:value-type="string">
            <text:p>52.27.3</text:p>
          </table:table-cell>
          <table:table-cell/>
          <table:table-cell office:value-type="string">
            <text:p>Розничная <text:s text:c="2"/>торговля <text:s text:c="2"/>прочими <text:s text:c="2"/>пищевыми <text:s text:c="3"/>продуктами</text:p>
          </table:table-cell>
        </table:table-row>
        <table:table-row table:style-name="ro1">
          <table:table-cell office:value-type="string">
            <text:p>52.27.31</text:p>
          </table:table-cell>
          <table:table-cell/>
          <table:table-cell office:value-type="string">
            <text:p>Розничная <text:s text:c="2"/>торговля <text:s text:c="3"/>мукой <text:s/>и <text:s/>макаронными изделиями</text:p>
          </table:table-cell>
        </table:table-row>
        <table:table-row table:style-name="ro1">
          <table:table-cell office:value-type="string">
            <text:p>52.27.32</text:p>
          </table:table-cell>
          <table:table-cell/>
          <table:table-cell office:value-type="string">
            <text:p>Розничная <text:s text:c="2"/>торговля <text:s/>крупами</text:p>
          </table:table-cell>
        </table:table-row>
        <table:table-row table:style-name="ro1">
          <table:table-cell office:value-type="string">
            <text:p>52.27.33</text:p>
          </table:table-cell>
          <table:table-cell/>
          <table:table-cell office:value-type="string">
            <text:p>Розничная торговля консервированными фруктами, овощами, орехами и т.п.</text:p>
          </table:table-cell>
        </table:table-row>
        <table:table-row table:style-name="ro1">
          <table:table-cell office:value-type="string">
            <text:p>52.27.34</text:p>
          </table:table-cell>
          <table:table-cell/>
          <table:table-cell office:value-type="string">
            <text:p>Розничная <text:s text:c="2"/>торговля <text:s text:c="2"/>сахаром</text:p>
          </table:table-cell>
        </table:table-row>
        <table:table-row table:style-name="ro1">
          <table:table-cell office:value-type="string">
            <text:p>52.27.35</text:p>
          </table:table-cell>
          <table:table-cell/>
          <table:table-cell office:value-type="string">
            <text:p>Розничная <text:s text:c="2"/>торговля <text:s text:c="2"/>солью</text:p>
          </table:table-cell>
        </table:table-row>
        <table:table-row table:style-name="ro1">
          <table:table-cell office:value-type="string">
            <text:p>52.27.36</text:p>
          </table:table-cell>
          <table:table-cell/>
          <table:table-cell office:value-type="string">
            <text:p>Розничная <text:s text:c="2"/>торговля <text:s text:c="2"/>чаем, кофе, какао</text:p>
          </table:table-cell>
        </table:table-row>
        <table:table-row table:style-name="ro1">
          <table:table-cell office:value-type="string">
            <text:p>52.27.39</text:p>
          </table:table-cell>
          <table:table-cell/>
          <table:table-cell office:value-type="string">
            <text:p>Розничная <text:s text:c="2"/>торговля <text:s/>прочими <text:s/>пищевыми <text:s/>продуктами, не включенными в другие группировки</text:p>
          </table:table-cell>
        </table:table-row>
        <table:table-row table:style-name="ro1">
          <table:table-cell office:value-type="string">
            <text:p>52.3</text:p>
          </table:table-cell>
          <table:table-cell/>
          <table:table-cell office:value-type="string">
            <text:p>Розничная <text:s text:c="2"/>торговля <text:s text:c="3"/>фармацевтическими и медицинскими товарами, <text:s/>косметическими <text:s/>и <text:s/>парфюмерными товарами</text:p>
          </table:table-cell>
        </table:table-row>
        <table:table-row table:style-name="ro1">
          <table:table-cell office:value-type="string">
            <text:p>52.31</text:p>
          </table:table-cell>
          <table:table-cell/>
          <table:table-cell office:value-type="string">
            <text:p>Розничная <text:s text:c="2"/>торговля <text:s text:c="2"/>фармацевтическими <text:s/>товарами</text:p>
          </table:table-cell>
        </table:table-row>
        <table:table-row table:style-name="ro1">
          <table:table-cell office:value-type="string">
            <text:p>52.32</text:p>
          </table:table-cell>
          <table:table-cell/>
          <table:table-cell office:value-type="string">
            <text:p>Розничная <text:s text:c="2"/>торговля <text:s text:c="2"/>медицинскими товарами <text:s/>и ортопедическими изделиями</text:p>
          </table:table-cell>
        </table:table-row>
        <table:table-row table:style-name="ro1">
          <table:table-cell office:value-type="string">
            <text:p>52.33</text:p>
          </table:table-cell>
          <table:table-cell/>
          <table:table-cell office:value-type="string">
            <text:p>Розничная <text:s text:c="2"/>торговля <text:s text:c="2"/>косметическими <text:s text:c="2"/>и <text:s/>парфюмерными товарами</text:p>
          </table:table-cell>
        </table:table-row>
        <table:table-row table:style-name="ro1">
          <table:table-cell office:value-type="string">
            <text:p>52.33.1</text:p>
          </table:table-cell>
          <table:table-cell/>
          <table:table-cell office:value-type="string">
            <text:p>Розничная <text:s text:c="2"/>торговля <text:s text:c="2"/>косметическими <text:s text:c="2"/>и <text:s/>парфюмерными товарами, кроме мыла</text:p>
          </table:table-cell>
        </table:table-row>
        <table:table-row table:style-name="ro1">
          <table:table-cell office:value-type="string">
            <text:p>52.33.2</text:p>
          </table:table-cell>
          <table:table-cell/>
          <table:table-cell office:value-type="string">
            <text:p>Розничная <text:s/>торговля <text:s/>туалетным <text:s/>и <text:s/>хозяйственным <text:s/>мылом</text:p>
          </table:table-cell>
        </table:table-row>
        <table:table-row table:style-name="ro1">
          <table:table-cell office:value-type="string">
            <text:p>52.4</text:p>
          </table:table-cell>
          <table:table-cell/>
          <table:table-cell office:value-type="string">
            <text:p>Прочая розничная торговля в специализированных магазинах</text:p>
          </table:table-cell>
        </table:table-row>
        <table:table-row table:style-name="ro1">
          <table:table-cell office:value-type="string">
            <text:p>52.41</text:p>
          </table:table-cell>
          <table:table-cell/>
          <table:table-cell office:value-type="string">
            <text:p>Розничная торговля текстильными и галантерейными изделиями</text:p>
          </table:table-cell>
        </table:table-row>
        <table:table-row table:style-name="ro1">
          <table:table-cell office:value-type="string">
            <text:p>52.41.1</text:p>
          </table:table-cell>
          <table:table-cell/>
          <table:table-cell office:value-type="string">
            <text:p>Розничная торговля текстильными изделиями</text:p>
          </table:table-cell>
        </table:table-row>
        <table:table-row table:style-name="ro1">
          <table:table-cell office:value-type="string">
            <text:p>52.41.2</text:p>
          </table:table-cell>
          <table:table-cell/>
          <table:table-cell office:value-type="string">
            <text:p>Розничная торговля галантерейными изделиями</text:p>
          </table:table-cell>
        </table:table-row>
        <table:table-row table:style-name="ro1">
          <table:table-cell office:value-type="string">
            <text:p>52.42</text:p>
          </table:table-cell>
          <table:table-cell/>
          <table:table-cell office:value-type="string">
            <text:p>Розничная торговля одеждой</text:p>
          </table:table-cell>
        </table:table-row>
        <table:table-row table:style-name="ro1">
          <table:table-cell office:value-type="string">
            <text:p>52.42.1</text:p>
          </table:table-cell>
          <table:table-cell/>
          <table:table-cell office:value-type="string">
            <text:p>Розничная <text:s/>торговля <text:s/>мужской, женской и детской <text:s/>одеждой</text:p>
          </table:table-cell>
        </table:table-row>
        <table:table-row table:style-name="ro1">
          <table:table-cell office:value-type="string">
            <text:p>52.42.2</text:p>
          </table:table-cell>
          <table:table-cell/>
          <table:table-cell office:value-type="string">
            <text:p>Розничная <text:s/>торговля нательным <text:s/>бельем</text:p>
          </table:table-cell>
        </table:table-row>
        <table:table-row table:style-name="ro1">
          <table:table-cell office:value-type="string">
            <text:p>52.42.3</text:p>
          </table:table-cell>
          <table:table-cell/>
          <table:table-cell office:value-type="string">
            <text:p>Розничная <text:s/>торговля <text:s/>изделиями <text:s text:c="2"/>из <text:s text:c="2"/>меха</text:p>
          </table:table-cell>
        </table:table-row>
        <table:table-row table:style-name="ro1">
          <table:table-cell office:value-type="string">
            <text:p>52.42.4</text:p>
          </table:table-cell>
          <table:table-cell/>
          <table:table-cell office:value-type="string">
            <text:p>Розничная <text:s/>торговля <text:s text:c="2"/>одеждой <text:s/>из <text:s/>кожи</text:p>
          </table:table-cell>
        </table:table-row>
        <table:table-row table:style-name="ro1">
          <table:table-cell office:value-type="string">
            <text:p>52.42.5</text:p>
          </table:table-cell>
          <table:table-cell/>
          <table:table-cell office:value-type="string">
            <text:p>Розничная <text:s/>торговля <text:s text:c="2"/>спортивной <text:s text:c="2"/>одеждой</text:p>
          </table:table-cell>
        </table:table-row>
        <table:table-row table:style-name="ro1">
          <table:table-cell office:value-type="string">
            <text:p>52.42.6</text:p>
          </table:table-cell>
          <table:table-cell/>
          <table:table-cell office:value-type="string">
            <text:p>Розничная <text:s/>торговля <text:s text:c="2"/>чулочно-носочными <text:s text:c="2"/>изделиями</text:p>
          </table:table-cell>
        </table:table-row>
        <table:table-row table:style-name="ro1">
          <table:table-cell office:value-type="string">
            <text:p>52.42.7</text:p>
          </table:table-cell>
          <table:table-cell/>
          <table:table-cell office:value-type="string">
            <text:p>Розничная <text:s/>торговля <text:s text:c="2"/>головными уборами</text:p>
          </table:table-cell>
        </table:table-row>
        <table:table-row table:style-name="ro1">
          <table:table-cell office:value-type="string">
            <text:p>52.42.8</text:p>
          </table:table-cell>
          <table:table-cell/>
          <table:table-cell office:value-type="string">
            <text:p>Розничная <text:s/>торговля <text:s/>аксессуарами <text:s/>одежды (перчатками, галстуками, шарфами, ремнями, подтяжками и т.п.)</text:p>
          </table:table-cell>
        </table:table-row>
        <table:table-row table:style-name="ro1">
          <table:table-cell office:value-type="string">
            <text:p>52.43</text:p>
          </table:table-cell>
          <table:table-cell/>
          <table:table-cell office:value-type="string">
            <text:p>Розничная <text:s text:c="2"/>торговля <text:s text:c="2"/>обувью <text:s/>и <text:s text:c="3"/>изделиями <text:s/>из <text:s text:c="2"/>кожи</text:p>
          </table:table-cell>
        </table:table-row>
        <table:table-row table:style-name="ro1">
          <table:table-cell office:value-type="string">
            <text:p>52.43.1</text:p>
          </table:table-cell>
          <table:table-cell/>
          <table:table-cell office:value-type="string">
            <text:p>Розничная торговля обувью</text:p>
          </table:table-cell>
        </table:table-row>
        <table:table-row table:style-name="ro1">
          <table:table-cell office:value-type="string">
            <text:p>52.43.2</text:p>
          </table:table-cell>
          <table:table-cell/>
          <table:table-cell office:value-type="string">
            <text:p>Розничная торговля изделиями из кожи и <text:s/>дорожными принадлежностями</text:p>
          </table:table-cell>
        </table:table-row>
        <table:table-row table:style-name="ro1">
          <table:table-cell office:value-type="string">
            <text:p>52.44</text:p>
          </table:table-cell>
          <table:table-cell/>
          <table:table-cell office:value-type="string">
            <text:p>Розничная торговля мебелью и товарами для дома</text:p>
          </table:table-cell>
        </table:table-row>
        <table:table-row table:style-name="ro1">
          <table:table-cell office:value-type="string">
            <text:p>52.44.1</text:p>
          </table:table-cell>
          <table:table-cell/>
          <table:table-cell office:value-type="string">
            <text:p>Розничная торговля <text:s/>мебелью</text:p>
          </table:table-cell>
        </table:table-row>
        <table:table-row table:style-name="ro1">
          <table:table-cell office:value-type="string">
            <text:p>52.44.2</text:p>
          </table:table-cell>
          <table:table-cell/>
          <table:table-cell office:value-type="string">
            <text:p>Розничная торговля различной домашней утварью, ножевыми изделиями, посудой, <text:s/>изделиями <text:s/>из стекла и керамики, в том числе фарфора и фаянса</text:p>
          </table:table-cell>
        </table:table-row>
        <table:table-row table:style-name="ro1">
          <table:table-cell office:value-type="string">
            <text:p>52.44.3</text:p>
          </table:table-cell>
          <table:table-cell/>
          <table:table-cell office:value-type="string">
            <text:p>Розничная торговля светильниками</text:p>
          </table:table-cell>
        </table:table-row>
        <table:table-row table:style-name="ro1">
          <table:table-cell office:value-type="string">
            <text:p>52.44.4</text:p>
          </table:table-cell>
          <table:table-cell/>
          <table:table-cell office:value-type="string">
            <text:p>Розничная торговля портьерами, тюлевыми занавесями и другими предметами домашнего обихода <text:s/>из <text:s/>текстильных материалов</text:p>
          </table:table-cell>
        </table:table-row>
        <table:table-row table:style-name="ro1">
          <table:table-cell office:value-type="string">
            <text:p>52.44.5</text:p>
          </table:table-cell>
          <table:table-cell/>
          <table:table-cell office:value-type="string">
            <text:p>Розничная торговля изделиями из дерева, <text:s/>пробки и плетеными изделиями</text:p>
          </table:table-cell>
        </table:table-row>
        <table:table-row table:style-name="ro1">
          <table:table-cell office:value-type="string">
            <text:p>52.44.6</text:p>
          </table:table-cell>
          <table:table-cell/>
          <table:table-cell office:value-type="string">
            <text:p>Розничная торговля бытовыми изделиями и приборами, <text:s/>не включенными в другие группировки</text:p>
          </table:table-cell>
        </table:table-row>
        <table:table-row table:style-name="ro1">
          <table:table-cell office:value-type="string">
            <text:p>52.45</text:p>
          </table:table-cell>
          <table:table-cell/>
          <table:table-cell office:value-type="string">
            <text:p>Розничная <text:s/>торговля бытовыми электротоварами, радио- и телеаппаратурой</text:p>
          </table:table-cell>
        </table:table-row>
        <table:table-row table:style-name="ro1">
          <table:table-cell office:value-type="string">
            <text:p>52.45.1</text:p>
          </table:table-cell>
          <table:table-cell/>
          <table:table-cell office:value-type="string">
            <text:p>Розничная торговля бытовыми электротоварами</text:p>
          </table:table-cell>
        </table:table-row>
        <table:table-row table:style-name="ro1">
          <table:table-cell office:value-type="string">
            <text:p>52.45.2</text:p>
          </table:table-cell>
          <table:table-cell/>
          <table:table-cell office:value-type="string">
            <text:p>Розничная <text:s/>торговля <text:s/>радио- и телеаппаратурой</text:p>
          </table:table-cell>
        </table:table-row>
        <table:table-row table:style-name="ro1">
          <table:table-cell office:value-type="string">
            <text:p>52.45.3</text:p>
          </table:table-cell>
          <table:table-cell/>
          <table:table-cell office:value-type="string">
            <text:p>Розничная <text:s/>торговля <text:s/>аудио- <text:s/>и видеоаппаратурой</text:p>
          </table:table-cell>
        </table:table-row>
        <table:table-row table:style-name="ro1">
          <table:table-cell office:value-type="string">
            <text:p>52.45.4</text:p>
          </table:table-cell>
          <table:table-cell/>
          <table:table-cell office:value-type="string">
            <text:p>Розничная торговля техническими носителями информации (с <text:s/>записями и без записей)</text:p>
          </table:table-cell>
        </table:table-row>
        <table:table-row table:style-name="ro1">
          <table:table-cell office:value-type="string">
            <text:p>52.45.5</text:p>
          </table:table-cell>
          <table:table-cell/>
          <table:table-cell office:value-type="string">
            <text:p>Розничная <text:s/>торговля музыкальными инструментами и нотными изданиями</text:p>
          </table:table-cell>
        </table:table-row>
        <table:table-row table:style-name="ro1">
          <table:table-cell office:value-type="string">
            <text:p>52.46</text:p>
          </table:table-cell>
          <table:table-cell/>
          <table:table-cell office:value-type="string">
            <text:p>Розничная <text:s/>торговля <text:s/>скобяными изделиями, лакокрасочными материалами и материалами для остекления</text:p>
          </table:table-cell>
        </table:table-row>
        <table:table-row table:style-name="ro1">
          <table:table-cell office:value-type="string">
            <text:p>52.46.1</text:p>
          </table:table-cell>
          <table:table-cell/>
          <table:table-cell office:value-type="string">
            <text:p>Розничная <text:s/>торговля <text:s/>скобяными <text:s/>изделиями</text:p>
          </table:table-cell>
        </table:table-row>
        <table:table-row table:style-name="ro1">
          <table:table-cell office:value-type="string">
            <text:p>52.46.2</text:p>
          </table:table-cell>
          <table:table-cell/>
          <table:table-cell office:value-type="string">
            <text:p>Розничная торговля красками, лаками и эмалями</text:p>
          </table:table-cell>
        </table:table-row>
        <table:table-row table:style-name="ro1">
          <table:table-cell office:value-type="string">
            <text:p>52.46.3</text:p>
          </table:table-cell>
          <table:table-cell/>
          <table:table-cell office:value-type="string">
            <text:p>Розничная торговля материалами для остекления</text:p>
          </table:table-cell>
        </table:table-row>
        <table:table-row table:style-name="ro1">
          <table:table-cell office:value-type="string">
            <text:p>52.46.4</text:p>
          </table:table-cell>
          <table:table-cell/>
          <table:table-cell office:value-type="string">
            <text:p>Розничная торговля материалами и оборудованием для изготовления <text:s/>поделок</text:p>
          </table:table-cell>
        </table:table-row>
        <table:table-row table:style-name="ro1">
          <table:table-cell office:value-type="string">
            <text:p>52.46.5</text:p>
          </table:table-cell>
          <table:table-cell/>
          <table:table-cell office:value-type="string">
            <text:p>Розничная торговля <text:s/>санитарно-техническим оборудованием</text:p>
          </table:table-cell>
        </table:table-row>
        <table:table-row table:style-name="ro1">
          <table:table-cell office:value-type="string">
            <text:p>52.46.6</text:p>
          </table:table-cell>
          <table:table-cell/>
          <table:table-cell office:value-type="string">
            <text:p>Розничная торговля садово-огородной техникой и инвентарем</text:p>
          </table:table-cell>
        </table:table-row>
        <table:table-row table:style-name="ro1">
          <table:table-cell office:value-type="string">
            <text:p>52.46.7</text:p>
          </table:table-cell>
          <table:table-cell/>
          <table:table-cell office:value-type="string">
            <text:p>Розничная торговля строительными материалами, не включенными в другие группировки</text:p>
          </table:table-cell>
        </table:table-row>
        <table:table-row table:style-name="ro1">
          <table:table-cell office:value-type="string">
            <text:p>52.46.71</text:p>
          </table:table-cell>
          <table:table-cell/>
          <table:table-cell office:value-type="string">
            <text:p>Розничная торговля лесоматериалами</text:p>
          </table:table-cell>
        </table:table-row>
        <table:table-row table:style-name="ro1">
          <table:table-cell office:value-type="string">
            <text:p>52.46.72</text:p>
          </table:table-cell>
          <table:table-cell/>
          <table:table-cell office:value-type="string">
            <text:p>Розничная <text:s/>торговля кирпичом</text:p>
          </table:table-cell>
        </table:table-row>
        <table:table-row table:style-name="ro1">
          <table:table-cell office:value-type="string">
            <text:p>52.46.73</text:p>
          </table:table-cell>
          <table:table-cell/>
          <table:table-cell office:value-type="string">
            <text:p>Розничная <text:s/>торговля <text:s/>металлическими и <text:s/>неметаллическими конструкциями и т.п.</text:p>
          </table:table-cell>
        </table:table-row>
        <table:table-row table:style-name="ro1">
          <table:table-cell office:value-type="string">
            <text:p>52.47</text:p>
          </table:table-cell>
          <table:table-cell/>
          <table:table-cell office:value-type="string">
            <text:p>Розничная <text:s text:c="2"/>торговля <text:s text:c="2"/>книгами, <text:s text:c="2"/>журналами, <text:s/>газетами, писчебумажными и канцелярскими товарами</text:p>
          </table:table-cell>
        </table:table-row>
        <table:table-row table:style-name="ro1">
          <table:table-cell office:value-type="string">
            <text:p>52.47.1</text:p>
          </table:table-cell>
          <table:table-cell/>
          <table:table-cell office:value-type="string">
            <text:p>Розничная торговля книгами</text:p>
          </table:table-cell>
        </table:table-row>
        <table:table-row table:style-name="ro1">
          <table:table-cell office:value-type="string">
            <text:p>52.47.2</text:p>
          </table:table-cell>
          <table:table-cell/>
          <table:table-cell office:value-type="string">
            <text:p>Розничная <text:s/>торговля <text:s/>газетами и журналами</text:p>
          </table:table-cell>
        </table:table-row>
        <table:table-row table:style-name="ro1">
          <table:table-cell office:value-type="string">
            <text:p>52.47.3</text:p>
          </table:table-cell>
          <table:table-cell/>
          <table:table-cell office:value-type="string">
            <text:p>Розничная <text:s text:c="2"/>торговля <text:s text:c="2"/>писчебумажными <text:s text:c="2"/>и <text:s/>канцелярскими товарами</text:p>
          </table:table-cell>
        </table:table-row>
        <table:table-row table:style-name="ro1">
          <table:table-cell office:value-type="string">
            <text:p>52.48</text:p>
          </table:table-cell>
          <table:table-cell/>
          <table:table-cell office:value-type="string">
            <text:p>Прочая розничная торговля в специализированных магазинах</text:p>
          </table:table-cell>
        </table:table-row>
        <table:table-row table:style-name="ro1">
          <table:table-cell office:value-type="string">
            <text:p>52.48.1</text:p>
          </table:table-cell>
          <table:table-cell/>
          <table:table-cell office:value-type="string">
            <text:p>Специализированная <text:s/>розничная <text:s/>торговля офисной мебелью, офисным оборудованием, <text:s text:c="4"/>компьютерами, <text:s text:c="4"/>оптическими приборами и фотоаппаратурой</text:p>
          </table:table-cell>
        </table:table-row>
        <table:table-row table:style-name="ro1">
          <table:table-cell office:value-type="string">
            <text:p>52.48.11</text:p>
          </table:table-cell>
          <table:table-cell/>
          <table:table-cell office:value-type="string">
            <text:p>Розничная торговля офисной мебелью</text:p>
          </table:table-cell>
        </table:table-row>
        <table:table-row table:style-name="ro1">
          <table:table-cell office:value-type="string">
            <text:p>52.48.12</text:p>
          </table:table-cell>
          <table:table-cell/>
          <table:table-cell office:value-type="string">
            <text:p>Розничная <text:s/>торговля <text:s/>офисными <text:s/>машинами и оборудованием</text:p>
          </table:table-cell>
        </table:table-row>
        <table:table-row table:style-name="ro1">
          <table:table-cell office:value-type="string">
            <text:p>52.48.13</text:p>
          </table:table-cell>
          <table:table-cell/>
          <table:table-cell office:value-type="string">
            <text:p>Розничная торговля компьютерами, программным обеспечением и периферийными устройствами</text:p>
          </table:table-cell>
        </table:table-row>
        <table:table-row table:style-name="ro1">
          <table:table-cell office:value-type="string">
            <text:p>52.48.14</text:p>
          </table:table-cell>
          <table:table-cell/>
          <table:table-cell office:value-type="string">
            <text:p>Розничная торговля фотоаппаратурой, оптическими и точными приборами</text:p>
          </table:table-cell>
        </table:table-row>
        <table:table-row table:style-name="ro1">
          <table:table-cell office:value-type="string">
            <text:p>52.48.15</text:p>
          </table:table-cell>
          <table:table-cell/>
          <table:table-cell office:value-type="string">
            <text:p>Розничная торговля оборудованием электросвязи</text:p>
          </table:table-cell>
        </table:table-row>
        <table:table-row table:style-name="ro1">
          <table:table-cell office:value-type="string">
            <text:p>52.48.2</text:p>
          </table:table-cell>
          <table:table-cell/>
          <table:table-cell office:value-type="string">
            <text:p>Специализированная розничная торговля часами, ювелирными изделиями, спортивными товарами, играми и игрушками</text:p>
          </table:table-cell>
        </table:table-row>
        <table:table-row table:style-name="ro1">
          <table:table-cell office:value-type="string">
            <text:p>52.48.21</text:p>
          </table:table-cell>
          <table:table-cell/>
          <table:table-cell office:value-type="string">
            <text:p>Розничная торговля часами</text:p>
          </table:table-cell>
        </table:table-row>
        <table:table-row table:style-name="ro1">
          <table:table-cell office:value-type="string">
            <text:p>52.48.22</text:p>
          </table:table-cell>
          <table:table-cell/>
          <table:table-cell office:value-type="string">
            <text:p>Розничная торговля ювелирными изделиями</text:p>
          </table:table-cell>
        </table:table-row>
        <table:table-row table:style-name="ro1">
          <table:table-cell office:value-type="string">
            <text:p>52.48.23</text:p>
          </table:table-cell>
          <table:table-cell/>
          <table:table-cell office:value-type="string">
            <text:p>Розничная торговля спортивными товарами, рыболовными принадлежностями, туристским снаряжением, лодками <text:s/>и велосипедами</text:p>
          </table:table-cell>
        </table:table-row>
        <table:table-row table:style-name="ro1">
          <table:table-cell office:value-type="string">
            <text:p>52.48.24</text:p>
          </table:table-cell>
          <table:table-cell/>
          <table:table-cell office:value-type="string">
            <text:p>Розничная торговля играми и игрушками</text:p>
          </table:table-cell>
        </table:table-row>
        <table:table-row table:style-name="ro1">
          <table:table-cell office:value-type="string">
            <text:p>52.48.3</text:p>
          </table:table-cell>
          <table:table-cell/>
          <table:table-cell office:value-type="string">
            <text:p>Специализированная розничная <text:s/>торговля непродовольственными товарами, <text:s/>не <text:s/>включенными в другие группировки</text:p>
          </table:table-cell>
        </table:table-row>
        <table:table-row table:style-name="ro1">
          <table:table-cell office:value-type="string">
            <text:p>52.48.31</text:p>
          </table:table-cell>
          <table:table-cell/>
          <table:table-cell office:value-type="string">
            <text:p>Розничная торговля товарами бытовой химии, синтетическими моющими средствами, обоями и <text:s/>напольными покрытиями</text:p>
          </table:table-cell>
        </table:table-row>
        <table:table-row table:style-name="ro1">
          <table:table-cell office:value-type="string">
            <text:p>52.48.32</text:p>
          </table:table-cell>
          <table:table-cell/>
          <table:table-cell office:value-type="string">
            <text:p>Розничная <text:s text:c="2"/>торговля <text:s text:c="2"/>цветами <text:s/>и <text:s/>другими <text:s text:c="2"/>растениями, семенами и удобрениями</text:p>
          </table:table-cell>
        </table:table-row>
        <table:table-row table:style-name="ro1">
          <table:table-cell office:value-type="string">
            <text:p>52.48.33</text:p>
          </table:table-cell>
          <table:table-cell/>
          <table:table-cell office:value-type="string">
            <text:p>Розничная <text:s/>торговля <text:s/>домашними <text:s/>животными <text:s/>и <text:s/>кормом для домашних животных</text:p>
          </table:table-cell>
        </table:table-row>
        <table:table-row table:style-name="ro1">
          <table:table-cell office:value-type="string">
            <text:p>52.48.34</text:p>
          </table:table-cell>
          <table:table-cell/>
          <table:table-cell office:value-type="string">
            <text:p>Розничная <text:s text:c="2"/>торговля <text:s text:c="2"/>сувенирами, <text:s/>изделиями <text:s/>народных художественных промыслов, предметами <text:s/>культового <text:s/>и религиозного назначения, похоронными принадлежностями</text:p>
          </table:table-cell>
        </table:table-row>
        <table:table-row table:style-name="ro1">
          <table:table-cell office:value-type="string">
            <text:p>52.48.35</text:p>
          </table:table-cell>
          <table:table-cell/>
          <table:table-cell office:value-type="string">
            <text:p>Розничная <text:s/>торговля <text:s/>бытовым <text:s/>жидким котельным топливом, газом в баллонах, <text:s/>углем, <text:s/>древесным топливом, топливным торфом</text:p>
          </table:table-cell>
        </table:table-row>
        <table:table-row table:style-name="ro1">
          <table:table-cell office:value-type="string">
            <text:p>52.48.36</text:p>
          </table:table-cell>
          <table:table-cell/>
          <table:table-cell office:value-type="string">
            <text:p>Розничная торговля филателистическими и нумизматическими товарами</text:p>
          </table:table-cell>
        </table:table-row>
        <table:table-row table:style-name="ro1">
          <table:table-cell office:value-type="string">
            <text:p>52.48.37</text:p>
          </table:table-cell>
          <table:table-cell/>
          <table:table-cell office:value-type="string">
            <text:p>Розничная <text:s text:c="2"/>торговля <text:s text:c="2"/>произведениями <text:s text:c="5"/>искусства <text:s text:c="2"/>в коммерческих художественных галереях</text:p>
          </table:table-cell>
        </table:table-row>
        <table:table-row table:style-name="ro1">
          <table:table-cell office:value-type="string">
            <text:p>52.48.38</text:p>
          </table:table-cell>
          <table:table-cell/>
          <table:table-cell office:value-type="string">
            <text:p>Розничная <text:s text:c="2"/>торговля <text:s text:c="3"/>пиротехническими <text:s text:c="5"/>средствами</text:p>
          </table:table-cell>
        </table:table-row>
        <table:table-row table:style-name="ro1">
          <table:table-cell office:value-type="string">
            <text:p>52.48.39</text:p>
          </table:table-cell>
          <table:table-cell/>
          <table:table-cell office:value-type="string">
            <text:p>Специализированная розничная торговля прочими непродовольственными товарами, <text:s/>не включенными в другие группировки</text:p>
          </table:table-cell>
        </table:table-row>
        <table:table-row table:style-name="ro1">
          <table:table-cell office:value-type="string">
            <text:p>52.5</text:p>
          </table:table-cell>
          <table:table-cell/>
          <table:table-cell office:value-type="string">
            <text:p>Розничная <text:s text:c="2"/>торговля <text:s/>бывшими <text:s/>в <text:s/>употреблении <text:s/>товарами в магазинах</text:p>
          </table:table-cell>
        </table:table-row>
        <table:table-row table:style-name="ro1">
          <table:table-cell office:value-type="string">
            <text:p>52.50</text:p>
          </table:table-cell>
          <table:table-cell/>
          <table:table-cell office:value-type="string">
            <text:p>Розничная <text:s text:c="2"/>торговля <text:s/>бывшими <text:s/>в <text:s/>употреблении <text:s/>товарами в магазинах</text:p>
          </table:table-cell>
        </table:table-row>
        <table:table-row table:style-name="ro1">
          <table:table-cell office:value-type="string">
            <text:p>52.50.1</text:p>
          </table:table-cell>
          <table:table-cell/>
          <table:table-cell office:value-type="string">
            <text:p>Розничная <text:s text:c="2"/>торговля <text:s text:c="3"/>предметами <text:s text:c="3"/>антиквариата</text:p>
          </table:table-cell>
        </table:table-row>
        <table:table-row table:style-name="ro1">
          <table:table-cell office:value-type="string">
            <text:p>52.50.2</text:p>
          </table:table-cell>
          <table:table-cell/>
          <table:table-cell office:value-type="string">
            <text:p>Розничная торговля букинистическими книгами</text:p>
          </table:table-cell>
        </table:table-row>
        <table:table-row table:style-name="ro1">
          <table:table-cell office:value-type="string">
            <text:p>52.50.3</text:p>
          </table:table-cell>
          <table:table-cell/>
          <table:table-cell office:value-type="string">
            <text:p>Розничная торговля прочими бывшими в употреблении товарами</text:p>
          </table:table-cell>
        </table:table-row>
        <table:table-row table:style-name="ro1">
          <table:table-cell office:value-type="string">
            <text:p>52.6</text:p>
          </table:table-cell>
          <table:table-cell/>
          <table:table-cell office:value-type="string">
            <text:p>Розничная <text:s/>торговля <text:s text:c="2"/>вне <text:s text:c="2"/>магазинов</text:p>
          </table:table-cell>
        </table:table-row>
        <table:table-row table:style-name="ro1">
          <table:table-cell office:value-type="string">
            <text:p>52.61</text:p>
          </table:table-cell>
          <table:table-cell/>
          <table:table-cell office:value-type="string">
            <text:p>Розничная <text:s text:c="2"/>торговля <text:s/>по <text:s/>заказам</text:p>
          </table:table-cell>
        </table:table-row>
        <table:table-row table:style-name="ro1">
          <table:table-cell office:value-type="string">
            <text:p>52.61.1</text:p>
          </table:table-cell>
          <table:table-cell/>
          <table:table-cell office:value-type="string">
            <text:p>Розничная <text:s/>почтовая (посылочная) <text:s/>торговля</text:p>
          </table:table-cell>
        </table:table-row>
        <table:table-row table:style-name="ro1">
          <table:table-cell office:value-type="string">
            <text:p>52.61.2</text:p>
          </table:table-cell>
          <table:table-cell/>
          <table:table-cell office:value-type="string">
            <text:p>Розничная <text:s/>торговля, осуществляемая через телемагазины и компьютерные сети (электронная торговля, включая Интернет)</text:p>
          </table:table-cell>
        </table:table-row>
        <table:table-row table:style-name="ro1">
          <table:table-cell office:value-type="string">
            <text:p>52.62</text:p>
          </table:table-cell>
          <table:table-cell/>
          <table:table-cell office:value-type="string">
            <text:p>Розничная <text:s/>торговля в палатках и на рынках</text:p>
          </table:table-cell>
        </table:table-row>
        <table:table-row table:style-name="ro1">
          <table:table-cell office:value-type="string">
            <text:p>52.63</text:p>
          </table:table-cell>
          <table:table-cell/>
          <table:table-cell office:value-type="string">
            <text:p>Прочая розничная торговля вне магазинов</text:p>
          </table:table-cell>
        </table:table-row>
        <table:table-row table:style-name="ro1">
          <table:table-cell office:value-type="string">
            <text:p>52.7</text:p>
          </table:table-cell>
          <table:table-cell/>
          <table:table-cell office:value-type="string">
            <text:p>Ремон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2.71</text:p>
          </table:table-cell>
          <table:table-cell/>
          <table:table-cell office:value-type="string">
            <text:p>Ремонт обуви и прочих изделий их кожи</text:p>
          </table:table-cell>
        </table:table-row>
        <table:table-row table:style-name="ro1">
          <table:table-cell office:value-type="string">
            <text:p>52.72</text:p>
          </table:table-cell>
          <table:table-cell/>
          <table:table-cell office:value-type="string">
            <text:p>Ремонт <text:s/>бытовых электрических изделий</text:p>
          </table:table-cell>
        </table:table-row>
        <table:table-row table:style-name="ro1">
          <table:table-cell office:value-type="string">
            <text:p>52.72.1</text:p>
          </table:table-cell>
          <table:table-cell/>
          <table:table-cell office:value-type="string">
            <text:p>Ремонт радио- и телеаппаратуры и прочей аудио- и видеоаппаратуры</text:p>
          </table:table-cell>
        </table:table-row>
        <table:table-row table:style-name="ro1">
          <table:table-cell office:value-type="string">
            <text:p>52.72.2</text:p>
          </table:table-cell>
          <table:table-cell/>
          <table:table-cell office:value-type="string">
            <text:p>Ремонт прочих бытовых электрических изделий</text:p>
          </table:table-cell>
        </table:table-row>
        <table:table-row table:style-name="ro1">
          <table:table-cell office:value-type="string">
            <text:p>52.73</text:p>
          </table:table-cell>
          <table:table-cell/>
          <table:table-cell office:value-type="string">
            <text:p>Ремонт часов и ювелирных изделий</text:p>
          </table:table-cell>
        </table:table-row>
        <table:table-row table:style-name="ro1">
          <table:table-cell office:value-type="string">
            <text:p>52.74</text:p>
          </table:table-cell>
          <table:table-cell/>
          <table:table-cell office:value-type="string">
            <text:p>Ремонт <text:s/>бытовых изделий и предметов личного пользования, не включенных в другие группировки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ГОСТИНИЦЫ И РЕСТОРАНЫ</text:p>
          </table:table-cell>
        </table:table-row>
        <table:table-row table:style-name="ro1">
          <table:table-cell office:value-type="string">
            <text:p>55</text:p>
          </table:table-cell>
          <table:table-cell/>
          <table:table-cell office:value-type="string">
            <text:p>ДЕЯТЕЛЬНОСТЬ ГОСТИНИЦ И РЕСТОРАНОВ</text:p>
          </table:table-cell>
        </table:table-row>
        <table:table-row table:style-name="ro1">
          <table:table-cell office:value-type="string">
            <text:p>55.1</text:p>
          </table:table-cell>
          <table:table-cell/>
          <table:table-cell office:value-type="string">
            <text:p>Деятельность гостиниц</text:p>
          </table:table-cell>
        </table:table-row>
        <table:table-row table:style-name="ro1">
          <table:table-cell office:value-type="string">
            <text:p>55.11</text:p>
          </table:table-cell>
          <table:table-cell/>
          <table:table-cell office:value-type="string">
            <text:p>Деятельность гостиниц с ресторанами</text:p>
          </table:table-cell>
        </table:table-row>
        <table:table-row table:style-name="ro1">
          <table:table-cell office:value-type="string">
            <text:p>55.12</text:p>
          </table:table-cell>
          <table:table-cell/>
          <table:table-cell office:value-type="string">
            <text:p>Деятельность гостиниц без ресторанов</text:p>
          </table:table-cell>
        </table:table-row>
        <table:table-row table:style-name="ro1">
          <table:table-cell office:value-type="string">
            <text:p>55.2</text:p>
          </table:table-cell>
          <table:table-cell/>
          <table:table-cell office:value-type="string">
            <text:p>Деятельность прочих мест для временного проживания</text:p>
          </table:table-cell>
        </table:table-row>
        <table:table-row table:style-name="ro1">
          <table:table-cell office:value-type="string">
            <text:p>55.21</text:p>
          </table:table-cell>
          <table:table-cell/>
          <table:table-cell office:value-type="string">
            <text:p>Деятельность молодежных туристских лагерей и горных туристских баз</text:p>
          </table:table-cell>
        </table:table-row>
        <table:table-row table:style-name="ro1">
          <table:table-cell office:value-type="string">
            <text:p>55.22</text:p>
          </table:table-cell>
          <table:table-cell/>
          <table:table-cell office:value-type="string">
            <text:p>Деятельность кемпингов</text:p>
          </table:table-cell>
        </table:table-row>
        <table:table-row table:style-name="ro1">
          <table:table-cell office:value-type="string">
            <text:p>55.23</text:p>
          </table:table-cell>
          <table:table-cell/>
          <table:table-cell office:value-type="string">
            <text:p>Деятельность <text:s text:c="2"/>прочих <text:s text:c="2"/>мест <text:s text:c="2"/>для <text:s text:c="2"/>проживания</text:p>
          </table:table-cell>
        </table:table-row>
        <table:table-row table:style-name="ro1">
          <table:table-cell office:value-type="string">
            <text:p>55.23.1</text:p>
          </table:table-cell>
          <table:table-cell/>
          <table:table-cell office:value-type="string">
            <text:p>Деятельность <text:s text:c="2"/>детских <text:s text:c="2"/>лагерей <text:s text:c="2"/>на <text:s text:c="2"/>время <text:s text:c="3"/>каникул</text:p>
          </table:table-cell>
        </table:table-row>
        <table:table-row table:style-name="ro1">
          <table:table-cell office:value-type="string">
            <text:p>55.23.2</text:p>
          </table:table-cell>
          <table:table-cell/>
          <table:table-cell office:value-type="string">
            <text:p>Деятельность <text:s text:c="2"/>пансионатов, <text:s text:c="2"/>домов <text:s text:c="2"/>отдыха <text:s text:c="2"/>и <text:s text:c="3"/>т.п.</text:p>
          </table:table-cell>
        </table:table-row>
        <table:table-row table:style-name="ro1">
          <table:table-cell office:value-type="string">
            <text:p>55.23.3</text:p>
          </table:table-cell>
          <table:table-cell/>
          <table:table-cell office:value-type="string">
            <text:p>Сдача <text:s/>внаем <text:s/>для <text:s/>временного <text:s/>проживания <text:s/>меблированных комнат</text:p>
          </table:table-cell>
        </table:table-row>
        <table:table-row table:style-name="ro1">
          <table:table-cell office:value-type="string">
            <text:p>55.23.4</text:p>
          </table:table-cell>
          <table:table-cell/>
          <table:table-cell office:value-type="string">
            <text:p>Предоставление <text:s text:c="2"/>мест <text:s text:c="2"/>для <text:s/>временного <text:s text:c="2"/>проживания <text:s text:c="2"/>в железнодорожных спальных вагонах и прочих <text:s/>транспортных средствах</text:p>
          </table:table-cell>
        </table:table-row>
        <table:table-row table:style-name="ro1">
          <table:table-cell office:value-type="string">
            <text:p>55.23.5</text:p>
          </table:table-cell>
          <table:table-cell/>
          <table:table-cell office:value-type="string">
            <text:p>Деятельность <text:s/>прочих <text:s/>мест <text:s/>для <text:s/>временного <text:s text:c="2"/>проживания, не включенных в другие группировки</text:p>
          </table:table-cell>
        </table:table-row>
        <table:table-row table:style-name="ro1">
          <table:table-cell office:value-type="string">
            <text:p>55.3</text:p>
          </table:table-cell>
          <table:table-cell/>
          <table:table-cell office:value-type="string">
            <text:p>Деятельность ресторанов</text:p>
          </table:table-cell>
        </table:table-row>
        <table:table-row table:style-name="ro1">
          <table:table-cell office:value-type="string">
            <text:p>55.30</text:p>
          </table:table-cell>
          <table:table-cell/>
          <table:table-cell office:value-type="string">
            <text:p>Деятельность ресторанов и кафе</text:p>
          </table:table-cell>
        </table:table-row>
        <table:table-row table:style-name="ro1">
          <table:table-cell office:value-type="string">
            <text:p>55.4</text:p>
          </table:table-cell>
          <table:table-cell/>
          <table:table-cell office:value-type="string">
            <text:p>Деятельность баров</text:p>
          </table:table-cell>
        </table:table-row>
        <table:table-row table:style-name="ro1">
          <table:table-cell office:value-type="string">
            <text:p>55.40</text:p>
          </table:table-cell>
          <table:table-cell/>
          <table:table-cell office:value-type="string">
            <text:p>Деятельность баров</text:p>
          </table:table-cell>
        </table:table-row>
        <table:table-row table:style-name="ro1">
          <table:table-cell office:value-type="string">
            <text:p>55.5</text:p>
          </table:table-cell>
          <table:table-cell/>
          <table:table-cell office:value-type="string">
            <text:p>Деятельность столовых <text:s/>при <text:s/>предприятиях и учреждениях и поставка продукции общественного питания</text:p>
          </table:table-cell>
        </table:table-row>
        <table:table-row table:style-name="ro1">
          <table:table-cell office:value-type="string">
            <text:p>55.51</text:p>
          </table:table-cell>
          <table:table-cell/>
          <table:table-cell office:value-type="string">
            <text:p>Деятельность столовых <text:s/>при <text:s/>предприятиях и учреждениях</text:p>
          </table:table-cell>
        </table:table-row>
        <table:table-row table:style-name="ro1">
          <table:table-cell office:value-type="string">
            <text:p>55.52</text:p>
          </table:table-cell>
          <table:table-cell/>
          <table:table-cell office:value-type="string">
            <text:p>Поставка продукции общественного питания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ТРАНСПОРТ И СВЯЗЬ</text:p>
          </table:table-cell>
        </table:table-row>
        <table:table-row table:style-name="ro1">
          <table:table-cell office:value-type="string">
            <text:p>60</text:p>
          </table:table-cell>
          <table:table-cell/>
          <table:table-cell office:value-type="string">
            <text:p>ДЕЯТЕЛЬНОСТЬ СУХОПУТНОГО ТРАНСПОРТА</text:p>
          </table:table-cell>
        </table:table-row>
        <table:table-row table:style-name="ro1">
          <table:table-cell office:value-type="string">
            <text:p>60.1</text:p>
          </table:table-cell>
          <table:table-cell/>
          <table:table-cell office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>
            <text:p>60.10</text:p>
          </table:table-cell>
          <table:table-cell/>
          <table:table-cell office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>
            <text:p>60.10.1</text:p>
          </table:table-cell>
          <table:table-cell/>
          <table:table-cell office:value-type="string">
            <text:p>Деятельность <text:s/>магистрального железнодорожного транспорта</text:p>
          </table:table-cell>
        </table:table-row>
        <table:table-row table:style-name="ro1">
          <table:table-cell office:value-type="string">
            <text:p>60.10.11</text:p>
          </table:table-cell>
          <table:table-cell/>
          <table:table-cell office:value-type="string">
            <text:p>Деятельность <text:s/>магистрального <text:s text:c="2"/>пассажирского железнодорожного транспорта</text:p>
          </table:table-cell>
        </table:table-row>
        <table:table-row table:style-name="ro1">
          <table:table-cell office:value-type="string">
            <text:p>60.10.12</text:p>
          </table:table-cell>
          <table:table-cell/>
          <table:table-cell office:value-type="string">
            <text:p>Деятельность <text:s/>магистрального грузового <text:s/>железнодорожного транспорта</text:p>
          </table:table-cell>
        </table:table-row>
        <table:table-row table:style-name="ro1">
          <table:table-cell office:value-type="string">
            <text:p>60.10.2</text:p>
          </table:table-cell>
          <table:table-cell/>
          <table:table-cell office:value-type="string">
            <text:p>Деятельность промышленного <text:s/>железнодорожного <text:s/>транспорта</text:p>
          </table:table-cell>
        </table:table-row>
        <table:table-row table:style-name="ro1">
          <table:table-cell office:value-type="string">
            <text:p>60.2</text:p>
          </table:table-cell>
          <table:table-cell/>
          <table:table-cell office:value-type="string">
            <text:p>Деятельность <text:s text:c="2"/>прочего <text:s text:c="3"/>сухопутного <text:s text:c="8"/>транспорта</text:p>
          </table:table-cell>
        </table:table-row>
        <table:table-row table:style-name="ro1">
          <table:table-cell office:value-type="string">
            <text:p>60.21</text:p>
          </table:table-cell>
          <table:table-cell/>
          <table:table-cell office:value-type="string">
            <text:p>Деятельность <text:s text:c="3"/>прочего <text:s text:c="3"/>сухопутного <text:s text:c="4"/>пассажирского транспорта, подчиняющегося расписанию</text:p>
          </table:table-cell>
        </table:table-row>
        <table:table-row table:style-name="ro1">
          <table:table-cell office:value-type="string">
            <text:p>60.21.1</text:p>
          </table:table-cell>
          <table:table-cell/>
          <table:table-cell office:value-type="string">
            <text:p>Деятельность автомобильного (автобусного) <text:s/>пассажирского транспорта, подчиняющегося расписанию</text:p>
          </table:table-cell>
        </table:table-row>
        <table:table-row table:style-name="ro1">
          <table:table-cell office:value-type="string">
            <text:p>60.21.11</text:p>
          </table:table-cell>
          <table:table-cell/>
          <table:table-cell office:value-type="string">
            <text:p>Внутригородские <text:s/>автомобильные 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2</text:p>
          </table:table-cell>
          <table:table-cell/>
          <table:table-cell office:value-type="string">
            <text:p>Пригородные <text:s text:c="2"/>автомобильные <text:s/>(автобусные) <text:s text:c="2"/>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3</text:p>
          </table:table-cell>
          <table:table-cell/>
          <table:table-cell office:value-type="string">
            <text:p>Междугородные <text:s text:c="2"/>автомобильные <text:s/>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4</text:p>
          </table:table-cell>
          <table:table-cell/>
          <table:table-cell office:value-type="string">
            <text:p>Международные <text:s text:c="2"/>автомобильные <text:s/>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2</text:p>
          </table:table-cell>
          <table:table-cell/>
          <table:table-cell office:value-type="string">
            <text:p>Деятельность <text:s text:c="2"/>городского <text:s text:c="3"/>электрического <text:s text:c="2"/>транспорта</text:p>
          </table:table-cell>
        </table:table-row>
        <table:table-row table:style-name="ro1">
          <table:table-cell office:value-type="string">
            <text:p>60.21.21</text:p>
          </table:table-cell>
          <table:table-cell/>
          <table:table-cell office:value-type="string">
            <text:p>Деятельность трамвайного транспорта</text:p>
          </table:table-cell>
        </table:table-row>
        <table:table-row table:style-name="ro1">
          <table:table-cell office:value-type="string">
            <text:p>60.21.22</text:p>
          </table:table-cell>
          <table:table-cell/>
          <table:table-cell office:value-type="string">
            <text:p>Деятельность троллейбусного транспорта</text:p>
          </table:table-cell>
        </table:table-row>
        <table:table-row table:style-name="ro1">
          <table:table-cell office:value-type="string">
            <text:p>60.21.23</text:p>
          </table:table-cell>
          <table:table-cell/>
          <table:table-cell office:value-type="string">
            <text:p>Деятельность метрополитена</text:p>
          </table:table-cell>
        </table:table-row>
        <table:table-row table:style-name="ro1">
          <table:table-cell office:value-type="string">
            <text:p>60.21.3</text:p>
          </table:table-cell>
          <table:table-cell/>
          <table:table-cell office:value-type="string">
            <text:p>Пассажирские <text:s text:c="3"/>перевозки <text:s text:c="4"/>фуникулерами, <text:s text:c="2"/>воздушными канатными <text:s text:c="2"/>дорогами <text:s text:c="2"/>и <text:s text:c="2"/>подъемниками</text:p>
          </table:table-cell>
        </table:table-row>
        <table:table-row table:style-name="ro1">
          <table:table-cell office:value-type="string">
            <text:p>60.22</text:p>
          </table:table-cell>
          <table:table-cell/>
          <table:table-cell office:value-type="string">
            <text:p>Деятельность такси</text:p>
          </table:table-cell>
        </table:table-row>
        <table:table-row table:style-name="ro1">
          <table:table-cell office:value-type="string">
            <text:p>60.23</text:p>
          </table:table-cell>
          <table:table-cell/>
          <table:table-cell office:value-type="string">
            <text:p>Деятельность <text:s text:c="2"/>прочего <text:s text:c="3"/>сухопутного <text:s text:c="5"/>пассажирского транспорта</text:p>
          </table:table-cell>
        </table:table-row>
        <table:table-row table:style-name="ro1">
          <table:table-cell office:value-type="string">
            <text:p>60.24</text:p>
          </table:table-cell>
          <table:table-cell/>
          <table:table-cell office:value-type="string">
            <text:p>Деятельность <text:s text:c="2"/>автомобильного <text:s text:c="2"/>грузового <text:s text:c="3"/>транспорта</text:p>
          </table:table-cell>
        </table:table-row>
        <table:table-row table:style-name="ro1">
          <table:table-cell office:value-type="string">
            <text:p>60.24.1</text:p>
          </table:table-cell>
          <table:table-cell/>
          <table:table-cell office:value-type="string">
            <text:p>Деятельность <text:s/>автомобильного <text:s text:c="3"/>грузового специализированного <text:s text:c="2"/>транспорта</text:p>
          </table:table-cell>
        </table:table-row>
        <table:table-row table:style-name="ro1">
          <table:table-cell office:value-type="string">
            <text:p>60.24.2</text:p>
          </table:table-cell>
          <table:table-cell/>
          <table:table-cell office:value-type="string">
            <text:p>Деятельность <text:s text:c="2"/>автомобильного <text:s text:c="4"/>грузового неспециализированного транспорта</text:p>
          </table:table-cell>
        </table:table-row>
        <table:table-row table:style-name="ro1">
          <table:table-cell office:value-type="string">
            <text:p>60.24.3</text:p>
          </table:table-cell>
          <table:table-cell/>
          <table:table-cell office:value-type="string">
            <text:p>Аренда грузового автомобильного транспорта с водителем</text:p>
          </table:table-cell>
        </table:table-row>
        <table:table-row table:style-name="ro1">
          <table:table-cell office:value-type="string">
            <text:p>60.3</text:p>
          </table:table-cell>
          <table:table-cell/>
          <table:table-cell office:value-type="string">
            <text:p>Транспортирование по трубопроводам</text:p>
          </table:table-cell>
        </table:table-row>
        <table:table-row table:style-name="ro1">
          <table:table-cell office:value-type="string">
            <text:p>60.30</text:p>
          </table:table-cell>
          <table:table-cell/>
          <table:table-cell office:value-type="string">
            <text:p>Транспортирование по трубопроводам</text:p>
          </table:table-cell>
        </table:table-row>
        <table:table-row table:style-name="ro1">
          <table:table-cell office:value-type="string">
            <text:p>60.30.1</text:p>
          </table:table-cell>
          <table:table-cell/>
          <table:table-cell office:value-type="string">
            <text:p>Транспортирование <text:s text:c="2"/>по <text:s text:c="2"/>трубопроводам <text:s text:c="2"/>нефти <text:s text:c="2"/>и нефтепродуктов</text:p>
          </table:table-cell>
        </table:table-row>
        <table:table-row table:style-name="ro1">
          <table:table-cell office:value-type="string">
            <text:p>60.30.11</text:p>
          </table:table-cell>
          <table:table-cell/>
          <table:table-cell office:value-type="string">
            <text:p>Транспортирование <text:s/>по трубопроводам нефти</text:p>
          </table:table-cell>
        </table:table-row>
        <table:table-row table:style-name="ro1">
          <table:table-cell office:value-type="string">
            <text:p>60.30.12</text:p>
          </table:table-cell>
          <table:table-cell/>
          <table:table-cell office:value-type="string">
            <text:p>Транспортирование по трубопроводам нефтепродуктов</text:p>
          </table:table-cell>
        </table:table-row>
        <table:table-row table:style-name="ro1">
          <table:table-cell office:value-type="string">
            <text:p>60.30.2</text:p>
          </table:table-cell>
          <table:table-cell/>
          <table:table-cell office:value-type="string">
            <text:p>Транспортирование по трубопроводам газа и продуктов его переработки</text:p>
          </table:table-cell>
        </table:table-row>
        <table:table-row table:style-name="ro1">
          <table:table-cell office:value-type="string">
            <text:p>60.30.21</text:p>
          </table:table-cell>
          <table:table-cell/>
          <table:table-cell office:value-type="string">
            <text:p>Транспортирование по трубопроводам газа</text:p>
          </table:table-cell>
        </table:table-row>
        <table:table-row table:style-name="ro1">
          <table:table-cell office:value-type="string">
            <text:p>60.30.22</text:p>
          </table:table-cell>
          <table:table-cell/>
          <table:table-cell office:value-type="string">
            <text:p>Транспортирование <text:s text:c="2"/>по <text:s text:c="2"/>трубопроводам <text:s text:c="2"/>продуктов переработки газа</text:p>
          </table:table-cell>
        </table:table-row>
        <table:table-row table:style-name="ro1">
          <table:table-cell office:value-type="string">
            <text:p>60.30.3</text:p>
          </table:table-cell>
          <table:table-cell/>
          <table:table-cell office:value-type="string">
            <text:p>Транспортирование по трубопроводам прочих видов грузов</text:p>
          </table:table-cell>
        </table:table-row>
        <table:table-row table:style-name="ro1">
          <table:table-cell office:value-type="string">
            <text:p>61</text:p>
          </table:table-cell>
          <table:table-cell/>
          <table:table-cell office:value-type="string">
            <text:p>ДЕЯТЕЛЬНОСТЬ ВОДНОГО ТРАНСПОРТА</text:p>
          </table:table-cell>
        </table:table-row>
        <table:table-row table:style-name="ro1">
          <table:table-cell office:value-type="string">
            <text:p>61.1</text:p>
          </table:table-cell>
          <table:table-cell/>
          <table:table-cell office:value-type="string">
            <text:p>Деятельность морского транспорта</text:p>
          </table:table-cell>
        </table:table-row>
        <table:table-row table:style-name="ro1">
          <table:table-cell office:value-type="string">
            <text:p>61.10</text:p>
          </table:table-cell>
          <table:table-cell/>
          <table:table-cell office:value-type="string">
            <text:p>Деятельность морского транспорта</text:p>
          </table:table-cell>
        </table:table-row>
        <table:table-row table:style-name="ro1">
          <table:table-cell office:value-type="string">
            <text:p>61.10.1</text:p>
          </table:table-cell>
          <table:table-cell/>
          <table:table-cell office:value-type="string">
            <text:p>Деятельность морского пассажирского транспорта</text:p>
          </table:table-cell>
        </table:table-row>
        <table:table-row table:style-name="ro1">
          <table:table-cell office:value-type="string">
            <text:p>61.10.2</text:p>
          </table:table-cell>
          <table:table-cell/>
          <table:table-cell office:value-type="string">
            <text:p>Деятельность морского грузового транспорта</text:p>
          </table:table-cell>
        </table:table-row>
        <table:table-row table:style-name="ro1">
          <table:table-cell office:value-type="string">
            <text:p>61.10.3</text:p>
          </table:table-cell>
          <table:table-cell/>
          <table:table-cell office:value-type="string">
            <text:p>Аренда <text:s text:c="2"/>морских <text:s text:c="2"/>транспортных <text:s text:c="2"/>средств с <text:s/>экипажем; предоставление маневровых услуг</text:p>
          </table:table-cell>
        </table:table-row>
        <table:table-row table:style-name="ro1">
          <table:table-cell office:value-type="string">
            <text:p>61.2</text:p>
          </table:table-cell>
          <table:table-cell/>
          <table:table-cell office:value-type="string">
            <text:p>Деятельность внутреннего водного транспорта</text:p>
          </table:table-cell>
        </table:table-row>
        <table:table-row table:style-name="ro1">
          <table:table-cell office:value-type="string">
            <text:p>61.20</text:p>
          </table:table-cell>
          <table:table-cell/>
          <table:table-cell office:value-type="string">
            <text:p>Деятельность внутреннего водного транспорта</text:p>
          </table:table-cell>
        </table:table-row>
        <table:table-row table:style-name="ro1">
          <table:table-cell office:value-type="string">
            <text:p>61.20.1</text:p>
          </table:table-cell>
          <table:table-cell/>
          <table:table-cell office:value-type="string">
            <text:p>Деятельность <text:s text:c="2"/>внутреннего <text:s/>водного <text:s/>пассажирского транспорта</text:p>
          </table:table-cell>
        </table:table-row>
        <table:table-row table:style-name="ro1">
          <table:table-cell office:value-type="string">
            <text:p>61.20.2</text:p>
          </table:table-cell>
          <table:table-cell/>
          <table:table-cell office:value-type="string">
            <text:p>Деятельность <text:s/>внутреннего <text:s/>водного грузового транспорта</text:p>
          </table:table-cell>
        </table:table-row>
        <table:table-row table:style-name="ro1">
          <table:table-cell office:value-type="string">
            <text:p>61.20.3</text:p>
          </table:table-cell>
          <table:table-cell/>
          <table:table-cell office:value-type="string">
            <text:p>Аренда <text:s/>внутренних <text:s/>водных <text:s text:c="2"/>транспортных <text:s/>средств <text:s/>с экипажем; предоставление маневровых услуг</text:p>
          </table:table-cell>
        </table:table-row>
        <table:table-row table:style-name="ro1">
          <table:table-cell office:value-type="string">
            <text:p>61.20.4</text:p>
          </table:table-cell>
          <table:table-cell/>
          <table:table-cell office:value-type="string">
            <text:p>Деятельность <text:s/>по <text:s/>обеспечению <text:s/>лесосплава (без сплава в плотах судовой тягой)</text:p>
          </table:table-cell>
        </table:table-row>
        <table:table-row table:style-name="ro1">
          <table:table-cell office:value-type="string">
            <text:p>62</text:p>
          </table:table-cell>
          <table:table-cell/>
          <table:table-cell office:value-type="string">
            <text:p>ДЕЯТЕЛЬНОСТЬ ВОЗДУШНОГО ТРАНСПОРТА</text:p>
          </table:table-cell>
        </table:table-row>
        <table:table-row table:style-name="ro1">
          <table:table-cell office:value-type="string">
            <text:p>62.1</text:p>
          </table:table-cell>
          <table:table-cell/>
          <table:table-cell office:value-type="string">
            <text:p>Деятельность <text:s text:c="2"/>воздушного <text:s/>транспорта, <text:s text:c="2"/>подчиняющегося расписанию</text:p>
          </table:table-cell>
        </table:table-row>
        <table:table-row table:style-name="ro1">
          <table:table-cell office:value-type="string">
            <text:p>62.10</text:p>
          </table:table-cell>
          <table:table-cell/>
          <table:table-cell office:value-type="string">
            <text:p>Деятельность <text:s text:c="2"/>воздушного <text:s text:c="2"/>транспорта, <text:s/>подчиняющегося расписанию</text:p>
          </table:table-cell>
        </table:table-row>
        <table:table-row table:style-name="ro1">
          <table:table-cell office:value-type="string">
            <text:p>62.10.1</text:p>
          </table:table-cell>
          <table:table-cell/>
          <table:table-cell office:value-type="string">
            <text:p>Деятельность <text:s text:c="3"/>воздушного <text:s text:c="2"/>пассажирского <text:s/>транспорта, подчиняющегося расписанию</text:p>
          </table:table-cell>
        </table:table-row>
        <table:table-row table:style-name="ro1">
          <table:table-cell office:value-type="string">
            <text:p>62.10.2</text:p>
          </table:table-cell>
          <table:table-cell/>
          <table:table-cell office:value-type="string">
            <text:p>Деятельность <text:s text:c="4"/>воздушного <text:s text:c="4"/>грузового <text:s text:c="2"/>транспорта, подчиняющегося расписанию</text:p>
          </table:table-cell>
        </table:table-row>
        <table:table-row table:style-name="ro1">
          <table:table-cell office:value-type="string">
            <text:p>62.2</text:p>
          </table:table-cell>
          <table:table-cell/>
          <table:table-cell office:value-type="string">
            <text:p>Деятельность воздушного транспорта, не подчиняющегося расписанию</text:p>
          </table:table-cell>
        </table:table-row>
        <table:table-row table:style-name="ro1">
          <table:table-cell office:value-type="string">
            <text:p>62.20</text:p>
          </table:table-cell>
          <table:table-cell/>
          <table:table-cell office:value-type="string">
            <text:p>Деятельность воздушного транспорта, не подчиняющегося расписанию</text:p>
          </table:table-cell>
        </table:table-row>
        <table:table-row table:style-name="ro1">
          <table:table-cell office:value-type="string">
            <text:p>62.20.1</text:p>
          </table:table-cell>
          <table:table-cell/>
          <table:table-cell office:value-type="string">
            <text:p>Деятельность <text:s text:c="2"/>воздушного <text:s text:c="2"/>пассажирского <text:s text:c="2"/>транспорта, не подчиняющегося расписанию</text:p>
          </table:table-cell>
        </table:table-row>
        <table:table-row table:style-name="ro1">
          <table:table-cell office:value-type="string">
            <text:p>62.20.2</text:p>
          </table:table-cell>
          <table:table-cell/>
          <table:table-cell office:value-type="string">
            <text:p>Деятельность <text:s text:c="3"/>воздушного <text:s text:c="4"/>грузового <text:s text:c="3"/>транспорта, не подчиняющегося расписанию</text:p>
          </table:table-cell>
        </table:table-row>
        <table:table-row table:style-name="ro1">
          <table:table-cell office:value-type="string">
            <text:p>62.20.3</text:p>
          </table:table-cell>
          <table:table-cell/>
          <table:table-cell office:value-type="string">
            <text:p>Аренда воздушного транспорта с экипажем</text:p>
          </table:table-cell>
        </table:table-row>
        <table:table-row table:style-name="ro1">
          <table:table-cell office:value-type="string">
            <text:p>62.3</text:p>
          </table:table-cell>
          <table:table-cell/>
          <table:table-cell office:value-type="string">
            <text:p>Деятельность космического транспорта</text:p>
          </table:table-cell>
        </table:table-row>
        <table:table-row table:style-name="ro1">
          <table:table-cell office:value-type="string">
            <text:p>62.30</text:p>
          </table:table-cell>
          <table:table-cell/>
          <table:table-cell office:value-type="string">
            <text:p>Деятельность космического транспорта</text:p>
          </table:table-cell>
        </table:table-row>
        <table:table-row table:style-name="ro1">
          <table:table-cell office:value-type="string">
            <text:p>62.30.1</text:p>
          </table:table-cell>
          <table:table-cell/>
          <table:table-cell office:value-type="string">
            <text:p>Выведение <text:s/>в <text:s text:c="2"/>космическое <text:s text:c="2"/>пространство космических объектов</text:p>
          </table:table-cell>
        </table:table-row>
        <table:table-row table:style-name="ro1">
          <table:table-cell office:value-type="string">
            <text:p>62.30.11</text:p>
          </table:table-cell>
          <table:table-cell/>
          <table:table-cell office:value-type="string">
            <text:p>Подготовка <text:s/>к <text:s/>выведению <text:s text:c="2"/>в <text:s/>космическое <text:s/>пространство космических объектов</text:p>
          </table:table-cell>
        </table:table-row>
        <table:table-row table:style-name="ro1">
          <table:table-cell office:value-type="string">
            <text:p>62.30.12</text:p>
          </table:table-cell>
          <table:table-cell/>
          <table:table-cell office:value-type="string">
            <text:p>Запуск в космическое пространство космических <text:s/>объектов</text:p>
          </table:table-cell>
        </table:table-row>
        <table:table-row table:style-name="ro1">
          <table:table-cell office:value-type="string">
            <text:p>62.30.2</text:p>
          </table:table-cell>
          <table:table-cell/>
          <table:table-cell office:value-type="string">
            <text:p>Управление <text:s text:c="2"/>космическими объектами в космическом пространстве</text:p>
          </table:table-cell>
        </table:table-row>
        <table:table-row table:style-name="ro1">
          <table:table-cell office:value-type="string">
            <text:p>63</text:p>
          </table:table-cell>
          <table:table-cell/>
          <table:table-cell office:value-type="string">
            <text:p>ВСПОМОГАТЕЛЬНАЯ И ДОПОЛНИТЕЛЬНАЯ ТРАНСПОРТНАЯ ДЕЯТЕЛЬНОСТЬ</text:p>
          </table:table-cell>
        </table:table-row>
        <table:table-row table:style-name="ro1">
          <table:table-cell office:value-type="string">
            <text:p>63.1</text:p>
          </table:table-cell>
          <table:table-cell/>
          <table:table-cell office:value-type="string">
            <text:p>Транспортная обработка грузов и хранение</text:p>
          </table:table-cell>
        </table:table-row>
        <table:table-row table:style-name="ro1">
          <table:table-cell office:value-type="string">
            <text:p>63.11</text:p>
          </table:table-cell>
          <table:table-cell/>
          <table:table-cell office:value-type="string">
            <text:p>Транспортная обработка грузов</text:p>
          </table:table-cell>
        </table:table-row>
        <table:table-row table:style-name="ro1">
          <table:table-cell office:value-type="string">
            <text:p>63.11.1</text:p>
          </table:table-cell>
          <table:table-cell/>
          <table:table-cell office:value-type="string">
            <text:p>Транспортная <text:s/>обработка контейнеров</text:p>
          </table:table-cell>
        </table:table-row>
        <table:table-row table:style-name="ro1">
          <table:table-cell office:value-type="string">
            <text:p>63.11.2</text:p>
          </table:table-cell>
          <table:table-cell/>
          <table:table-cell office:value-type="string">
            <text:p>Транспортная обработка прочих грузов</text:p>
          </table:table-cell>
        </table:table-row>
        <table:table-row table:style-name="ro1">
          <table:table-cell office:value-type="string">
            <text:p>63.12</text:p>
          </table:table-cell>
          <table:table-cell/>
          <table:table-cell office:value-type="string">
            <text:p>Хранение и складирование</text:p>
          </table:table-cell>
        </table:table-row>
        <table:table-row table:style-name="ro1">
          <table:table-cell office:value-type="string">
            <text:p>63.12.1</text:p>
          </table:table-cell>
          <table:table-cell/>
          <table:table-cell office:value-type="string">
            <text:p>Хранение <text:s/>и <text:s/>складирование замороженных или охлажденных грузов</text:p>
          </table:table-cell>
        </table:table-row>
        <table:table-row table:style-name="ro1">
          <table:table-cell office:value-type="string">
            <text:p>63.12.2</text:p>
          </table:table-cell>
          <table:table-cell/>
          <table:table-cell office:value-type="string">
            <text:p>Хранение и складирование жидких или газообразных грузов</text:p>
          </table:table-cell>
        </table:table-row>
        <table:table-row table:style-name="ro1">
          <table:table-cell office:value-type="string">
            <text:p>63.12.21</text:p>
          </table:table-cell>
          <table:table-cell/>
          <table:table-cell office:value-type="string">
            <text:p>Хранение <text:s/>и <text:s/>складирование <text:s/>нефти и продуктов ее переработки</text:p>
          </table:table-cell>
        </table:table-row>
        <table:table-row table:style-name="ro1">
          <table:table-cell office:value-type="string">
            <text:p>63.12.22</text:p>
          </table:table-cell>
          <table:table-cell/>
          <table:table-cell office:value-type="string">
            <text:p>Хранение и складирование газа <text:s text:c="2"/>и <text:s text:c="2"/>продуктов его переработки</text:p>
          </table:table-cell>
        </table:table-row>
        <table:table-row table:style-name="ro1">
          <table:table-cell office:value-type="string">
            <text:p>63.12.23</text:p>
          </table:table-cell>
          <table:table-cell/>
          <table:table-cell office:value-type="string">
            <text:p>Хранение и складирование прочих жидких или газообразных грузов</text:p>
          </table:table-cell>
        </table:table-row>
        <table:table-row table:style-name="ro1">
          <table:table-cell office:value-type="string">
            <text:p>63.12.3</text:p>
          </table:table-cell>
          <table:table-cell/>
          <table:table-cell office:value-type="string">
            <text:p>Хранение и складирование зерна</text:p>
          </table:table-cell>
        </table:table-row>
        <table:table-row table:style-name="ro1">
          <table:table-cell office:value-type="string">
            <text:p>63.12.4</text:p>
          </table:table-cell>
          <table:table-cell/>
          <table:table-cell office:value-type="string">
            <text:p>Хранение и складирование прочих грузов</text:p>
          </table:table-cell>
        </table:table-row>
        <table:table-row table:style-name="ro1">
          <table:table-cell office:value-type="string">
            <text:p>63.2</text:p>
          </table:table-cell>
          <table:table-cell/>
          <table:table-cell office:value-type="string">
            <text:p>Прочая вспомогательная транспортная деятельность</text:p>
          </table:table-cell>
        </table:table-row>
        <table:table-row table:style-name="ro1">
          <table:table-cell office:value-type="string">
            <text:p>63.21</text:p>
          </table:table-cell>
          <table:table-cell/>
          <table:table-cell office:value-type="string">
            <text:p>Прочая вспомогательная деятельность сухопутного транспорта</text:p>
          </table:table-cell>
        </table:table-row>
        <table:table-row table:style-name="ro1">
          <table:table-cell office:value-type="string">
            <text:p>63.21.1</text:p>
          </table:table-cell>
          <table:table-cell/>
          <table:table-cell office:value-type="string">
            <text:p>Прочая вспомогательная деятельность железнодорожного транспорта</text:p>
          </table:table-cell>
        </table:table-row>
        <table:table-row table:style-name="ro1">
          <table:table-cell office:value-type="string">
            <text:p>63.21.2</text:p>
          </table:table-cell>
          <table:table-cell/>
          <table:table-cell office:value-type="string">
            <text:p>Прочая вспомогательная деятельность автомобильного транспорта</text:p>
          </table:table-cell>
        </table:table-row>
        <table:table-row table:style-name="ro1">
          <table:table-cell office:value-type="string">
            <text:p>63.21.21</text:p>
          </table:table-cell>
          <table:table-cell/>
          <table:table-cell office:value-type="string">
            <text:p>Деятельность <text:s/>терминалов (автобусных станций и т.п.)</text:p>
          </table:table-cell>
        </table:table-row>
        <table:table-row table:style-name="ro1">
          <table:table-cell office:value-type="string">
            <text:p>63.21.22</text:p>
          </table:table-cell>
          <table:table-cell/>
          <table:table-cell office:value-type="string">
            <text:p>Эксплуатация <text:s text:c="2"/>автомобильных <text:s/>дорог <text:s/>общего пользования</text:p>
          </table:table-cell>
        </table:table-row>
        <table:table-row table:style-name="ro1">
          <table:table-cell office:value-type="string">
            <text:p>63.21.23</text:p>
          </table:table-cell>
          <table:table-cell/>
          <table:table-cell office:value-type="string">
            <text:p>Эксплуатация дорожных сооружений (мостов, туннелей, путепроводов и т.п.)</text:p>
          </table:table-cell>
        </table:table-row>
        <table:table-row table:style-name="ro1">
          <table:table-cell office:value-type="string">
            <text:p>63.21.24</text:p>
          </table:table-cell>
          <table:table-cell/>
          <table:table-cell office:value-type="string">
            <text:p>Эксплуатация <text:s text:c="2"/>гаражей, <text:s/>стоянок для <text:s text:c="2"/>автотранспортных средств, велосипедов <text:s/>и т.п.</text:p>
          </table:table-cell>
        </table:table-row>
        <table:table-row table:style-name="ro1">
          <table:table-cell office:value-type="string">
            <text:p>63.22</text:p>
          </table:table-cell>
          <table:table-cell/>
          <table:table-cell office:value-type="string">
            <text:p>Прочая вспомогательная деятельность водного транспорта</text:p>
          </table:table-cell>
        </table:table-row>
        <table:table-row table:style-name="ro1">
          <table:table-cell office:value-type="string">
            <text:p>63.22.1</text:p>
          </table:table-cell>
          <table:table-cell/>
          <table:table-cell office:value-type="string">
            <text:p>Прочая вспомогательная деятельность морского транспорта</text:p>
          </table:table-cell>
        </table:table-row>
        <table:table-row table:style-name="ro1">
          <table:table-cell office:value-type="string">
            <text:p>63.22.2</text:p>
          </table:table-cell>
          <table:table-cell/>
          <table:table-cell office:value-type="string">
            <text:p>Прочая вспомогательная деятельность внутреннего водного транспорта</text:p>
          </table:table-cell>
        </table:table-row>
        <table:table-row table:style-name="ro1">
          <table:table-cell office:value-type="string">
            <text:p>63.23</text:p>
          </table:table-cell>
          <table:table-cell/>
          <table:table-cell office:value-type="string">
            <text:p>Прочая вспомогательная деятельность воздушного транспорта</text:p>
          </table:table-cell>
        </table:table-row>
        <table:table-row table:style-name="ro1">
          <table:table-cell office:value-type="string">
            <text:p>63.23.1</text:p>
          </table:table-cell>
          <table:table-cell/>
          <table:table-cell office:value-type="string">
            <text:p>Деятельность терминалов (аэропортов и т.п.), управление аэропортами</text:p>
          </table:table-cell>
        </table:table-row>
        <table:table-row table:style-name="ro1">
          <table:table-cell office:value-type="string">
            <text:p>63.23.2</text:p>
          </table:table-cell>
          <table:table-cell/>
          <table:table-cell office:value-type="string">
            <text:p>Управление воздушным движением</text:p>
          </table:table-cell>
        </table:table-row>
        <table:table-row table:style-name="ro1">
          <table:table-cell office:value-type="string">
            <text:p>63.23.3</text:p>
          </table:table-cell>
          <table:table-cell/>
          <table:table-cell office:value-type="string">
            <text:p>Эксплуатация взлетно-посадочных полос, ангаров и т.п.</text:p>
          </table:table-cell>
        </table:table-row>
        <table:table-row table:style-name="ro1">
          <table:table-cell office:value-type="string">
            <text:p>63.23.4</text:p>
          </table:table-cell>
          <table:table-cell/>
          <table:table-cell office:value-type="string">
            <text:p>Деятельность по наземному обслуживанию <text:s/>воздушных судов</text:p>
          </table:table-cell>
        </table:table-row>
        <table:table-row table:style-name="ro1">
          <table:table-cell office:value-type="string">
            <text:p>63.23.5</text:p>
          </table:table-cell>
          <table:table-cell/>
          <table:table-cell office:value-type="string">
            <text:p>Деятельность <text:s/>школ <text:s text:c="2"/>повышения <text:s/>квалификации <text:s/>(учебно-тренировочных <text:s/>центров) <text:s text:c="2"/>для <text:s/>пилотов <text:s text:c="3"/>коммерческих авиалиний</text:p>
          </table:table-cell>
        </table:table-row>
        <table:table-row table:style-name="ro1">
          <table:table-cell office:value-type="string">
            <text:p>63.23.6</text:p>
          </table:table-cell>
          <table:table-cell/>
          <table:table-cell office:value-type="string">
            <text:p>Прочая <text:s text:c="2"/>вспомогательная деятельность <text:s text:c="2"/>космического транспорта</text:p>
          </table:table-cell>
        </table:table-row>
        <table:table-row table:style-name="ro1">
          <table:table-cell office:value-type="string">
            <text:p>63.3</text:p>
          </table:table-cell>
          <table:table-cell/>
          <table:table-cell office:value-type="string">
            <text:p>Деятельность туристических агентств</text:p>
          </table:table-cell>
        </table:table-row>
        <table:table-row table:style-name="ro1">
          <table:table-cell office:value-type="string">
            <text:p>63.30</text:p>
          </table:table-cell>
          <table:table-cell/>
          <table:table-cell office:value-type="string">
            <text:p>Деятельность туристических агентств</text:p>
          </table:table-cell>
        </table:table-row>
        <table:table-row table:style-name="ro1">
          <table:table-cell office:value-type="string">
            <text:p>63.30.1</text:p>
          </table:table-cell>
          <table:table-cell/>
          <table:table-cell office:value-type="string">
            <text:p>Организация <text:s text:c="2"/>комплексного <text:s/>туристического <text:s/>обслуживания</text:p>
          </table:table-cell>
        </table:table-row>
        <table:table-row table:style-name="ro1">
          <table:table-cell office:value-type="string">
            <text:p>63.30.2</text:p>
          </table:table-cell>
          <table:table-cell/>
          <table:table-cell office:value-type="string">
            <text:p>Обеспечение <text:s text:c="2"/>экскурсионными <text:s text:c="4"/>билетами, <text:s text:c="2"/>обеспечение проживания, <text:s/>обеспечение <text:s text:c="2"/>транспортными <text:s text:c="2"/>средствами</text:p>
          </table:table-cell>
        </table:table-row>
        <table:table-row table:style-name="ro1">
          <table:table-cell office:value-type="string">
            <text:p>63.30.3</text:p>
          </table:table-cell>
          <table:table-cell/>
          <table:table-cell office:value-type="string">
            <text:p>Предоставление <text:s text:c="3"/>туристических <text:s text:c="3"/>информационных <text:s/>услуг</text:p>
          </table:table-cell>
        </table:table-row>
        <table:table-row table:style-name="ro1">
          <table:table-cell office:value-type="string">
            <text:p>63.30.4</text:p>
          </table:table-cell>
          <table:table-cell/>
          <table:table-cell office:value-type="string">
            <text:p>Предоставление <text:s text:c="2"/>туристических <text:s text:c="4"/>экскурсионных <text:s text:c="2"/>услуг</text:p>
          </table:table-cell>
        </table:table-row>
        <table:table-row table:style-name="ro1">
          <table:table-cell office:value-type="string">
            <text:p>63.4</text:p>
          </table:table-cell>
          <table:table-cell/>
          <table:table-cell office:value-type="string">
            <text:p>Организация перевозок грузов</text:p>
          </table:table-cell>
        </table:table-row>
        <table:table-row table:style-name="ro1">
          <table:table-cell office:value-type="string">
            <text:p>63.40</text:p>
          </table:table-cell>
          <table:table-cell/>
          <table:table-cell office:value-type="string">
            <text:p>Организация перевозок грузов</text:p>
          </table:table-cell>
        </table:table-row>
        <table:table-row table:style-name="ro1">
          <table:table-cell office:value-type="string">
            <text:p>64</text:p>
          </table:table-cell>
          <table:table-cell/>
          <table:table-cell office:value-type="string">
            <text:p>СВЯЗЬ</text:p>
          </table:table-cell>
        </table:table-row>
        <table:table-row table:style-name="ro1">
          <table:table-cell office:value-type="string">
            <text:p>64.1</text:p>
          </table:table-cell>
          <table:table-cell/>
          <table:table-cell office:value-type="string">
            <text:p>Почтовая и курьерская деятельность</text:p>
          </table:table-cell>
        </table:table-row>
        <table:table-row table:style-name="ro1">
          <table:table-cell office:value-type="string">
            <text:p>64.11</text:p>
          </table:table-cell>
          <table:table-cell/>
          <table:table-cell office:value-type="string">
            <text:p>Деятельность национальной почты</text:p>
          </table:table-cell>
        </table:table-row>
        <table:table-row table:style-name="ro1">
          <table:table-cell office:value-type="string">
            <text:p>64.11.1</text:p>
          </table:table-cell>
          <table:table-cell/>
          <table:table-cell office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>
            <text:p>64.11.11</text:p>
          </table:table-cell>
          <table:table-cell/>
          <table:table-cell office:value-type="string">
            <text:p>Деятельность по приему, обработке, перевозке и доставке (вручению) почтовых отправлений</text:p>
          </table:table-cell>
        </table:table-row>
        <table:table-row table:style-name="ro1">
          <table:table-cell office:value-type="string">
            <text:p>64.11.12</text:p>
          </table:table-cell>
          <table:table-cell/>
          <table:table-cell office:value-type="string">
            <text:p>Деятельность по осуществлению почтовых переводов денежных средств</text:p>
          </table:table-cell>
        </table:table-row>
        <table:table-row table:style-name="ro1">
          <table:table-cell office:value-type="string">
            <text:p>64.11.13</text:p>
          </table:table-cell>
          <table:table-cell/>
          <table:table-cell office:value-type="string">
            <text:p>Деятельность по приему, обработке, перевозке и доставке (вручению) экспресс-почты</text:p>
          </table:table-cell>
        </table:table-row>
        <table:table-row table:style-name="ro1">
          <table:table-cell office:value-type="string">
            <text:p>64.11.14</text:p>
          </table:table-cell>
          <table:table-cell/>
          <table:table-cell office:value-type="string">
            <text:p>Прочая деятельность почтовой связи</text:p>
          </table:table-cell>
        </table:table-row>
        <table:table-row table:style-name="ro1">
          <table:table-cell office:value-type="string">
            <text:p>64.11.2</text:p>
          </table:table-cell>
          <table:table-cell/>
          <table:table-cell office:value-type="string">
            <text:p>Деятельность специальной связи</text:p>
          </table:table-cell>
        </table:table-row>
        <table:table-row table:style-name="ro1">
          <table:table-cell office:value-type="string">
            <text:p>64.11.3</text:p>
          </table:table-cell>
          <table:table-cell/>
          <table:table-cell office:value-type="string">
            <text:p>Деятельность фельдъегерской связи</text:p>
          </table:table-cell>
        </table:table-row>
        <table:table-row table:style-name="ro1">
          <table:table-cell office:value-type="string">
            <text:p>64.11.31</text:p>
          </table:table-cell>
          <table:table-cell/>
          <table:table-cell office:value-type="string">
            <text:p>Деятельность федеральной фельдъегерской связи</text:p>
          </table:table-cell>
        </table:table-row>
        <table:table-row table:style-name="ro1">
          <table:table-cell office:value-type="string">
            <text:p>64.11.32</text:p>
          </table:table-cell>
          <table:table-cell/>
          <table:table-cell office:value-type="string">
            <text:p>Деятельность фельдъегерско-почтовой связи</text:p>
          </table:table-cell>
        </table:table-row>
        <table:table-row table:style-name="ro1">
          <table:table-cell office:value-type="string">
            <text:p>64.12</text:p>
          </table:table-cell>
          <table:table-cell/>
          <table:table-cell office:value-type="string">
            <text:p>Курьерская деятельность</text:p>
          </table:table-cell>
        </table:table-row>
        <table:table-row table:style-name="ro1">
          <table:table-cell office:value-type="string">
            <text:p>64.2</text:p>
          </table:table-cell>
          <table:table-cell/>
          <table:table-cell office:value-type="string">
            <text:p>Деятельность в области электросвязи</text:p>
          </table:table-cell>
        </table:table-row>
        <table:table-row table:style-name="ro1">
          <table:table-cell office:value-type="string">
            <text:p>64.20</text:p>
          </table:table-cell>
          <table:table-cell/>
          <table:table-cell office:value-type="string">
            <text:p>Деятельность в области электросвязи</text:p>
          </table:table-cell>
        </table:table-row>
        <table:table-row table:style-name="ro1">
          <table:table-cell office:value-type="string">
            <text:p>64.20.1</text:p>
          </table:table-cell>
          <table:table-cell/>
          <table:table-cell office:value-type="string">
            <text:p>Деятельность в области телефонной связи и документальной электросвязи</text:p>
          </table:table-cell>
        </table:table-row>
        <table:table-row table:style-name="ro1">
          <table:table-cell office:value-type="string">
            <text:p>64.20.11</text:p>
          </table:table-cell>
          <table:table-cell/>
          <table:table-cell office:value-type="string">
            <text:p>Деятельность в области телефонной связи</text:p>
          </table:table-cell>
        </table:table-row>
        <table:table-row table:style-name="ro1">
          <table:table-cell office:value-type="string">
            <text:p>64.20.12</text:p>
          </table:table-cell>
          <table:table-cell/>
          <table:table-cell office:value-type="string">
            <text:p>Деятельность в области документальной электросвязи</text:p>
          </table:table-cell>
        </table:table-row>
        <table:table-row table:style-name="ro1">
          <table:table-cell office:value-type="string">
            <text:p>64.20.2</text:p>
          </table:table-cell>
          <table:table-cell/>
          <table:table-cell office:value-type="string">
            <text:p>Деятельность <text:s/>в области передачи (трансляции) и распределения программ телевидения и радиовещания</text:p>
          </table:table-cell>
        </table:table-row>
        <table:table-row table:style-name="ro1">
          <table:table-cell office:value-type="string">
            <text:p>64.20.21</text:p>
          </table:table-cell>
          <table:table-cell/>
          <table:table-cell office:value-type="string">
            <text:p>Деятельность в области передачи (трансляции) и распределения программ телевидения</text:p>
          </table:table-cell>
        </table:table-row>
        <table:table-row table:style-name="ro1">
          <table:table-cell office:value-type="string">
            <text:p>64.20.22</text:p>
          </table:table-cell>
          <table:table-cell/>
          <table:table-cell office:value-type="string">
            <text:p>Деятельность в области передачи (трансляции) и распределения программ звукового радиовещания</text:p>
          </table:table-cell>
        </table:table-row>
        <table:table-row table:style-name="ro1">
          <table:table-cell office:value-type="string">
            <text:p>64.20.3</text:p>
          </table:table-cell>
          <table:table-cell/>
          <table:table-cell office:value-type="string">
            <text:p>Прочая деятельность в области электросвязи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ФИНАНСОВАЯ ДЕЯТЕЛЬНОСТЬ</text:p>
          </table:table-cell>
        </table:table-row>
        <table:table-row table:style-name="ro1">
          <table:table-cell office:value-type="string">
            <text:p>65</text:p>
          </table:table-cell>
          <table:table-cell/>
          <table:table-cell office:value-type="string">
            <text:p>ФИНАНСОВОЕ ПОСРЕДНИЧЕСТВО</text:p>
          </table:table-cell>
        </table:table-row>
        <table:table-row table:style-name="ro1">
          <table:table-cell office:value-type="string">
            <text:p>65.1</text:p>
          </table:table-cell>
          <table:table-cell/>
          <table:table-cell office:value-type="string">
            <text:p>Денежное посредничество</text:p>
          </table:table-cell>
        </table:table-row>
        <table:table-row table:style-name="ro1">
          <table:table-cell office:value-type="string">
            <text:p>65.11</text:p>
          </table:table-cell>
          <table:table-cell/>
          <table:table-cell office:value-type="string">
            <text:p>Деятельность Центрального банка Российской Федерации</text:p>
          </table:table-cell>
        </table:table-row>
        <table:table-row table:style-name="ro1">
          <table:table-cell office:value-type="string">
            <text:p>65.11.1</text:p>
          </table:table-cell>
          <table:table-cell/>
          <table:table-cell office:value-type="string">
            <text:p>Разработка и проведение единой государственной денежно-кредитной <text:s/>политики</text:p>
          </table:table-cell>
        </table:table-row>
        <table:table-row table:style-name="ro1">
          <table:table-cell office:value-type="string">
            <text:p>65.11.11</text:p>
          </table:table-cell>
          <table:table-cell/>
          <table:table-cell office:value-type="string">
            <text:p>Регулирование налично-денежного обращения</text:p>
          </table:table-cell>
        </table:table-row>
        <table:table-row table:style-name="ro1">
          <table:table-cell office:value-type="string">
            <text:p>65.11.12</text:p>
          </table:table-cell>
          <table:table-cell/>
          <table:table-cell office:value-type="string">
            <text:p>Организация системы рефинансирования</text:p>
          </table:table-cell>
        </table:table-row>
        <table:table-row table:style-name="ro1">
          <table:table-cell office:value-type="string">
            <text:p>65.11.9</text:p>
          </table:table-cell>
          <table:table-cell/>
          <table:table-cell office:value-type="string">
            <text:p>Прочая деятельность Центрального банка Российской Федерации</text:p>
          </table:table-cell>
        </table:table-row>
        <table:table-row table:style-name="ro1">
          <table:table-cell office:value-type="string">
            <text:p>65.12</text:p>
          </table:table-cell>
          <table:table-cell/>
          <table:table-cell office:value-type="string">
            <text:p>Прочее денежное посредничество</text:p>
          </table:table-cell>
        </table:table-row>
        <table:table-row table:style-name="ro1">
          <table:table-cell office:value-type="string">
            <text:p>65.2</text:p>
          </table:table-cell>
          <table:table-cell/>
          <table:table-cell office:value-type="string">
            <text:p>Прочее финансовое посредничество</text:p>
          </table:table-cell>
        </table:table-row>
        <table:table-row table:style-name="ro1">
          <table:table-cell office:value-type="string">
            <text:p>65.21</text:p>
          </table:table-cell>
          <table:table-cell/>
          <table:table-cell office:value-type="string">
            <text:p>Финансовый лизинг</text:p>
          </table:table-cell>
        </table:table-row>
        <table:table-row table:style-name="ro1">
          <table:table-cell office:value-type="string">
            <text:p>65.22</text:p>
          </table:table-cell>
          <table:table-cell/>
          <table:table-cell office:value-type="string">
            <text:p>Предоставление кредита</text:p>
          </table:table-cell>
        </table:table-row>
        <table:table-row table:style-name="ro1">
          <table:table-cell office:value-type="string">
            <text:p>65.22.1</text:p>
          </table:table-cell>
          <table:table-cell/>
          <table:table-cell office:value-type="string">
            <text:p>Предоставление <text:s/>потребительского <text:s/>кредита</text:p>
          </table:table-cell>
        </table:table-row>
        <table:table-row table:style-name="ro1">
          <table:table-cell office:value-type="string">
            <text:p>65.22.2</text:p>
          </table:table-cell>
          <table:table-cell/>
          <table:table-cell office:value-type="string">
            <text:p>Предоставление займов промышленности</text:p>
          </table:table-cell>
        </table:table-row>
        <table:table-row table:style-name="ro1">
          <table:table-cell office:value-type="string">
            <text:p>65.22.3</text:p>
          </table:table-cell>
          <table:table-cell/>
          <table:table-cell office:value-type="string">
            <text:p>Предоставление денежных ссуд под залог недвижимого имущества</text:p>
          </table:table-cell>
        </table:table-row>
        <table:table-row table:style-name="ro1">
          <table:table-cell office:value-type="string">
            <text:p>65.22.4</text:p>
          </table:table-cell>
          <table:table-cell/>
          <table:table-cell office:value-type="string">
            <text:p>Предоставление <text:s/>кредитов <text:s text:c="2"/>на <text:s text:c="2"/>покупку <text:s text:c="5"/>домов специализированными учреждениями, <text:s/>не принимающими депозиты</text:p>
          </table:table-cell>
        </table:table-row>
        <table:table-row table:style-name="ro1">
          <table:table-cell office:value-type="string">
            <text:p>65.22.5</text:p>
          </table:table-cell>
          <table:table-cell/>
          <table:table-cell office:value-type="string">
            <text:p>Предоставление услуг по обеспечению кредитных карточек</text:p>
          </table:table-cell>
        </table:table-row>
        <table:table-row table:style-name="ro1">
          <table:table-cell office:value-type="string">
            <text:p>65.22.6</text:p>
          </table:table-cell>
          <table:table-cell/>
          <table:table-cell office:value-type="string">
            <text:p>Предоставление ломбардами <text:s/>краткосрочных <text:s/>кредитов под залог движимого имущества</text:p>
          </table:table-cell>
        </table:table-row>
        <table:table-row table:style-name="ro1">
          <table:table-cell office:value-type="string">
            <text:p>65.23</text:p>
          </table:table-cell>
          <table:table-cell/>
          <table:table-cell office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>
            <text:p>65.23.1</text:p>
          </table:table-cell>
          <table:table-cell/>
          <table:table-cell office:value-type="string">
            <text:p>Капиталовложения в ценные бумаги</text:p>
          </table:table-cell>
        </table:table-row>
        <table:table-row table:style-name="ro1">
          <table:table-cell office:value-type="string">
            <text:p>65.23.2</text:p>
          </table:table-cell>
          <table:table-cell/>
          <table:table-cell office:value-type="string">
            <text:p>Деятельность дилеров</text:p>
          </table:table-cell>
        </table:table-row>
        <table:table-row table:style-name="ro1">
          <table:table-cell office:value-type="string">
            <text:p>65.23.3</text:p>
          </table:table-cell>
          <table:table-cell/>
          <table:table-cell office:value-type="string">
            <text:p>Капиталовложения в собственность</text:p>
          </table:table-cell>
        </table:table-row>
        <table:table-row table:style-name="ro1">
          <table:table-cell office:value-type="string">
            <text:p>65.23.4</text:p>
          </table:table-cell>
          <table:table-cell/>
          <table:table-cell office:value-type="string">
            <text:p>Заключение свопов, опционов и других биржевых сделок</text:p>
          </table:table-cell>
        </table:table-row>
        <table:table-row table:style-name="ro1">
          <table:table-cell office:value-type="string">
            <text:p>65.23.5</text:p>
          </table:table-cell>
          <table:table-cell/>
          <table:table-cell office:value-type="string">
            <text:p>Деятельность <text:s/>холдинг-компаний <text:s/>в области финансового посредничества</text:p>
          </table:table-cell>
        </table:table-row>
        <table:table-row table:style-name="ro1">
          <table:table-cell office:value-type="string">
            <text:p>66</text:p>
          </table:table-cell>
          <table:table-cell/>
          <table:table-cell office:value-type="string">
            <text:p>СТРАХОВАНИЕ</text:p>
          </table:table-cell>
        </table:table-row>
        <table:table-row table:style-name="ro1">
          <table:table-cell office:value-type="string">
            <text:p>66.0</text:p>
          </table:table-cell>
          <table:table-cell/>
          <table:table-cell office:value-type="string">
            <text:p>Страхование</text:p>
          </table:table-cell>
        </table:table-row>
        <table:table-row table:style-name="ro1">
          <table:table-cell office:value-type="string">
            <text:p>66.01</text:p>
          </table:table-cell>
          <table:table-cell/>
          <table:table-cell office:value-type="string">
            <text:p>Страхование жизни и накопление</text:p>
          </table:table-cell>
        </table:table-row>
        <table:table-row table:style-name="ro1">
          <table:table-cell office:value-type="string">
            <text:p>66.02</text:p>
          </table:table-cell>
          <table:table-cell/>
          <table:table-cell office:value-type="string">
            <text:p>Негосударственное пенсионное обеспечение</text:p>
          </table:table-cell>
        </table:table-row>
        <table:table-row table:style-name="ro1">
          <table:table-cell office:value-type="string">
            <text:p>66.02.1</text:p>
          </table:table-cell>
          <table:table-cell/>
          <table:table-cell office:value-type="string">
            <text:p>Деятельность по негосударственному пенсионному обеспечению</text:p>
          </table:table-cell>
        </table:table-row>
        <table:table-row table:style-name="ro1">
          <table:table-cell office:value-type="string">
            <text:p>66.02.2</text:p>
          </table:table-cell>
          <table:table-cell/>
          <table:table-cell office:value-type="string">
            <text:p>Страхование ренты</text:p>
          </table:table-cell>
        </table:table-row>
        <table:table-row table:style-name="ro1">
          <table:table-cell office:value-type="string">
            <text:p>66.03</text:p>
          </table:table-cell>
          <table:table-cell/>
          <table:table-cell office:value-type="string">
            <text:p>Прочие виды страхования</text:p>
          </table:table-cell>
        </table:table-row>
        <table:table-row table:style-name="ro1">
          <table:table-cell office:value-type="string">
            <text:p>66.03.1</text:p>
          </table:table-cell>
          <table:table-cell/>
          <table:table-cell office:value-type="string">
            <text:p>Дополнительное медицинское страхование</text:p>
          </table:table-cell>
        </table:table-row>
        <table:table-row table:style-name="ro1">
          <table:table-cell office:value-type="string">
            <text:p>66.03.2</text:p>
          </table:table-cell>
          <table:table-cell/>
          <table:table-cell office:value-type="string">
            <text:p>Имущественное <text:s/>страхование</text:p>
          </table:table-cell>
        </table:table-row>
        <table:table-row table:style-name="ro1">
          <table:table-cell office:value-type="string">
            <text:p>66.03.3</text:p>
          </table:table-cell>
          <table:table-cell/>
          <table:table-cell office:value-type="string">
            <text:p>Страхование ответственности</text:p>
          </table:table-cell>
        </table:table-row>
        <table:table-row table:style-name="ro1">
          <table:table-cell office:value-type="string">
            <text:p>66.03.4</text:p>
          </table:table-cell>
          <table:table-cell/>
          <table:table-cell office:value-type="string">
            <text:p>Страхование от несчастных случаев и болезней</text:p>
          </table:table-cell>
        </table:table-row>
        <table:table-row table:style-name="ro1">
          <table:table-cell office:value-type="string">
            <text:p>66.03.5</text:p>
          </table:table-cell>
          <table:table-cell/>
          <table:table-cell office:value-type="string">
            <text:p>Страхование финансовых рисков</text:p>
          </table:table-cell>
        </table:table-row>
        <table:table-row table:style-name="ro1">
          <table:table-cell office:value-type="string">
            <text:p>66.03.9</text:p>
          </table:table-cell>
          <table:table-cell/>
          <table:table-cell office:value-type="string">
            <text:p>Прочие виды страхования, не включенные в другие группировки</text:p>
          </table:table-cell>
        </table:table-row>
        <table:table-row table:style-name="ro1">
          <table:table-cell office:value-type="string">
            <text:p>67</text:p>
          </table:table-cell>
          <table:table-cell/>
          <table:table-cell office:value-type="string">
            <text:p>ВСПОМОГАТЕЛЬНАЯ ДЕЯТЕЛЬНОСТЬ В СФЕРЕ ФИНАНСОВОГО ПОСРЕДНИЧЕСТВА И СТРАХОВАНИЯ</text:p>
          </table:table-cell>
        </table:table-row>
        <table:table-row table:style-name="ro1">
          <table:table-cell office:value-type="string">
            <text:p>67.1</text:p>
          </table:table-cell>
          <table:table-cell/>
          <table:table-cell office:value-type="string">
            <text:p>Вспомогательная деятельность в сфере финансового посредничества</text:p>
          </table:table-cell>
        </table:table-row>
        <table:table-row table:style-name="ro1">
          <table:table-cell office:value-type="string">
            <text:p>67.11</text:p>
          </table:table-cell>
          <table:table-cell/>
          <table:table-cell office:value-type="string">
            <text:p>Управление финансовыми рынками</text:p>
          </table:table-cell>
        </table:table-row>
        <table:table-row table:style-name="ro1">
          <table:table-cell office:value-type="string">
            <text:p>67.11.1</text:p>
          </table:table-cell>
          <table:table-cell/>
          <table:table-cell office:value-type="string">
            <text:p>Деятельность фондовых, товарных, валютных и <text:s/>валютно-фондовых бирж</text:p>
          </table:table-cell>
        </table:table-row>
        <table:table-row table:style-name="ro1">
          <table:table-cell office:value-type="string">
            <text:p>67.11.11</text:p>
          </table:table-cell>
          <table:table-cell/>
          <table:table-cell office:value-type="string">
            <text:p>Деятельность <text:s/>по организации торговли на финансовых рынках</text:p>
          </table:table-cell>
        </table:table-row>
        <table:table-row table:style-name="ro1">
          <table:table-cell office:value-type="string">
            <text:p>67.11.12</text:p>
          </table:table-cell>
          <table:table-cell/>
          <table:table-cell office:value-type="string">
            <text:p>Деятельность по ведению реестра владельцев ценных бумаг (деятельность регистраторов)</text:p>
          </table:table-cell>
        </table:table-row>
        <table:table-row table:style-name="ro1">
          <table:table-cell office:value-type="string">
            <text:p>67.11.13</text:p>
          </table:table-cell>
          <table:table-cell/>
          <table:table-cell office:value-type="string">
            <text:p>Деятельность по обеспечению эффективности функционирования финансовых рынков</text:p>
          </table:table-cell>
        </table:table-row>
        <table:table-row table:style-name="ro1">
          <table:table-cell office:value-type="string">
            <text:p>67.11.19</text:p>
          </table:table-cell>
          <table:table-cell/>
          <table:table-cell office:value-type="string">
            <text:p>Прочая деятельность, связанная с управлением финансовыми рынками, не включенная в другие группировки</text:p>
          </table:table-cell>
        </table:table-row>
        <table:table-row table:style-name="ro1">
          <table:table-cell office:value-type="string">
            <text:p>67.12</text:p>
          </table:table-cell>
          <table:table-cell/>
          <table:table-cell office:value-type="string">
            <text:p>Биржевые операции с фондовыми ценностями</text:p>
          </table:table-cell>
        </table:table-row>
        <table:table-row table:style-name="ro1">
          <table:table-cell office:value-type="string">
            <text:p>67.12.1</text:p>
          </table:table-cell>
          <table:table-cell/>
          <table:table-cell office:value-type="string">
            <text:p>Брокерская деятельность</text:p>
          </table:table-cell>
        </table:table-row>
        <table:table-row table:style-name="ro1">
          <table:table-cell office:value-type="string">
            <text:p>67.12.2</text:p>
          </table:table-cell>
          <table:table-cell/>
          <table:table-cell office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>
            <text:p>67.12.3</text:p>
          </table:table-cell>
          <table:table-cell/>
          <table:table-cell office:value-type="string">
            <text:p>Деятельность по определению взаимных обязательств (клиринг)</text:p>
          </table:table-cell>
        </table:table-row>
        <table:table-row table:style-name="ro1">
          <table:table-cell office:value-type="string">
            <text:p>67.12.4</text:p>
          </table:table-cell>
          <table:table-cell/>
          <table:table-cell office:value-type="string">
            <text:p>Эмиссионная деятельность</text:p>
          </table:table-cell>
        </table:table-row>
        <table:table-row table:style-name="ro1">
          <table:table-cell office:value-type="string">
            <text:p>67.13</text:p>
          </table:table-cell>
          <table:table-cell/>
          <table:table-cell office:value-type="string">
            <text:p>Прочая вспомогательная деятельность в сфере финансового посредничества</text:p>
          </table:table-cell>
        </table:table-row>
        <table:table-row table:style-name="ro1">
          <table:table-cell office:value-type="string">
            <text:p>67.13.1</text:p>
          </table:table-cell>
          <table:table-cell/>
          <table:table-cell office:value-type="string">
            <text:p>Предоставление брокерских услуг по ипотечным операциям</text:p>
          </table:table-cell>
        </table:table-row>
        <table:table-row table:style-name="ro1">
          <table:table-cell office:value-type="string">
            <text:p>67.13.2</text:p>
          </table:table-cell>
          <table:table-cell/>
          <table:table-cell office:value-type="string">
            <text:p>Предоставление услуг пунктами по обмену валют</text:p>
          </table:table-cell>
        </table:table-row>
        <table:table-row table:style-name="ro1">
          <table:table-cell office:value-type="string">
            <text:p>67.13.3</text:p>
          </table:table-cell>
          <table:table-cell/>
          <table:table-cell office:value-type="string">
            <text:p>Предоставление услуг по упаковыванию денег</text:p>
          </table:table-cell>
        </table:table-row>
        <table:table-row table:style-name="ro1">
          <table:table-cell office:value-type="string">
            <text:p>67.13.4</text:p>
          </table:table-cell>
          <table:table-cell/>
          <table:table-cell office:value-type="string">
            <text:p>Консультирование по вопросам финансового посредничества</text:p>
          </table:table-cell>
        </table:table-row>
        <table:table-row table:style-name="ro1">
          <table:table-cell office:value-type="string">
            <text:p>67.13.5</text:p>
          </table:table-cell>
          <table:table-cell/>
          <table:table-cell office:value-type="string">
            <text:p>Предоставление услуг по хранению ценностей</text:p>
          </table:table-cell>
        </table:table-row>
        <table:table-row table:style-name="ro1">
          <table:table-cell office:value-type="string">
            <text:p>67.13.51</text:p>
          </table:table-cell>
          <table:table-cell/>
          <table:table-cell office:value-type="string">
            <text:p>Депозитарная деятельность</text:p>
          </table:table-cell>
        </table:table-row>
        <table:table-row table:style-name="ro1">
          <table:table-cell office:value-type="string">
            <text:p>67.2</text:p>
          </table:table-cell>
          <table:table-cell/>
          <table:table-cell office:value-type="string">
            <text:p>Вспомогательная деятельность в сфере страхования и негосударственного пенсионного обеспечения</text:p>
          </table:table-cell>
        </table:table-row>
        <table:table-row table:style-name="ro1">
          <table:table-cell office:value-type="string">
            <text:p>67.20</text:p>
          </table:table-cell>
          <table:table-cell/>
          <table:table-cell office:value-type="string">
            <text:p>Вспомогательная деятельность в сфере страхования и негосударственного пенсионного обеспечения</text:p>
          </table:table-cell>
        </table:table-row>
        <table:table-row table:style-name="ro1">
          <table:table-cell office:value-type="string">
            <text:p>67.20.1</text:p>
          </table:table-cell>
          <table:table-cell/>
          <table:table-cell office:value-type="string">
            <text:p>Деятельность страховых агентов</text:p>
          </table:table-cell>
        </table:table-row>
        <table:table-row table:style-name="ro1">
          <table:table-cell office:value-type="string">
            <text:p>67.20.2</text:p>
          </table:table-cell>
          <table:table-cell/>
          <table:table-cell office:value-type="string">
            <text:p>Деятельность <text:s/>специалистов по оценке страхового риска и убытков</text:p>
          </table:table-cell>
        </table:table-row>
        <table:table-row table:style-name="ro1">
          <table:table-cell office:value-type="string">
            <text:p>67.20.3</text:p>
          </table:table-cell>
          <table:table-cell/>
          <table:table-cell office:value-type="string">
            <text:p>Деятельность специалистов по расчетам оценки страховой вероятности (актуариев)</text:p>
          </table:table-cell>
        </table:table-row>
        <table:table-row table:style-name="ro1">
          <table:table-cell office:value-type="string">
            <text:p>67.20.4</text:p>
          </table:table-cell>
          <table:table-cell/>
          <table:table-cell office:value-type="string">
            <text:p>Деятельность распорядителей спасательными работами</text:p>
          </table:table-cell>
        </table:table-row>
        <table:table-row table:style-name="ro1">
          <table:table-cell office:value-type="string">
            <text:p>67.20.9</text:p>
          </table:table-cell>
          <table:table-cell/>
          <table:table-cell office:value-type="string">
            <text:p>Прочая вспомогательная деятельность в сфере страхования, кроме обязательного социального обеспечения</text:p>
          </table:table-cell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ОПЕРАЦИИ С НЕДВИЖИМЫМ ИМУЩЕСТВОМ, АРЕНДА И ПРЕДОСТАВЛЕНИЕ УСЛУГ</text:p>
          </table:table-cell>
        </table:table-row>
        <table:table-row table:style-name="ro1">
          <table:table-cell office:value-type="string">
            <text:p>70</text:p>
          </table:table-cell>
          <table:table-cell/>
          <table:table-cell office:value-type="string">
            <text:p>ОПЕРАЦИИ С НЕДВИЖИМЫМ ИМУЩЕСТВОМ</text:p>
          </table:table-cell>
        </table:table-row>
        <table:table-row table:style-name="ro1">
          <table:table-cell office:value-type="string">
            <text:p>70.1</text:p>
          </table:table-cell>
          <table:table-cell/>
          <table:table-cell office:value-type="string">
            <text:p>Подготовка к продаже, покупка <text:s/>и <text:s/>продажа собственного недвижимого имущества</text:p>
          </table:table-cell>
        </table:table-row>
        <table:table-row table:style-name="ro1">
          <table:table-cell office:value-type="string">
            <text:p>70.11</text:p>
          </table:table-cell>
          <table:table-cell/>
          <table:table-cell office:value-type="string">
            <text:p>Подготовка к продаже собственного недвижимого имущества</text:p>
          </table:table-cell>
        </table:table-row>
        <table:table-row table:style-name="ro1">
          <table:table-cell office:value-type="string">
            <text:p>70.11.1</text:p>
          </table:table-cell>
          <table:table-cell/>
          <table:table-cell office:value-type="string">
            <text:p>Подготовка к продаже собственного жилого недвижимого имущества</text:p>
          </table:table-cell>
        </table:table-row>
        <table:table-row table:style-name="ro1">
          <table:table-cell office:value-type="string">
            <text:p>70.11.2</text:p>
          </table:table-cell>
          <table:table-cell/>
          <table:table-cell office:value-type="string">
            <text:p>Подготовка к продаже собственного нежилого недвижимого имущества</text:p>
          </table:table-cell>
        </table:table-row>
        <table:table-row table:style-name="ro1">
          <table:table-cell office:value-type="string">
            <text:p>70.12</text:p>
          </table:table-cell>
          <table:table-cell/>
          <table:table-cell office:value-type="string">
            <text:p>Покупка и продажа собственного недвижимого имущества</text:p>
          </table:table-cell>
        </table:table-row>
        <table:table-row table:style-name="ro1">
          <table:table-cell office:value-type="string">
            <text:p>70.12.1</text:p>
          </table:table-cell>
          <table:table-cell/>
          <table:table-cell office:value-type="string">
            <text:p>Покупка и продажа собственного жилого недвижимого имущества</text:p>
          </table:table-cell>
        </table:table-row>
        <table:table-row table:style-name="ro1">
          <table:table-cell office:value-type="string">
            <text:p>70.12.2</text:p>
          </table:table-cell>
          <table:table-cell/>
          <table:table-cell office:value-type="string">
            <text:p>Покупка и продажа собственных нежилых зданий и помещений</text:p>
          </table:table-cell>
        </table:table-row>
        <table:table-row table:style-name="ro1">
          <table:table-cell office:value-type="string">
            <text:p>70.12.3</text:p>
          </table:table-cell>
          <table:table-cell/>
          <table:table-cell office:value-type="string">
            <text:p>Покупка и продажа земельных участков</text:p>
          </table:table-cell>
        </table:table-row>
        <table:table-row table:style-name="ro1">
          <table:table-cell office:value-type="string">
            <text:p>70.2</text:p>
          </table:table-cell>
          <table:table-cell/>
          <table:table-cell office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>
            <text:p>70.20</text:p>
          </table:table-cell>
          <table:table-cell/>
          <table:table-cell office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>
            <text:p>70.20.1</text:p>
          </table:table-cell>
          <table:table-cell/>
          <table:table-cell office:value-type="string">
            <text:p>Сдача внаем собственного жилого недвижимого имущества</text:p>
          </table:table-cell>
        </table:table-row>
        <table:table-row table:style-name="ro1">
          <table:table-cell office:value-type="string">
            <text:p>70.20.2</text:p>
          </table:table-cell>
          <table:table-cell/>
          <table:table-cell office:value-type="string">
            <text:p>Сдача внаем собственного нежилого недвижимого имущества</text:p>
          </table:table-cell>
        </table:table-row>
        <table:table-row table:style-name="ro1">
          <table:table-cell office:value-type="string">
            <text:p>70.3</text:p>
          </table:table-cell>
          <table:table-cell/>
          <table:table-cell office:value-type="string">
            <text:p>Предоставление посреднических услуг, связанных с недвижимым имуществом</text:p>
          </table:table-cell>
        </table:table-row>
        <table:table-row table:style-name="ro1">
          <table:table-cell office:value-type="string">
            <text:p>70.31</text:p>
          </table:table-cell>
          <table:table-cell/>
          <table:table-cell office:value-type="string">
            <text:p>Деятельность агентств по операциям с недвижимым имуществом</text:p>
          </table:table-cell>
        </table:table-row>
        <table:table-row table:style-name="ro1">
          <table:table-cell office:value-type="string">
            <text:p>70.31.1</text:p>
          </table:table-cell>
          <table:table-cell/>
          <table:table-cell office:value-type="string">
            <text:p>Предоставление посреднических услуг при покупке, продаже и аренде недвижимого <text:s/>имущества</text:p>
          </table:table-cell>
        </table:table-row>
        <table:table-row table:style-name="ro1">
          <table:table-cell office:value-type="string">
            <text:p>70.31.11</text:p>
          </table:table-cell>
          <table:table-cell/>
          <table:table-cell office:value-type="string">
            <text:p>Предоставление посреднических услуг при покупке, продаже и аренде жилого недвижимого <text:s/>имущества</text:p>
          </table:table-cell>
        </table:table-row>
        <table:table-row table:style-name="ro1">
          <table:table-cell office:value-type="string">
            <text:p>70.31.12</text:p>
          </table:table-cell>
          <table:table-cell/>
          <table:table-cell office:value-type="string">
            <text:p>Предоставление посреднических услуг при покупке, продаже и аренде нежилого недвижимого <text:s/>имущества</text:p>
          </table:table-cell>
        </table:table-row>
        <table:table-row table:style-name="ro1">
          <table:table-cell office:value-type="string">
            <text:p>70.31.2</text:p>
          </table:table-cell>
          <table:table-cell/>
          <table:table-cell office:value-type="string">
            <text:p>Предоставление посреднических услуг при оценке недвижимого <text:s/>имущества</text:p>
          </table:table-cell>
        </table:table-row>
        <table:table-row table:style-name="ro1">
          <table:table-cell office:value-type="string">
            <text:p>70.31.21</text:p>
          </table:table-cell>
          <table:table-cell/>
          <table:table-cell office:value-type="string">
            <text:p>Предоставление посреднических услуг при оценке жилого недвижимого имущества</text:p>
          </table:table-cell>
        </table:table-row>
        <table:table-row table:style-name="ro1">
          <table:table-cell office:value-type="string">
            <text:p>70.31.22</text:p>
          </table:table-cell>
          <table:table-cell/>
          <table:table-cell office:value-type="string">
            <text:p>Предоставление посреднических услуг при оценке нежилого недвижимого имущества</text:p>
          </table:table-cell>
        </table:table-row>
        <table:table-row table:style-name="ro1">
          <table:table-cell office:value-type="string">
            <text:p>70.32</text:p>
          </table:table-cell>
          <table:table-cell/>
          <table:table-cell office:value-type="string">
            <text:p>Управление недвижимым имуществом</text:p>
          </table:table-cell>
        </table:table-row>
        <table:table-row table:style-name="ro1">
          <table:table-cell office:value-type="string">
            <text:p>70.32.1</text:p>
          </table:table-cell>
          <table:table-cell/>
          <table:table-cell office:value-type="string">
            <text:p>Управление эксплуатацией жилого фонда</text:p>
          </table:table-cell>
        </table:table-row>
        <table:table-row table:style-name="ro1">
          <table:table-cell office:value-type="string">
            <text:p>70.32.2</text:p>
          </table:table-cell>
          <table:table-cell/>
          <table:table-cell office:value-type="string">
            <text:p>Управление эксплуатацией нежилого фонда</text:p>
          </table:table-cell>
        </table:table-row>
        <table:table-row table:style-name="ro1">
          <table:table-cell office:value-type="string">
            <text:p>70.32.3</text:p>
          </table:table-cell>
          <table:table-cell/>
          <table:table-cell office:value-type="string">
            <text:p>Деятельность по учету и технической инвентаризации недвижимого имущества</text:p>
          </table:table-cell>
        </table:table-row>
        <table:table-row table:style-name="ro1">
          <table:table-cell office:value-type="string">
            <text:p>71</text:p>
          </table:table-cell>
          <table:table-cell/>
          <table:table-cell office:value-type="string">
            <text:p>АРЕНДА МАШИН И ОБОРУДОВАНИЯ БЕЗ ОПЕРАТОРА; 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1</text:p>
          </table:table-cell>
          <table:table-cell/>
          <table:table-cell office:value-type="string">
            <text:p>Аренда легковых автомобилей</text:p>
          </table:table-cell>
        </table:table-row>
        <table:table-row table:style-name="ro1">
          <table:table-cell office:value-type="string">
            <text:p>71.10</text:p>
          </table:table-cell>
          <table:table-cell/>
          <table:table-cell office:value-type="string">
            <text:p>Аренда легковых автомобилей</text:p>
          </table:table-cell>
        </table:table-row>
        <table:table-row table:style-name="ro1">
          <table:table-cell office:value-type="string">
            <text:p>71.2</text:p>
          </table:table-cell>
          <table:table-cell/>
          <table:table-cell office:value-type="string">
            <text:p>Аренда прочих транспортных средств и оборудования</text:p>
          </table:table-cell>
        </table:table-row>
        <table:table-row table:style-name="ro1">
          <table:table-cell office:value-type="string">
            <text:p>71.21</text:p>
          </table:table-cell>
          <table:table-cell/>
          <table:table-cell office:value-type="string">
            <text:p>Аренда прочих сухопутных транспортных средств и оборудования</text:p>
          </table:table-cell>
        </table:table-row>
        <table:table-row table:style-name="ro1">
          <table:table-cell office:value-type="string">
            <text:p>71.21.1</text:p>
          </table:table-cell>
          <table:table-cell/>
          <table:table-cell office:value-type="string">
            <text:p>Аренда прочего автомобильного транспорта и оборудования</text:p>
          </table:table-cell>
        </table:table-row>
        <table:table-row table:style-name="ro1">
          <table:table-cell office:value-type="string">
            <text:p>71.21.2</text:p>
          </table:table-cell>
          <table:table-cell/>
          <table:table-cell office:value-type="string">
            <text:p>Аренда <text:s/>железнодорожного транспорта и оборудования</text:p>
          </table:table-cell>
        </table:table-row>
        <table:table-row table:style-name="ro1">
          <table:table-cell office:value-type="string">
            <text:p>71.22</text:p>
          </table:table-cell>
          <table:table-cell/>
          <table:table-cell office:value-type="string">
            <text:p>Аренда водных транспортных средств и оборудования</text:p>
          </table:table-cell>
        </table:table-row>
        <table:table-row table:style-name="ro1">
          <table:table-cell office:value-type="string">
            <text:p>71.23</text:p>
          </table:table-cell>
          <table:table-cell/>
          <table:table-cell office:value-type="string">
            <text:p>Аренда воздушных транспортных средств и оборудования</text:p>
          </table:table-cell>
        </table:table-row>
        <table:table-row table:style-name="ro1">
          <table:table-cell office:value-type="string">
            <text:p>71.3</text:p>
          </table:table-cell>
          <table:table-cell/>
          <table:table-cell office:value-type="string">
            <text:p>Аренда прочих машин и оборудования</text:p>
          </table:table-cell>
        </table:table-row>
        <table:table-row table:style-name="ro1">
          <table:table-cell office:value-type="string">
            <text:p>71.31</text:p>
          </table:table-cell>
          <table:table-cell/>
          <table:table-cell office:value-type="string">
            <text:p>Аренда сельскохозяйственных <text:s/>машин и оборудования</text:p>
          </table:table-cell>
        </table:table-row>
        <table:table-row table:style-name="ro1">
          <table:table-cell office:value-type="string">
            <text:p>71.32</text:p>
          </table:table-cell>
          <table:table-cell/>
          <table:table-cell office:value-type="string">
            <text:p>Аренда <text:s text:c="2"/>строительных <text:s text:c="2"/>машин и оборудования</text:p>
          </table:table-cell>
        </table:table-row>
        <table:table-row table:style-name="ro1">
          <table:table-cell office:value-type="string">
            <text:p>71.33</text:p>
          </table:table-cell>
          <table:table-cell/>
          <table:table-cell office:value-type="string">
            <text:p>Аренда офисных машин и оборудования, включая вычислительную технику</text:p>
          </table:table-cell>
        </table:table-row>
        <table:table-row table:style-name="ro1">
          <table:table-cell office:value-type="string">
            <text:p>71.33.1</text:p>
          </table:table-cell>
          <table:table-cell/>
          <table:table-cell office:value-type="string">
            <text:p>Аренда офисных машин и оборудования</text:p>
          </table:table-cell>
        </table:table-row>
        <table:table-row table:style-name="ro1">
          <table:table-cell office:value-type="string">
            <text:p>71.33.2</text:p>
          </table:table-cell>
          <table:table-cell/>
          <table:table-cell office:value-type="string">
            <text:p>Аренда вычислительных машин и оборудования</text:p>
          </table:table-cell>
        </table:table-row>
        <table:table-row table:style-name="ro1">
          <table:table-cell office:value-type="string">
            <text:p>71.34</text:p>
          </table:table-cell>
          <table:table-cell/>
          <table:table-cell office:value-type="string">
            <text:p>Аренда прочих машин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71.34.1</text:p>
          </table:table-cell>
          <table:table-cell/>
          <table:table-cell office:value-type="string">
            <text:p>Аренда двигателей, турбин и станков</text:p>
          </table:table-cell>
        </table:table-row>
        <table:table-row table:style-name="ro1">
          <table:table-cell office:value-type="string">
            <text:p>71.34.2</text:p>
          </table:table-cell>
          <table:table-cell/>
          <table:table-cell office:value-type="string">
            <text:p>Аренда <text:s/>горного и нефтепромыслового оборудования</text:p>
          </table:table-cell>
        </table:table-row>
        <table:table-row table:style-name="ro1">
          <table:table-cell office:value-type="string">
            <text:p>71.34.3</text:p>
          </table:table-cell>
          <table:table-cell/>
          <table:table-cell office:value-type="string">
            <text:p>Аренда подъемно-транспортного оборудования</text:p>
          </table:table-cell>
        </table:table-row>
        <table:table-row table:style-name="ro1">
          <table:table-cell office:value-type="string">
            <text:p>71.34.4</text:p>
          </table:table-cell>
          <table:table-cell/>
          <table:table-cell office:value-type="string">
            <text:p>Аренда профессиональной радио- и телевизионной аппаратуры и аппаратуры связи</text:p>
          </table:table-cell>
        </table:table-row>
        <table:table-row table:style-name="ro1">
          <table:table-cell office:value-type="string">
            <text:p>71.34.5</text:p>
          </table:table-cell>
          <table:table-cell/>
          <table:table-cell office:value-type="string">
            <text:p>Аренда контрольно-измерительной аппаратуры</text:p>
          </table:table-cell>
        </table:table-row>
        <table:table-row table:style-name="ro1">
          <table:table-cell office:value-type="string">
            <text:p>71.34.6</text:p>
          </table:table-cell>
          <table:table-cell/>
          <table:table-cell office:value-type="string">
            <text:p>Аренда медицинской техники</text:p>
          </table:table-cell>
        </table:table-row>
        <table:table-row table:style-name="ro1">
          <table:table-cell office:value-type="string">
            <text:p>71.34.7</text:p>
          </table:table-cell>
          <table:table-cell/>
          <table:table-cell office:value-type="string">
            <text:p>Аренда торгового оборудования</text:p>
          </table:table-cell>
        </table:table-row>
        <table:table-row table:style-name="ro1">
          <table:table-cell office:value-type="string">
            <text:p>71.34.9</text:p>
          </table:table-cell>
          <table:table-cell/>
          <table:table-cell office:value-type="string">
            <text:p>Аренда прочих машин и оборудования научного и промышленного назначения</text:p>
          </table:table-cell>
        </table:table-row>
        <table:table-row table:style-name="ro1">
          <table:table-cell office:value-type="string">
            <text:p>71.4</text:p>
          </table:table-cell>
          <table:table-cell/>
          <table:table-cell office:value-type="string">
            <text:p>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40</text:p>
          </table:table-cell>
          <table:table-cell/>
          <table:table-cell office:value-type="string">
            <text:p>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40.1</text:p>
          </table:table-cell>
          <table:table-cell/>
          <table:table-cell office:value-type="string">
            <text:p>Прокат <text:s text:c="2"/>телевизоров, <text:s/>радиоприемников, устройств видеозаписи, аудиозаписи и подобного оборудования</text:p>
          </table:table-cell>
        </table:table-row>
        <table:table-row table:style-name="ro1">
          <table:table-cell office:value-type="string">
            <text:p>71.40.2</text:p>
          </table:table-cell>
          <table:table-cell/>
          <table:table-cell office:value-type="string">
            <text:p>Прокат <text:s/>аудио- и видеокассет, грампластинок и записей на <text:s/>других технических носителях информации</text:p>
          </table:table-cell>
        </table:table-row>
        <table:table-row table:style-name="ro1">
          <table:table-cell office:value-type="string">
            <text:p>71.40.3</text:p>
          </table:table-cell>
          <table:table-cell/>
          <table:table-cell office:value-type="string">
            <text:p>Прокат мебели, электрических и неэлектрических бытовых приборов</text:p>
          </table:table-cell>
        </table:table-row>
        <table:table-row table:style-name="ro1">
          <table:table-cell office:value-type="string">
            <text:p>71.40.4</text:p>
          </table:table-cell>
          <table:table-cell/>
          <table:table-cell office:value-type="string">
            <text:p>Прокат инвентаря и оборудования для проведения досуга и отдыха</text:p>
          </table:table-cell>
        </table:table-row>
        <table:table-row table:style-name="ro1">
          <table:table-cell office:value-type="string">
            <text:p>71.40.5</text:p>
          </table:table-cell>
          <table:table-cell/>
          <table:table-cell office:value-type="string">
            <text:p>Прокат музыкальных инструментов</text:p>
          </table:table-cell>
        </table:table-row>
        <table:table-row table:style-name="ro1">
          <table:table-cell office:value-type="string">
            <text:p>71.40.6</text:p>
          </table:table-cell>
          <table:table-cell/>
          <table:table-cell office:value-type="string">
            <text:p>Прокат предметов <text:s/>медицинского и санитарного обслуживания</text:p>
          </table:table-cell>
        </table:table-row>
        <table:table-row table:style-name="ro1">
          <table:table-cell office:value-type="string">
            <text:p>71.40.9</text:p>
          </table:table-cell>
          <table:table-cell/>
          <table:table-cell office:value-type="string">
            <text:p>Прокат прочих бытовых изделий и предметов личного пользования <text:s/>для <text:s/>домашних хозяйств, <text:s/>предприятий и организаций, не включенных в другие группировки</text:p>
          </table:table-cell>
        </table:table-row>
        <table:table-row table:style-name="ro1">
          <table:table-cell office:value-type="string">
            <text:p>72</text:p>
          </table:table-cell>
          <table:table-cell/>
          <table:table-cell office:value-type="string">
            <text:p>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2.1</text:p>
          </table:table-cell>
          <table:table-cell/>
          <table:table-cell office:value-type="string">
            <text:p>Консультирование <text:s/>по <text:s/>аппаратным средствам вычислительной техники</text:p>
          </table:table-cell>
        </table:table-row>
        <table:table-row table:style-name="ro1">
          <table:table-cell office:value-type="string">
            <text:p>72.10</text:p>
          </table:table-cell>
          <table:table-cell/>
          <table:table-cell office:value-type="string">
            <text:p>Консультирование <text:s/>по аппаратным средствам вычислительной техники</text:p>
          </table:table-cell>
        </table:table-row>
        <table:table-row table:style-name="ro1">
          <table:table-cell office:value-type="string">
            <text:p>72.2</text:p>
          </table:table-cell>
          <table:table-cell/>
          <table:table-cell office:value-type="string">
            <text:p>Разработка программного обеспечения и <text:s/>консультирование в этой области</text:p>
          </table:table-cell>
        </table:table-row>
        <table:table-row table:style-name="ro1">
          <table:table-cell office:value-type="string">
            <text:p>72.20</text:p>
          </table:table-cell>
          <table:table-cell/>
          <table:table-cell office:value-type="string">
            <text:p>Разработка программного обеспечения и консультирование в этой области</text:p>
          </table:table-cell>
        </table:table-row>
        <table:table-row table:style-name="ro1">
          <table:table-cell office:value-type="string">
            <text:p>72.3</text:p>
          </table:table-cell>
          <table:table-cell/>
          <table:table-cell office:value-type="string">
            <text:p>Обработка данных</text:p>
          </table:table-cell>
        </table:table-row>
        <table:table-row table:style-name="ro1">
          <table:table-cell office:value-type="string">
            <text:p>72.30</text:p>
          </table:table-cell>
          <table:table-cell/>
          <table:table-cell office:value-type="string">
            <text:p>Обработка данных</text:p>
          </table:table-cell>
        </table:table-row>
        <table:table-row table:style-name="ro1">
          <table:table-cell office:value-type="string">
            <text:p>72.4</text:p>
          </table:table-cell>
          <table:table-cell/>
          <table:table-cell office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>
            <text:p>72.40</text:p>
          </table:table-cell>
          <table:table-cell/>
          <table:table-cell office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>
            <text:p>72.5</text:p>
          </table:table-cell>
          <table:table-cell/>
          <table:table-cell office:value-type="string">
            <text:p>Техническое обслуживание и ремонт офисных машин и вычислительной техники</text:p>
          </table:table-cell>
        </table:table-row>
        <table:table-row table:style-name="ro1">
          <table:table-cell office:value-type="string">
            <text:p>72.50</text:p>
          </table:table-cell>
          <table:table-cell/>
          <table:table-cell office:value-type="string">
            <text:p>Техническое обслуживание и ремонт офисных машин и вычислительной техники</text:p>
          </table:table-cell>
        </table:table-row>
        <table:table-row table:style-name="ro1">
          <table:table-cell office:value-type="string">
            <text:p>72.6</text:p>
          </table:table-cell>
          <table:table-cell/>
          <table:table-cell office:value-type="string">
            <text:p>Прочая 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2.60</text:p>
          </table:table-cell>
          <table:table-cell/>
          <table:table-cell office:value-type="string">
            <text:p>Прочая 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3</text:p>
          </table:table-cell>
          <table:table-cell/>
          <table:table-cell office:value-type="string">
            <text:p>НАУЧНЫЕ ИССЛЕДОВАНИЯ И РАЗРАБОТКИ</text:p>
          </table:table-cell>
        </table:table-row>
        <table:table-row table:style-name="ro1">
          <table:table-cell office:value-type="string">
            <text:p>73.1</text:p>
          </table:table-cell>
          <table:table-cell/>
          <table:table-cell office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>
            <text:p>73.10</text:p>
          </table:table-cell>
          <table:table-cell/>
          <table:table-cell office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>
            <text:p>73.2</text:p>
          </table:table-cell>
          <table:table-cell/>
          <table:table-cell office:value-type="string">
            <text:p>Научные исследования и разработки в области общественных и гуманитарных наук</text:p>
          </table:table-cell>
        </table:table-row>
        <table:table-row table:style-name="ro1">
          <table:table-cell office:value-type="string">
            <text:p>73.20</text:p>
          </table:table-cell>
          <table:table-cell/>
          <table:table-cell office:value-type="string">
            <text:p>Научные исследования и разработки в области общественных и гуманитарных наук</text:p>
          </table:table-cell>
        </table:table-row>
        <table:table-row table:style-name="ro1">
          <table:table-cell office:value-type="string">
            <text:p>74</text:p>
          </table:table-cell>
          <table:table-cell/>
          <table:table-cell office:value-type="string">
            <text:p>ПРЕДОСТАВЛЕНИЕ ПРОЧИХ ВИДОВ УСЛУГ</text:p>
          </table:table-cell>
        </table:table-row>
        <table:table-row table:style-name="ro1">
          <table:table-cell office:value-type="string">
            <text:p>74.1</text:p>
          </table:table-cell>
          <table:table-cell/>
          <table:table-cell office:value-type="string">
            <text:p>Деятельность в области права, бухгалтерского учета и аудита; консультирование по вопросам коммерческой деятельности и управления предприятием</text:p>
          </table:table-cell>
        </table:table-row>
        <table:table-row table:style-name="ro1">
          <table:table-cell office:value-type="string">
            <text:p>74.11</text:p>
          </table:table-cell>
          <table:table-cell/>
          <table:table-cell office:value-type="string">
            <text:p>Деятельность в области права</text:p>
          </table:table-cell>
        </table:table-row>
        <table:table-row table:style-name="ro1">
          <table:table-cell office:value-type="string">
            <text:p>74.12</text:p>
          </table:table-cell>
          <table:table-cell/>
          <table:table-cell office:value-type="string">
            <text:p>Деятельность в области бухгалтерского учета и аудита</text:p>
          </table:table-cell>
        </table:table-row>
        <table:table-row table:style-name="ro1">
          <table:table-cell office:value-type="string">
            <text:p>74.12.1</text:p>
          </table:table-cell>
          <table:table-cell/>
          <table:table-cell office:value-type="string">
            <text:p>Деятельность в области бухгалтерского учета</text:p>
          </table:table-cell>
        </table:table-row>
        <table:table-row table:style-name="ro1">
          <table:table-cell office:value-type="string">
            <text:p>74.12.2</text:p>
          </table:table-cell>
          <table:table-cell/>
          <table:table-cell office:value-type="string">
            <text:p>Аудиторская деятельность</text:p>
          </table:table-cell>
        </table:table-row>
        <table:table-row table:style-name="ro1">
          <table:table-cell office:value-type="string">
            <text:p>74.13</text:p>
          </table:table-cell>
          <table:table-cell/>
          <table:table-cell office:value-type="string">
            <text:p>Исследование конъюнктуры рынка и выявление общественного мнения</text:p>
          </table:table-cell>
        </table:table-row>
        <table:table-row table:style-name="ro1">
          <table:table-cell office:value-type="string">
            <text:p>74.13.1</text:p>
          </table:table-cell>
          <table:table-cell/>
          <table:table-cell office:value-type="string">
            <text:p>Исследование конъюнктуры рынка</text:p>
          </table:table-cell>
        </table:table-row>
        <table:table-row table:style-name="ro1">
          <table:table-cell office:value-type="string">
            <text:p>74.13.2</text:p>
          </table:table-cell>
          <table:table-cell/>
          <table:table-cell office:value-type="string">
            <text:p>Деятельность по изучению общественного мнения</text:p>
          </table:table-cell>
        </table:table-row>
        <table:table-row table:style-name="ro1">
          <table:table-cell office:value-type="string">
            <text:p>74.14</text:p>
          </table:table-cell>
          <table:table-cell/>
          <table:table-cell office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>
            <text:p>74.15</text:p>
          </table:table-cell>
          <table:table-cell/>
          <table:table-cell office:value-type="string">
            <text:p>Деятельность по управлению финансово-промышленными группами и холдинг-компаниями</text:p>
          </table:table-cell>
        </table:table-row>
        <table:table-row table:style-name="ro1">
          <table:table-cell office:value-type="string">
            <text:p>74.15.1</text:p>
          </table:table-cell>
          <table:table-cell/>
          <table:table-cell office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>
            <text:p>74.15.2</text:p>
          </table:table-cell>
          <table:table-cell/>
          <table:table-cell office:value-type="string">
            <text:p>Деятельность по управлению <text:s/>холдинг-компаниями</text:p>
          </table:table-cell>
        </table:table-row>
        <table:table-row table:style-name="ro1">
          <table:table-cell office:value-type="string">
            <text:p>74.2</text:p>
          </table:table-cell>
          <table:table-cell/>
          <table:table-cell office:value-type="string">
            <text:p>Деятельность в области архитектуры; <text:s/>инженерно-техническое <text:s/>проектирование; геолого-разведочные и геофизические <text:s/>работы; геодезическая и <text:s/>картографическая деятельность; <text:s/>деятельность в области стандартизации и метрологии; деятельность в области гидрометеорологии <text:s/>и <text:s/>смежных с ней областях; <text:s/>виды деятельности, связанные с решением технических <text:s/>задач, не включенные в другие группировки</text:p>
          </table:table-cell>
        </table:table-row>
        <table:table-row table:style-name="ro1">
          <table:table-cell office:value-type="string">
            <text:p>74.20</text:p>
          </table:table-cell>
          <table:table-cell/>
          <table:table-cell office:value-type="string">
            <text:p>Деятельность в области архитектуры; <text:s/>инженерно-техническое <text:s/>проектирование; геолого-разведочные и геофизические <text:s/>работы; геодезическая и <text:s/>картографическая деятельность; <text:s/>деятельность в области стандартизации и метрологии; деятельность в области гидрометеорологии <text:s/>и <text:s/>смежных с ней областях; <text:s/>виды деятельности, связанные с решением технических <text:s/>задач, не включенные в другие группировки</text:p>
          </table:table-cell>
        </table:table-row>
        <table:table-row table:style-name="ro1">
          <table:table-cell office:value-type="string">
            <text:p>74.20.1</text:p>
          </table:table-cell>
          <table:table-cell/>
          <table:table-cell office:value-type="string">
            <text:p>Деятельность <text:s/>в области архитектуры, инженерно- техническое <text:s text:c="2"/>проектирование <text:s/>в промышленности и <text:s/>строительстве</text:p>
          </table:table-cell>
        </table:table-row>
        <table:table-row table:style-name="ro1">
          <table:table-cell office:value-type="string">
            <text:p>74.20.11</text:p>
          </table:table-cell>
          <table:table-cell/>
          <table:table-cell office:value-type="string">
            <text:p>Архитектурная <text:s/>деятельность</text:p>
          </table:table-cell>
        </table:table-row>
        <table:table-row table:style-name="ro1">
          <table:table-cell office:value-type="string">
            <text:p>74.20.12</text:p>
          </table:table-cell>
          <table:table-cell/>
          <table:table-cell office:value-type="string">
            <text:p>Проектирование производственных помещений, <text:s/>включая размещение <text:s text:c="2"/>машин <text:s/>и <text:s/>оборудования, промышленный дизайн</text:p>
          </table:table-cell>
        </table:table-row>
        <table:table-row table:style-name="ro1">
          <table:table-cell office:value-type="string">
            <text:p>74.20.13</text:p>
          </table:table-cell>
          <table:table-cell/>
          <table:table-cell office:value-type="string">
            <text:p>Проектирование, <text:s/>связанное со строительством <text:s/>инженерных сооружений, <text:s/>включая гидротехнические сооружения; проектирование движения транспортных потоков</text:p>
          </table:table-cell>
        </table:table-row>
        <table:table-row table:style-name="ro1">
          <table:table-cell office:value-type="string">
            <text:p>74.20.14</text:p>
          </table:table-cell>
          <table:table-cell/>
          <table:table-cell office:value-type="string">
            <text:p>Разработка проектов промышленных процессов и производств, относящихся к электротехнике, электронной технике, горному делу, <text:s/>химической технологии, машиностроению, а также в области промышленного строительства, системотехники и техники безопасности</text:p>
          </table:table-cell>
        </table:table-row>
        <table:table-row table:style-name="ro1">
          <table:table-cell office:value-type="string">
            <text:p>74.20.15</text:p>
          </table:table-cell>
          <table:table-cell/>
          <table:table-cell office:value-type="string">
            <text:p>Разработка <text:s/>проектов <text:s/>в <text:s/>области <text:s/>кондиционирования воздуха, холодильной техники, <text:s/>санитарной техники и мониторинга <text:s text:c="2"/>загрязнения <text:s/>окружающей среды, <text:s/>строительной акустики и т.п.</text:p>
          </table:table-cell>
        </table:table-row>
        <table:table-row table:style-name="ro1">
          <table:table-cell office:value-type="string">
            <text:p>74.20.2</text:p>
          </table:table-cell>
          <table:table-cell/>
          <table:table-cell office:value-type="string">
            <text:p>Геолого-разведочные, геофизические и геохимические <text:s/>работы в области изучения недр</text:p>
          </table:table-cell>
        </table:table-row>
        <table:table-row table:style-name="ro1">
          <table:table-cell office:value-type="string">
            <text:p>74.20.3</text:p>
          </table:table-cell>
          <table:table-cell/>
          <table:table-cell office:value-type="string">
            <text:p>Геодезическая и картографическая деятельность</text:p>
          </table:table-cell>
        </table:table-row>
        <table:table-row table:style-name="ro1">
          <table:table-cell office:value-type="string">
            <text:p>74.20.31</text:p>
          </table:table-cell>
          <table:table-cell/>
          <table:table-cell office:value-type="string">
            <text:p>Топографо-геодезическая деятельность</text:p>
          </table:table-cell>
        </table:table-row>
        <table:table-row table:style-name="ro1">
          <table:table-cell office:value-type="string">
            <text:p>74.20.32</text:p>
          </table:table-cell>
          <table:table-cell/>
          <table:table-cell office:value-type="string">
            <text:p>Картографическая деятельность, включая деятельность в области наименований географических объектов</text:p>
          </table:table-cell>
        </table:table-row>
        <table:table-row table:style-name="ro1">
          <table:table-cell office:value-type="string">
            <text:p>74.20.33</text:p>
          </table:table-cell>
          <table:table-cell/>
          <table:table-cell office:value-type="string">
            <text:p>Гидрографические изыскательские работы</text:p>
          </table:table-cell>
        </table:table-row>
        <table:table-row table:style-name="ro1">
          <table:table-cell office:value-type="string">
            <text:p>74.20.34</text:p>
          </table:table-cell>
          <table:table-cell/>
          <table:table-cell office:value-type="string">
            <text:p>Деятельность, связанная с подготовкой картографической и космической информации, включая аэросъемку</text:p>
          </table:table-cell>
        </table:table-row>
        <table:table-row table:style-name="ro1">
          <table:table-cell office:value-type="string">
            <text:p>74.20.35</text:p>
          </table:table-cell>
          <table:table-cell/>
          <table:table-cell office:value-type="string">
            <text:p>Инженерные изыскания для строительства</text:p>
          </table:table-cell>
        </table:table-row>
        <table:table-row table:style-name="ro1">
          <table:table-cell office:value-type="string">
            <text:p>74.20.36</text:p>
          </table:table-cell>
          <table:table-cell/>
          <table:table-cell office:value-type="string">
            <text:p>Землеустройство</text:p>
          </table:table-cell>
        </table:table-row>
        <table:table-row table:style-name="ro1">
          <table:table-cell office:value-type="string">
            <text:p>74.20.4</text:p>
          </table:table-cell>
          <table:table-cell/>
          <table:table-cell office:value-type="string">
            <text:p>Деятельность в области стандартизации и метрологии</text:p>
          </table:table-cell>
        </table:table-row>
        <table:table-row table:style-name="ro1">
          <table:table-cell office:value-type="string">
            <text:p>74.20.41</text:p>
          </table:table-cell>
          <table:table-cell/>
          <table:table-cell office:value-type="string">
            <text:p>Деятельность в области стандартизации</text:p>
          </table:table-cell>
        </table:table-row>
        <table:table-row table:style-name="ro1">
          <table:table-cell office:value-type="string">
            <text:p>74.20.42</text:p>
          </table:table-cell>
          <table:table-cell/>
          <table:table-cell office:value-type="string">
            <text:p>Деятельность в области метрологии</text:p>
          </table:table-cell>
        </table:table-row>
        <table:table-row table:style-name="ro1">
          <table:table-cell office:value-type="string">
            <text:p>74.20.44</text:p>
          </table:table-cell>
          <table:table-cell/>
          <table:table-cell office:value-type="string">
            <text:p>Деятельность в области аккредитации</text:p>
          </table:table-cell>
        </table:table-row>
        <table:table-row table:style-name="ro1">
          <table:table-cell office:value-type="string">
            <text:p>74.20.45</text:p>
          </table:table-cell>
          <table:table-cell/>
          <table:table-cell office:value-type="string">
            <text:p>Государственный контроль и надзор за стандартами, средствами измерений и обязательной сертификацией</text:p>
          </table:table-cell>
        </table:table-row>
        <table:table-row table:style-name="ro1">
          <table:table-cell office:value-type="string">
            <text:p>74.20.5</text:p>
          </table:table-cell>
          <table:table-cell/>
          <table:table-cell office:value-type="string">
            <text:p>Деятельность <text:s/>в области гидрометеорологии и смежных с ней областях</text:p>
          </table:table-cell>
        </table:table-row>
        <table:table-row table:style-name="ro1">
          <table:table-cell office:value-type="string">
            <text:p>74.20.51</text:p>
          </table:table-cell>
          <table:table-cell/>
          <table:table-cell office:value-type="string">
            <text:p>Океанографические работы</text:p>
          </table:table-cell>
        </table:table-row>
        <table:table-row table:style-name="ro1">
          <table:table-cell office:value-type="string">
            <text:p>74.20.52</text:p>
          </table:table-cell>
          <table:table-cell/>
          <table:table-cell office:value-type="string">
            <text:p>Гелиогеофизические работы</text:p>
          </table:table-cell>
        </table:table-row>
        <table:table-row table:style-name="ro1">
          <table:table-cell office:value-type="string">
            <text:p>74.20.53</text:p>
          </table:table-cell>
          <table:table-cell/>
          <table:table-cell office:value-type="string">
            <text:p>Работы <text:s/>по активному воздействию на гидрометеорологические и геофизические процессы и явления</text:p>
          </table:table-cell>
        </table:table-row>
        <table:table-row table:style-name="ro1">
          <table:table-cell office:value-type="string">
            <text:p>74.20.54</text:p>
          </table:table-cell>
          <table:table-cell/>
          <table:table-cell office:value-type="string">
            <text:p>Работы по метеорологии, климатологии, гидрологии</text:p>
          </table:table-cell>
        </table:table-row>
        <table:table-row table:style-name="ro1">
          <table:table-cell office:value-type="string">
            <text:p>74.20.55</text:p>
          </table:table-cell>
          <table:table-cell/>
          <table:table-cell office:value-type="string">
            <text:p>Работы <text:s text:c="2"/>по <text:s/>мониторингу <text:s/>состояния <text:s/>и <text:s/>загрязнения окружающей природной среды</text:p>
          </table:table-cell>
        </table:table-row>
        <table:table-row table:style-name="ro1">
          <table:table-cell office:value-type="string">
            <text:p>74.20.56</text:p>
          </table:table-cell>
          <table:table-cell/>
          <table:table-cell office:value-type="string">
            <text:p>Предоставление информации о состоянии и загрязнении окружающей природной среды</text:p>
          </table:table-cell>
        </table:table-row>
        <table:table-row table:style-name="ro1">
          <table:table-cell office:value-type="string">
            <text:p>74.3</text:p>
          </table:table-cell>
          <table:table-cell/>
          <table:table-cell office:value-type="string">
            <text:p>Технические испытания, исследования и сертификация</text:p>
          </table:table-cell>
        </table:table-row>
        <table:table-row table:style-name="ro1">
          <table:table-cell office:value-type="string">
            <text:p>74.30</text:p>
          </table:table-cell>
          <table:table-cell/>
          <table:table-cell office:value-type="string">
            <text:p>Технические испытания, исследования и сертификация</text:p>
          </table:table-cell>
        </table:table-row>
        <table:table-row table:style-name="ro1">
          <table:table-cell office:value-type="string">
            <text:p>74.30.1</text:p>
          </table:table-cell>
          <table:table-cell/>
          <table:table-cell office:value-type="string">
            <text:p>Испытания и анализ состава и чистоты материалов и веществ: анализ химических и биологических свойств материалов и веществ (воздуха, воды, бытовых и производственных отходов, топлива, металла, почвы, химических веществ)</text:p>
          </table:table-cell>
        </table:table-row>
        <table:table-row table:style-name="ro1">
          <table:table-cell office:value-type="string">
            <text:p>74.30.2</text:p>
          </table:table-cell>
          <table:table-cell/>
          <table:table-cell office:value-type="string">
            <text:p>Контроль качества пищевых продуктов</text:p>
          </table:table-cell>
        </table:table-row>
        <table:table-row table:style-name="ro1">
          <table:table-cell office:value-type="string">
            <text:p>74.30.3</text:p>
          </table:table-cell>
          <table:table-cell/>
          <table:table-cell office:value-type="string">
            <text:p>Испытания и анализ в научных областях (микробиологии, биохимии, бактериологии и др.)</text:p>
          </table:table-cell>
        </table:table-row>
        <table:table-row table:style-name="ro1">
          <table:table-cell office:value-type="string">
            <text:p>74.30.4</text:p>
          </table:table-cell>
          <table:table-cell/>
          <table:table-cell office:value-type="string">
            <text:p>Испытания и анализ физических свойств материалов и веществ: испытания и анализ физических свойств (прочности, пластичности, электропроводности, радиоактивности) материалов (металлов, пластмасс, тканей, дерева, стекла, бетона и др.); испытания на растяжение, твердость, сопротивление, усталость и высокотемпературный эффект</text:p>
          </table:table-cell>
        </table:table-row>
        <table:table-row table:style-name="ro1">
          <table:table-cell office:value-type="string">
            <text:p>74.30.5</text:p>
          </table:table-cell>
          <table:table-cell/>
          <table:table-cell office:value-type="string">
            <text:p>Испытания и анализ механических и электрических характеристик готовой продукции: моторов, автомобилей, станков, радиоэлектронных устройств, оборудования связи и другого оборудования, включающего механические и электрические компоненты</text:p>
          </table:table-cell>
        </table:table-row>
        <table:table-row table:style-name="ro1">
          <table:table-cell office:value-type="string">
            <text:p>74.30.6</text:p>
          </table:table-cell>
          <table:table-cell/>
          <table:table-cell office:value-type="string">
            <text:p>Испытания и расчеты строительных элементов</text:p>
          </table:table-cell>
        </table:table-row>
        <table:table-row table:style-name="ro1">
          <table:table-cell office:value-type="string">
            <text:p>74.30.7</text:p>
          </table:table-cell>
          <table:table-cell/>
          <table:table-cell office:value-type="string">
            <text:p>Технический контроль автомобилей: периодический технический осмотр легковых и грузовых автомобилей, мотоциклов, автобусов и других автотранспортных средств</text:p>
          </table:table-cell>
        </table:table-row>
        <table:table-row table:style-name="ro1">
          <table:table-cell office:value-type="string">
            <text:p>74.30.8</text:p>
          </table:table-cell>
          <table:table-cell/>
          <table:table-cell office:value-type="string">
            <text:p>Сертификация продукции и услуг</text:p>
          </table:table-cell>
        </table:table-row>
        <table:table-row table:style-name="ro1">
          <table:table-cell office:value-type="string">
            <text:p>74.30.9</text:p>
          </table:table-cell>
          <table:table-cell/>
          <table:table-cell office:value-type="string">
            <text:p>Прочая деятельность по техническому контролю, испытаниям и анализу</text:p>
          </table:table-cell>
        </table:table-row>
        <table:table-row table:style-name="ro1">
          <table:table-cell office:value-type="string">
            <text:p>74.4</text:p>
          </table:table-cell>
          <table:table-cell/>
          <table:table-cell office:value-type="string">
            <text:p>Рекламная деятельность</text:p>
          </table:table-cell>
        </table:table-row>
        <table:table-row table:style-name="ro1">
          <table:table-cell office:value-type="string">
            <text:p>74.40</text:p>
          </table:table-cell>
          <table:table-cell/>
          <table:table-cell office:value-type="string">
            <text:p>Рекламная деятельность</text:p>
          </table:table-cell>
        </table:table-row>
        <table:table-row table:style-name="ro1">
          <table:table-cell office:value-type="string">
            <text:p>74.5</text:p>
          </table:table-cell>
          <table:table-cell/>
          <table:table-cell office:value-type="string">
            <text:p>Найм рабочей силы и подбор персонала</text:p>
          </table:table-cell>
        </table:table-row>
        <table:table-row table:style-name="ro1">
          <table:table-cell office:value-type="string">
            <text:p>74.50</text:p>
          </table:table-cell>
          <table:table-cell/>
          <table:table-cell office:value-type="string">
            <text:p>Найм рабочей силы и подбор персонала</text:p>
          </table:table-cell>
        </table:table-row>
        <table:table-row table:style-name="ro1">
          <table:table-cell office:value-type="string">
            <text:p>74.50.1</text:p>
          </table:table-cell>
          <table:table-cell/>
          <table:table-cell office:value-type="string">
            <text:p>Предоставление услуг по найму рабочей силы</text:p>
          </table:table-cell>
        </table:table-row>
        <table:table-row table:style-name="ro1">
          <table:table-cell office:value-type="string">
            <text:p>74.50.2</text:p>
          </table:table-cell>
          <table:table-cell/>
          <table:table-cell office:value-type="string">
            <text:p>Предоставление услуг по подбору персонала</text:p>
          </table:table-cell>
        </table:table-row>
        <table:table-row table:style-name="ro1">
          <table:table-cell office:value-type="string">
            <text:p>74.6</text:p>
          </table:table-cell>
          <table:table-cell/>
          <table:table-cell office:value-type="string">
            <text:p>Проведение расследований и обеспечение безопасности</text:p>
          </table:table-cell>
        </table:table-row>
        <table:table-row table:style-name="ro1">
          <table:table-cell office:value-type="string">
            <text:p>74.60</text:p>
          </table:table-cell>
          <table:table-cell/>
          <table:table-cell office:value-type="string">
            <text:p>Проведение расследований и обеспечение безопасности</text:p>
          </table:table-cell>
        </table:table-row>
        <table:table-row table:style-name="ro1">
          <table:table-cell office:value-type="string">
            <text:p>74.7</text:p>
          </table:table-cell>
          <table:table-cell/>
          <table:table-cell office:value-type="string">
            <text:p>Чистка и уборка производственных и жилых помещений, оборудования и транспортных средств</text:p>
          </table:table-cell>
        </table:table-row>
        <table:table-row table:style-name="ro1">
          <table:table-cell office:value-type="string">
            <text:p>74.70</text:p>
          </table:table-cell>
          <table:table-cell/>
          <table:table-cell office:value-type="string">
            <text:p>Чистка и уборка производственных и жилых помещений, оборудования и транспортных средств</text:p>
          </table:table-cell>
        </table:table-row>
        <table:table-row table:style-name="ro1">
          <table:table-cell office:value-type="string">
            <text:p>74.70.1</text:p>
          </table:table-cell>
          <table:table-cell/>
          <table:table-cell office:value-type="string">
            <text:p>Чистка и уборка производственных и жилых помещений и оборудования</text:p>
          </table:table-cell>
        </table:table-row>
        <table:table-row table:style-name="ro1">
          <table:table-cell office:value-type="string">
            <text:p>74.70.2</text:p>
          </table:table-cell>
          <table:table-cell/>
          <table:table-cell office:value-type="string">
            <text:p>Чистка и уборка <text:s/>транспортных средств</text:p>
          </table:table-cell>
        </table:table-row>
        <table:table-row table:style-name="ro1">
          <table:table-cell office:value-type="string">
            <text:p>74.70.3</text:p>
          </table:table-cell>
          <table:table-cell/>
          <table:table-cell office:value-type="string">
            <text:p>Деятельность по проведению дезинфекционных, дезинсекционных и дератизационных работ</text:p>
          </table:table-cell>
        </table:table-row>
        <table:table-row table:style-name="ro1">
          <table:table-cell office:value-type="string">
            <text:p>74.8</text:p>
          </table:table-cell>
          <table:table-cell/>
          <table:table-cell office:value-type="string">
            <text:p>Предоставление различных видов услуг</text:p>
          </table:table-cell>
        </table:table-row>
        <table:table-row table:style-name="ro1">
          <table:table-cell office:value-type="string">
            <text:p>74.81</text:p>
          </table:table-cell>
          <table:table-cell/>
          <table:table-cell office:value-type="string">
            <text:p>Деятельность в области фотографии</text:p>
          </table:table-cell>
        </table:table-row>
        <table:table-row table:style-name="ro1">
          <table:table-cell office:value-type="string">
            <text:p>74.82</text:p>
          </table:table-cell>
          <table:table-cell/>
          <table:table-cell office:value-type="string">
            <text:p>Упаковывание</text:p>
          </table:table-cell>
        </table:table-row>
        <table:table-row table:style-name="ro1">
          <table:table-cell office:value-type="string">
            <text:p>74.83</text:p>
          </table:table-cell>
          <table:table-cell/>
          <table:table-cell office:value-type="string">
            <text:p>Предоставление секретарских, редакторских услуг и услуг по переводу</text:p>
          </table:table-cell>
        </table:table-row>
        <table:table-row table:style-name="ro1">
          <table:table-cell office:value-type="string">
            <text:p>74.84</text:p>
          </table:table-cell>
          <table:table-cell/>
          <table:table-cell office:value-type="string">
            <text:p>Предоставление прочих услуг</text:p>
          </table:table-cell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ГОСУДАРСТВЕННОЕ <text:s/>УПРАВЛЕНИЕ И <text:s/>ОБЕСПЕЧЕНИЕ <text:s/>ВОЕННОЙ БЕЗОПАСНОСТИ; ОБЯЗАТЕЛЬНОЕ СОЦИАЛЬНОЕ ОБЕСПЕЧЕНИЕ</text:p>
          </table:table-cell>
        </table:table-row>
        <table:table-row table:style-name="ro1">
          <table:table-cell office:value-type="string">
            <text:p>75</text:p>
          </table:table-cell>
          <table:table-cell/>
          <table:table-cell office:value-type="string">
            <text:p>ГОСУДАРСТВЕННОЕ <text:s/>УПРАВЛЕНИЕ И <text:s/>ОБЕСПЕЧЕНИЕ <text:s/>ВОЕННОЙ БЕЗОПАСНОСТИ; ОБЯЗАТЕЛЬНОЕ СОЦИАЛЬНОЕ ОБЕСПЕЧЕНИЕ</text:p>
          </table:table-cell>
        </table:table-row>
        <table:table-row table:style-name="ro1">
          <table:table-cell office:value-type="string">
            <text:p>75.1</text:p>
          </table:table-cell>
          <table:table-cell/>
          <table:table-cell office:value-type="string">
            <text:p>Государственное управление общего и социально-экономического характера</text:p>
          </table:table-cell>
        </table:table-row>
        <table:table-row table:style-name="ro1">
          <table:table-cell office:value-type="string">
            <text:p>75.11</text:p>
          </table:table-cell>
          <table:table-cell/>
          <table:table-cell office:value-type="string">
            <text:p>Государственное управление общего характера</text:p>
          </table:table-cell>
        </table:table-row>
        <table:table-row table:style-name="ro1">
          <table:table-cell office:value-type="string">
            <text:p>75.11.1</text:p>
          </table:table-cell>
          <table:table-cell/>
          <table:table-cell office:value-type="string">
            <text:p>Деятельность федеральных органов государственной власти по управлению <text:s/>вопросами общего характера, кроме судебной власти</text:p>
          </table:table-cell>
        </table:table-row>
        <table:table-row table:style-name="ro1">
          <table:table-cell office:value-type="string">
            <text:p>75.11.11</text:p>
          </table:table-cell>
          <table:table-cell/>
          <table:table-cell office:value-type="string">
            <text:p>Деятельность федеральных органов государственной власти, кроме <text:s/>полномочных представителей Президента Российской Федерации и <text:s/>территориальных органов федеральных органов исполнительной власти</text:p>
          </table:table-cell>
        </table:table-row>
        <table:table-row table:style-name="ro1">
          <table:table-cell office:value-type="string">
            <text:p>75.11.12</text:p>
          </table:table-cell>
          <table:table-cell/>
          <table:table-cell office:value-type="string">
            <text:p>Деятельность полномочных представителей Президента Российской <text:s/>Федерации в регионах Российской Федерации и территориальных органов <text:s/>федеральных органов исполнительной власти в субъектах Российской <text:s/>Федерации (республиках, краях, областях)</text:p>
          </table:table-cell>
        </table:table-row>
        <table:table-row table:style-name="ro1">
          <table:table-cell office:value-type="string">
            <text:p>75.11.13</text:p>
          </table:table-cell>
          <table:table-cell/>
          <table:table-cell office:value-type="string">
            <text:p>Деятельность территориальных органов федеральных органов <text:s/>исполнительной власти в городах и районах субъектов Российской <text:s/>Федерации</text:p>
          </table:table-cell>
        </table:table-row>
        <table:table-row table:style-name="ro1">
          <table:table-cell office:value-type="string">
            <text:p>75.11.2</text:p>
          </table:table-cell>
          <table:table-cell/>
          <table:table-cell office:value-type="string">
            <text:p>Деятельность органов государственной власти по управлению вопросами <text:s/>общего характера, кроме судебной власти, субъектов Российской <text:s/>Федерации</text:p>
          </table:table-cell>
        </table:table-row>
        <table:table-row table:style-name="ro1">
          <table:table-cell office:value-type="string">
            <text:p>75.11.21</text:p>
          </table:table-cell>
          <table:table-cell/>
          <table:table-cell office:value-type="string">
            <text:p>Деятельность органов государственной власти субъектов (республик, <text:s/>краев, областей), кроме судебной власти, представительств субъектов <text:s/>Российской Федерации при Президенте Российской Федерации</text:p>
          </table:table-cell>
        </table:table-row>
        <table:table-row table:style-name="ro1">
          <table:table-cell office:value-type="string">
            <text:p>75.11.22</text:p>
          </table:table-cell>
          <table:table-cell/>
          <table:table-cell office:value-type="string">
            <text:p>Деятельность органов государственной власти субъектов Российской <text:s/>Федерации, осуществляющих свои полномочия в городах и районах</text:p>
          </table:table-cell>
        </table:table-row>
        <table:table-row table:style-name="ro1">
          <table:table-cell office:value-type="string">
            <text:p>75.11.23</text:p>
          </table:table-cell>
          <table:table-cell/>
          <table:table-cell office:value-type="string">
            <text:p>Деятельность органов государственной власти субъектов Российской <text:s/>Федерации, осуществляющих свои полномочия в сельских населенных <text:s/>пунктах</text:p>
          </table:table-cell>
        </table:table-row>
        <table:table-row table:style-name="ro1">
          <table:table-cell office:value-type="string">
            <text:p>75.11.3</text:p>
          </table:table-cell>
          <table:table-cell/>
          <table:table-cell office:value-type="string">
            <text:p>Деятельность органов местного самоуправления по управлению вопросами <text:s/>общего характера</text:p>
          </table:table-cell>
        </table:table-row>
        <table:table-row table:style-name="ro1">
          <table:table-cell office:value-type="string">
            <text:p>75.11.31</text:p>
          </table:table-cell>
          <table:table-cell/>
          <table:table-cell office:value-type="string">
            <text:p>Деятельность органов местного самоуправления районов, городов, <text:s/>внутригородских районов</text:p>
          </table:table-cell>
        </table:table-row>
        <table:table-row table:style-name="ro1">
          <table:table-cell office:value-type="string">
            <text:p>75.11.32</text:p>
          </table:table-cell>
          <table:table-cell/>
          <table:table-cell office:value-type="string">
            <text:p>Деятельность органов местного самоуправления поселковых и сельских <text:s/>населенных пунктов</text:p>
          </table:table-cell>
        </table:table-row>
        <table:table-row table:style-name="ro1">
          <table:table-cell office:value-type="string">
            <text:p>75.11.4</text:p>
          </table:table-cell>
          <table:table-cell/>
          <table:table-cell office:value-type="string">
            <text:p>Управление финансовой и фискальной деятельностью</text:p>
          </table:table-cell>
        </table:table-row>
        <table:table-row table:style-name="ro1">
          <table:table-cell office:value-type="string">
            <text:p>75.11.5</text:p>
          </table:table-cell>
          <table:table-cell/>
          <table:table-cell office:value-type="string">
            <text:p>Управление деятельностью в области прогнозирования и планирования</text:p>
          </table:table-cell>
        </table:table-row>
        <table:table-row table:style-name="ro1">
          <table:table-cell office:value-type="string">
            <text:p>75.11.6</text:p>
          </table:table-cell>
          <table:table-cell/>
          <table:table-cell office:value-type="string">
            <text:p>Управление деятельностью в области фундаментальных исследований</text:p>
          </table:table-cell>
        </table:table-row>
        <table:table-row table:style-name="ro1">
          <table:table-cell office:value-type="string">
            <text:p>75.11.7</text:p>
          </table:table-cell>
          <table:table-cell/>
          <table:table-cell office:value-type="string">
            <text:p>Управление деятельностью в области статистики и социологии</text:p>
          </table:table-cell>
        </table:table-row>
        <table:table-row table:style-name="ro1">
          <table:table-cell office:value-type="string">
            <text:p>75.11.8</text:p>
          </table:table-cell>
          <table:table-cell/>
          <table:table-cell office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>
            <text:p>75.12</text:p>
          </table:table-cell>
          <table:table-cell/>
          <table:table-cell office:value-type="string">
            <text:p>Государственное управление социальными программами</text:p>
          </table:table-cell>
        </table:table-row>
        <table:table-row table:style-name="ro1">
          <table:table-cell office:value-type="string">
            <text:p>75.13</text:p>
          </table:table-cell>
          <table:table-cell/>
          <table:table-cell office:value-type="string">
            <text:p>Регулирование и содействие эффективному ведению экономической деятельности, деятельность в области региональной, национальной и молодежной политики</text:p>
          </table:table-cell>
        </table:table-row>
        <table:table-row table:style-name="ro1">
          <table:table-cell office:value-type="string">
            <text:p>75.14</text:p>
          </table:table-cell>
          <table:table-cell/>
          <table:table-cell office:value-type="string">
            <text:p>Вспомогательная деятельность в области государственного управления</text:p>
          </table:table-cell>
        </table:table-row>
        <table:table-row table:style-name="ro1">
          <table:table-cell office:value-type="string">
            <text:p>75.2</text:p>
          </table:table-cell>
          <table:table-cell/>
          <table:table-cell office:value-type="string">
            <text:p>Предоставление государством услуг обществу в целом</text:p>
          </table:table-cell>
        </table:table-row>
        <table:table-row table:style-name="ro1">
          <table:table-cell office:value-type="string">
            <text:p>75.21</text:p>
          </table:table-cell>
          <table:table-cell/>
          <table:table-cell office:value-type="string">
            <text:p>Международная деятельность</text:p>
          </table:table-cell>
        </table:table-row>
        <table:table-row table:style-name="ro1">
          <table:table-cell office:value-type="string">
            <text:p>75.22</text:p>
          </table:table-cell>
          <table:table-cell/>
          <table:table-cell office:value-type="string">
            <text:p>Деятельность, <text:s/>связанная <text:s/>с <text:s/>обеспечением <text:s/>военной безопасности</text:p>
          </table:table-cell>
        </table:table-row>
        <table:table-row table:style-name="ro1">
          <table:table-cell office:value-type="string">
            <text:p>75.23</text:p>
          </table:table-cell>
          <table:table-cell/>
          <table:table-cell office:value-type="string">
            <text:p>Деятельность в области юстиции и правосудия</text:p>
          </table:table-cell>
        </table:table-row>
        <table:table-row table:style-name="ro1">
          <table:table-cell office:value-type="string">
            <text:p>75.23.1</text:p>
          </table:table-cell>
          <table:table-cell/>
          <table:table-cell office:value-type="string">
            <text:p>Деятельность Федеральных судов</text:p>
          </table:table-cell>
        </table:table-row>
        <table:table-row table:style-name="ro1">
          <table:table-cell office:value-type="string">
            <text:p>75.23.11</text:p>
          </table:table-cell>
          <table:table-cell/>
          <table:table-cell office:value-type="string">
            <text:p>Деятельность Конституционного суда Российской Федерации</text:p>
          </table:table-cell>
        </table:table-row>
        <table:table-row table:style-name="ro1">
          <table:table-cell office:value-type="string">
            <text:p>75.23.12</text:p>
          </table:table-cell>
          <table:table-cell/>
          <table:table-cell office:value-type="string">
            <text:p>Деятельность Верховного суда Российской Федерации</text:p>
          </table:table-cell>
        </table:table-row>
        <table:table-row table:style-name="ro1">
          <table:table-cell office:value-type="string">
            <text:p>75.23.13</text:p>
          </table:table-cell>
          <table:table-cell/>
          <table:table-cell office:value-type="string">
            <text:p>Деятельность Верховных судов субъектов Российской Федерации</text:p>
          </table:table-cell>
        </table:table-row>
        <table:table-row table:style-name="ro1">
          <table:table-cell office:value-type="string">
            <text:p>75.23.14</text:p>
          </table:table-cell>
          <table:table-cell/>
          <table:table-cell office:value-type="string">
            <text:p>Деятельность районных судов</text:p>
          </table:table-cell>
        </table:table-row>
        <table:table-row table:style-name="ro1">
          <table:table-cell office:value-type="string">
            <text:p>75.23.15</text:p>
          </table:table-cell>
          <table:table-cell/>
          <table:table-cell office:value-type="string">
            <text:p>Деятельность военных судов</text:p>
          </table:table-cell>
        </table:table-row>
        <table:table-row table:style-name="ro1">
          <table:table-cell office:value-type="string">
            <text:p>75.23.16</text:p>
          </table:table-cell>
          <table:table-cell/>
          <table:table-cell office:value-type="string">
            <text:p>Деятельность Высшего арбитражного суда Российской Федерации</text:p>
          </table:table-cell>
        </table:table-row>
        <table:table-row table:style-name="ro1">
          <table:table-cell office:value-type="string">
            <text:p>75.23.17</text:p>
          </table:table-cell>
          <table:table-cell/>
          <table:table-cell office:value-type="string">
            <text:p>Деятельность Федеральных арбитражных судов округов</text:p>
          </table:table-cell>
        </table:table-row>
        <table:table-row table:style-name="ro1">
          <table:table-cell office:value-type="string">
            <text:p>75.23.18</text:p>
          </table:table-cell>
          <table:table-cell/>
          <table:table-cell office:value-type="string">
            <text:p>Деятельность арбитражных судов субъектов Российской Федерации</text:p>
          </table:table-cell>
        </table:table-row>
        <table:table-row table:style-name="ro1">
          <table:table-cell office:value-type="string">
            <text:p>75.23.19</text:p>
          </table:table-cell>
          <table:table-cell/>
          <table:table-cell office:value-type="string">
            <text:p>Деятельность специализированных судов</text:p>
          </table:table-cell>
        </table:table-row>
        <table:table-row table:style-name="ro1">
          <table:table-cell office:value-type="string">
            <text:p>75.23.2</text:p>
          </table:table-cell>
          <table:table-cell/>
          <table:table-cell office:value-type="string">
            <text:p>Деятельность судов субъектов Российской Федерации</text:p>
          </table:table-cell>
        </table:table-row>
        <table:table-row table:style-name="ro1">
          <table:table-cell office:value-type="string">
            <text:p>75.23.21</text:p>
          </table:table-cell>
          <table:table-cell/>
          <table:table-cell office:value-type="string">
            <text:p>Деятельность конституционных (уставных) судов</text:p>
          </table:table-cell>
        </table:table-row>
        <table:table-row table:style-name="ro1">
          <table:table-cell office:value-type="string">
            <text:p>75.23.22</text:p>
          </table:table-cell>
          <table:table-cell/>
          <table:table-cell office:value-type="string">
            <text:p>Деятельность мировых судей</text:p>
          </table:table-cell>
        </table:table-row>
        <table:table-row table:style-name="ro1">
          <table:table-cell office:value-type="string">
            <text:p>75.23.3</text:p>
          </table:table-cell>
          <table:table-cell/>
          <table:table-cell office:value-type="string">
            <text:p>Деятельность органов прокуратуры Российской Федерации</text:p>
          </table:table-cell>
        </table:table-row>
        <table:table-row table:style-name="ro1">
          <table:table-cell office:value-type="string">
            <text:p>75.23.31</text:p>
          </table:table-cell>
          <table:table-cell/>
          <table:table-cell office:value-type="string">
            <text:p>Деятельность Генеральной прокуратуры Российской Федерации</text:p>
          </table:table-cell>
        </table:table-row>
        <table:table-row table:style-name="ro1">
          <table:table-cell office:value-type="string">
            <text:p>75.23.32</text:p>
          </table:table-cell>
          <table:table-cell/>
          <table:table-cell office:value-type="string">
            <text:p>Деятельность прокуратур субъектов Российской Федерации</text:p>
          </table:table-cell>
        </table:table-row>
        <table:table-row table:style-name="ro1">
          <table:table-cell office:value-type="string">
            <text:p>75.23.33</text:p>
          </table:table-cell>
          <table:table-cell/>
          <table:table-cell office:value-type="string">
            <text:p>Деятельность прокуратур городов и районов</text:p>
          </table:table-cell>
        </table:table-row>
        <table:table-row table:style-name="ro1">
          <table:table-cell office:value-type="string">
            <text:p>75.23.4</text:p>
          </table:table-cell>
          <table:table-cell/>
          <table:table-cell office:value-type="string">
            <text:p>Деятельность по управлению и эксплуатации тюрем, исправительных <text:s/>колоний и других мест лишения свободы, а также по оказанию <text:s/>реабилитационной помощи бывшим заключенным</text:p>
          </table:table-cell>
        </table:table-row>
        <table:table-row table:style-name="ro1">
          <table:table-cell office:value-type="string">
            <text:p>75.24</text:p>
          </table:table-cell>
          <table:table-cell/>
          <table:table-cell office:value-type="string">
            <text:p>Деятельность по обеспечению общественного порядка и безопасности</text:p>
          </table:table-cell>
        </table:table-row>
        <table:table-row table:style-name="ro1">
          <table:table-cell office:value-type="string">
            <text:p>75.24.1</text:p>
          </table:table-cell>
          <table:table-cell/>
          <table:table-cell office:value-type="string">
            <text:p>Деятельность органов внутренних дел</text:p>
          </table:table-cell>
        </table:table-row>
        <table:table-row table:style-name="ro1">
          <table:table-cell office:value-type="string">
            <text:p>75.24.2</text:p>
          </table:table-cell>
          <table:table-cell/>
          <table:table-cell office:value-type="string">
            <text:p>Деятельность федеральных специализированных служб охраны и безопасности</text:p>
          </table:table-cell>
        </table:table-row>
        <table:table-row table:style-name="ro1">
          <table:table-cell office:value-type="string">
            <text:p>75.25</text:p>
          </table:table-cell>
          <table:table-cell/>
          <table:table-cell office:value-type="string">
            <text:p>Деятельность по обеспечению безопасности в чрезвычайных ситуациях</text:p>
          </table:table-cell>
        </table:table-row>
        <table:table-row table:style-name="ro1">
          <table:table-cell office:value-type="string">
            <text:p>75.25.1</text:p>
          </table:table-cell>
          <table:table-cell/>
          <table:table-cell office:value-type="string">
            <text:p>Деятельность государственной <text:s/>противопожарной службы</text:p>
          </table:table-cell>
        </table:table-row>
        <table:table-row table:style-name="ro1">
          <table:table-cell office:value-type="string">
            <text:p>75.25.2</text:p>
          </table:table-cell>
          <table:table-cell/>
          <table:table-cell office:value-type="string">
            <text:p>Прочая деятельность по обеспечению безопасности в чрезвычайных ситуациях</text:p>
          </table:table-cell>
        </table:table-row>
        <table:table-row table:style-name="ro1">
          <table:table-cell office:value-type="string">
            <text:p>75.3</text:p>
          </table:table-cell>
          <table:table-cell/>
          <table:table-cell office:value-type="string">
            <text:p>Деятельность в области обязательного социального обеспечения</text:p>
          </table:table-cell>
        </table:table-row>
        <table:table-row table:style-name="ro1">
          <table:table-cell office:value-type="string">
            <text:p>75.30</text:p>
          </table:table-cell>
          <table:table-cell/>
          <table:table-cell office:value-type="string">
            <text:p>Деятельность в области обязательного социального обеспечения</text:p>
          </table:table-cell>
        </table:table-row>
        <table:table-row table:style-name="ro1">
          <table:table-cell office:value-type="string">
            <text:p>M</text:p>
          </table:table-cell>
          <table:table-cell/>
          <table:table-cell office:value-type="string">
            <text:p>ОБРАЗОВАНИЕ</text:p>
          </table:table-cell>
        </table:table-row>
        <table:table-row table:style-name="ro1">
          <table:table-cell office:value-type="string">
            <text:p>80</text:p>
          </table:table-cell>
          <table:table-cell/>
          <table:table-cell office:value-type="string">
            <text:p>ОБРАЗОВАНИЕ</text:p>
          </table:table-cell>
        </table:table-row>
        <table:table-row table:style-name="ro1">
          <table:table-cell office:value-type="string">
            <text:p>80.1</text:p>
          </table:table-cell>
          <table:table-cell/>
          <table:table-cell office:value-type="string">
            <text:p>Дошкольное и начальное общее образование</text:p>
          </table:table-cell>
        </table:table-row>
        <table:table-row table:style-name="ro1">
          <table:table-cell office:value-type="string">
            <text:p>80.10</text:p>
          </table:table-cell>
          <table:table-cell/>
          <table:table-cell office:value-type="string">
            <text:p>Дошкольное и начальное общее образование</text:p>
          </table:table-cell>
        </table:table-row>
        <table:table-row table:style-name="ro1">
          <table:table-cell office:value-type="string">
            <text:p>80.10.1</text:p>
          </table:table-cell>
          <table:table-cell/>
          <table:table-cell office:value-type="string">
            <text:p>Дошкольное образование (предшествующее начальному общему образованию)</text:p>
          </table:table-cell>
        </table:table-row>
        <table:table-row table:style-name="ro1">
          <table:table-cell office:value-type="string">
            <text:p>80.10.2</text:p>
          </table:table-cell>
          <table:table-cell/>
          <table:table-cell office:value-type="string">
            <text:p>Начальное общее <text:s/>образование</text:p>
          </table:table-cell>
        </table:table-row>
        <table:table-row table:style-name="ro1">
          <table:table-cell office:value-type="string">
            <text:p>80.10.3</text:p>
          </table:table-cell>
          <table:table-cell/>
          <table:table-cell office:value-type="string">
            <text:p>Дополнительное образование детей</text:p>
          </table:table-cell>
        </table:table-row>
        <table:table-row table:style-name="ro1">
          <table:table-cell office:value-type="string">
            <text:p>80.2</text:p>
          </table:table-cell>
          <table:table-cell/>
          <table:table-cell office:value-type="string">
            <text:p>Основное <text:s/>общее, среднее <text:s/>(полное) общее, начальное и среднее профессиональное образование</text:p>
          </table:table-cell>
        </table:table-row>
        <table:table-row table:style-name="ro1">
          <table:table-cell office:value-type="string">
            <text:p>80.21</text:p>
          </table:table-cell>
          <table:table-cell/>
          <table:table-cell office:value-type="string">
            <text:p>Основное <text:s/>общее <text:s/>и <text:s/>среднее <text:s/>(полное) общее образование</text:p>
          </table:table-cell>
        </table:table-row>
        <table:table-row table:style-name="ro1">
          <table:table-cell office:value-type="string">
            <text:p>80.21.1</text:p>
          </table:table-cell>
          <table:table-cell/>
          <table:table-cell office:value-type="string">
            <text:p>Основное общее образование</text:p>
          </table:table-cell>
        </table:table-row>
        <table:table-row table:style-name="ro1">
          <table:table-cell office:value-type="string">
            <text:p>80.21.2</text:p>
          </table:table-cell>
          <table:table-cell/>
          <table:table-cell office:value-type="string">
            <text:p>Среднее <text:s/>(полное) <text:s/>общее <text:s/>образование</text:p>
          </table:table-cell>
        </table:table-row>
        <table:table-row table:style-name="ro1">
          <table:table-cell office:value-type="string">
            <text:p>80.22</text:p>
          </table:table-cell>
          <table:table-cell/>
          <table:table-cell office:value-type="string">
            <text:p>Начальное <text:s text:c="2"/>и <text:s text:c="2"/>средне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1</text:p>
          </table:table-cell>
          <table:table-cell/>
          <table:table-cell office:value-type="string">
            <text:p>Начально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2</text:p>
          </table:table-cell>
          <table:table-cell/>
          <table:table-cell office:value-type="string">
            <text:p>Средне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21</text:p>
          </table:table-cell>
          <table:table-cell/>
          <table:table-cell office:value-type="string">
            <text:p>Обучение <text:s text:c="3"/>в <text:s text:c="2"/>образовательных <text:s text:c="2"/>учреждениях <text:s text:c="2"/>среднего профессионального образования</text:p>
          </table:table-cell>
        </table:table-row>
        <table:table-row table:style-name="ro1">
          <table:table-cell office:value-type="string">
            <text:p>80.22.22</text:p>
          </table:table-cell>
          <table:table-cell/>
          <table:table-cell office:value-type="string">
            <text:p>Обучение <text:s/>в <text:s/>образовательных учреждениях дополнительного профессионального образования <text:s/>(повышения <text:s/>квалификации) для специалистов, имеющих среднее профессиональное образование</text:p>
          </table:table-cell>
        </table:table-row>
        <table:table-row table:style-name="ro1">
          <table:table-cell office:value-type="string">
            <text:p>80.22.23</text:p>
          </table:table-cell>
          <table:table-cell/>
          <table:table-cell office:value-type="string">
            <text:p>Обучение на подготовительных курсах <text:s/>для <text:s/>поступления <text:s/>в образовательные учреждения среднего профессионального образования</text:p>
          </table:table-cell>
        </table:table-row>
        <table:table-row table:style-name="ro1">
          <table:table-cell office:value-type="string">
            <text:p>80.3</text:p>
          </table:table-cell>
          <table:table-cell/>
          <table:table-cell office:value-type="string">
            <text:p>Высшее профессиональное образование</text:p>
          </table:table-cell>
        </table:table-row>
        <table:table-row table:style-name="ro1">
          <table:table-cell office:value-type="string">
            <text:p>80.30</text:p>
          </table:table-cell>
          <table:table-cell/>
          <table:table-cell office:value-type="string">
            <text:p>Высшее профессиональное образование</text:p>
          </table:table-cell>
        </table:table-row>
        <table:table-row table:style-name="ro1">
          <table:table-cell office:value-type="string">
            <text:p>80.30.1</text:p>
          </table:table-cell>
          <table:table-cell/>
          <table:table-cell office:value-type="string">
            <text:p>Обучение в образовательных учреждениях высшего профессионального образования (университетах, академиях, институтах и в др.)</text:p>
          </table:table-cell>
        </table:table-row>
        <table:table-row table:style-name="ro1">
          <table:table-cell office:value-type="string">
            <text:p>80.30.2</text:p>
          </table:table-cell>
          <table:table-cell/>
          <table:table-cell office:value-type="string">
            <text:p>Послевузовское <text:s/>профессиональное <text:s text:c="2"/>образование</text:p>
          </table:table-cell>
        </table:table-row>
        <table:table-row table:style-name="ro1">
          <table:table-cell office:value-type="string">
            <text:p>80.30.3</text:p>
          </table:table-cell>
          <table:table-cell/>
          <table:table-cell office:value-type="string">
            <text:p>Обучение в <text:s/>образовательных <text:s/>учреждениях <text:s/>дополнительного профессионального <text:s/>образования <text:s/>(повышения квалификации) для специалистов, имеющих высшее профессиональное образование</text:p>
          </table:table-cell>
        </table:table-row>
        <table:table-row table:style-name="ro1">
          <table:table-cell office:value-type="string">
            <text:p>80.30.4</text:p>
          </table:table-cell>
          <table:table-cell/>
          <table:table-cell office:value-type="string">
            <text:p>Обучение <text:s/>на подготовительных <text:s/>курсах <text:s/>для поступления в учебные заведения высшего профессионального образования</text:p>
          </table:table-cell>
        </table:table-row>
        <table:table-row table:style-name="ro1">
          <table:table-cell office:value-type="string">
            <text:p>80.4</text:p>
          </table:table-cell>
          <table:table-cell/>
          <table:table-cell office:value-type="string">
            <text:p>Образование для взрослых и прочие виды <text:s/>образования</text:p>
          </table:table-cell>
        </table:table-row>
        <table:table-row table:style-name="ro1">
          <table:table-cell office:value-type="string">
            <text:p>80.41</text:p>
          </table:table-cell>
          <table:table-cell/>
          <table:table-cell office:value-type="string">
            <text:p>Обучение <text:s/>водителей <text:s/>транспортных средств</text:p>
          </table:table-cell>
        </table:table-row>
        <table:table-row table:style-name="ro1">
          <table:table-cell office:value-type="string">
            <text:p>80.41.1</text:p>
          </table:table-cell>
          <table:table-cell/>
          <table:table-cell office:value-type="string">
            <text:p>Обучение <text:s/>водителей автотранспортных средств</text:p>
          </table:table-cell>
        </table:table-row>
        <table:table-row table:style-name="ro1">
          <table:table-cell office:value-type="string">
            <text:p>80.41.2</text:p>
          </table:table-cell>
          <table:table-cell/>
          <table:table-cell office:value-type="string">
            <text:p>Обучение <text:s/>летного и мореходного персонала</text:p>
          </table:table-cell>
        </table:table-row>
        <table:table-row table:style-name="ro1">
          <table:table-cell office:value-type="string">
            <text:p>80.42</text:p>
          </table:table-cell>
          <table:table-cell/>
          <table:table-cell office:value-type="string">
            <text:p>Образование для <text:s/>взрослых <text:s/>и <text:s/>прочие <text:s/>виды <text:s/>образования, не включенные в другие группировки</text:p>
          </table:table-cell>
        </table:table-row>
        <table:table-row table:style-name="ro1">
          <table:table-cell office:value-type="string">
            <text:p>N</text:p>
          </table:table-cell>
          <table:table-cell/>
          <table:table-cell office:value-type="string">
            <text:p>ЗДРАВООХРАНЕНИЕ И ПРЕДОСТАВЛЕНИЕ СОЦИАЛЬНЫХ УСЛУГ</text:p>
          </table:table-cell>
        </table:table-row>
        <table:table-row table:style-name="ro1">
          <table:table-cell office:value-type="string">
            <text:p>85</text:p>
          </table:table-cell>
          <table:table-cell/>
          <table:table-cell office:value-type="string">
            <text:p>ЗДРАВООХРАНЕНИЕ И ПРЕДОСТАВЛЕНИЕ СОЦИАЛЬНЫХ УСЛУГ</text:p>
          </table:table-cell>
        </table:table-row>
        <table:table-row table:style-name="ro1">
          <table:table-cell office:value-type="string">
            <text:p>85.1</text:p>
          </table:table-cell>
          <table:table-cell/>
          <table:table-cell office:value-type="string">
            <text:p>Деятельность в области здравоохранения</text:p>
          </table:table-cell>
        </table:table-row>
        <table:table-row table:style-name="ro1">
          <table:table-cell office:value-type="string">
            <text:p>85.11</text:p>
          </table:table-cell>
          <table:table-cell/>
          <table:table-cell office:value-type="string">
            <text:p>Деятельность лечебных учреждений</text:p>
          </table:table-cell>
        </table:table-row>
        <table:table-row table:style-name="ro1">
          <table:table-cell office:value-type="string">
            <text:p>85.11.1</text:p>
          </table:table-cell>
          <table:table-cell/>
          <table:table-cell office:value-type="string">
            <text:p>Деятельность <text:s/>больничных <text:s/>учреждений широкого профиля и специализированных</text:p>
          </table:table-cell>
        </table:table-row>
        <table:table-row table:style-name="ro1">
          <table:table-cell office:value-type="string">
            <text:p>85.11.2</text:p>
          </table:table-cell>
          <table:table-cell/>
          <table:table-cell office:value-type="string">
            <text:p>Деятельность <text:s text:c="2"/>санаторно-курортных <text:s text:c="2"/>учреждений</text:p>
          </table:table-cell>
        </table:table-row>
        <table:table-row table:style-name="ro1">
          <table:table-cell office:value-type="string">
            <text:p>85.12</text:p>
          </table:table-cell>
          <table:table-cell/>
          <table:table-cell office:value-type="string">
            <text:p>Врачебная практика</text:p>
          </table:table-cell>
        </table:table-row>
        <table:table-row table:style-name="ro1">
          <table:table-cell office:value-type="string">
            <text:p>85.13</text:p>
          </table:table-cell>
          <table:table-cell/>
          <table:table-cell office:value-type="string">
            <text:p>Стоматологическая практика</text:p>
          </table:table-cell>
        </table:table-row>
        <table:table-row table:style-name="ro1">
          <table:table-cell office:value-type="string">
            <text:p>85.14</text:p>
          </table:table-cell>
          <table:table-cell/>
          <table:table-cell office:value-type="string">
            <text:p>Прочая деятельность по охране здоровья</text:p>
          </table:table-cell>
        </table:table-row>
        <table:table-row table:style-name="ro1">
          <table:table-cell office:value-type="string">
            <text:p>85.14.1</text:p>
          </table:table-cell>
          <table:table-cell/>
          <table:table-cell office:value-type="string">
            <text:p>Деятельность среднего медицинского персонала</text:p>
          </table:table-cell>
        </table:table-row>
        <table:table-row table:style-name="ro1">
          <table:table-cell office:value-type="string">
            <text:p>85.14.2</text:p>
          </table:table-cell>
          <table:table-cell/>
          <table:table-cell office:value-type="string">
            <text:p>Деятельность вспомогательного стоматологического персонала</text:p>
          </table:table-cell>
        </table:table-row>
        <table:table-row table:style-name="ro1">
          <table:table-cell office:value-type="string">
            <text:p>85.14.3</text:p>
          </table:table-cell>
          <table:table-cell/>
          <table:table-cell office:value-type="string">
            <text:p>Деятельность медицинских лабораторий</text:p>
          </table:table-cell>
        </table:table-row>
        <table:table-row table:style-name="ro1">
          <table:table-cell office:value-type="string">
            <text:p>85.14.4</text:p>
          </table:table-cell>
          <table:table-cell/>
          <table:table-cell office:value-type="string">
            <text:p>Деятельность учреждений скорой медицинской помощи</text:p>
          </table:table-cell>
        </table:table-row>
        <table:table-row table:style-name="ro1">
          <table:table-cell office:value-type="string">
            <text:p>85.14.5</text:p>
          </table:table-cell>
          <table:table-cell/>
          <table:table-cell office:value-type="string">
            <text:p>Деятельность <text:s/>учреждений <text:s/>санитарно-эпидемиологической службы</text:p>
          </table:table-cell>
        </table:table-row>
        <table:table-row table:style-name="ro1">
          <table:table-cell office:value-type="string">
            <text:p>85.14.6</text:p>
          </table:table-cell>
          <table:table-cell/>
          <table:table-cell office:value-type="string">
            <text:p>Деятельность судебно-медицинской экспертизы</text:p>
          </table:table-cell>
        </table:table-row>
        <table:table-row table:style-name="ro1">
          <table:table-cell office:value-type="string">
            <text:p>85.2</text:p>
          </table:table-cell>
          <table:table-cell/>
          <table:table-cell office:value-type="string">
            <text:p>Ветеринарная деятельность</text:p>
          </table:table-cell>
        </table:table-row>
        <table:table-row table:style-name="ro1">
          <table:table-cell office:value-type="string">
            <text:p>85.20</text:p>
          </table:table-cell>
          <table:table-cell/>
          <table:table-cell office:value-type="string">
            <text:p>Ветеринарная деятельность</text:p>
          </table:table-cell>
        </table:table-row>
        <table:table-row table:style-name="ro1">
          <table:table-cell office:value-type="string">
            <text:p>85.3</text:p>
          </table:table-cell>
          <table:table-cell/>
          <table:table-cell office:value-type="string">
            <text:p>Предоставление социальных услуг</text:p>
          </table:table-cell>
        </table:table-row>
        <table:table-row table:style-name="ro1">
          <table:table-cell office:value-type="string">
            <text:p>85.31</text:p>
          </table:table-cell>
          <table:table-cell/>
          <table:table-cell office:value-type="string">
            <text:p>Предоставление социальных услуг с обеспечением проживания</text:p>
          </table:table-cell>
        </table:table-row>
        <table:table-row table:style-name="ro1">
          <table:table-cell office:value-type="string">
            <text:p>85.32</text:p>
          </table:table-cell>
          <table:table-cell/>
          <table:table-cell office:value-type="string">
            <text:p>Предоставление социальных услуг без обеспечения проживания</text:p>
          </table:table-cell>
        </table:table-row>
        <table:table-row table:style-name="ro1">
          <table:table-cell office:value-type="string">
            <text:p>O</text:p>
          </table:table-cell>
          <table:table-cell/>
          <table:table-cell office:value-type="string">
            <text:p>ПРЕДОСТАВЛЕНИЕ ПРОЧИХ КОММУНАЛЬНЫХ, СОЦИАЛЬНЫХ И ПЕРСОНАЛЬНЫХ УСЛУГ</text:p>
          </table:table-cell>
        </table:table-row>
        <table:table-row table:style-name="ro1">
          <table:table-cell office:value-type="string">
            <text:p>9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0.1</text:p>
          </table:table-cell>
          <table:table-cell/>
          <table:table-cell office:value-type="string">
            <text:p>Удаление и обработка сточных вод</text:p>
          </table:table-cell>
        </table:table-row>
        <table:table-row table:style-name="ro1">
          <table:table-cell office:value-type="string">
            <text:p>90.00.2</text:p>
          </table:table-cell>
          <table:table-cell/>
          <table:table-cell office:value-type="string">
            <text:p>Удаление и обработка твердых отходов</text:p>
          </table:table-cell>
        </table:table-row>
        <table:table-row table:style-name="ro1">
          <table:table-cell office:value-type="string">
            <text:p>90.00.3</text:p>
          </table:table-cell>
          <table:table-cell/>
          <table:table-cell office:value-type="string">
            <text:p>Уборка территории <text:s/>и аналогичная деятельность</text:p>
          </table:table-cell>
        </table:table-row>
        <table:table-row table:style-name="ro1">
          <table:table-cell office:value-type="string">
            <text:p>91</text:p>
          </table:table-cell>
          <table:table-cell/>
          <table:table-cell office:value-type="string">
            <text:p>ДЕЯТЕЛЬНОСТЬ ОБЩЕСТВЕННЫХ ОБЪЕДИНЕНИЙ</text:p>
          </table:table-cell>
        </table:table-row>
        <table:table-row table:style-name="ro1">
          <table:table-cell office:value-type="string">
            <text:p>91.1</text:p>
          </table:table-cell>
          <table:table-cell/>
          <table:table-cell office:value-type="string">
            <text:p>Деятельность <text:s text:c="2"/>коммерческих, <text:s text:c="2"/>предпринимательских <text:s text:c="4"/>и профессиональных организаций</text:p>
          </table:table-cell>
        </table:table-row>
        <table:table-row table:style-name="ro1">
          <table:table-cell office:value-type="string">
            <text:p>91.11</text:p>
          </table:table-cell>
          <table:table-cell/>
          <table:table-cell office:value-type="string">
            <text:p>Деятельность <text:s text:c="3"/>коммерческих и предпринимательских организаций</text:p>
          </table:table-cell>
        </table:table-row>
        <table:table-row table:style-name="ro1">
          <table:table-cell office:value-type="string">
            <text:p>91.12</text:p>
          </table:table-cell>
          <table:table-cell/>
          <table:table-cell office:value-type="string">
            <text:p>Деятельность <text:s text:c="2"/>профессиональных <text:s text:c="3"/>организаций</text:p>
          </table:table-cell>
        </table:table-row>
        <table:table-row table:style-name="ro1">
          <table:table-cell office:value-type="string">
            <text:p>91.2</text:p>
          </table:table-cell>
          <table:table-cell/>
          <table:table-cell office:value-type="string">
            <text:p>Деятельность профессиональных союзов</text:p>
          </table:table-cell>
        </table:table-row>
        <table:table-row table:style-name="ro1">
          <table:table-cell office:value-type="string">
            <text:p>91.20</text:p>
          </table:table-cell>
          <table:table-cell/>
          <table:table-cell office:value-type="string">
            <text:p>Деятельность профессиональных союзов</text:p>
          </table:table-cell>
        </table:table-row>
        <table:table-row table:style-name="ro1">
          <table:table-cell office:value-type="string">
            <text:p>91.3</text:p>
          </table:table-cell>
          <table:table-cell/>
          <table:table-cell office:value-type="string">
            <text:p>Деятельность <text:s text:c="2"/>прочих <text:s text:c="2"/>общественных <text:s text:c="2"/>объединений</text:p>
          </table:table-cell>
        </table:table-row>
        <table:table-row table:style-name="ro1">
          <table:table-cell office:value-type="string">
            <text:p>91.31</text:p>
          </table:table-cell>
          <table:table-cell/>
          <table:table-cell office:value-type="string">
            <text:p>Деятельность <text:s text:c="3"/>религиозных <text:s text:c="3"/>организаций</text:p>
          </table:table-cell>
        </table:table-row>
        <table:table-row table:style-name="ro1">
          <table:table-cell office:value-type="string">
            <text:p>91.32</text:p>
          </table:table-cell>
          <table:table-cell/>
          <table:table-cell office:value-type="string">
            <text:p>Деятельность политических организаций</text:p>
          </table:table-cell>
        </table:table-row>
        <table:table-row table:style-name="ro1">
          <table:table-cell office:value-type="string">
            <text:p>91.33</text:p>
          </table:table-cell>
          <table:table-cell/>
          <table:table-cell office:value-type="string">
            <text:p>Деятельность прочих общественных организаций, не включенных в другие группировки</text:p>
          </table:table-cell>
        </table:table-row>
        <table:table-row table:style-name="ro1">
          <table:table-cell office:value-type="string">
            <text:p>92</text:p>
          </table:table-cell>
          <table:table-cell/>
          <table:table-cell office:value-type="string">
            <text:p>ДЕЯТЕЛЬНОСТЬ ПО ОРГАНИЗАЦИИ ОТДЫХА И РАЗВЛЕЧЕНИЙ, КУЛЬТУРЫ И СПОРТА</text:p>
          </table:table-cell>
        </table:table-row>
        <table:table-row table:style-name="ro1">
          <table:table-cell office:value-type="string">
            <text:p>92.1</text:p>
          </table:table-cell>
          <table:table-cell/>
          <table:table-cell office:value-type="string">
            <text:p>Деятельность, связанная с производством, прокатом и показом фильмов</text:p>
          </table:table-cell>
        </table:table-row>
        <table:table-row table:style-name="ro1">
          <table:table-cell office:value-type="string">
            <text:p>92.11</text:p>
          </table:table-cell>
          <table:table-cell/>
          <table:table-cell office:value-type="string">
            <text:p>Производство фильмов</text:p>
          </table:table-cell>
        </table:table-row>
        <table:table-row table:style-name="ro1">
          <table:table-cell office:value-type="string">
            <text:p>92.12</text:p>
          </table:table-cell>
          <table:table-cell/>
          <table:table-cell office:value-type="string">
            <text:p>Прокат фильмов</text:p>
          </table:table-cell>
        </table:table-row>
        <table:table-row table:style-name="ro1">
          <table:table-cell office:value-type="string">
            <text:p>92.13</text:p>
          </table:table-cell>
          <table:table-cell/>
          <table:table-cell office:value-type="string">
            <text:p>Показ фильмов</text:p>
          </table:table-cell>
        </table:table-row>
        <table:table-row table:style-name="ro1">
          <table:table-cell office:value-type="string">
            <text:p>92.2</text:p>
          </table:table-cell>
          <table:table-cell/>
          <table:table-cell office:value-type="string">
            <text:p>Деятельность <text:s/>в <text:s/>области <text:s text:c="2"/>радиовещания <text:s/>и <text:s text:c="2"/>телевидения</text:p>
          </table:table-cell>
        </table:table-row>
        <table:table-row table:style-name="ro1">
          <table:table-cell office:value-type="string">
            <text:p>92.20</text:p>
          </table:table-cell>
          <table:table-cell/>
          <table:table-cell office:value-type="string">
            <text:p>Деятельность <text:s/>в <text:s/>области <text:s text:c="2"/>радиовещания <text:s/>и <text:s text:c="2"/>телевидения</text:p>
          </table:table-cell>
        </table:table-row>
        <table:table-row table:style-name="ro1">
          <table:table-cell office:value-type="string">
            <text:p>92.3</text:p>
          </table:table-cell>
          <table:table-cell/>
          <table:table-cell office:value-type="string">
            <text:p>Прочая зрелищно-развлекательная деятельность</text:p>
          </table:table-cell>
        </table:table-row>
        <table:table-row table:style-name="ro1">
          <table:table-cell office:value-type="string">
            <text:p>92.31</text:p>
          </table:table-cell>
          <table:table-cell/>
          <table:table-cell office:value-type="string">
            <text:p>Деятельность в области искусства</text:p>
          </table:table-cell>
        </table:table-row>
        <table:table-row table:style-name="ro1">
          <table:table-cell office:value-type="string">
            <text:p>92.31.1</text:p>
          </table:table-cell>
          <table:table-cell/>
          <table:table-cell office:value-type="string">
            <text:p>Деятельность в области <text:s/>создания произведений искусства</text:p>
          </table:table-cell>
        </table:table-row>
        <table:table-row table:style-name="ro1">
          <table:table-cell office:value-type="string">
            <text:p>92.31.2</text:p>
          </table:table-cell>
          <table:table-cell/>
          <table:table-cell office:value-type="string">
            <text:p>Деятельность в области <text:s/>художественного, <text:s/>литературного и исполнительского творчества</text:p>
          </table:table-cell>
        </table:table-row>
        <table:table-row table:style-name="ro1">
          <table:table-cell office:value-type="string">
            <text:p>92.31.21</text:p>
          </table:table-cell>
          <table:table-cell/>
          <table:table-cell office:value-type="string">
            <text:p>Деятельность по организации и постановке театральных <text:s/>и оперных <text:s/>представлений, <text:s/>концертов и прочих сценических выступлений</text:p>
          </table:table-cell>
        </table:table-row>
        <table:table-row table:style-name="ro1">
          <table:table-cell office:value-type="string">
            <text:p>92.31.22</text:p>
          </table:table-cell>
          <table:table-cell/>
          <table:table-cell office:value-type="string">
            <text:p>Деятельность актеров, режиссеров, композиторов, художников, скульпторов и прочих представителей творческих профессий, выступающих на индивидуальной основе</text:p>
          </table:table-cell>
        </table:table-row>
        <table:table-row table:style-name="ro1">
          <table:table-cell office:value-type="string">
            <text:p>92.32</text:p>
          </table:table-cell>
          <table:table-cell/>
          <table:table-cell office:value-type="string">
            <text:p>Деятельность <text:s text:c="2"/>концертных <text:s text:c="2"/>и <text:s text:c="2"/>театральных <text:s text:c="3"/>залов</text:p>
          </table:table-cell>
        </table:table-row>
        <table:table-row table:style-name="ro1">
          <table:table-cell office:value-type="string">
            <text:p>92.33</text:p>
          </table:table-cell>
          <table:table-cell/>
          <table:table-cell office:value-type="string">
            <text:p>Деятельность ярмарок и парков с аттракционами</text:p>
          </table:table-cell>
        </table:table-row>
        <table:table-row table:style-name="ro1">
          <table:table-cell office:value-type="string">
            <text:p>92.34</text:p>
          </table:table-cell>
          <table:table-cell/>
          <table:table-cell office:value-type="string">
            <text:p>Прочая зрелищно-развлекательная деятельность</text:p>
          </table:table-cell>
        </table:table-row>
        <table:table-row table:style-name="ro1">
          <table:table-cell office:value-type="string">
            <text:p>92.34.1</text:p>
          </table:table-cell>
          <table:table-cell/>
          <table:table-cell office:value-type="string">
            <text:p>Деятельность цирков</text:p>
          </table:table-cell>
        </table:table-row>
        <table:table-row table:style-name="ro1">
          <table:table-cell office:value-type="string">
            <text:p>92.34.2</text:p>
          </table:table-cell>
          <table:table-cell/>
          <table:table-cell office:value-type="string">
            <text:p>Деятельность танцплощадок, дискотек, школ танцев</text:p>
          </table:table-cell>
        </table:table-row>
        <table:table-row table:style-name="ro1">
          <table:table-cell office:value-type="string">
            <text:p>92.34.3</text:p>
          </table:table-cell>
          <table:table-cell/>
          <table:table-cell office:value-type="string">
            <text:p>Прочая зрелищно-развлекательная деятельность, не включенная в другие группировки</text:p>
          </table:table-cell>
        </table:table-row>
        <table:table-row table:style-name="ro1">
          <table:table-cell office:value-type="string">
            <text:p>92.4</text:p>
          </table:table-cell>
          <table:table-cell/>
          <table:table-cell office:value-type="string">
            <text:p>Деятельность информационных агентств</text:p>
          </table:table-cell>
        </table:table-row>
        <table:table-row table:style-name="ro1">
          <table:table-cell office:value-type="string">
            <text:p>92.40</text:p>
          </table:table-cell>
          <table:table-cell/>
          <table:table-cell office:value-type="string">
            <text:p>Деятельность информационных агентств</text:p>
          </table:table-cell>
        </table:table-row>
        <table:table-row table:style-name="ro1">
          <table:table-cell office:value-type="string">
            <text:p>92.5</text:p>
          </table:table-cell>
          <table:table-cell/>
          <table:table-cell office:value-type="string">
            <text:p>Прочая деятельность в области культуры</text:p>
          </table:table-cell>
        </table:table-row>
        <table:table-row table:style-name="ro1">
          <table:table-cell office:value-type="string">
            <text:p>92.51</text:p>
          </table:table-cell>
          <table:table-cell/>
          <table:table-cell office:value-type="string">
            <text:p>Деятельность <text:s/>библиотек, <text:s/>архивов, <text:s/>учреждений <text:s/>клубного типа</text:p>
          </table:table-cell>
        </table:table-row>
        <table:table-row table:style-name="ro1">
          <table:table-cell office:value-type="string">
            <text:p>92.52</text:p>
          </table:table-cell>
          <table:table-cell/>
          <table:table-cell office:value-type="string">
            <text:p>Деятельность <text:s/>музеев и охрана исторических мест и зданий</text:p>
          </table:table-cell>
        </table:table-row>
        <table:table-row table:style-name="ro1">
          <table:table-cell office:value-type="string">
            <text:p>92.53</text:p>
          </table:table-cell>
          <table:table-cell/>
          <table:table-cell office:value-type="string">
            <text:p>Деятельность ботанических садов, зоопарков и заповедников</text:p>
          </table:table-cell>
        </table:table-row>
        <table:table-row table:style-name="ro1">
          <table:table-cell office:value-type="string">
            <text:p>92.6</text:p>
          </table:table-cell>
          <table:table-cell/>
          <table:table-cell office:value-type="string">
            <text:p>Деятельность в области спорта</text:p>
          </table:table-cell>
        </table:table-row>
        <table:table-row table:style-name="ro1">
          <table:table-cell office:value-type="string">
            <text:p>92.61</text:p>
          </table:table-cell>
          <table:table-cell/>
          <table:table-cell office:value-type="string">
            <text:p>Деятельность спортивных объектов</text:p>
          </table:table-cell>
        </table:table-row>
        <table:table-row table:style-name="ro1">
          <table:table-cell office:value-type="string">
            <text:p>92.62</text:p>
          </table:table-cell>
          <table:table-cell/>
          <table:table-cell office:value-type="string">
            <text:p>Прочая деятельность в области спорта</text:p>
          </table:table-cell>
        </table:table-row>
        <table:table-row table:style-name="ro1">
          <table:table-cell office:value-type="string">
            <text:p>92.7</text:p>
          </table:table-cell>
          <table:table-cell/>
          <table:table-cell office:value-type="string">
            <text:p>Прочая деятельность по организации отдыха и <text:s/>развлечений</text:p>
          </table:table-cell>
        </table:table-row>
        <table:table-row table:style-name="ro1">
          <table:table-cell office:value-type="string">
            <text:p>92.71</text:p>
          </table:table-cell>
          <table:table-cell/>
          <table:table-cell office:value-type="string">
            <text:p>Деятельность по организации азартных игр</text:p>
          </table:table-cell>
        </table:table-row>
        <table:table-row table:style-name="ro1">
          <table:table-cell office:value-type="string">
            <text:p>92.72</text:p>
          </table:table-cell>
          <table:table-cell/>
          <table:table-cell office:value-type="string">
            <text:p>Прочая деятельность по организации отдыха и развлечений, не включенная в другие группировки</text:p>
          </table:table-cell>
        </table:table-row>
        <table:table-row table:style-name="ro1">
          <table:table-cell office:value-type="string">
            <text:p>93</text:p>
          </table:table-cell>
          <table:table-cell/>
          <table:table-cell office:value-type="string">
            <text:p>ПРЕДОСТАВЛЕНИЕ ПЕРСОНАЛЬНЫХ УСЛУГ</text:p>
          </table:table-cell>
        </table:table-row>
        <table:table-row table:style-name="ro1">
          <table:table-cell office:value-type="string">
            <text:p>93.0</text:p>
          </table:table-cell>
          <table:table-cell/>
          <table:table-cell office:value-type="string">
            <text:p>Предоставление персональных услуг</text:p>
          </table:table-cell>
        </table:table-row>
        <table:table-row table:style-name="ro1">
          <table:table-cell office:value-type="string">
            <text:p>93.01</text:p>
          </table:table-cell>
          <table:table-cell/>
          <table:table-cell office:value-type="string">
            <text:p>Стирка, химическая чистка и окрашивание текстильных и меховых изделий</text:p>
          </table:table-cell>
        </table:table-row>
        <table:table-row table:style-name="ro1">
          <table:table-cell office:value-type="string">
            <text:p>93.02</text:p>
          </table:table-cell>
          <table:table-cell/>
          <table:table-cell office:value-type="string">
            <text:p>Предоставление услуг парикмахерскими и <text:s/>салонами красоты</text:p>
          </table:table-cell>
        </table:table-row>
        <table:table-row table:style-name="ro1">
          <table:table-cell office:value-type="string">
            <text:p>93.03</text:p>
          </table:table-cell>
          <table:table-cell/>
          <table:table-cell office:value-type="string">
            <text:p>Организация <text:s/>похорон <text:s/>и предоставление <text:s/>связанных с ними услуг</text:p>
          </table:table-cell>
        </table:table-row>
        <table:table-row table:style-name="ro1">
          <table:table-cell office:value-type="string">
            <text:p>93.04</text:p>
          </table:table-cell>
          <table:table-cell/>
          <table:table-cell office:value-type="string">
            <text:p>Физкультурно-оздоровительная деятельность</text:p>
          </table:table-cell>
        </table:table-row>
        <table:table-row table:style-name="ro1">
          <table:table-cell office:value-type="string">
            <text:p>93.05</text:p>
          </table:table-cell>
          <table:table-cell/>
          <table:table-cell office:value-type="string">
            <text:p>Предоставление прочих персональных услуг</text:p>
          </table:table-cell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.0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.00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Q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.0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.00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 table:number-rows-repeated="636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kdp" table:style-name="ta1" table:print="false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21" table:default-cell-style-name="ce3"/>
        <table:table-row table:style-name="ro1"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5">
            <text:p>4510205</text:p>
          </table:table-cell>
          <table:table-cell office:value-type="string">
            <text:p>Устройство водоводных и дренажных канав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6">
            <text:p>4510206</text:p>
          </table:table-cell>
          <table:table-cell office:value-type="string">
            <text:p>Устройство водоотлива из траншей и котлованов при работе в мокрых грунтах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7">
            <text:p>4510207</text:p>
          </table:table-cell>
          <table:table-cell office:value-type="string">
            <text:p>Устройство закрытого дренажа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8">
            <text:p>4510208</text:p>
          </table:table-cell>
          <table:table-cell office:value-type="string">
            <text:p>Погружение  и извлечение иглофильтров и обсыпка фильтрующими материалами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9">
            <text:p>4510209</text:p>
          </table:table-cell>
          <table:table-cell office:value-type="string">
            <text:p>Сборка и демонтаж всасывающего коллектора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14">
            <text:p>4510214</text:p>
          </table:table-cell>
          <table:table-cell office:value-type="string">
            <text:p>Устройство систем электроосвещения временных зданий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15">
            <text:p>4510215</text:p>
          </table:table-cell>
          <table:table-cell office:value-type="string">
            <text:p>Устройство временных защитных огражден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10221">
            <text:p>4510221</text:p>
          </table:table-cell>
          <table:table-cell office:value-type="string">
            <text:p>Устройство грунтовых дорог с покрытием из песка, щебня или гравия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23">
            <text:p>4510223</text:p>
          </table:table-cell>
          <table:table-cell office:value-type="string">
            <text:p>Устройство подкрановых путей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24">
            <text:p>4510224</text:p>
          </table:table-cell>
          <table:table-cell office:value-type="string">
            <text:p>Устройство одноколейных рельсовых путе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1">
            <text:p>4510301</text:p>
          </table:table-cell>
          <table:table-cell office:value-type="string">
            <text:p>Разломка стен, массивов, перекрытий, пробивка гнезд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2">
            <text:p>4510302</text:p>
          </table:table-cell>
          <table:table-cell office:value-type="string">
            <text:p>Разборка наземной части производственных здани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3">
            <text:p>4510303</text:p>
          </table:table-cell>
          <table:table-cell office:value-type="string">
            <text:p>Разборка железобетонных  лестничных  маршей,  площадок и ступене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4">
            <text:p>4510304</text:p>
          </table:table-cell>
          <table:table-cell office:value-type="string">
            <text:p>Разборка оконных, дверных и воротных проемов, перегородок и подвесных потолков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5">
            <text:p>4510305</text:p>
          </table:table-cell>
          <table:table-cell office:value-type="string">
            <text:p>Разборка тротуаров, полов, кровельных покрытий и облицовки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6">
            <text:p>4510306</text:p>
          </table:table-cell>
          <table:table-cell office:value-type="string">
            <text:p>Разборка промышленных пече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7">
            <text:p>4510307</text:p>
          </table:table-cell>
          <table:table-cell office:value-type="string">
            <text:p>Разборка обделки тоннелей из чугунных тюбингов 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16">
            <text:p>4510316</text:p>
          </table:table-cell>
          <table:table-cell office:value-type="string">
            <text:p>Демонтаж металлических колонн, балок и рам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17">
            <text:p>4510317</text:p>
          </table:table-cell>
          <table:table-cell office:value-type="string">
            <text:p>Демонтаж опор контактной сети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04">
            <text:p>4510404</text:p>
          </table:table-cell>
          <table:table-cell office:value-type="string">
            <text:p>Выравнивание  территории  поливного  участка  с  укаткой механизированным способом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1">
            <text:p>4510411</text:p>
          </table:table-cell>
          <table:table-cell office:value-type="string">
            <text:p>Разработка грунта  экскаваторами  в  выемках, котлованах, траншеях и отвал или насыпь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2">
            <text:p>4510412</text:p>
          </table:table-cell>
          <table:table-cell office:value-type="string">
            <text:p>Разработка  грунта  экскаваторами с погрузкой на железнодорожный или автомобильный транспорт и вывозом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3">
            <text:p>4510413</text:p>
          </table:table-cell>
          <table:table-cell office:value-type="string">
            <text:p>Разработка и перемещение грунта бульдозерами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4">
            <text:p>4510414</text:p>
          </table:table-cell>
          <table:table-cell office:value-type="string">
            <text:p>Разработка и перемещение грунта скреперами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15">
            <text:p>4510415</text:p>
          </table:table-cell>
          <table:table-cell office:value-type="string">
            <text:p>Разработка  и  перемещение  грунта  гидромониторными и плавучими земснарядами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7">
            <text:p>4510417</text:p>
          </table:table-cell>
          <table:table-cell office:value-type="string">
            <text:p>Копка ям механизированным способом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8">
            <text:p>4510418</text:p>
          </table:table-cell>
          <table:table-cell office:value-type="string">
            <text:p>Копка ям вручную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9">
            <text:p>4510419</text:p>
          </table:table-cell>
          <table:table-cell office:value-type="string">
            <text:p>Разработка и перемещение  грунта  при  воздействии гидросооружений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21">
            <text:p>4510421</text:p>
          </table:table-cell>
          <table:table-cell office:value-type="string">
            <text:p>Опускание колодца с механизированной разработкой грунта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22">
            <text:p>4510422</text:p>
          </table:table-cell>
          <table:table-cell office:value-type="string">
            <text:p>Опускание колодца вручную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3">
            <text:p>4510423</text:p>
          </table:table-cell>
          <table:table-cell office:value-type="string">
            <text:p>Рыхление и разработка грунтов под  водой  механизированным способом и выдачей в отвал или плавучие средства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4">
            <text:p>4510424</text:p>
          </table:table-cell>
          <table:table-cell office:value-type="string">
            <text:p>Рыхление грунта под водой отбойными молотками и водолазами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5">
            <text:p>4510425</text:p>
          </table:table-cell>
          <table:table-cell office:value-type="string">
            <text:p>Рыхление  мерзлого  грунта  клин  - бабой, рыхлителями и буровыми установками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6">
            <text:p>4510426</text:p>
          </table:table-cell>
          <table:table-cell office:value-type="string">
            <text:p>Рытье траншей экскаватором и канавокопателем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10427">
            <text:p>4510427</text:p>
          </table:table-cell>
          <table:table-cell office:value-type="string">
            <text:p>Обратная засыпка грунта вручную с уплотнением электро- или пневмотрамбовками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31">
            <text:p>4510431</text:p>
          </table:table-cell>
          <table:table-cell office:value-type="string">
            <text:p>Уплотнение грунта тяжелыми трамбовками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32">
            <text:p>4510432</text:p>
          </table:table-cell>
          <table:table-cell office:value-type="string">
            <text:p>Уплотнение грунта катками и грунтоуплотняющими машинами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33">
            <text:p>4510433</text:p>
          </table:table-cell>
          <table:table-cell office:value-type="string">
            <text:p>Мощение откосов камнем и плитами с устройством упоров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34">
            <text:p>4510434</text:p>
          </table:table-cell>
          <table:table-cell office:value-type="string">
            <text:p>Укрепление  водоотводных  каналов  лотками - желобами, досками, щитами и матами с устройством оголовков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37">
            <text:p>4510437</text:p>
          </table:table-cell>
          <table:table-cell office:value-type="string">
            <text:p>Укрепление термическое грунтов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10438">
            <text:p>4510438</text:p>
          </table:table-cell>
          <table:table-cell office:value-type="string">
            <text:p>Цементация грунтовых оснований с забивкой инъекторов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10439">
            <text:p>4510439</text:p>
          </table:table-cell>
          <table:table-cell office:value-type="string">
            <text:p>Силикатизация и смолизация грунтов 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1">
            <text:p>4510441</text:p>
          </table:table-cell>
          <table:table-cell office:value-type="string">
            <text:p>Взрывание  скальных  грунтов, дробление валунов и негабаритных кусков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2">
            <text:p>4510442</text:p>
          </table:table-cell>
          <table:table-cell office:value-type="string">
            <text:p>Взрывание массовое грунтов на выброс и сброс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3">
            <text:p>4510443</text:p>
          </table:table-cell>
          <table:table-cell office:value-type="string">
            <text:p>Рыхление мерзлых грунтов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4">
            <text:p>4510444</text:p>
          </table:table-cell>
          <table:table-cell office:value-type="string">
            <text:p>Укрытие взрываемой площади для защиты сооружений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5">
            <text:p>4510445</text:p>
          </table:table-cell>
          <table:table-cell office:value-type="string">
            <text:p>Уплотнение грунта под водой взрывами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1">
            <text:p>4510461</text:p>
          </table:table-cell>
          <table:table-cell office:value-type="string">
            <text:p>Возведение конструкций из камня и скальной породы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2">
            <text:p>4510462</text:p>
          </table:table-cell>
          <table:table-cell office:value-type="string">
            <text:p>Обратная  засыпка  песком  или  шлаком  с  применением механизмов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3">
            <text:p>4510463</text:p>
          </table:table-cell>
          <table:table-cell office:value-type="string">
            <text:p>Устройство  подстилающих  слоев  и  оснований  из  песка и гравия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4">
            <text:p>4510464</text:p>
          </table:table-cell>
          <table:table-cell office:value-type="string">
            <text:p>Устройство подстилающих слоев и оснований из щебня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5">
            <text:p>4510465</text:p>
          </table:table-cell>
          <table:table-cell office:value-type="string">
            <text:p>Устройство дренирующих слоев и фильтров из щебня (угля)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6">
            <text:p>4510466</text:p>
          </table:table-cell>
          <table:table-cell office:value-type="string">
            <text:p>Устройство дренажных фильтров из гравия и песка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7">
            <text:p>4510467</text:p>
          </table:table-cell>
          <table:table-cell office:value-type="string">
            <text:p>Укладка пористых керамических пластин аэрат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1">
            <text:p>4510501</text:p>
          </table:table-cell>
          <table:table-cell office:value-type="string">
            <text:p>Установка металлической сетчатой опалубк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3">
            <text:p>4510503</text:p>
          </table:table-cell>
          <table:table-cell office:value-type="string">
            <text:p>Установка и разборка щитовой опалубк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0505">
            <text:p>4510505</text:p>
          </table:table-cell>
          <table:table-cell office:value-type="string">
            <text:p>Установка и разборка  инвентарных  наружных  и  внутренних  лесов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6">
            <text:p>4510506</text:p>
          </table:table-cell>
          <table:table-cell office:value-type="string">
            <text:p>Установка  и  разборка  деревянных  подмостей, пирсов  и опалубки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10507">
            <text:p>4510507</text:p>
          </table:table-cell>
          <table:table-cell office:value-type="string">
            <text:p>Установка  металлических  направляющих  рам  и  подводных тяжей для забивки шпунта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1">
            <text:p>4510521</text:p>
          </table:table-cell>
          <table:table-cell office:value-type="string">
            <text:p>Подъем из воды предметов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2">
            <text:p>4510522</text:p>
          </table:table-cell>
          <table:table-cell office:value-type="string">
            <text:p>Разравнивание и виброуплотнение под  водой  горизонтальных постелей водолазами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3">
            <text:p>4510523</text:p>
          </table:table-cell>
          <table:table-cell office:value-type="string">
            <text:p>Перемещение камня под водой, выемка кам  ня и щебня из воды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4">
            <text:p>4510524</text:p>
          </table:table-cell>
          <table:table-cell office:value-type="string">
            <text:p>Опускание  металлических  и  железобетонных  оболочек оголовков под воду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5">
            <text:p>4510525</text:p>
          </table:table-cell>
          <table:table-cell office:value-type="string">
            <text:p>Установка  на  акватории швартовых бочек на железобетонных якорях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1">
            <text:p>4510531</text:p>
          </table:table-cell>
          <table:table-cell office:value-type="string">
            <text:p>Проходка шахтных стволов, шурфов, выработок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2">
            <text:p>4510532</text:p>
          </table:table-cell>
          <table:table-cell office:value-type="string">
            <text:p>Проходка шахтных стволов в тиксотропной рубашке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3">
            <text:p>4510533</text:p>
          </table:table-cell>
          <table:table-cell office:value-type="string">
            <text:p>Проходка тоннелей, фурнелей, камер, штолен с устройством постоянных и временных пересечений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4">
            <text:p>4510534</text:p>
          </table:table-cell>
          <table:table-cell office:value-type="string">
            <text:p>Проходка разрезных  печей, просек, котлованов, камер  и расширение горизонтальных и наклонных выработок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5">
            <text:p>4510535</text:p>
          </table:table-cell>
          <table:table-cell office:value-type="string">
            <text:p>Прием и  выгрузка  грунта  при  проходе  шахтных  стволов, штолен, тоннелей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6">
            <text:p>4510536</text:p>
          </table:table-cell>
          <table:table-cell office:value-type="string">
            <text:p>Ввод в забой и вывод из забоя проходческого щита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7">
            <text:p>4510537</text:p>
          </table:table-cell>
          <table:table-cell office:value-type="string">
            <text:p>Устройство  крепления стволов шахт и тоннелей инвентарными штангами и распорками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8">
            <text:p>4510538</text:p>
          </table:table-cell>
          <table:table-cell office:value-type="string">
            <text:p>Устройство сланцевых и водяных заслонов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9">
            <text:p>4510539</text:p>
          </table:table-cell>
          <table:table-cell office:value-type="string">
            <text:p>Устройство временных крепей и установка арок крепления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1">
            <text:p>4510541</text:p>
          </table:table-cell>
          <table:table-cell office:value-type="string">
            <text:p>Устройство и разборка армировки шахтных стволов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2">
            <text:p>4510542</text:p>
          </table:table-cell>
          <table:table-cell office:value-type="string">
            <text:p>Установка  и  разборка  деревянных  крепежей  - рам, расстрелов, связей, обшивок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3">
            <text:p>4510543</text:p>
          </table:table-cell>
          <table:table-cell office:value-type="string">
            <text:p>Крепление и обшивка стен и кровли, котлованов, выработок, лестничных отделений  досками, бревнами  и  рудничными стойками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1">
            <text:p>4510551</text:p>
          </table:table-cell>
          <table:table-cell office:value-type="string">
            <text:p>Строительство и монтаж нефтяных и газовых скважин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3">
            <text:p>4510553</text:p>
          </table:table-cell>
          <table:table-cell office:value-type="string">
            <text:p>Бурение  скважин  нефтяных  и  газовых  с испытанием их на продуктивность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4">
            <text:p>4510554</text:p>
          </table:table-cell>
          <table:table-cell office:value-type="string">
            <text:p>Установка  фильтровальных обсадных или замораживающих труб и устройств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5">
            <text:p>4510555</text:p>
          </table:table-cell>
          <table:table-cell office:value-type="string">
            <text:p>Установка фильтра на колонне водоподъемных труб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6">
            <text:p>4510556</text:p>
          </table:table-cell>
          <table:table-cell office:value-type="string">
            <text:p>Цементация затрубного пространства и подбашмачный тампонаж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7">
            <text:p>4510557</text:p>
          </table:table-cell>
          <table:table-cell office:value-type="string">
            <text:p>Крепление скважин трубами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8">
            <text:p>4510558</text:p>
          </table:table-cell>
          <table:table-cell office:value-type="string">
            <text:p>Крепление колодца железобетонными кольцами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9">
            <text:p>4510559</text:p>
          </table:table-cell>
          <table:table-cell office:value-type="string">
            <text:p>Устройства оголовка фильтра и откачка воды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61">
            <text:p>4510561</text:p>
          </table:table-cell>
          <table:table-cell office:value-type="string">
            <text:p>Транспортирование оборудования скважин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62">
            <text:p>4510562</text:p>
          </table:table-cell>
          <table:table-cell office:value-type="string">
            <text:p>Бурение разгрузочных скважин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1">
            <text:p>4520101</text:p>
          </table:table-cell>
          <table:table-cell office:value-type="string">
            <text:p>Монтаж конструкций каркасов зданий и сооружен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2">
            <text:p>4520102</text:p>
          </table:table-cell>
          <table:table-cell office:value-type="string">
            <text:p>Монтаж конструкций градирен, резервуаров, вентиляционных и дымовых  труб, коксохимических  цехов, трубопроводов, галер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3">
            <text:p>4520103</text:p>
          </table:table-cell>
          <table:table-cell office:value-type="string">
            <text:p>Монтаж конструкций сушил, кожухов, экранов, камер, подин, балок, каркасов, рам, колосников  и  других  конструкций печей, труб, сушил электролизер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4">
            <text:p>4520104</text:p>
          </table:table-cell>
          <table:table-cell office:value-type="string">
            <text:p>Монтаж  конструкций  полносборных  зданий  из  трехслойных алюминиевых панел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5">
            <text:p>4520105</text:p>
          </table:table-cell>
          <table:table-cell office:value-type="string">
            <text:p>Монтаж  конструкций  кабин  из  трехслойных  алюминиевых  панелей для радиорелейных линий и термокамер металлических НУП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6">
            <text:p>4520106</text:p>
          </table:table-cell>
          <table:table-cell office:value-type="string">
            <text:p>Монтаж конструкций подвесных и подкрановых пут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7">
            <text:p>4520107</text:p>
          </table:table-cell>
          <table:table-cell office:value-type="string">
            <text:p>Монтаж легких трубчатых конструкций покрыт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8">
            <text:p>4520108</text:p>
          </table:table-cell>
          <table:table-cell office:value-type="string">
            <text:p>Монтаж  конструкций  ворот, лестниц, площадок, дверей,  люков, лаз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9">
            <text:p>4520109</text:p>
          </table:table-cell>
          <table:table-cell office:value-type="string">
            <text:p>Монтаж открытых конструкций, распределительных устройств, прожекторных мачт, антенных систем, волноводных мостов с опорами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1">
            <text:p>4520111</text:p>
          </table:table-cell>
          <table:table-cell office:value-type="string">
            <text:p>Монтаж  оконных  блоков, витражей, перегородок  (из алюминиевых сплавов, стальных и прочих)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2">
            <text:p>4520112</text:p>
          </table:table-cell>
          <table:table-cell office:value-type="string">
            <text:p>Возведение зданий из блокбокс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3">
            <text:p>4520113</text:p>
          </table:table-cell>
          <table:table-cell office:value-type="string">
            <text:p>Установка  пролетных  строений  из стальных конструкций со сборкой и передвижко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4">
            <text:p>4520114</text:p>
          </table:table-cell>
          <table:table-cell office:value-type="string">
            <text:p>Установка швартовых тумб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5">
            <text:p>4520115</text:p>
          </table:table-cell>
          <table:table-cell office:value-type="string">
            <text:p>Установка арматуры монолитных железобето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6">
            <text:p>4520116</text:p>
          </table:table-cell>
          <table:table-cell office:value-type="string">
            <text:p>Установка металлических ограждений лестниц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7">
            <text:p>4520117</text:p>
          </table:table-cell>
          <table:table-cell office:value-type="string">
            <text:p>Установка армосеток, армокаркасов, армоферм, арматурных конструкций с  обетонированным  нижним поясом в гидротехнических сооружениях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8">
            <text:p>4520118</text:p>
          </table:table-cell>
          <table:table-cell office:value-type="string">
            <text:p>Установка анкерных болтов и закладных детал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9">
            <text:p>4520119</text:p>
          </table:table-cell>
          <table:table-cell office:value-type="string">
            <text:p>Установка затворов, решеток, ворот, трубопроводов, мостов, причальных устройств  и  прочих  металлоконструкций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1">
            <text:p>4520121</text:p>
          </table:table-cell>
          <table:table-cell office:value-type="string">
            <text:p>Установка стальных крепежных изделий и катковых опор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2">
            <text:p>4520122</text:p>
          </table:table-cell>
          <table:table-cell office:value-type="string">
            <text:p>Установка кейль - кранцев и  опорного  кольца  в  стволах, закрепляемых чугунными тюбингами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3">
            <text:p>4520123</text:p>
          </table:table-cell>
          <table:table-cell office:value-type="string">
            <text:p>Устройство  конструкций  подвесных  потолков  и звукоизоляционных стен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4">
            <text:p>4520124</text:p>
          </table:table-cell>
          <table:table-cell office:value-type="string">
            <text:p>Устройство  и  разработка  постоянных  и  временных металлических крепей в шахтных стволах и тоннелях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5">
            <text:p>4520125</text:p>
          </table:table-cell>
          <table:table-cell office:value-type="string">
            <text:p>Настил из рифленой стали для подпольных канал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6">
            <text:p>4520126</text:p>
          </table:table-cell>
          <table:table-cell office:value-type="string">
            <text:p>Подшивка  подвесных потолков и обшивка градирен листами из алюминиевых сплав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7">
            <text:p>4520127</text:p>
          </table:table-cell>
          <table:table-cell office:value-type="string">
            <text:p>Обшивка стен и кровельного покрытия профильным железом или панелями заводского изготовления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8">
            <text:p>4520128</text:p>
          </table:table-cell>
          <table:table-cell office:value-type="string">
            <text:p>Крепление строительных конструкций строительными обоймами, болтами, кольцами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9">
            <text:p>4520129</text:p>
          </table:table-cell>
          <table:table-cell office:value-type="string">
            <text:p>Наращивание  чугунных  тюбингов  и  установка  пикетажного кольца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1">
            <text:p>4520131</text:p>
          </table:table-cell>
          <table:table-cell office:value-type="string">
            <text:p>Устройство оснований и подстилающих слое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2">
            <text:p>4520132</text:p>
          </table:table-cell>
          <table:table-cell office:value-type="string">
            <text:p>Устройство бутобетонных и бетонных фундамент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3">
            <text:p>4520133</text:p>
          </table:table-cell>
          <table:table-cell office:value-type="string">
            <text:p>Устройство бетонных колонн и стоечных опор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4">
            <text:p>4520134</text:p>
          </table:table-cell>
          <table:table-cell office:value-type="string">
            <text:p>Устройство бетонных стен и перегородок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5">
            <text:p>4520135</text:p>
          </table:table-cell>
          <table:table-cell office:value-type="string">
            <text:p>Устройство крепей, тампонаж скважин и ствол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6">
            <text:p>4520136</text:p>
          </table:table-cell>
          <table:table-cell office:value-type="string">
            <text:p>Укладка бетона под воду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7">
            <text:p>4520137</text:p>
          </table:table-cell>
          <table:table-cell office:value-type="string">
            <text:p>Подливка фундамента под оборудование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8">
            <text:p>4520138</text:p>
          </table:table-cell>
          <table:table-cell office:value-type="string">
            <text:p>Крепление  стен  и  сводов  выработок  торкрет - бетоном и заделка стыков в сводах рамных крепей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9">
            <text:p>4520139</text:p>
          </table:table-cell>
          <table:table-cell office:value-type="string">
            <text:p>Приготовление бетонов и раствор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1">
            <text:p>4520141</text:p>
          </table:table-cell>
          <table:table-cell office:value-type="string">
            <text:p>Устройство железобетонных фундаментов, упоров, подпорных стенок, стоечных опор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2">
            <text:p>4520142</text:p>
          </table:table-cell>
          <table:table-cell office:value-type="string">
            <text:p>Устройство  монолитных каналов, тоннелей, лотков, днищ, галерей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3">
            <text:p>4520143</text:p>
          </table:table-cell>
          <table:table-cell office:value-type="string">
            <text:p>Устройство  конструкций  опускного  колодца, сгустителей, ванн, бассейнов, емкостных  сооружений водопровода и канализации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4">
            <text:p>4520144</text:p>
          </table:table-cell>
          <table:table-cell office:value-type="string">
            <text:p>Устройство конструкций башенного типа  силосов, градирен, башен, труб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5">
            <text:p>4520145</text:p>
          </table:table-cell>
          <table:table-cell office:value-type="string">
            <text:p>Устройство железобетонной обделки стволов тоннелей, днища шахт, гидроизоляционной обоймы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6">
            <text:p>4520146</text:p>
          </table:table-cell>
          <table:table-cell office:value-type="string">
            <text:p>Устройство железобетонных наружных и внутренних стен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7">
            <text:p>4520147</text:p>
          </table:table-cell>
          <table:table-cell office:value-type="string">
            <text:p>Возведение железобетонных колонн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8">
            <text:p>4520148</text:p>
          </table:table-cell>
          <table:table-cell office:value-type="string">
            <text:p>Возведение железобетонных стен, перегородок, вентиляционных канал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9">
            <text:p>4520149</text:p>
          </table:table-cell>
          <table:table-cell office:value-type="string">
            <text:p>Возведение  железобетонных  балок, поясов, перемычек, перекрытий  и  покрытий, конструкций  в  горизонтально - скользящей опалубке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1">
            <text:p>4520151</text:p>
          </table:table-cell>
          <table:table-cell office:value-type="string">
            <text:p>Укладка  бетонной смеси в блоки железобетонных конструкций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2">
            <text:p>4520152</text:p>
          </table:table-cell>
          <table:table-cell office:value-type="string">
            <text:p>Усиление  строительных  конструкций  железобетонными заделками, обоймами и набетонками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3">
            <text:p>4520153</text:p>
          </table:table-cell>
          <table:table-cell office:value-type="string">
            <text:p>Усиление и замена железобетонных покрытий 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1">
            <text:p>4520161</text:p>
          </table:table-cell>
          <table:table-cell office:value-type="string">
            <text:p>Погружение железобетонных свай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2">
            <text:p>4520162</text:p>
          </table:table-cell>
          <table:table-cell office:value-type="string">
            <text:p>Погружение железобетонного шпунта на причальных набережных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3">
            <text:p>4520163</text:p>
          </table:table-cell>
          <table:table-cell office:value-type="string">
            <text:p>Погружение стальных свай в вечномерзлых грунтах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4">
            <text:p>4520164</text:p>
          </table:table-cell>
          <table:table-cell office:value-type="string">
            <text:p>Погружение и извлечение стальных и шпунтованных свай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5">
            <text:p>4520165</text:p>
          </table:table-cell>
          <table:table-cell office:value-type="string">
            <text:p>Погружение  деревянных  и  деревометаллических  свай  с обустройством шпунтового ряда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6">
            <text:p>4520166</text:p>
          </table:table-cell>
          <table:table-cell office:value-type="string">
            <text:p>Устройство  буронабивных  свай  с  бурением  скважин и заполнение бетоном полых свай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7">
            <text:p>4520167</text:p>
          </table:table-cell>
          <table:table-cell office:value-type="string">
            <text:p>Устройство разборки шпунтованных деревянных перемычек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2">
            <text:p>4520202</text:p>
          </table:table-cell>
          <table:table-cell office:value-type="string">
            <text:p>Установка блоков наружных и внутренних стен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3">
            <text:p>4520203</text:p>
          </table:table-cell>
          <table:table-cell office:value-type="string">
            <text:p>Установка бетонных трап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4">
            <text:p>4520204</text:p>
          </table:table-cell>
          <table:table-cell office:value-type="string">
            <text:p>Крепление берега бетонными массива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5">
            <text:p>4520205</text:p>
          </table:table-cell>
          <table:table-cell office:value-type="string">
            <text:p>Изготовление  и  установка  бетонных  массивов  с транспортировко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6">
            <text:p>4520206</text:p>
          </table:table-cell>
          <table:table-cell office:value-type="string">
            <text:p>Устройство  постоянных крепей из бетонных блоков и камне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7">
            <text:p>4520207</text:p>
          </table:table-cell>
          <table:table-cell office:value-type="string">
            <text:p>Устройство подпорных стенок, оголовков, стоечных опор из бетонных блок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1">
            <text:p>4520211</text:p>
          </table:table-cell>
          <table:table-cell office:value-type="string">
            <text:p>Установка железобетонных фундаментов  под  колонны, рамы, опоры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2">
            <text:p>4520212</text:p>
          </table:table-cell>
          <table:table-cell office:value-type="string">
            <text:p>Установка железобетонных колонн, капителей, рам, стоек и штанг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213">
            <text:p>4520213</text:p>
          </table:table-cell>
          <table:table-cell office:value-type="string">
            <text:p>Установка перемычек 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3">
            <text:p>4520213</text:p>
          </table:table-cell>
          <table:table-cell office:value-type="string">
            <text:p>Установка перемычек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4">
            <text:p>4520214</text:p>
          </table:table-cell>
          <table:table-cell office:value-type="string">
            <text:p>Установка стропильных балок и ферм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5">
            <text:p>4520215</text:p>
          </table:table-cell>
          <table:table-cell office:value-type="string">
            <text:p>Установка стеновых панелей наружных и внутренних стен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6">
            <text:p>4520216</text:p>
          </table:table-cell>
          <table:table-cell office:value-type="string">
            <text:p>Установка объемных блоков жил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7">
            <text:p>4520217</text:p>
          </table:table-cell>
          <table:table-cell office:value-type="string">
            <text:p>Установка  плит  лоджий, балконов, козырьков, карнизных плит, сантехподдон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8">
            <text:p>4520218</text:p>
          </table:table-cell>
          <table:table-cell office:value-type="string">
            <text:p>Установка мелких  железобетонных  конструкций  (парапетов, сливов, подоконников)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9">
            <text:p>4520219</text:p>
          </table:table-cell>
          <table:table-cell office:value-type="string">
            <text:p>Установка лестничных маршей и площадок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1">
            <text:p>4520221</text:p>
          </table:table-cell>
          <table:table-cell office:value-type="string">
            <text:p>Установка шахт лифтов и объемных элементов закром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2">
            <text:p>4520222</text:p>
          </table:table-cell>
          <table:table-cell office:value-type="string">
            <text:p>Установка  панелей  перегородок, экранов, разделительных стенок, диафрагм жесткости, вентиляционных блок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3">
            <text:p>4520223</text:p>
          </table:table-cell>
          <table:table-cell office:value-type="string">
            <text:p>Установка сантехкабин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4">
            <text:p>4520224</text:p>
          </table:table-cell>
          <table:table-cell office:value-type="string">
            <text:p>Установка  блоков  из  армопанельных  плит, балластных и пазовых конструкц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5">
            <text:p>4520225</text:p>
          </table:table-cell>
          <table:table-cell office:value-type="string">
            <text:p>Установка  панелей  стен  спускных  колодцев, выгульных дворов, силосов, мельниц, бункеров ТЭС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6">
            <text:p>4520226</text:p>
          </table:table-cell>
          <table:table-cell office:value-type="string">
            <text:p>Установка панелей стен при сооружении линейн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7">
            <text:p>4520227</text:p>
          </table:table-cell>
          <table:table-cell office:value-type="string">
            <text:p>Установка плит перекрытий и покрытий лестниц ТЭС, мостов, труб, платформ, линейн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8">
            <text:p>4520228</text:p>
          </table:table-cell>
          <table:table-cell office:value-type="string">
            <text:p>Установка  сборных железобетонных  площадок, ригелей, консолей, пролетных строений с плавучих средст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9">
            <text:p>4520229</text:p>
          </table:table-cell>
          <table:table-cell office:value-type="string">
            <text:p>Установка становых и опалубочных плит, оболочек, парапетов причальных набережных и пирс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1">
            <text:p>4520231</text:p>
          </table:table-cell>
          <table:table-cell office:value-type="string">
            <text:p>Установка  опор, лотков, коробов, блоков, решеток  при устройстве каналов  и  кормушек  в  сельскохозяйственных зданиях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2">
            <text:p>4520232</text:p>
          </table:table-cell>
          <table:table-cell office:value-type="string">
            <text:p>Установка  конструкций  фундаментов, подпорных  стенок, оголовков, лежневых опор при возведении мостов, труб ЛЭП и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3">
            <text:p>4520233</text:p>
          </table:table-cell>
          <table:table-cell office:value-type="string">
            <text:p>Установка  пролетных строений  мостов  из  сборных железобетонных конструкций с берега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4">
            <text:p>4520234</text:p>
          </table:table-cell>
          <table:table-cell office:value-type="string">
            <text:p>Устройство  тоннелей  открытым  способом  из  сборных железобето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5">
            <text:p>4520235</text:p>
          </table:table-cell>
          <table:table-cell office:value-type="string">
            <text:p>Устройство  обделки  стволов  и  тоннелей  из  сборных железобетонных тюбингов, панелей и блок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6">
            <text:p>4520236</text:p>
          </table:table-cell>
          <table:table-cell office:value-type="string">
            <text:p>Устройство лестниц и крылец с входными площадка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7">
            <text:p>4520237</text:p>
          </table:table-cell>
          <table:table-cell office:value-type="string">
            <text:p>Укладка балок и ригеле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8">
            <text:p>4520238</text:p>
          </table:table-cell>
          <table:table-cell office:value-type="string">
            <text:p>Укладка панелей, оболочек и плит  перекрытий  и  покрытий одноэтажных и многоэтажн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9">
            <text:p>4520239</text:p>
          </table:table-cell>
          <table:table-cell office:value-type="string">
            <text:p>Укладка водопропускных железобетонных труб под насыпями  и коллекторов для прокладки коммуникац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1">
            <text:p>4520241</text:p>
          </table:table-cell>
          <table:table-cell office:value-type="string">
            <text:p>Укладка  и  замена  ступеней, уложенных  на  косоуры  или сплошное основание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2">
            <text:p>4520242</text:p>
          </table:table-cell>
          <table:table-cell office:value-type="string">
            <text:p>Укладка и  покрытие  железнодорожными  плитами  трамвайных путе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3">
            <text:p>4520243</text:p>
          </table:table-cell>
          <table:table-cell office:value-type="string">
            <text:p>Монтаж колонн, стоек, мачт, балок и ригелей ТЭС, открытых и закрытых распределительных устройст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4">
            <text:p>4520244</text:p>
          </table:table-cell>
          <table:table-cell office:value-type="string">
            <text:p>Крепление дна и откосов железобетонными плитами с упорными брусья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5">
            <text:p>4520245</text:p>
          </table:table-cell>
          <table:table-cell office:value-type="string">
            <text:p>Крепление берегов тетраподами и массива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6">
            <text:p>4520246</text:p>
          </table:table-cell>
          <table:table-cell office:value-type="string">
            <text:p>Покрытие дорог и обочин сборными железобетонными плитами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1">
            <text:p>4520301</text:p>
          </table:table-cell>
          <table:table-cell office:value-type="string">
            <text:p>Кладка  фундаментов, стен  подвалов, подпорных  стен, закладка выработок бутовым камнем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2">
            <text:p>4520302</text:p>
          </table:table-cell>
          <table:table-cell office:value-type="string">
            <text:p>Кладка стен из керамических камней 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303">
            <text:p>4520303</text:p>
          </table:table-cell>
          <table:table-cell office:value-type="string">
            <text:p>Кладка и футеровка промышленных труб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4">
            <text:p>4520304</text:p>
          </table:table-cell>
          <table:table-cell office:value-type="string">
            <text:p>Кладка конструкций из известняковых изделий с облицовочным кирпичом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5">
            <text:p>4520305</text:p>
          </table:table-cell>
          <table:table-cell office:value-type="string">
            <text:p>Кладка кирпичная каналов, приямков, печей, очагов, дымовых труб с разделкам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6">
            <text:p>4520306</text:p>
          </table:table-cell>
          <table:table-cell office:value-type="string">
            <text:p>Кладка кирпичная  столбов, сводов, беседок, портиков  и других конструкций из обыкновенного кирпича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7">
            <text:p>4520307</text:p>
          </table:table-cell>
          <table:table-cell office:value-type="string">
            <text:p>Кладка  кирпичная  стен  из  обыкновенного  глиняного  и силикатного кирпича с облицовкой керамическим кирпичом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8">
            <text:p>4520308</text:p>
          </table:table-cell>
          <table:table-cell office:value-type="string">
            <text:p>Кладка кирпичная стен и облицовкой керамическими плитам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9">
            <text:p>4520309</text:p>
          </table:table-cell>
          <table:table-cell office:value-type="string">
            <text:p>Устройство перегородок из кирпича и керамических камней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12">
            <text:p>4520312</text:p>
          </table:table-cell>
          <table:table-cell office:value-type="string">
            <text:p>Возведение конструкций из туфа и диабазовых блоков 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402">
            <text:p>4520402</text:p>
          </table:table-cell>
          <table:table-cell office:value-type="string">
            <text:p>Установка  мусоропроводов  из  асбестоцементных  труб диаметром 400 мм с приемными клапанами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0405">
            <text:p>4520405</text:p>
          </table:table-cell>
          <table:table-cell office:value-type="string">
            <text:p>Устройство  стен, перекрытий, перегородок  и  зонтов  из асбестоцементных листов по готовому каркасу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406">
            <text:p>4520406</text:p>
          </table:table-cell>
          <table:table-cell office:value-type="string">
            <text:p>Устройство перегородок из штучных гипсовых и легкобетонных плит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0407">
            <text:p>4520407</text:p>
          </table:table-cell>
          <table:table-cell office:value-type="string">
            <text:p>Монтаж блоков оросителя из асбестоцементных листов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1">
            <text:p>4520411</text:p>
          </table:table-cell>
          <table:table-cell office:value-type="string">
            <text:p>Обмуровка поверхностей жаростойким и огнеупорным  бетоном, плитами, огнеупорной массой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2">
            <text:p>4520412</text:p>
          </table:table-cell>
          <table:table-cell office:value-type="string">
            <text:p>Футеровка железобетонных промышленных труб  кислотоупорным кирпичом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3">
            <text:p>4520413</text:p>
          </table:table-cell>
          <table:table-cell office:value-type="string">
            <text:p>Кладка, обмуровка и футеровка печей и  труб  огнеупорными изделиями и кирпичом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4">
            <text:p>4520414</text:p>
          </table:table-cell>
          <table:table-cell office:value-type="string">
            <text:p>Кладка насадок, набивка подин угольной массой, установка анодных и подовых бло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07">
            <text:p>4530107</text:p>
          </table:table-cell>
          <table:table-cell office:value-type="string">
            <text:p>Установка клапанов, заслонок, герметичных дверей и люк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09">
            <text:p>4530109</text:p>
          </table:table-cell>
          <table:table-cell office:value-type="string">
            <text:p>Установка  коробов  раздаточных, отсосов от оборудования, кронштейнов, подставок и виброизолирующих основани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1">
            <text:p>4530111</text:p>
          </table:table-cell>
          <table:table-cell office:value-type="string">
            <text:p>Устройство  водопроводных, канализационных  и водосточных колодце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2">
            <text:p>4530112</text:p>
          </table:table-cell>
          <table:table-cell office:value-type="string">
            <text:p>Устройство  телефонных  колодцев  и  коробок с устройством вставок, установкой люков и кронштейн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3">
            <text:p>4530113</text:p>
          </table:table-cell>
          <table:table-cell office:value-type="string">
            <text:p>Устройство  водопроводных  колодцев, оголовков, гасителя водосбора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4">
            <text:p>4530114</text:p>
          </table:table-cell>
          <table:table-cell office:value-type="string">
            <text:p>Устройство  фундаментов  и  гравийно - щебеночных площадок под узлы задвижек и кран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5">
            <text:p>4530115</text:p>
          </table:table-cell>
          <table:table-cell office:value-type="string">
            <text:p>Устройство дренажных воронок и лотков в отсосах насыпе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6">
            <text:p>4530116</text:p>
          </table:table-cell>
          <table:table-cell office:value-type="string">
            <text:p>Устройство каналов  навозоудаления, кабельных  желобов  и лотк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7">
            <text:p>4530117</text:p>
          </table:table-cell>
          <table:table-cell office:value-type="string">
            <text:p>Укладка водосборных лотков из сборного железобетона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8">
            <text:p>4530118</text:p>
          </table:table-cell>
          <table:table-cell office:value-type="string">
            <text:p>Укрепление  площадки  за  шпорами  гасителя  сборными железобетонными плит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1">
            <text:p>4530121</text:p>
          </table:table-cell>
          <table:table-cell office:value-type="string">
            <text:p>Устройство основания и якорей деревянных под радиомачты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2">
            <text:p>4530122</text:p>
          </table:table-cell>
          <table:table-cell office:value-type="string">
            <text:p>Устройство основания и якорей  бетонных  и  железобетонных под радиомачты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3">
            <text:p>4530123</text:p>
          </table:table-cell>
          <table:table-cell office:value-type="string">
            <text:p>Устройство комплексов оснований и якорей для мачт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4">
            <text:p>4530124</text:p>
          </table:table-cell>
          <table:table-cell office:value-type="string">
            <text:p>Устройство  блочных или  свайных  фундаментов под стальные опоры контактной сет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5">
            <text:p>4530125</text:p>
          </table:table-cell>
          <table:table-cell office:value-type="string">
            <text:p>Установка  опор  ЛЭП  35-750  кВ  фидерных  линий  и линий автоблокировки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6">
            <text:p>4530126</text:p>
          </table:table-cell>
          <table:table-cell office:value-type="string">
            <text:p>Установка  опор  ЛЭП  35-750  кВ  фидерных  линий  и линий автоблокировки железобето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7">
            <text:p>4530127</text:p>
          </table:table-cell>
          <table:table-cell office:value-type="string">
            <text:p>Установка  опор  ЛЭП  35-750  кВ  радиомачт  и  радиобашен сталь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8">
            <text:p>4530128</text:p>
          </table:table-cell>
          <table:table-cell office:value-type="string">
            <text:p>Установка  опор  ЛЭП  0,4-35  кВ  контактной  сети  и промышленного электротранспорта, линий  связи  и радиофикации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9">
            <text:p>4530129</text:p>
          </table:table-cell>
          <table:table-cell office:value-type="string">
            <text:p>Установка  опор  ЛЭП  0,4-35  кВ  контактной  сети  и промышленного электротранспорта, линий  связи  и радиофикации железобето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1">
            <text:p>4530131</text:p>
          </table:table-cell>
          <table:table-cell office:value-type="string">
            <text:p>Установка опор фидерных линий из асбестоцемент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2">
            <text:p>4530132</text:p>
          </table:table-cell>
          <table:table-cell office:value-type="string">
            <text:p>Установка к опорам железобетонных плит, ригелей и анкеров с оттяжками, приставок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3">
            <text:p>4530133</text:p>
          </table:table-cell>
          <table:table-cell office:value-type="string">
            <text:p>Установка  и  крепление  на  опорах  линий  связи  и радиотрансляционных сетей деревянных или стальных траверс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4">
            <text:p>4530134</text:p>
          </table:table-cell>
          <table:table-cell office:value-type="string">
            <text:p>Установка к опорам оттяжек и подкосов металлически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5">
            <text:p>4530135</text:p>
          </table:table-cell>
          <table:table-cell office:value-type="string">
            <text:p>Установка к опорам подкосов и приставок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6">
            <text:p>4530136</text:p>
          </table:table-cell>
          <table:table-cell office:value-type="string">
            <text:p>Установка жестких поперечен, мостиков и люлек смотровых с поперечин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7">
            <text:p>4530137</text:p>
          </table:table-cell>
          <table:table-cell office:value-type="string">
            <text:p>Установка радиомачт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8">
            <text:p>4530138</text:p>
          </table:table-cell>
          <table:table-cell office:value-type="string">
            <text:p>Установка радиомачт железобето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9">
            <text:p>4530139</text:p>
          </table:table-cell>
          <table:table-cell office:value-type="string">
            <text:p>Установка радиомачт из асбестоцемент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41">
            <text:p>4530141</text:p>
          </table:table-cell>
          <table:table-cell office:value-type="string">
            <text:p>Устройство  оснований  и  опорных  конструкций комплектных подстанци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42">
            <text:p>4530142</text:p>
          </table:table-cell>
          <table:table-cell office:value-type="string">
            <text:p>Установка  стальных  опор  контактной сети и промышленного Электротранспорта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1">
            <text:p>4530151</text:p>
          </table:table-cell>
          <table:table-cell office:value-type="string">
            <text:p>Подвеска проводов линий электропередач и контактных лини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2">
            <text:p>4530152</text:p>
          </table:table-cell>
          <table:table-cell office:value-type="string">
            <text:p>Подвеска грозозащитных трос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3">
            <text:p>4530153</text:p>
          </table:table-cell>
          <table:table-cell office:value-type="string">
            <text:p>Укладка кабелей в подводные транше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4">
            <text:p>4530154</text:p>
          </table:table-cell>
          <table:table-cell office:value-type="string">
            <text:p>Установка на опорах ВЛ  и  конструкций  распределительных устройств разъединителей, разрядников, выключателе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5">
            <text:p>4530155</text:p>
          </table:table-cell>
          <table:table-cell office:value-type="string">
            <text:p>Установка контрольно - измерительной  колонки  и  катодной станци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6">
            <text:p>4530156</text:p>
          </table:table-cell>
          <table:table-cell office:value-type="string">
            <text:p>Установка  деталей  грозозащиты  лучевого  и  контурного заземления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56">
            <text:p>4530156</text:p>
          </table:table-cell>
          <table:table-cell office:value-type="string">
            <text:p>Установка  деталей  грозозащиты  лучевого  и  контурного заземления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8">
            <text:p>4530158</text:p>
          </table:table-cell>
          <table:table-cell office:value-type="string">
            <text:p>Устройство площадок  для  установки  сигнальных  точек  на насыпях с укреплением срубами и железобетонными плит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9">
            <text:p>4530159</text:p>
          </table:table-cell>
          <table:table-cell office:value-type="string">
            <text:p>Устройство заземления деревянных опор и  типового  контура заземления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3">
            <text:p>4530173</text:p>
          </table:table-cell>
          <table:table-cell office:value-type="string">
            <text:p>Укладка трубопроводов из железобетонных напорных труб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5">
            <text:p>4530175</text:p>
          </table:table-cell>
          <table:table-cell office:value-type="string">
            <text:p>Укладка трубопроводов из асбестоцементных напор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6">
            <text:p>4530176</text:p>
          </table:table-cell>
          <table:table-cell office:value-type="string">
            <text:p>Укладка трубопроводов из чугунных напор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7">
            <text:p>4530177</text:p>
          </table:table-cell>
          <table:table-cell office:value-type="string">
            <text:p>Укладка  трубопроводов  из  стальных  труб  с  установкой гидравлических затворов, байпасов, свече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9">
            <text:p>4530179</text:p>
          </table:table-cell>
          <table:table-cell office:value-type="string">
            <text:p>Укладка  бесканальная  стальных  трубопроводов   с антикоррозийной, армопекобетонной  и  битумно - перлитовой изоляцие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1">
            <text:p>4530181</text:p>
          </table:table-cell>
          <table:table-cell office:value-type="string">
            <text:p>Укладка бесканальная трубопроводов из полиэтиленовых труб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6">
            <text:p>4530186</text:p>
          </table:table-cell>
          <table:table-cell office:value-type="string">
            <text:p>Врезка штуцеров и тройников в действующие сети, отключение и заглушка газо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86">
            <text:p>4530186</text:p>
          </table:table-cell>
          <table:table-cell office:value-type="string">
            <text:p>Врезка штуцеров и тройников в действующие сети, отключение и заглушка газо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87">
            <text:p>4530187</text:p>
          </table:table-cell>
          <table:table-cell office:value-type="string">
            <text:p>Испытание трубопроводов на  прочность  и  герметичность  с промывкой и установкой сальников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7">
            <text:p>4530187</text:p>
          </table:table-cell>
          <table:table-cell office:value-type="string">
            <text:p>Испытание трубопроводов на  прочность  и  герметичность  с промывкой и установкой сальник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8">
            <text:p>4530188</text:p>
          </table:table-cell>
          <table:table-cell office:value-type="string">
            <text:p>Подвешивание подземных коммуникаций при пересечении  их  с магистралью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1">
            <text:p>4530191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2">
            <text:p>4530192</text:p>
          </table:table-cell>
          <table:table-cell office:value-type="string">
            <text:p>Прокладка трубопроводов из чугунных канализацион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3">
            <text:p>4530193</text:p>
          </table:table-cell>
          <table:table-cell office:value-type="string">
            <text:p>Прокладка трубопроводов из чугунных напор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4">
            <text:p>4530194</text:p>
          </table:table-cell>
          <table:table-cell office:value-type="string">
            <text:p>Прокладка трубопроводов из сталь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5">
            <text:p>4530195</text:p>
          </table:table-cell>
          <table:table-cell office:value-type="string">
            <text:p>Испытание гидравлическое и пневматическое трубопровод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95">
            <text:p>4530195</text:p>
          </table:table-cell>
          <table:table-cell office:value-type="string">
            <text:p>Испытание гидравлическое и пневматическое трубопровод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1">
            <text:p>4530201</text:p>
          </table:table-cell>
          <table:table-cell office:value-type="string">
            <text:p>Установка вентилей, задвижек, обратных клапанов, кранов и смесителей на внутренних сетя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2">
            <text:p>4530202</text:p>
          </table:table-cell>
          <table:table-cell office:value-type="string">
            <text:p>Установка  клапанов  предохранительных, приемных, редукцион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2">
            <text:p>4530202</text:p>
          </table:table-cell>
          <table:table-cell office:value-type="string">
            <text:p>Установка  клапанов  предохранительных, приемных, редукционных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3">
            <text:p>4530203</text:p>
          </table:table-cell>
          <table:table-cell office:value-type="string">
            <text:p>Установка  задвижек  и обратных клапанов на наружных сетях водопроводов, теплофикации, газоснабжения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4">
            <text:p>4530204</text:p>
          </table:table-cell>
          <table:table-cell office:value-type="string">
            <text:p>Сборка и установка узлов задвижек и кранов линей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4">
            <text:p>4530204</text:p>
          </table:table-cell>
          <table:table-cell office:value-type="string">
            <text:p>Сборка и установка узлов задвижек и кранов линей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1">
            <text:p>4530221</text:p>
          </table:table-cell>
          <table:table-cell office:value-type="string">
            <text:p>Установка водомерных уз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1">
            <text:p>4530221</text:p>
          </table:table-cell>
          <table:table-cell office:value-type="string">
            <text:p>Установка водомерных узлов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2">
            <text:p>4530222</text:p>
          </table:table-cell>
          <table:table-cell office:value-type="string">
            <text:p>Установка  пожарных  гидрантов, водоразборных  колонок, путевых кранов, вантуз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3">
            <text:p>4530223</text:p>
          </table:table-cell>
          <table:table-cell office:value-type="string">
            <text:p>Установка баков и сборников конденсата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4">
            <text:p>4530224</text:p>
          </table:table-cell>
          <table:table-cell office:value-type="string">
            <text:p>Установка водонагревателей и кипятильни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5">
            <text:p>4530225</text:p>
          </table:table-cell>
          <table:table-cell office:value-type="string">
            <text:p>Установка водоподогревателей скоростных и емкост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5">
            <text:p>4530225</text:p>
          </table:table-cell>
          <table:table-cell office:value-type="string">
            <text:p>Установка водоподогревателей скоростных и емкост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6">
            <text:p>4530226</text:p>
          </table:table-cell>
          <table:table-cell office:value-type="string">
            <text:p>Установка  гребенок  паро- и водораспределительных из стальных труб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6">
            <text:p>4530226</text:p>
          </table:table-cell>
          <table:table-cell office:value-type="string">
            <text:p>Установка  гребенок  паро- и  водораспределительных  из сталь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7">
            <text:p>4530227</text:p>
          </table:table-cell>
          <table:table-cell office:value-type="string">
            <text:p>Установка грязевиков и фильтр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8">
            <text:p>4530228</text:p>
          </table:table-cell>
          <table:table-cell office:value-type="string">
            <text:p>Установка компенсат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8">
            <text:p>4530228</text:p>
          </table:table-cell>
          <table:table-cell office:value-type="string">
            <text:p>Установка компенсат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9">
            <text:p>4530229</text:p>
          </table:table-cell>
          <table:table-cell office:value-type="string">
            <text:p>Установка  воздухосборников  из  стальных  труб  и воздухоотводчиков и гидравлических затвор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9">
            <text:p>4530229</text:p>
          </table:table-cell>
          <table:table-cell office:value-type="string">
            <text:p>Установка  воздухосборников  из  стальных  труб  и  воздухоотводчиков и гидравлических затв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1">
            <text:p>4530231</text:p>
          </table:table-cell>
          <table:table-cell office:value-type="string">
            <text:p>Установка элеваторных узл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1">
            <text:p>4530231</text:p>
          </table:table-cell>
          <table:table-cell office:value-type="string">
            <text:p>Установка элеваторных уз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2">
            <text:p>4530232</text:p>
          </table:table-cell>
          <table:table-cell office:value-type="string">
            <text:p>Установка приборов указательных (манометров, термометров, указателей уровня, кранов воздушных)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2">
            <text:p>4530232</text:p>
          </table:table-cell>
          <table:table-cell office:value-type="string">
            <text:p>Установка приборов указательных (манометров, термометров, указателей уровня, кранов воздушных)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3">
            <text:p>4530233</text:p>
          </table:table-cell>
          <table:table-cell office:value-type="string">
            <text:p>Установка газовых плит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4">
            <text:p>4530234</text:p>
          </table:table-cell>
          <table:table-cell office:value-type="string">
            <text:p>Установка газогорелочных устройст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4">
            <text:p>4530234</text:p>
          </table:table-cell>
          <table:table-cell office:value-type="string">
            <text:p>Установка газогорелочных устройст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5">
            <text:p>4530235</text:p>
          </table:table-cell>
          <table:table-cell office:value-type="string">
            <text:p>Установка регуляторов давления и редуцирования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5">
            <text:p>4530235</text:p>
          </table:table-cell>
          <table:table-cell office:value-type="string">
            <text:p>Установка регуляторов давления и редуцирования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6">
            <text:p>4530236</text:p>
          </table:table-cell>
          <table:table-cell office:value-type="string">
            <text:p>Установка диафрагм камер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7">
            <text:p>4530237</text:p>
          </table:table-cell>
          <table:table-cell office:value-type="string">
            <text:p>Установка баллонов сжиженного газа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8">
            <text:p>4530238</text:p>
          </table:table-cell>
          <table:table-cell office:value-type="string">
            <text:p>Установка лебедок фонар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9">
            <text:p>4530239</text:p>
          </table:table-cell>
          <table:table-cell office:value-type="string">
            <text:p>Установка фильтров, скрубберов, циклонов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9">
            <text:p>4530239</text:p>
          </table:table-cell>
          <table:table-cell office:value-type="string">
            <text:p>Установка фильтров, скрубберов, циклон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1">
            <text:p>4530241</text:p>
          </table:table-cell>
          <table:table-cell office:value-type="string">
            <text:p>Установка калориферов и воздухонагревателей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3">
            <text:p>4530243</text:p>
          </table:table-cell>
          <table:table-cell office:value-type="string">
            <text:p>Монтаж вентиляторов и вентиляционных агрегат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4">
            <text:p>4530244</text:p>
          </table:table-cell>
          <table:table-cell office:value-type="string">
            <text:p>Монтаж камер приточных орошения, обслуживания, выравнивания, рециркуляции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5">
            <text:p>4530245</text:p>
          </table:table-cell>
          <table:table-cell office:value-type="string">
            <text:p>Монтаж отопительных водогрейных и пароводогрейных кот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6">
            <text:p>4530246</text:p>
          </table:table-cell>
          <table:table-cell office:value-type="string">
            <text:p>Монтаж отопительных чугунных секционных паровых кот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7">
            <text:p>4530247</text:p>
          </table:table-cell>
          <table:table-cell office:value-type="string">
            <text:p>Монтаж центробежных насосов с обвязко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47">
            <text:p>4530247</text:p>
          </table:table-cell>
          <table:table-cell office:value-type="string">
            <text:p>Монтаж центробежных насосов с обвязко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48">
            <text:p>4530248</text:p>
          </table:table-cell>
          <table:table-cell office:value-type="string">
            <text:p>Установка водосточных и водосливных воронок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1">
            <text:p>4530271</text:p>
          </table:table-cell>
          <table:table-cell office:value-type="string">
            <text:p>Прокладка электропроводки в квартирах жилых дом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2">
            <text:p>4530272</text:p>
          </table:table-cell>
          <table:table-cell office:value-type="string">
            <text:p>Прокладка распределительных сетей в подвалах, на чердаках, лестничных клетках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4">
            <text:p>4530274</text:p>
          </table:table-cell>
          <table:table-cell office:value-type="string">
            <text:p>Прокладка кабелей, закрепляемых на тросе или скобами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4">
            <text:p>4530274</text:p>
          </table:table-cell>
          <table:table-cell office:value-type="string">
            <text:p>Прокладка кабелей, закрепляемых на тросе или скоб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5">
            <text:p>4530275</text:p>
          </table:table-cell>
          <table:table-cell office:value-type="string">
            <text:p>Затягивание и прокладка 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5">
            <text:p>4530275</text:p>
          </table:table-cell>
          <table:table-cell office:value-type="string">
            <text:p>Затягивание и прокладка провод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6">
            <text:p>4530276</text:p>
          </table:table-cell>
          <table:table-cell office:value-type="string">
            <text:p>Монтаж вводно - распределительного устройства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6">
            <text:p>4530276</text:p>
          </table:table-cell>
          <table:table-cell office:value-type="string">
            <text:p>Монтаж вводно - распределительного устройства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7">
            <text:p>4530277</text:p>
          </table:table-cell>
          <table:table-cell office:value-type="string">
            <text:p>Монтаж стояков в готовых каналах на  этажах  с  установкой щит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8">
            <text:p>4530278</text:p>
          </table:table-cell>
          <table:table-cell office:value-type="string">
            <text:p>Установка осветительных щит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9">
            <text:p>4530279</text:p>
          </table:table-cell>
          <table:table-cell office:value-type="string">
            <text:p>Установка электрических плит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83">
            <text:p>4530283</text:p>
          </table:table-cell>
          <table:table-cell office:value-type="string">
            <text:p>Установка трансформаторов понизительных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91">
            <text:p>4530291</text:p>
          </table:table-cell>
          <table:table-cell office:value-type="string">
            <text:p>Подвеска  крепления фидеров на  промежуточных, угловых  и анкерных основах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91">
            <text:p>4530291</text:p>
          </table:table-cell>
          <table:table-cell office:value-type="string">
            <text:p>Подвеска  крепления фидеров на  промежуточных, угловых  и анкерных основа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92">
            <text:p>4530292</text:p>
          </table:table-cell>
          <table:table-cell office:value-type="string">
            <text:p>Подвеска  проводов на столбовых и стоечных линиях связи  и радиофикации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95">
            <text:p>4530295</text:p>
          </table:table-cell>
          <table:table-cell office:value-type="string">
            <text:p>Установка  молниеотвода, кабельной  площадки, люков, ступеней, контрольно  - разрывного  пункта  на  опорах  и крышах здани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0">
            <text:p>4530300</text:p>
          </table:table-cell>
          <table:table-cell office:value-type="string">
            <text:p>Монтаж оборудования тепловых электро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1">
            <text:p>4530301</text:p>
          </table:table-cell>
          <table:table-cell office:value-type="string">
            <text:p>Монтаж теплосилов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2">
            <text:p>4530302</text:p>
          </table:table-cell>
          <table:table-cell office:value-type="string">
            <text:p>Монтаж элементов паровых, водогрейных кот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3">
            <text:p>4530303</text:p>
          </table:table-cell>
          <table:table-cell office:value-type="string">
            <text:p>Монтаж установок для водоочистки и водоподгот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4">
            <text:p>4530304</text:p>
          </table:table-cell>
          <table:table-cell office:value-type="string">
            <text:p>Монтаж агрегатов паротурбинных и газотурбин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5">
            <text:p>4530305</text:p>
          </table:table-cell>
          <table:table-cell office:value-type="string">
            <text:p>Монтаж дизелей стационарных и дизель - генер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10">
            <text:p>4530310</text:p>
          </table:table-cell>
          <table:table-cell office:value-type="string">
            <text:p>Монтаж оборудования атомных электрических 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0">
            <text:p>4530320</text:p>
          </table:table-cell>
          <table:table-cell office:value-type="string">
            <text:p>Монтаж  оборудования  гидроэлектрических  станций  и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1">
            <text:p>4530321</text:p>
          </table:table-cell>
          <table:table-cell office:value-type="string">
            <text:p>Монтаж гидравлических турб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2">
            <text:p>4530322</text:p>
          </table:table-cell>
          <table:table-cell office:value-type="string">
            <text:p>Монтаж генераторов для гидроэлектро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3">
            <text:p>4530323</text:p>
          </table:table-cell>
          <table:table-cell office:value-type="string">
            <text:p>Монтаж маслонапорных установ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4">
            <text:p>4530324</text:p>
          </table:table-cell>
          <table:table-cell office:value-type="string">
            <text:p>Монтаж оборудования гидротехнических сооружений проче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5">
            <text:p>4530325</text:p>
          </table:table-cell>
          <table:table-cell office:value-type="string">
            <text:p>Монтаж  металлических  конструкций  спиральных  камер  и облицовки гидротурб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6">
            <text:p>4530326</text:p>
          </table:table-cell>
          <table:table-cell office:value-type="string">
            <text:p>Монтаж механизмов подъемных, тяговых очистных, затворов и шлюзных ворот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0">
            <text:p>4530330</text:p>
          </table:table-cell>
          <table:table-cell office:value-type="string">
            <text:p>Монтаж  оборудования  предприятий  угольной  и  торфя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1">
            <text:p>4530331</text:p>
          </table:table-cell>
          <table:table-cell office:value-type="string">
            <text:p>Монтаж  оборудования  для  механизации  подготовительных и очистных работ и горнопроход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2">
            <text:p>4530332</text:p>
          </table:table-cell>
          <table:table-cell office:value-type="string">
            <text:p>Монтаж оборудования подзем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3">
            <text:p>4530333</text:p>
          </table:table-cell>
          <table:table-cell office:value-type="string">
            <text:p>Монтаж оборудования для открытых горных разработ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4">
            <text:p>4530334</text:p>
          </table:table-cell>
          <table:table-cell office:value-type="string">
            <text:p>Монтаж оборудования торфя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0">
            <text:p>4530340</text:p>
          </table:table-cell>
          <table:table-cell office:value-type="string">
            <text:p>Монтаж  дробильно  - размольного  обогатительного  и агломерацион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1">
            <text:p>4530341</text:p>
          </table:table-cell>
          <table:table-cell office:value-type="string">
            <text:p>Монтаж оборудования дробильно - размо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2">
            <text:p>4530342</text:p>
          </table:table-cell>
          <table:table-cell office:value-type="string">
            <text:p>Монтаж оборудования для сортировки и обогащ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3">
            <text:p>4530343</text:p>
          </table:table-cell>
          <table:table-cell office:value-type="string">
            <text:p>Монтаж оборудования агломерацион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0">
            <text:p>4530350</text:p>
          </table:table-cell>
          <table:table-cell office:value-type="string">
            <text:p>Монтаж  оборудования  предприятий  химической  и нефтеперерабатывающе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1">
            <text:p>4530351</text:p>
          </table:table-cell>
          <table:table-cell office:value-type="string">
            <text:p>Монтаж оборудования общего назнач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2">
            <text:p>4530352</text:p>
          </table:table-cell>
          <table:table-cell office:value-type="string">
            <text:p>Монтаж оборудования  предприятий  по  производству  азота, аммиака, кислот, солей, минеральных удобр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3">
            <text:p>4530353</text:p>
          </table:table-cell>
          <table:table-cell office:value-type="string">
            <text:p>Монтаж  оборудования  предприятий  промышленности синтетического каучука и синтетического спи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4">
            <text:p>4530354</text:p>
          </table:table-cell>
          <table:table-cell office:value-type="string">
            <text:p>Монтаж  оборудования  предприятий  промышленности пластических масс, химических волоко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5">
            <text:p>4530355</text:p>
          </table:table-cell>
          <table:table-cell office:value-type="string">
            <text:p>Монтаж  оборудования  предприятий  лакокрас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6">
            <text:p>4530356</text:p>
          </table:table-cell>
          <table:table-cell office:value-type="string">
            <text:p>Монтаж  оборудования  предприятий  горно  - химической промышленности, автоматического пожаротуш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7">
            <text:p>4530357</text:p>
          </table:table-cell>
          <table:table-cell office:value-type="string">
            <text:p>Монтаж оборудования предприятий кислород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8">
            <text:p>4530358</text:p>
          </table:table-cell>
          <table:table-cell office:value-type="string">
            <text:p>Монтаж оборудования лесохим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0">
            <text:p>4530370</text:p>
          </table:table-cell>
          <table:table-cell office:value-type="string">
            <text:p>Монтаж оборудования предприятий черной металлург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1">
            <text:p>4530371</text:p>
          </table:table-cell>
          <table:table-cell office:value-type="string">
            <text:p>Монтаж оборудования коксового производства основ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2">
            <text:p>4530372</text:p>
          </table:table-cell>
          <table:table-cell office:value-type="string">
            <text:p>Монтаж оборудования доменного производства основ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3">
            <text:p>4530373</text:p>
          </table:table-cell>
          <table:table-cell office:value-type="string">
            <text:p>Монтаж оборудования сталеплавиль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4">
            <text:p>4530374</text:p>
          </table:table-cell>
          <table:table-cell office:value-type="string">
            <text:p>Монтаж машин непрерывного литья, испытательных, канатных, сеточных, аппаратов размоточно - намоточ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5">
            <text:p>4530375</text:p>
          </table:table-cell>
          <table:table-cell office:value-type="string">
            <text:p>Монтаж оборудования метизного производства основ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6">
            <text:p>4530376</text:p>
          </table:table-cell>
          <table:table-cell office:value-type="string">
            <text:p>Монтаж оборудования труболитей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7">
            <text:p>4530377</text:p>
          </table:table-cell>
          <table:table-cell office:value-type="string">
            <text:p>Монтаж оборудования ферросплав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8">
            <text:p>4530378</text:p>
          </table:table-cell>
          <table:table-cell office:value-type="string">
            <text:p>Монтаж  вспомогательного  оборудования  коксового, доменного, метизного  производства  (затворы, клапаны, муфты, шиберы)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9">
            <text:p>4530379</text:p>
          </table:table-cell>
          <table:table-cell office:value-type="string">
            <text:p>Монтаж универсальных разрывных маш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0">
            <text:p>4530380</text:p>
          </table:table-cell>
          <table:table-cell office:value-type="string">
            <text:p>Монтаж оборудования предприятий цветной металлург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1">
            <text:p>4530381</text:p>
          </table:table-cell>
          <table:table-cell office:value-type="string">
            <text:p>Монтаж оборудования общего назнач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2">
            <text:p>4530382</text:p>
          </table:table-cell>
          <table:table-cell office:value-type="string">
            <text:p>Монтаж оборудования для извлечения цветных метал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3">
            <text:p>4530383</text:p>
          </table:table-cell>
          <table:table-cell office:value-type="string">
            <text:p>Монтаж оборудования магниевых цех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4">
            <text:p>4530384</text:p>
          </table:table-cell>
          <table:table-cell office:value-type="string">
            <text:p>Монтаж оборудования для обработки цветных метал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0">
            <text:p>4530390</text:p>
          </table:table-cell>
          <table:table-cell office:value-type="string">
            <text:p>Монтаж оборудования прокат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1">
            <text:p>4530391</text:p>
          </table:table-cell>
          <table:table-cell office:value-type="string">
            <text:p>Монтаж прокатных стан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2">
            <text:p>4530392</text:p>
          </table:table-cell>
          <table:table-cell office:value-type="string">
            <text:p>Монтаж трубопрокатного и трубосвароч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3">
            <text:p>4530393</text:p>
          </table:table-cell>
          <table:table-cell office:value-type="string">
            <text:p>Монтаж  станций  и  систем  густой  и  жидкой  смазок, маслоочистительных маш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4">
            <text:p>4530394</text:p>
          </table:table-cell>
          <table:table-cell office:value-type="string">
            <text:p>Монтаж подшипников жидкостного тр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0">
            <text:p>4530400</text:p>
          </table:table-cell>
          <table:table-cell office:value-type="string">
            <text:p>Монтаж металл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1">
            <text:p>4530401</text:p>
          </table:table-cell>
          <table:table-cell office:value-type="string">
            <text:p>Монтаж металлорежущих стан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2">
            <text:p>4530402</text:p>
          </table:table-cell>
          <table:table-cell office:value-type="string">
            <text:p>Монтаж автоматических линий по металлообработке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3">
            <text:p>4530403</text:p>
          </table:table-cell>
          <table:table-cell office:value-type="string">
            <text:p>Монтаж пресс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4">
            <text:p>4530404</text:p>
          </table:table-cell>
          <table:table-cell office:value-type="string">
            <text:p>Монтаж литей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0">
            <text:p>4530410</text:p>
          </table:table-cell>
          <table:table-cell office:value-type="string">
            <text:p>Монтаж дерев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1">
            <text:p>4530411</text:p>
          </table:table-cell>
          <table:table-cell office:value-type="string">
            <text:p>Монтаж оборудования лесопиль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2">
            <text:p>4530412</text:p>
          </table:table-cell>
          <table:table-cell office:value-type="string">
            <text:p>Монтаж  оборудования  деревообрабатывающего  и  фанер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3">
            <text:p>4530413</text:p>
          </table:table-cell>
          <table:table-cell office:value-type="string">
            <text:p>Монтаж оборудования клеильно - сбор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4">
            <text:p>4530414</text:p>
          </table:table-cell>
          <table:table-cell office:value-type="string">
            <text:p>Монтаж оборудования для производства спиче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5">
            <text:p>4530415</text:p>
          </table:table-cell>
          <table:table-cell office:value-type="string">
            <text:p>Монтаж оборудования бондарно - тар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6">
            <text:p>4530416</text:p>
          </table:table-cell>
          <table:table-cell office:value-type="string">
            <text:p>Монтаж  оборудования  линий  по  изготовлению  оконных  и дверных блоков и отделке мебе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0">
            <text:p>4530420</text:p>
          </table:table-cell>
          <table:table-cell office:value-type="string">
            <text:p>Монтаж подъемно - транспорт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1">
            <text:p>4530421</text:p>
          </table:table-cell>
          <table:table-cell office:value-type="string">
            <text:p>Монтаж грузоподъемных кран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2">
            <text:p>4530422</text:p>
          </table:table-cell>
          <table:table-cell office:value-type="string">
            <text:p>Монтаж  конвейеров, ленточных, тележечных, рольгангов, транспортеров, норий, элев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3">
            <text:p>4530423</text:p>
          </table:table-cell>
          <table:table-cell office:value-type="string">
            <text:p>Монтаж узлов подъемно - транспорт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4">
            <text:p>4530424</text:p>
          </table:table-cell>
          <table:table-cell office:value-type="string">
            <text:p>Монтаж стеллаж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5">
            <text:p>4530425</text:p>
          </table:table-cell>
          <table:table-cell office:value-type="string">
            <text:p>Монтаж цепей, переходных секций, кана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6">
            <text:p>4530426</text:p>
          </table:table-cell>
          <table:table-cell office:value-type="string">
            <text:p>Монтаж оборудования подвесных канатных дорог с испытаниям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7">
            <text:p>4530427</text:p>
          </table:table-cell>
          <table:table-cell office:value-type="string">
            <text:p>Монтаж предохранительных сетчатых огражд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8">
            <text:p>4530428</text:p>
          </table:table-cell>
          <table:table-cell office:value-type="string">
            <text:p>Монтаж  лифтов, подъемных  площадок, плоскочашечных подъемников, шахтных клетей, загрузочных  и  разгрузочных устрой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9">
            <text:p>4530429</text:p>
          </table:table-cell>
          <table:table-cell office:value-type="string">
            <text:p>Монтаж лебедок и машин подъемных и тягов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31">
            <text:p>4530431</text:p>
          </table:table-cell>
          <table:table-cell office:value-type="string">
            <text:p>Монтаж  оборудования  узкоколейного  железнодорож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0">
            <text:p>4530440</text:p>
          </table:table-cell>
          <table:table-cell office:value-type="string">
            <text:p>Монтаж технологических металлоконструк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1">
            <text:p>4530441</text:p>
          </table:table-cell>
          <table:table-cell office:value-type="string">
            <text:p>Монтаж станин, рам, путей, привод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2">
            <text:p>4530442</text:p>
          </table:table-cell>
          <table:table-cell office:value-type="string">
            <text:p>Монтаж канатов канатных подвесных дорог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3">
            <text:p>4530443</text:p>
          </table:table-cell>
          <table:table-cell office:value-type="string">
            <text:p>Монтаж опорных металлоконструк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4">
            <text:p>4530444</text:p>
          </table:table-cell>
          <table:table-cell office:value-type="string">
            <text:p>Монтаж затворов, шлюзных ворот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5">
            <text:p>4530445</text:p>
          </table:table-cell>
          <table:table-cell office:value-type="string">
            <text:p>Монтаж опор, стоек, хомутов, рам, закладных элементов под оборудование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6">
            <text:p>4530446</text:p>
          </table:table-cell>
          <table:table-cell office:value-type="string">
            <text:p>Монтаж  желобов, коробов, кабельных  блоков, закладных  конструкций из прокатных профи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7">
            <text:p>4530447</text:p>
          </table:table-cell>
          <table:table-cell office:value-type="string">
            <text:p>Монтаж  технологических  металлоконструкций  доменного, сталеплавильного производства и в шахтных забоя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8">
            <text:p>4530448</text:p>
          </table:table-cell>
          <table:table-cell office:value-type="string">
            <text:p>Монтаж трубопроводов пневмотранспорта из листовой ста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0">
            <text:p>4530450</text:p>
          </table:table-cell>
          <table:table-cell office:value-type="string">
            <text:p>Монтаж технологических трубо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3">
            <text:p>4530453</text:p>
          </table:table-cell>
          <table:table-cell office:value-type="string">
            <text:p>Прокладка  трубопроводов  из  водогазопроводных  труб, аммиачных и  рассольных  батарей, систем  густой  смазки, систем автоматизаци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3">
            <text:p>4530453</text:p>
          </table:table-cell>
          <table:table-cell office:value-type="string">
            <text:p>Прокладка  трубопроводов  из  водогазопроводных  труб, аммиачных и  рассольных  батарей, систем  густой  смазки,  систем автоматизаци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4">
            <text:p>4530454</text:p>
          </table:table-cell>
          <table:table-cell office:value-type="string">
            <text:p>Прокладка  трубопроводов  из стальных труб в стволах шахт, водоотливных установок, в  камерах  гидроподъема, пульпоперекачивающих 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4">
            <text:p>4530454</text:p>
          </table:table-cell>
          <table:table-cell office:value-type="string">
            <text:p>Прокладка  трубопроводов  из стальных труб в стволах шахт, водоотливных установок, в  камерах  гидроподъема, пульпоперекачивающих станци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2">
            <text:p>4530462</text:p>
          </table:table-cell>
          <table:table-cell office:value-type="string">
            <text:p>Прокладка трубопроводов из керамических и фарфор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2">
            <text:p>4530462</text:p>
          </table:table-cell>
          <table:table-cell office:value-type="string">
            <text:p>Прокладка трубопроводов из керамических и фарфоров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 устройств  систем автоматизации, установок  пожаротушения, оборудования систем густой смазк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устройств  систем автоматизации, установок  пожаротушения, оборудования систем густой смазки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устройств  систем автоматизации, установок  пожаротушения, оборудования систем густой смаз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 в действующие магистрали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  в  действующие магистрал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  в  действующие магистра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0">
            <text:p>4530470</text:p>
          </table:table-cell>
          <table:table-cell office:value-type="string">
            <text:p>Монтаж  оборудования  предприятий  промышленности строительных материа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1">
            <text:p>4530471</text:p>
          </table:table-cell>
          <table:table-cell office:value-type="string">
            <text:p>Монтаж оборудования смесительного и раздат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2">
            <text:p>4530472</text:p>
          </table:table-cell>
          <table:table-cell office:value-type="string">
            <text:p>Монтаж оборудования подъемно - транспорт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3">
            <text:p>4530473</text:p>
          </table:table-cell>
          <table:table-cell office:value-type="string">
            <text:p>Монтаж  оборудования  для  производства  цемента, легких заполните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4">
            <text:p>4530474</text:p>
          </table:table-cell>
          <table:table-cell office:value-type="string">
            <text:p>Монтаж  оборудования  для  производства  стекла, сортовой посуды и стекловолок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5">
            <text:p>4530475</text:p>
          </table:table-cell>
          <table:table-cell office:value-type="string">
            <text:p>Монтаж  оборудования  для  производства  асбестоцементных издел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6">
            <text:p>4530476</text:p>
          </table:table-cell>
          <table:table-cell office:value-type="string">
            <text:p>Монтаж оборудования для  производства  кирпича, черепицы, керамических изделий, шлакоблоков и грануляции шла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7">
            <text:p>4530477</text:p>
          </table:table-cell>
          <table:table-cell office:value-type="string">
            <text:p>Монтаж оборудования  для  производства  гипса  и  гипсовых издел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8">
            <text:p>4530478</text:p>
          </table:table-cell>
          <table:table-cell office:value-type="string">
            <text:p>Монтаж оборудования для добычи и  обработки  облицовочного камн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9">
            <text:p>4530479</text:p>
          </table:table-cell>
          <table:table-cell office:value-type="string">
            <text:p>Монтаж  оборудования  для  производства  отопительных санитарно - технических устрой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1">
            <text:p>4530481</text:p>
          </table:table-cell>
          <table:table-cell office:value-type="string">
            <text:p>Монтаж  оборудования  для  производства  железобетонных изделий и изделий из ячеистого бето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2">
            <text:p>4530482</text:p>
          </table:table-cell>
          <table:table-cell office:value-type="string">
            <text:p>Монтаж  оборудования  для  изготовления  каркасов  из арматурной ста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3">
            <text:p>4530483</text:p>
          </table:table-cell>
          <table:table-cell office:value-type="string">
            <text:p>Монтаж оборудования для производства изве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4">
            <text:p>4530484</text:p>
          </table:table-cell>
          <table:table-cell office:value-type="string">
            <text:p>Монтаж  оборудования для производств камышитовых  изделий, древесно - стружечных плит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5">
            <text:p>4530485</text:p>
          </table:table-cell>
          <table:table-cell office:value-type="string">
            <text:p>Монтаж  оборудования  для  обработки  слюды и производства асбес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0">
            <text:p>4530490</text:p>
          </table:table-cell>
          <table:table-cell office:value-type="string">
            <text:p>Монтаж  оборудования  предприятий  целлюлозно  - бумаж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1">
            <text:p>4530491</text:p>
          </table:table-cell>
          <table:table-cell office:value-type="string">
            <text:p>Монтаж  оборудования  для  подготовки  древесного  сырья к переработке, для производства целлюлозы и полуцеллюлоз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2">
            <text:p>4530492</text:p>
          </table:table-cell>
          <table:table-cell office:value-type="string">
            <text:p>Монтаж  оборудования  для  производства  бумаги, картона, товарной целлюлозы и товарной древесной масс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3">
            <text:p>4530493</text:p>
          </table:table-cell>
          <table:table-cell office:value-type="string">
            <text:p>Монтаж  оборудования  для  переработки  бумаги и картона в изделия, для  резки, сортировки, упаковывания   и транспортировки бумаги, картона и целлюлоз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0">
            <text:p>4530500</text:p>
          </table:table-cell>
          <table:table-cell office:value-type="string">
            <text:p>Монтаж  оборудования  предприятий  полиграф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1">
            <text:p>4530501</text:p>
          </table:table-cell>
          <table:table-cell office:value-type="string">
            <text:p>Монтаж оборудования  для  изготовления  форм  текстовых  и стереотип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2">
            <text:p>4530502</text:p>
          </table:table-cell>
          <table:table-cell office:value-type="string">
            <text:p>Монтаж  оборудования  печатного, копировально  - множит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3">
            <text:p>4530503</text:p>
          </table:table-cell>
          <table:table-cell office:value-type="string">
            <text:p>Монтаж  оборудования  брошюровочно  - переплетного, для изготовления и  отделки  картонажных  и  беловых  изделий, картонаж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0">
            <text:p>4530520</text:p>
          </table:table-cell>
          <table:table-cell office:value-type="string">
            <text:p>Монтаж оборудования сельскохозяйствен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1">
            <text:p>4530521</text:p>
          </table:table-cell>
          <table:table-cell office:value-type="string">
            <text:p>Монтаж оборудования сбора и хранения молок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2">
            <text:p>4530522</text:p>
          </table:table-cell>
          <table:table-cell office:value-type="string">
            <text:p>Монтаж  оборудования водоподъемного, водоподогревателей и поил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3">
            <text:p>4530523</text:p>
          </table:table-cell>
          <table:table-cell office:value-type="string">
            <text:p>Монтаж оборудования кормоприготовл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4">
            <text:p>4530524</text:p>
          </table:table-cell>
          <table:table-cell office:value-type="string">
            <text:p>Монтаж оборудования стойлового для крупного рогатого скота и станочного для свиномат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5">
            <text:p>4530525</text:p>
          </table:table-cell>
          <table:table-cell office:value-type="string">
            <text:p>Монтаж оборудования подъемно - транспорт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6">
            <text:p>4530526</text:p>
          </table:table-cell>
          <table:table-cell office:value-type="string">
            <text:p>Монтаж оборудования для выращивания и содержания птиц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7">
            <text:p>4530527</text:p>
          </table:table-cell>
          <table:table-cell office:value-type="string">
            <text:p>Монтаж оборудования стригального пункта и кролеферм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8">
            <text:p>4530528</text:p>
          </table:table-cell>
          <table:table-cell office:value-type="string">
            <text:p>Монтаж оборудования кормушек и транспортеров - раздатчиков корм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9">
            <text:p>4530529</text:p>
          </table:table-cell>
          <table:table-cell office:value-type="string">
            <text:p>Монтаж оборудования навозоубор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0">
            <text:p>4530530</text:p>
          </table:table-cell>
          <table:table-cell office:value-type="string">
            <text:p>Монтаж  оборудования  зернохранилищ  и  предприятий  по переработке зер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1">
            <text:p>4530531</text:p>
          </table:table-cell>
          <table:table-cell office:value-type="string">
            <text:p>Монтаж оборудования для сушки и очистки зер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2">
            <text:p>4530532</text:p>
          </table:table-cell>
          <table:table-cell office:value-type="string">
            <text:p>Монтаж оборудования для выработки муки и кукуруз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3">
            <text:p>4530533</text:p>
          </table:table-cell>
          <table:table-cell office:value-type="string">
            <text:p>Монтаж оборудования для выработки комбикорм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4">
            <text:p>4530534</text:p>
          </table:table-cell>
          <table:table-cell office:value-type="string">
            <text:p>Монтаж  оборудования  дозировочного, смесительного, зашив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5">
            <text:p>4530535</text:p>
          </table:table-cell>
          <table:table-cell office:value-type="string">
            <text:p>Монтаж оборудования транспортного и распределит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6">
            <text:p>4530536</text:p>
          </table:table-cell>
          <table:table-cell office:value-type="string">
            <text:p>Монтаж оборудования погрузочно - разгруз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9">
            <text:p>4530539</text:p>
          </table:table-cell>
          <table:table-cell office:value-type="string">
            <text:p>Монтаж оборудования проче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40">
            <text:p>4530540</text:p>
          </table:table-cell>
          <table:table-cell office:value-type="string">
            <text:p>Монтаж  оборудования  предприятий  микробиолог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0">
            <text:p>4530550</text:p>
          </table:table-cell>
          <table:table-cell office:value-type="string">
            <text:p>Монтаж оборудования предприятий лег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1">
            <text:p>4530551</text:p>
          </table:table-cell>
          <table:table-cell office:value-type="string">
            <text:p>Монтаж оборудования предприятий производства кож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2">
            <text:p>4530552</text:p>
          </table:table-cell>
          <table:table-cell office:value-type="string">
            <text:p>Монтаж оборудования дубильно - экстракто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3">
            <text:p>4530553</text:p>
          </table:table-cell>
          <table:table-cell office:value-type="string">
            <text:p>Монтаж оборудования обув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4">
            <text:p>4530554</text:p>
          </table:table-cell>
          <table:table-cell office:value-type="string">
            <text:p>Монтаж  оборудования  для  производства  вспомогательных  дета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5">
            <text:p>4530555</text:p>
          </table:table-cell>
          <table:table-cell office:value-type="string">
            <text:p>Монтаж оборудования вязального, текстильно - галантерей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6">
            <text:p>4530556</text:p>
          </table:table-cell>
          <table:table-cell office:value-type="string">
            <text:p>Монтаж  оборудования  красильной  и отделочной трикотаж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7">
            <text:p>4530557</text:p>
          </table:table-cell>
          <table:table-cell office:value-type="string">
            <text:p>Монтаж оборудования мехо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8">
            <text:p>4530558</text:p>
          </table:table-cell>
          <table:table-cell office:value-type="string">
            <text:p>Монтаж оборудования швейного, влажно - тепловой обработ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9">
            <text:p>4530559</text:p>
          </table:table-cell>
          <table:table-cell office:value-type="string">
            <text:p>Монтаж  оборудования  шорно  - седельного  производства, кожевенно - галантерей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1">
            <text:p>4530561</text:p>
          </table:table-cell>
          <table:table-cell office:value-type="string">
            <text:p>Монтаж оборудования щетинно - щет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2">
            <text:p>4530562</text:p>
          </table:table-cell>
          <table:table-cell office:value-type="string">
            <text:p>Монтаж оборудования валяльно - войл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3">
            <text:p>4530563</text:p>
          </table:table-cell>
          <table:table-cell office:value-type="string">
            <text:p>Монтаж оборудования по переработке вторичного сырь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4">
            <text:p>4530564</text:p>
          </table:table-cell>
          <table:table-cell office:value-type="string">
            <text:p>Монтаж оборудования сушильного и для дезинфекц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5">
            <text:p>4530565</text:p>
          </table:table-cell>
          <table:table-cell office:value-type="string">
            <text:p>Установка столов настилочных, глади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6">
            <text:p>4530566</text:p>
          </table:table-cell>
          <table:table-cell office:value-type="string">
            <text:p>Монтаж оборудования для трикотаж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0">
            <text:p>4530570</text:p>
          </table:table-cell>
          <table:table-cell office:value-type="string">
            <text:p>Монтаж оборудования предприятий текстиль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1">
            <text:p>4530571</text:p>
          </table:table-cell>
          <table:table-cell office:value-type="string">
            <text:p>Монтаж оборудования ткацки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2">
            <text:p>4530572</text:p>
          </table:table-cell>
          <table:table-cell office:value-type="string">
            <text:p>Монтаж машин ровничных, прядильных, крутильных, джуто - кенаф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3">
            <text:p>4530573</text:p>
          </table:table-cell>
          <table:table-cell office:value-type="string">
            <text:p>Монтаж оборудования отделочных текстиль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4">
            <text:p>4530574</text:p>
          </table:table-cell>
          <table:table-cell office:value-type="string">
            <text:p>Монтаж  оборудования  хлопкоочистительных  заводов  и  по обработке коконного сырь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0">
            <text:p>4530580</text:p>
          </table:table-cell>
          <table:table-cell office:value-type="string">
            <text:p>Монтаж оборудования предприятий пище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1">
            <text:p>4530581</text:p>
          </table:table-cell>
          <table:table-cell office:value-type="string">
            <text:p>Монтаж оборудования хлебопекар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2">
            <text:p>4530582</text:p>
          </table:table-cell>
          <table:table-cell office:value-type="string">
            <text:p>Монтаж оборудования сахар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3">
            <text:p>4530583</text:p>
          </table:table-cell>
          <table:table-cell office:value-type="string">
            <text:p>Монтаж  оборудования  мясо- и  птицеперерабатывающе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4">
            <text:p>4530584</text:p>
          </table:table-cell>
          <table:table-cell office:value-type="string">
            <text:p>Монтаж оборудования предприятий рыб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5">
            <text:p>4530585</text:p>
          </table:table-cell>
          <table:table-cell office:value-type="string">
            <text:p>Монтаж оборудования предприятий мол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6">
            <text:p>4530586</text:p>
          </table:table-cell>
          <table:table-cell office:value-type="string">
            <text:p>Монтаж  оборудования  предприятий  масложиро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7">
            <text:p>4530587</text:p>
          </table:table-cell>
          <table:table-cell office:value-type="string">
            <text:p>Монтаж  оборудования  предприятий  консервной, птицеконцентратной и овощесушиль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8">
            <text:p>4530588</text:p>
          </table:table-cell>
          <table:table-cell office:value-type="string">
            <text:p>Монтаж  оборудования предприятий макаронной, кондитер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9">
            <text:p>4530589</text:p>
          </table:table-cell>
          <table:table-cell office:value-type="string">
            <text:p>Монтаж  оборудования  предприятий  дрожжевой, крахмало  - паточной, винодельческой, безалкоголь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1">
            <text:p>4530591</text:p>
          </table:table-cell>
          <table:table-cell office:value-type="string">
            <text:p>Монтаж оборудования предприятий табачных изделий и ча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2">
            <text:p>4530592</text:p>
          </table:table-cell>
          <table:table-cell office:value-type="string">
            <text:p>Монтаж оборудования предприятий торговли  и  общественного пит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3">
            <text:p>4530593</text:p>
          </table:table-cell>
          <table:table-cell office:value-type="string">
            <text:p>Монтаж оборудования производства жестяной тар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0">
            <text:p>4530600</text:p>
          </table:table-cell>
          <table:table-cell office:value-type="string">
            <text:p>Монтаж весов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1">
            <text:p>4530601</text:p>
          </table:table-cell>
          <table:table-cell office:value-type="string">
            <text:p>Монтаж весов транспортных, платформенных, элеватор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2">
            <text:p>4530602</text:p>
          </table:table-cell>
          <table:table-cell office:value-type="string">
            <text:p>Монтаж весов для бестарного взвешивания сыпучих материалов и дозировоч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3">
            <text:p>4530603</text:p>
          </table:table-cell>
          <table:table-cell office:value-type="string">
            <text:p>Монтаж весов, применяемых в пище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0">
            <text:p>4530620</text:p>
          </table:table-cell>
          <table:table-cell office:value-type="string">
            <text:p>Монтаж  оборудования  предприятий  электротехн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1">
            <text:p>4530621</text:p>
          </table:table-cell>
          <table:table-cell office:value-type="string">
            <text:p>Монтаж оборудования каб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2">
            <text:p>4530622</text:p>
          </table:table-cell>
          <table:table-cell office:value-type="string">
            <text:p>Монтаж оборудования для изготовления электрических маш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3">
            <text:p>4530623</text:p>
          </table:table-cell>
          <table:table-cell office:value-type="string">
            <text:p>Монтаж оборудования для производства химических источников ток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4">
            <text:p>4530624</text:p>
          </table:table-cell>
          <table:table-cell office:value-type="string">
            <text:p>Монтаж оборудования для испыта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5">
            <text:p>4530625</text:p>
          </table:table-cell>
          <table:table-cell office:value-type="string">
            <text:p>Монтаж оборудования для окраски издел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6">
            <text:p>4530626</text:p>
          </table:table-cell>
          <table:table-cell office:value-type="string">
            <text:p>Монтаж оборудования электрокерамической  промышленности  и для производства электроизоляционных материа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7">
            <text:p>4530627</text:p>
          </table:table-cell>
          <table:table-cell office:value-type="string">
            <text:p>Монтаж оборудования для производства источников све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0">
            <text:p>4530630</text:p>
          </table:table-cell>
          <table:table-cell office:value-type="string">
            <text:p>Монтаж  электротехнических установ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1">
            <text:p>4530631</text:p>
          </table:table-cell>
          <table:table-cell office:value-type="string">
            <text:p>Монтаж трансформаторов силовых и комплектов под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2">
            <text:p>4530632</text:p>
          </table:table-cell>
          <table:table-cell office:value-type="string">
            <text:p>Монтаж маслоохладителей и теплообменни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3">
            <text:p>4530633</text:p>
          </table:table-cell>
          <table:table-cell office:value-type="string">
            <text:p>Монтаж реакторов и конденс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4">
            <text:p>4530634</text:p>
          </table:table-cell>
          <table:table-cell office:value-type="string">
            <text:p>Монтаж короткозамыкателей, разъединителей, выключателей, разрядников на напряжение до 750 к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4">
            <text:p>4530634</text:p>
          </table:table-cell>
          <table:table-cell office:value-type="string">
            <text:p>Монтаж короткозамыкателей, разъединителей, выключателей, разрядников на напряжение до 750 к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5">
            <text:p>4530635</text:p>
          </table:table-cell>
          <table:table-cell office:value-type="string">
            <text:p>Монтаж  трансформаторов тока и напряжения, понизительных, автотрансформ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6">
            <text:p>4530636</text:p>
          </table:table-cell>
          <table:table-cell office:value-type="string">
            <text:p>Монтаж  электрических  машин  и  агрегатов  с  установкой токоприемни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7">
            <text:p>4530637</text:p>
          </table:table-cell>
          <table:table-cell office:value-type="string">
            <text:p>Монтаж  рубильников, выключателей, автоматов  воздушных, аппаратов штепс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7">
            <text:p>4530637</text:p>
          </table:table-cell>
          <table:table-cell office:value-type="string">
            <text:p>Монтаж  рубильников, выключателей, автоматов  воздушных, аппаратов штепс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8">
            <text:p>4530638</text:p>
          </table:table-cell>
          <table:table-cell office:value-type="string">
            <text:p>Монтаж  щитков распределительных и осветительных, коробок клеммных и ответвите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8">
            <text:p>4530638</text:p>
          </table:table-cell>
          <table:table-cell office:value-type="string">
            <text:p>Монтаж  щитков распределительных и осветительных, коробок клеммных и ответвите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9">
            <text:p>4530639</text:p>
          </table:table-cell>
          <table:table-cell office:value-type="string">
            <text:p>Монтаж щитов однорядных и двухрядных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9">
            <text:p>4530639</text:p>
          </table:table-cell>
          <table:table-cell office:value-type="string">
            <text:p>Монтаж щитов однорядных и двухряд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1">
            <text:p>4530641</text:p>
          </table:table-cell>
          <table:table-cell office:value-type="string">
            <text:p>Монтаж шкафов, пультов, стеллажей и вводно – распределительных устрой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1">
            <text:p>4530641</text:p>
          </table:table-cell>
          <table:table-cell office:value-type="string">
            <text:p>Монтаж  шкафов, пультов, стеллажей  и  вводно  - распределительных устройст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2">
            <text:p>4530642</text:p>
          </table:table-cell>
          <table:table-cell office:value-type="string">
            <text:p>Монтаж аппаратуры пускорегулирующей и направляющ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2">
            <text:p>4530642</text:p>
          </table:table-cell>
          <table:table-cell office:value-type="string">
            <text:p>Монтаж аппаратуры пускорегулирующей и направляющ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3">
            <text:p>4530643</text:p>
          </table:table-cell>
          <table:table-cell office:value-type="string">
            <text:p>Установка аккумуляторов, щелочных батарей с заряд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3">
            <text:p>4530643</text:p>
          </table:table-cell>
          <table:table-cell office:value-type="string">
            <text:p>Установка аккумуляторов, щелочных батарей с заряд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4">
            <text:p>4530644</text:p>
          </table:table-cell>
          <table:table-cell office:value-type="string">
            <text:p>Установка электронагревательных приб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4">
            <text:p>4530644</text:p>
          </table:table-cell>
          <table:table-cell office:value-type="string">
            <text:p>Установка электронагревательных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5">
            <text:p>4530645</text:p>
          </table:table-cell>
          <table:table-cell office:value-type="string">
            <text:p>Установка электрических приб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5">
            <text:p>4530645</text:p>
          </table:table-cell>
          <table:table-cell office:value-type="string">
            <text:p>Установка электрических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6">
            <text:p>4530646</text:p>
          </table:table-cell>
          <table:table-cell office:value-type="string">
            <text:p>Установка изолят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6">
            <text:p>4530646</text:p>
          </table:table-cell>
          <table:table-cell office:value-type="string">
            <text:p>Установка изоляторо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7">
            <text:p>4530647</text:p>
          </table:table-cell>
          <table:table-cell office:value-type="string">
            <text:p>Установка шинных  мостов,  гибкой  ошиновки  и  пунктов секционир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8">
            <text:p>4530648</text:p>
          </table:table-cell>
          <table:table-cell office:value-type="string">
            <text:p>Установка  оборудования  сетей  городского электрифицирован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9">
            <text:p>4530649</text:p>
          </table:table-cell>
          <table:table-cell office:value-type="string">
            <text:p>Установка  асбестоцементных  плит, досок  проходных  и разделит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1">
            <text:p>4530651</text:p>
          </table:table-cell>
          <table:table-cell office:value-type="string">
            <text:p>Установка заземлите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51">
            <text:p>4530651</text:p>
          </table:table-cell>
          <table:table-cell office:value-type="string">
            <text:p>Установка заземлителе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2">
            <text:p>4530652</text:p>
          </table:table-cell>
          <table:table-cell office:value-type="string">
            <text:p>Установка светильни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3">
            <text:p>4530653</text:p>
          </table:table-cell>
          <table:table-cell office:value-type="string">
            <text:p>Прокладка  шинопроводов, троллей, токопроводов, рельс контуров заземл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4">
            <text:p>4530654</text:p>
          </table:table-cell>
          <table:table-cell office:value-type="string">
            <text:p>Прокладка  шинопроводов  межкорпусной  и  магистральной ошин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5">
            <text:p>4530655</text:p>
          </table:table-cell>
          <table:table-cell office:value-type="string">
            <text:p>Прокладка контактных сетей промышленного, железнодорожного и городск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6">
            <text:p>4530656</text:p>
          </table:table-cell>
          <table:table-cell office:value-type="string">
            <text:p>Прокладка сетей наружного освещ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7">
            <text:p>4530657</text:p>
          </table:table-cell>
          <table:table-cell office:value-type="string">
            <text:p>Прокладка кабельных сетей с устройством муфт  и  разделкой конц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58">
            <text:p>4530658</text:p>
          </table:table-cell>
          <table:table-cell office:value-type="string">
            <text:p>Прокладка внутренней электропровод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8">
            <text:p>4530658</text:p>
          </table:table-cell>
          <table:table-cell office:value-type="string">
            <text:p>Прокладка внутренней электропровод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9">
            <text:p>4530659</text:p>
          </table:table-cell>
          <table:table-cell office:value-type="string">
            <text:p>Заливка  электрооборудования трансформаторным маслом с его суш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1">
            <text:p>4530661</text:p>
          </table:table-cell>
          <table:table-cell office:value-type="string">
            <text:p>Покрытие кабеля кирпичом или плитами с устройством посте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2">
            <text:p>4530662</text:p>
          </table:table-cell>
          <table:table-cell office:value-type="string">
            <text:p>Устройство сигнализации тросовой в шахта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3">
            <text:p>4530663</text:p>
          </table:table-cell>
          <table:table-cell office:value-type="string">
            <text:p>Транспортировка  оборудования  при электрификации железных дорог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0">
            <text:p>4530670</text:p>
          </table:table-cell>
          <table:table-cell office:value-type="string">
            <text:p>Монтаж компрессорных машин, насосов и вентиляторо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1">
            <text:p>4530671</text:p>
          </table:table-cell>
          <table:table-cell office:value-type="string">
            <text:p>Монтаж компрессорных  агрегатов  и  детандеров  поршневых, центробеж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2">
            <text:p>4530672</text:p>
          </table:table-cell>
          <table:table-cell office:value-type="string">
            <text:p>Монтаж вентиляцион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3">
            <text:p>4530673</text:p>
          </table:table-cell>
          <table:table-cell office:value-type="string">
            <text:p>Монтаж насосных агрегатов общего назначения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0">
            <text:p>4530680</text:p>
          </table:table-cell>
          <table:table-cell office:value-type="string">
            <text:p>Монтаж электрических пече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1">
            <text:p>4530681</text:p>
          </table:table-cell>
          <table:table-cell office:value-type="string">
            <text:p>Монтаж электрических печ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2">
            <text:p>4530682</text:p>
          </table:table-cell>
          <table:table-cell office:value-type="string">
            <text:p>Монтаж вспомогательных установ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0">
            <text:p>4530690</text:p>
          </table:table-cell>
          <table:table-cell office:value-type="string">
            <text:p>Монтаж оборудования предприятий по ремонту бытовых машин и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1">
            <text:p>4530691</text:p>
          </table:table-cell>
          <table:table-cell office:value-type="string">
            <text:p>Монтаж  машин  и  установок  для  стирки, глажения  и складирования бель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2">
            <text:p>4530692</text:p>
          </table:table-cell>
          <table:table-cell office:value-type="string">
            <text:p>Монтаж  машин и установок для химической чистки и крашения одежды и ков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3">
            <text:p>4530693</text:p>
          </table:table-cell>
          <table:table-cell office:value-type="string">
            <text:p>Монтаж  машин  и  установок  для  предприятий  по  ремонту бытовых машин и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0">
            <text:p>4530700</text:p>
          </table:table-cell>
          <table:table-cell office:value-type="string">
            <text:p>Монтаж оборудования для очистки газ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1">
            <text:p>4530701</text:p>
          </table:table-cell>
          <table:table-cell office:value-type="string">
            <text:p>Монтаж  оборудования  для  электрической  и  механической очистки газ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2">
            <text:p>4530702</text:p>
          </table:table-cell>
          <table:table-cell office:value-type="string">
            <text:p>Выполнение сопутствующих работ при монтаже электрофильт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0">
            <text:p>4530720</text:p>
          </table:table-cell>
          <table:table-cell office:value-type="string">
            <text:p>Монтаж оборудования предприятий электронной промышленности  и средств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1">
            <text:p>4530721</text:p>
          </table:table-cell>
          <table:table-cell office:value-type="string">
            <text:p>Монтаж оборудования вакуум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2">
            <text:p>4530722</text:p>
          </table:table-cell>
          <table:table-cell office:value-type="string">
            <text:p>Монтаж оборудования терм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3">
            <text:p>4530723</text:p>
          </table:table-cell>
          <table:table-cell office:value-type="string">
            <text:p>Монтаж оборудования свар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4">
            <text:p>4530724</text:p>
          </table:table-cell>
          <table:table-cell office:value-type="string">
            <text:p>Монтаж оборудования механической обработ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5">
            <text:p>4530725</text:p>
          </table:table-cell>
          <table:table-cell office:value-type="string">
            <text:p>Монтаж  оборудования  стекольного  и  керамическ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6">
            <text:p>4530726</text:p>
          </table:table-cell>
          <table:table-cell office:value-type="string">
            <text:p>Монтаж оборудования химических процесс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7">
            <text:p>4530727</text:p>
          </table:table-cell>
          <table:table-cell office:value-type="string">
            <text:p>Монтаж  оборудования  сборочного, общего  назначения  и испытат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8">
            <text:p>4530728</text:p>
          </table:table-cell>
          <table:table-cell office:value-type="string">
            <text:p>Монтаж оборудования оптического и точной механи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9">
            <text:p>4530729</text:p>
          </table:table-cell>
          <table:table-cell office:value-type="string">
            <text:p>Монтаж  оборудования  предприятий  промышленности  средств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0">
            <text:p>4530730</text:p>
          </table:table-cell>
          <table:table-cell office:value-type="string">
            <text:p>Монтаж  оборудования  сигнализации, централизации  и блокировки на железнодорожном транспорте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1">
            <text:p>4530731</text:p>
          </table:table-cell>
          <table:table-cell office:value-type="string">
            <text:p>Монтаж  оборудования электрожезловой системы и маршрутно - контрольных устройств, механической  централизации  и полуавтоматической блокир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2">
            <text:p>4530732</text:p>
          </table:table-cell>
          <table:table-cell office:value-type="string">
            <text:p>Монтаж  оборудования  диспетчерских, электрической централизации и блокир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3">
            <text:p>4530733</text:p>
          </table:table-cell>
          <table:table-cell office:value-type="string">
            <text:p>Монтаж  оборудования  для  механизации, автоматизации  сортировочных горок и пневматической почт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4">
            <text:p>4530734</text:p>
          </table:table-cell>
          <table:table-cell office:value-type="string">
            <text:p>Монтаж оборудования устройств электропитающих и каб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0">
            <text:p>4530740</text:p>
          </table:table-cell>
          <table:table-cell office:value-type="string">
            <text:p>Монтаж оборудования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1">
            <text:p>4530741</text:p>
          </table:table-cell>
          <table:table-cell office:value-type="string">
            <text:p>Монтаж  телефонных  станций  и  коммутаторов  ЦБ, МБ, диспетчерской, междугородней и учрежденческой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2">
            <text:p>4530742</text:p>
          </table:table-cell>
          <table:table-cell office:value-type="string">
            <text:p>Монтаж  телефонных  станций  и  коммутаторов  системы  МБ директорской, диспетчерской  и  учрежденческой  связи  и телефонных квазителефонных 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3">
            <text:p>4530743</text:p>
          </table:table-cell>
          <table:table-cell office:value-type="string">
            <text:p>Монтаж  телефонных  станций  сельской  связи с проверкой и настрой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4">
            <text:p>4530744</text:p>
          </table:table-cell>
          <table:table-cell office:value-type="string">
            <text:p>Монтаж  каркасов  штативов  с  ограждающими  устройствами, освещением и сигнализаци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5">
            <text:p>4530745</text:p>
          </table:table-cell>
          <table:table-cell office:value-type="string">
            <text:p>Монтаж  оборудования  телефонных  станций, включая аппаратуру высокочастотной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6">
            <text:p>4530746</text:p>
          </table:table-cell>
          <table:table-cell office:value-type="string">
            <text:p>Монтаж радио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7">
            <text:p>4530747</text:p>
          </table:table-cell>
          <table:table-cell office:value-type="string">
            <text:p>Монтаж  оборудования  радиобюро, радиостанций, радиотрансляционных уз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8">
            <text:p>4530748</text:p>
          </table:table-cell>
          <table:table-cell office:value-type="string">
            <text:p>Монтаж антенных  устройств  с  сопутствующими  работами  и настрой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9">
            <text:p>4530749</text:p>
          </table:table-cell>
          <table:table-cell office:value-type="string">
            <text:p>Монтаж оборудования радио- и телецент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0">
            <text:p>4530750</text:p>
          </table:table-cell>
          <table:table-cell office:value-type="string">
            <text:p>Монтаж оборудования метрополитенов и тонне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1">
            <text:p>4530751</text:p>
          </table:table-cell>
          <table:table-cell office:value-type="string">
            <text:p>Монтаж эскал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2">
            <text:p>4530752</text:p>
          </table:table-cell>
          <table:table-cell office:value-type="string">
            <text:p>Монтаж клапанов вентиляцион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3">
            <text:p>4530753</text:p>
          </table:table-cell>
          <table:table-cell office:value-type="string">
            <text:p>Монтаж аппаратуры связи шахт и железнодорож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1">
            <text:p>4530761</text:p>
          </table:table-cell>
          <table:table-cell office:value-type="string">
            <text:p>Монтаж  аппаратуры  электрической  тревожной, пожарной, вызывной и  дистанционной  сигнализации  с  блокировкой поверхност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2">
            <text:p>4530762</text:p>
          </table:table-cell>
          <table:table-cell office:value-type="string">
            <text:p>Монтаж стендов водоохлаждения передатчи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3">
            <text:p>4530763</text:p>
          </table:table-cell>
          <table:table-cell office:value-type="string">
            <text:p>Монтаж  дверей  с  контактом  электрической и механической блокир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4">
            <text:p>4530764</text:p>
          </table:table-cell>
          <table:table-cell office:value-type="string">
            <text:p>Монтаж оборудования механизации почтовой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5">
            <text:p>4530765</text:p>
          </table:table-cell>
          <table:table-cell office:value-type="string">
            <text:p>Установка огражд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6">
            <text:p>4530766</text:p>
          </table:table-cell>
          <table:table-cell office:value-type="string">
            <text:p>Прокладка кабелей линии связи и станцион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7">
            <text:p>4530767</text:p>
          </table:table-cell>
          <table:table-cell office:value-type="string">
            <text:p>Прокладка проводов станционных, волновод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8">
            <text:p>4530768</text:p>
          </table:table-cell>
          <table:table-cell office:value-type="string">
            <text:p>Прокладка фидерных линий и волновод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9">
            <text:p>4530769</text:p>
          </table:table-cell>
          <table:table-cell office:value-type="string">
            <text:p>Установка  трансформаторов  и  шлейфов фидерных, системы содержания волновода под избыточным давлением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71">
            <text:p>4530771</text:p>
          </table:table-cell>
          <table:table-cell office:value-type="string">
            <text:p>Присоединение существующих кабелей с  их  перекладкой  без перерыва действия абонен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72">
            <text:p>4530772</text:p>
          </table:table-cell>
          <table:table-cell office:value-type="string">
            <text:p>Вытягивание кабеля из канализац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0">
            <text:p>4530780</text:p>
          </table:table-cell>
          <table:table-cell office:value-type="string">
            <text:p>Монтаж приборов, средств автоматизации  и  вычислительной техни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1">
            <text:p>4530781</text:p>
          </table:table-cell>
          <table:table-cell office:value-type="string">
            <text:p>Установка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2">
            <text:p>4530782</text:p>
          </table:table-cell>
          <table:table-cell office:value-type="string">
            <text:p>Установка индикаторов, датчиков, сигнализаторов различных парамет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3">
            <text:p>4530783</text:p>
          </table:table-cell>
          <table:table-cell office:value-type="string">
            <text:p>Установка аппаратуры оперативного контроля  и  управления, сбора и передачи исходной информац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4">
            <text:p>4530784</text:p>
          </table:table-cell>
          <table:table-cell office:value-type="string">
            <text:p>Установка исполнительных механизмов и регуля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5">
            <text:p>4530785</text:p>
          </table:table-cell>
          <table:table-cell office:value-type="string">
            <text:p>Установка панелей, щитов, штативов, пуль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6">
            <text:p>4530786</text:p>
          </table:table-cell>
          <table:table-cell office:value-type="string">
            <text:p>Устройство проводок трубных и из пневматических кабелей  с сопутствующими работам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7">
            <text:p>4530787</text:p>
          </table:table-cell>
          <table:table-cell office:value-type="string">
            <text:p>Устройство проводок электрических по металлическим панелям и в щитах с сопутствующими работам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8">
            <text:p>4530788</text:p>
          </table:table-cell>
          <table:table-cell office:value-type="string">
            <text:p>Монтаж источников пит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9">
            <text:p>4530789</text:p>
          </table:table-cell>
          <table:table-cell office:value-type="string">
            <text:p>Монтаж оборудования лабораторий для проверки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91">
            <text:p>4530791</text:p>
          </table:table-cell>
          <table:table-cell office:value-type="string">
            <text:p>Монтаж аппаратуры специализированных систем  управления  и вычислительной техни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0">
            <text:p>4530800</text:p>
          </table:table-cell>
          <table:table-cell office:value-type="string">
            <text:p>Монтаж  оборудования  учреждений  здравоохранения  и предприятий медицин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1">
            <text:p>4530801</text:p>
          </table:table-cell>
          <table:table-cell office:value-type="string">
            <text:p>Монтаж оборудования стерилизационного и апте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2">
            <text:p>4530802</text:p>
          </table:table-cell>
          <table:table-cell office:value-type="string">
            <text:p>Монтаж  оборудования  отоларингологического  и стоматолог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3">
            <text:p>4530803</text:p>
          </table:table-cell>
          <table:table-cell office:value-type="string">
            <text:p>Монтаж оборудования физиотерапевтических кабине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4">
            <text:p>4530804</text:p>
          </table:table-cell>
          <table:table-cell office:value-type="string">
            <text:p>Монтаж оборудования рентгеновских кабине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5">
            <text:p>4530805</text:p>
          </table:table-cell>
          <table:table-cell office:value-type="string">
            <text:p>Монтаж  оборудования  общехирургического, для  анестезии, искусственного дыхания и кислородной терап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6">
            <text:p>4530806</text:p>
          </table:table-cell>
          <table:table-cell office:value-type="string">
            <text:p>Монтаж оборудования офтальмолог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7">
            <text:p>4530807</text:p>
          </table:table-cell>
          <table:table-cell office:value-type="string">
            <text:p>Монтаж  оборудования  акушерско  - гинекологического  и уролог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8">
            <text:p>4530808</text:p>
          </table:table-cell>
          <table:table-cell office:value-type="string">
            <text:p>Монтаж оборудования  для  диагностических  исследований  и лаборатор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9">
            <text:p>4530809</text:p>
          </table:table-cell>
          <table:table-cell office:value-type="string">
            <text:p>Монтаж  оборудования  больничного, дезинфекционного  и дезинсекцион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11">
            <text:p>4530811</text:p>
          </table:table-cell>
          <table:table-cell office:value-type="string">
            <text:p>Монтаж оборудования предприятий медицин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0">
            <text:p>4530820</text:p>
          </table:table-cell>
          <table:table-cell office:value-type="string">
            <text:p>Монтаж оборудования театрально - зрелищных предприят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1">
            <text:p>4530821</text:p>
          </table:table-cell>
          <table:table-cell office:value-type="string">
            <text:p>Монтаж сценическ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2">
            <text:p>4530822</text:p>
          </table:table-cell>
          <table:table-cell office:value-type="string">
            <text:p>Монтаж плит противовес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3">
            <text:p>4530823</text:p>
          </table:table-cell>
          <table:table-cell office:value-type="string">
            <text:p>Навеска кана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4">
            <text:p>4530824</text:p>
          </table:table-cell>
          <table:table-cell office:value-type="string">
            <text:p>Монтаж  звукотехнических  установок театрально - зрелищных предприят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0">
            <text:p>4530830</text:p>
          </table:table-cell>
          <table:table-cell office:value-type="string">
            <text:p>Монтаж оборудования предприятий кинематограф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1">
            <text:p>4530831</text:p>
          </table:table-cell>
          <table:table-cell office:value-type="string">
            <text:p>Монтаж аппаратуры и устройств кинопоказ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2">
            <text:p>4530832</text:p>
          </table:table-cell>
          <table:table-cell office:value-type="string">
            <text:p>Монтаж экран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3">
            <text:p>4530833</text:p>
          </table:table-cell>
          <table:table-cell office:value-type="string">
            <text:p>Монтаж устройств кашетир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4">
            <text:p>4530834</text:p>
          </table:table-cell>
          <table:table-cell office:value-type="string">
            <text:p>Монтаж аппаратуры съемки фильмов и звукозапис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5">
            <text:p>4530835</text:p>
          </table:table-cell>
          <table:table-cell office:value-type="string">
            <text:p>Монтаж киностудийного и лаборатор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0">
            <text:p>4530850</text:p>
          </table:table-cell>
          <table:table-cell office:value-type="string">
            <text:p>Пусконаладочные работы электротехнических устройст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1">
            <text:p>4530851</text:p>
          </table:table-cell>
          <table:table-cell office:value-type="string">
            <text:p>Пусконаладочные работы  синхронных  генераторов  и  систем возбужде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2">
            <text:p>4530852</text:p>
          </table:table-cell>
          <table:table-cell office:value-type="string">
            <text:p>Пусконаладочные  работы  силовых  и  измерительных трансформатор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3">
            <text:p>4530853</text:p>
          </table:table-cell>
          <table:table-cell office:value-type="string">
            <text:p>Пусконаладочные работы коммутационных аппарат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4">
            <text:p>4530854</text:p>
          </table:table-cell>
          <table:table-cell office:value-type="string">
            <text:p>Пусконаладочные работы устройств релейной защиты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5">
            <text:p>4530855</text:p>
          </table:table-cell>
          <table:table-cell office:value-type="string">
            <text:p>Пусконаладочные работы автоматики в электроснабжени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6">
            <text:p>4530856</text:p>
          </table:table-cell>
          <table:table-cell office:value-type="string">
            <text:p>Пусконаладочные  работы  систем  напряжения и оперативного ток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7">
            <text:p>4530857</text:p>
          </table:table-cell>
          <table:table-cell office:value-type="string">
            <text:p>Пусконаладочные  работы  электрических  машин  и электропривод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8">
            <text:p>4530858</text:p>
          </table:table-cell>
          <table:table-cell office:value-type="string">
            <text:p>Пусконаладочные  работы систем автоматики, сигнализации и взаимосвязанных устройст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0">
            <text:p>4530860</text:p>
          </table:table-cell>
          <table:table-cell office:value-type="string">
            <text:p>Пусконаладочные  работы  автоматизированных  систем управле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1">
            <text:p>4530861</text:p>
          </table:table-cell>
          <table:table-cell office:value-type="string">
            <text:p>Пусконаладочные работы технических средств АСУ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2">
            <text:p>4530862</text:p>
          </table:table-cell>
          <table:table-cell office:value-type="string">
            <text:p>Пусконаладочные  работы  программного  обеспечения вычислительных комплекс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3">
            <text:p>4530863</text:p>
          </table:table-cell>
          <table:table-cell office:value-type="string">
            <text:p>Пусконаладочные работы автономной наладки систем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4">
            <text:p>4530864</text:p>
          </table:table-cell>
          <table:table-cell office:value-type="string">
            <text:p>Пусконаладочные работы комплексной наладки систем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5">
            <text:p>4530865</text:p>
          </table:table-cell>
          <table:table-cell office:value-type="string">
            <text:p>Пусконаладочные работы средств телемеханик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0">
            <text:p>4530870</text:p>
          </table:table-cell>
          <table:table-cell office:value-type="string">
            <text:p>Пусконаладочные  работы  систем  вентиляции  и кондиционирования воздух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1">
            <text:p>4530871</text:p>
          </table:table-cell>
          <table:table-cell office:value-type="string">
            <text:p>Наладки систем вентиляции и кондиционирования воздух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2">
            <text:p>4530872</text:p>
          </table:table-cell>
          <table:table-cell office:value-type="string">
            <text:p>Испытание систем вентиляции и кондиционирования воздух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0">
            <text:p>4530880</text:p>
          </table:table-cell>
          <table:table-cell office:value-type="string">
            <text:p>Пусконаладочные  работы  подъемно - транспорт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1">
            <text:p>4530881</text:p>
          </table:table-cell>
          <table:table-cell office:value-type="string">
            <text:p>Пусконаладочные  работы подъемно - транспортных механизмов прерывного действ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2">
            <text:p>4530882</text:p>
          </table:table-cell>
          <table:table-cell office:value-type="string">
            <text:p>Пусконаладочные  работы  транспортных  механизмов непрерывного действ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0">
            <text:p>4530890</text:p>
          </table:table-cell>
          <table:table-cell office:value-type="string">
            <text:p>Пусконаладочные работы металл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1">
            <text:p>4530891</text:p>
          </table:table-cell>
          <table:table-cell office:value-type="string">
            <text:p>Пусконаладочные работы автоматических станочных линий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3">
            <text:p>4530893</text:p>
          </table:table-cell>
          <table:table-cell office:value-type="string">
            <text:p>Пусконаладочные работы станков металлорежущих многоцелевых с ЧПУ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4">
            <text:p>4530894</text:p>
          </table:table-cell>
          <table:table-cell office:value-type="string">
            <text:p>Пусконаладочные  работы  станков металлорежущих с цифровой индикацией с ЧПУ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5">
            <text:p>4530895</text:p>
          </table:table-cell>
          <table:table-cell office:value-type="string">
            <text:p>Пусконаладочные  работы  станков уникальных металлорежущих массой свыше 100 т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9">
            <text:p>4530899</text:p>
          </table:table-cell>
          <table:table-cell office:value-type="string">
            <text:p>Пусконаладочные работы станков металлорежущих с ЧПУ прочих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0">
            <text:p>4530900</text:p>
          </table:table-cell>
          <table:table-cell office:value-type="string">
            <text:p>Пусконаладочные  работы  холодильных  и  компрессор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1">
            <text:p>4530901</text:p>
          </table:table-cell>
          <table:table-cell office:value-type="string">
            <text:p>Пусконаладочные работы холодиль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2">
            <text:p>4530902</text:p>
          </table:table-cell>
          <table:table-cell office:value-type="string">
            <text:p>Пусконаладочные работы компрессор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0">
            <text:p>4530910</text:p>
          </table:table-cell>
          <table:table-cell office:value-type="string">
            <text:p>Пусконаладочные работы теплосилов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1">
            <text:p>4530911</text:p>
          </table:table-cell>
          <table:table-cell office:value-type="string">
            <text:p>Пусконаладочные работы паровых котл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2">
            <text:p>4530912</text:p>
          </table:table-cell>
          <table:table-cell office:value-type="string">
            <text:p>Пусконаладочные работы водогрейных теплофикационных котл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3">
            <text:p>4530913</text:p>
          </table:table-cell>
          <table:table-cell office:value-type="string">
            <text:p>Пусконаладочные  работы  котельно  - вспомогатель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4">
            <text:p>4530914</text:p>
          </table:table-cell>
          <table:table-cell office:value-type="string">
            <text:p>Пусконаладочные  работы  оборудования  водоочистки  и оборудования химводоподготовк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5">
            <text:p>4530915</text:p>
          </table:table-cell>
          <table:table-cell office:value-type="string">
            <text:p>Пусконаладочные  работы  технологических  установок топливного хозяйств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6">
            <text:p>4530916</text:p>
          </table:table-cell>
          <table:table-cell office:value-type="string">
            <text:p>Пусконаладочные работы газовоздушного тракт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7">
            <text:p>4530917</text:p>
          </table:table-cell>
          <table:table-cell office:value-type="string">
            <text:p>Пусконаладочные работы общекотельных систем  и  инженерных коммуникаций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0">
            <text:p>4530920</text:p>
          </table:table-cell>
          <table:table-cell office:value-type="string">
            <text:p>Пусконаладочные работы дерев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1">
            <text:p>4530921</text:p>
          </table:table-cell>
          <table:table-cell office:value-type="string">
            <text:p>Пусконаладочные  работы  оборудования  для  первичной обработки лесоматериалов  и  переработки  древесины  на технологическое сырье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2">
            <text:p>4530922</text:p>
          </table:table-cell>
          <table:table-cell office:value-type="string">
            <text:p>Пусконаладочные  работы  оборудования  для  обработки  и отделки древесины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3">
            <text:p>4530923</text:p>
          </table:table-cell>
          <table:table-cell office:value-type="string">
            <text:p>Пусконаладочные работы сушиль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0">
            <text:p>4530930</text:p>
          </table:table-cell>
          <table:table-cell office:value-type="string">
            <text:p>Пусконаладочные  работы  сооружений  водоснабжения  и канализаци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1">
            <text:p>4530931</text:p>
          </table:table-cell>
          <table:table-cell office:value-type="string">
            <text:p>Пусконаладочные работы сооружений водоснабже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2">
            <text:p>4530932</text:p>
          </table:table-cell>
          <table:table-cell office:value-type="string">
            <text:p>Пусконаладочные работы сооружений канализации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1">
            <text:p>4540101</text:p>
          </table:table-cell>
          <table:table-cell office:value-type="string">
            <text:p>Нагнетание раствора за обделки тоннелей и шахтных стволов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2">
            <text:p>4540102</text:p>
          </table:table-cell>
          <table:table-cell office:value-type="string">
            <text:p>Устройство  цементной стяжки, торкретирование, затирка и железнение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3">
            <text:p>4540103</text:p>
          </table:table-cell>
          <table:table-cell office:value-type="string">
            <text:p>Устройство горизонтальной и боковой гидроизоляции цементом с жидким стеклом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4">
            <text:p>4540104</text:p>
          </table:table-cell>
          <table:table-cell office:value-type="string">
            <text:p>Устройство боковой обмазочной гидроизоляции глиняно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5">
            <text:p>4540105</text:p>
          </table:table-cell>
          <table:table-cell office:value-type="string">
            <text:p>Устройство боковой  обмазочной  гидроизоляции  бетонных  и керамических конструкци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6">
            <text:p>4540106</text:p>
          </table:table-cell>
          <table:table-cell office:value-type="string">
            <text:p>Устройство штукатурной гидроизоляции литым  асфальтом  или мастиками, смолой, лаком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7">
            <text:p>4540107</text:p>
          </table:table-cell>
          <table:table-cell office:value-type="string">
            <text:p>Устройство оклеечной гидроизоляции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8">
            <text:p>4540108</text:p>
          </table:table-cell>
          <table:table-cell office:value-type="string">
            <text:p>Устройство  сплошной  завесы  экрана  из  гидрорелина  и полиэтиленовой пленки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9">
            <text:p>4540109</text:p>
          </table:table-cell>
          <table:table-cell office:value-type="string">
            <text:p>Устройство  изоляции  стальных  трубопроводов  битумно  - резиновой мастико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1">
            <text:p>4540111</text:p>
          </table:table-cell>
          <table:table-cell office:value-type="string">
            <text:p>Устройство  изоляции  стальных  трубопроводов  битумно  - полимерной мастико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2">
            <text:p>4540112</text:p>
          </table:table-cell>
          <table:table-cell office:value-type="string">
            <text:p>Перекрытие и оклейка стыков в гидротехнических сооружениях гидрорелином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3">
            <text:p>4540113</text:p>
          </table:table-cell>
          <table:table-cell office:value-type="string">
            <text:p>Покрытие битумной мастикой бетонных и железобетонных труб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1">
            <text:p>4540121</text:p>
          </table:table-cell>
          <table:table-cell office:value-type="string">
            <text:p>Устройство асбоцементных кровель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2">
            <text:p>4540122</text:p>
          </table:table-cell>
          <table:table-cell office:value-type="string">
            <text:p>Устройство кровель из черепицы с устройством обрешетки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3">
            <text:p>4540123</text:p>
          </table:table-cell>
          <table:table-cell office:value-type="string">
            <text:p>Устройство рулонных кровель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4">
            <text:p>4540124</text:p>
          </table:table-cell>
          <table:table-cell office:value-type="string">
            <text:p>Устройство  кровель  из  битумной  мастики  с  прокладкой стеклосетки или стеклохолста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5">
            <text:p>4540125</text:p>
          </table:table-cell>
          <table:table-cell office:value-type="string">
            <text:p>Устройство мелких кровельных покрытий и обделок на фасадах из кровельного железа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6">
            <text:p>4540126</text:p>
          </table:table-cell>
          <table:table-cell office:value-type="string">
            <text:p>Устройство желобов со свесами и ограждений кровли перилами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7">
            <text:p>4540127</text:p>
          </table:table-cell>
          <table:table-cell office:value-type="string">
            <text:p>Огрунтовка оснований и устройство пароизоляции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33">
            <text:p>4540133</text:p>
          </table:table-cell>
          <table:table-cell office:value-type="string">
            <text:p>Утепление покрытий монолитным ячеистым бетоном 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1">
            <text:p>4540141</text:p>
          </table:table-cell>
          <table:table-cell office:value-type="string">
            <text:p>Изоляция горячих  поверхностей  штучными  и  полносборными теплоизоляционными изделиями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2">
            <text:p>4540142</text:p>
          </table:table-cell>
          <table:table-cell office:value-type="string">
            <text:p>Изоляция горячих  поверхностей  оберточными материалами  и набивкой теплоизоляционных волокнистых материалов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3">
            <text:p>4540143</text:p>
          </table:table-cell>
          <table:table-cell office:value-type="string">
            <text:p>Изоляция горячих поверхностей мастиками и  асбестоперлитом методом напыления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4">
            <text:p>4540144</text:p>
          </table:table-cell>
          <table:table-cell office:value-type="string">
            <text:p>Изоляция кладки печей, поверхности котлов и  трубопроводов асбестом 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6">
            <text:p>4540146</text:p>
          </table:table-cell>
          <table:table-cell office:value-type="string">
            <text:p>Покрытие поверхности изоляции трубопроводов асбоцементными кожухами, стеклоцементом, стеклопластиком, стеклотекстолитом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7">
            <text:p>4540147</text:p>
          </table:table-cell>
          <table:table-cell office:value-type="string">
            <text:p>Покрытие  поверхности  изоляции  трубопроводов  листовым металлом или алюминиевыми гофрированными листами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8">
            <text:p>4540148</text:p>
          </table:table-cell>
          <table:table-cell office:value-type="string">
            <text:p>Покрытие поверхности изоляции трубопроводов, обертывание и оклеивание изоляции  пленками, тканями, рулонными материалами 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1">
            <text:p>4540151</text:p>
          </table:table-cell>
          <table:table-cell office:value-type="string">
            <text:p>Кладка из кислотоупорного кирпича, камня, андезита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2">
            <text:p>4540152</text:p>
          </table:table-cell>
          <table:table-cell office:value-type="string">
            <text:p>Покрытие  полов  и  футеровка  поверхностей кислотоупорным кирпичом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3">
            <text:p>4540153</text:p>
          </table:table-cell>
          <table:table-cell office:value-type="string">
            <text:p>Футеровка  поверхностей  угольными  и  графитированными блока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4">
            <text:p>4540154</text:p>
          </table:table-cell>
          <table:table-cell office:value-type="string">
            <text:p>Футеровка поверхностей кислотоупорными плита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5">
            <text:p>4540155</text:p>
          </table:table-cell>
          <table:table-cell office:value-type="string">
            <text:p>Обкладка  и  оклейка  поверхностей  оборудования  резиной, пластиками, герметиками, рулонными материала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6">
            <text:p>4540156</text:p>
          </table:table-cell>
          <table:table-cell office:value-type="string">
            <text:p>Оклейка поверхностей листовым асбестом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7">
            <text:p>4540157</text:p>
          </table:table-cell>
          <table:table-cell office:value-type="string">
            <text:p>Электрометаллизация  поверхностей  цинковой, алюминиевой, нихромовой и нержавеющей проволокой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8">
            <text:p>4540158</text:p>
          </table:table-cell>
          <table:table-cell office:value-type="string">
            <text:p>Пропитка щебня мастикой "Битуминоль Н-2"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9">
            <text:p>4540159</text:p>
          </table:table-cell>
          <table:table-cell office:value-type="string">
            <text:p>Гидрофобизация и флюатирование поверхност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1">
            <text:p>4540161</text:p>
          </table:table-cell>
          <table:table-cell office:value-type="string">
            <text:p>Окраска поверхностей лаками, красками, эмаля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2">
            <text:p>4540162</text:p>
          </table:table-cell>
          <table:table-cell office:value-type="string">
            <text:p>Огнезащита деревя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3">
            <text:p>4540163</text:p>
          </table:table-cell>
          <table:table-cell office:value-type="string">
            <text:p>Огнезащита обрешетки под кровлю и настила по фермам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4">
            <text:p>4540164</text:p>
          </table:table-cell>
          <table:table-cell office:value-type="string">
            <text:p>Антисептирование деревянных конструкций зданий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1">
            <text:p>4540171</text:p>
          </table:table-cell>
          <table:table-cell office:value-type="string">
            <text:p>Экранирование полов, стенок, дверей, потолков медными или стальными листами и сеткой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2">
            <text:p>4540172</text:p>
          </table:table-cell>
          <table:table-cell office:value-type="string">
            <text:p>Обшивка стен и кровли выработок листовой сталью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3">
            <text:p>4540173</text:p>
          </table:table-cell>
          <table:table-cell office:value-type="string">
            <text:p>Установка защитных стальных сеток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4">
            <text:p>4540174</text:p>
          </table:table-cell>
          <table:table-cell office:value-type="string">
            <text:p>Обивка  стен, потолков  и  дверей  кровельной  сталью  по войлоку с прокладкой асбеста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5">
            <text:p>4540175</text:p>
          </table:table-cell>
          <table:table-cell office:value-type="string">
            <text:p>Герметизация горизонтальных и вертикальных стыков  и  швов между панелями, окнами, дверями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6">
            <text:p>4540176</text:p>
          </table:table-cell>
          <table:table-cell office:value-type="string">
            <text:p>Чеканка швов обделки из тюбингов и швов между колоннами  и прогонами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7">
            <text:p>4540177</text:p>
          </table:table-cell>
          <table:table-cell office:value-type="string">
            <text:p>Устройство деформационных и антисейсмических шво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1">
            <text:p>4540201</text:p>
          </table:table-cell>
          <table:table-cell office:value-type="string">
            <text:p>Установка  деревянных  конструкций, каркасов, стропил, стулье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2">
            <text:p>4540202</text:p>
          </table:table-cell>
          <table:table-cell office:value-type="string">
            <text:p>Установка ворот 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4">
            <text:p>4540204</text:p>
          </table:table-cell>
          <table:table-cell office:value-type="string">
            <text:p>Установка балок, арок, ферм и панеле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5">
            <text:p>4540205</text:p>
          </table:table-cell>
          <table:table-cell office:value-type="string">
            <text:p>Установка  козырьков, люфт  - клозетов, пожарных ящиков, столо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6">
            <text:p>4540206</text:p>
          </table:table-cell>
          <table:table-cell office:value-type="string">
            <text:p>Установка ряжей, устройство и разработка стапеле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7">
            <text:p>4540207</text:p>
          </table:table-cell>
          <table:table-cell office:value-type="string">
            <text:p>Установка  проводников, трапов  лестниц, ходовых  досок, барьеро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8">
            <text:p>4540208</text:p>
          </table:table-cell>
          <table:table-cell office:value-type="string">
            <text:p>Возведение  деревянных  конструкций  мостов, эстакад, колесопроводов,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9">
            <text:p>4540209</text:p>
          </table:table-cell>
          <table:table-cell office:value-type="string">
            <text:p>Устройство стен из деревянных конструкций и детале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11">
            <text:p>4540211</text:p>
          </table:table-cell>
          <table:table-cell office:value-type="string">
            <text:p>Устройство деревянного мостового полотна 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16">
            <text:p>4540216</text:p>
          </table:table-cell>
          <table:table-cell office:value-type="string">
            <text:p>Сборка покрытий и перекрыт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3">
            <text:p>4540243</text:p>
          </table:table-cell>
          <table:table-cell office:value-type="string">
            <text:p>Устройство  грунтовых  оснований, земляных  и  щебеночных покрыт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4">
            <text:p>4540244</text:p>
          </table:table-cell>
          <table:table-cell office:value-type="string">
            <text:p>Устройство покрытий из булыжного камня и брусчатки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5">
            <text:p>4540245</text:p>
          </table:table-cell>
          <table:table-cell office:value-type="string">
            <text:p>Устройство  покрытий  бетонных, мозаичных, цементных, металлоцементных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6">
            <text:p>4540246</text:p>
          </table:table-cell>
          <table:table-cell office:value-type="string">
            <text:p>Устройство покрытий асфальтобетонных и ксилолитовых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2">
            <text:p>4540382</text:p>
          </table:table-cell>
          <table:table-cell office:value-type="string">
            <text:p>Установка дорожных рамных металлических  и  железобето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3">
            <text:p>4540383</text:p>
          </table:table-cell>
          <table:table-cell office:value-type="string">
            <text:p>Установка дорожных парапетных ограждений на железобетонных столбиках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4">
            <text:p>4540384</text:p>
          </table:table-cell>
          <table:table-cell office:value-type="string">
            <text:p>Изготовление и установка деревянных перил и огражден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5">
            <text:p>4540385</text:p>
          </table:table-cell>
          <table:table-cell office:value-type="string">
            <text:p>Устройство разметки проезжей части дорог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5" office:value-type="float" office:value="4540391">
            <text:p>4540391</text:p>
          </table:table-cell>
          <table:table-cell table:style-name="ce5" office:value-type="string">
            <text:p>Укладка железнодорожных путей нормальной колеи  отдельными элементами с  послеосадочным  ремонтом  и  другими сопутствующими работам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2">
            <text:p>4540392</text:p>
          </table:table-cell>
          <table:table-cell office:value-type="string">
            <text:p>Укладка  железнодорожных  путей  нормальной  колеи путеукладчиками с  подготовкой  звеньев  на  базе  и сопутствующие работы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3">
            <text:p>4540393</text:p>
          </table:table-cell>
          <table:table-cell office:value-type="string">
            <text:p>Укладка рельс в одну нитку на готовое основание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4">
            <text:p>4540394</text:p>
          </table:table-cell>
          <table:table-cell office:value-type="string">
            <text:p>Укладка  стрелочных  переводов  и  перекрестных съездов на путях нормальн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5">
            <text:p>4540395</text:p>
          </table:table-cell>
          <table:table-cell office:value-type="string">
            <text:p>Укладка глухих пересечений на путях нормальн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6">
            <text:p>4540396</text:p>
          </table:table-cell>
          <table:table-cell office:value-type="string">
            <text:p>Укладка температурных компенсатор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7">
            <text:p>4540397</text:p>
          </table:table-cell>
          <table:table-cell office:value-type="string">
            <text:p>Укладка на подводное балластное основание монтажной рамы с путям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8">
            <text:p>4540398</text:p>
          </table:table-cell>
          <table:table-cell office:value-type="string">
            <text:p>Укладка  железобетонных  балочных  плетей  с  путями  на  подводное балластное основание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9">
            <text:p>4540399</text:p>
          </table:table-cell>
          <table:table-cell office:value-type="string">
            <text:p>Укладка  продольных  и  поперечных  рельсовых  путей  для перекатки трансформаторов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40401">
            <text:p>4540401</text:p>
          </table:table-cell>
          <table:table-cell office:value-type="string">
            <text:p>Укладка железнодорожных путей узкой колеи с послеосадочным ремонтом 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1">
            <text:p>4540401</text:p>
          </table:table-cell>
          <table:table-cell office:value-type="string">
            <text:p>Укладка железнодорожных путей узкой колеи с послеосадочным ремонтом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2">
            <text:p>4540402</text:p>
          </table:table-cell>
          <table:table-cell office:value-type="string">
            <text:p>Укладка  стрелочных  переводов  и  перекрестных съездов на путях узк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3">
            <text:p>4540403</text:p>
          </table:table-cell>
          <table:table-cell office:value-type="string">
            <text:p>Укладка глухих пересечений на путях узк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4">
            <text:p>4540404</text:p>
          </table:table-cell>
          <table:table-cell office:value-type="string">
            <text:p>Установка поворотного круга на путях узк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5">
            <text:p>4540405</text:p>
          </table:table-cell>
          <table:table-cell office:value-type="string">
            <text:p>Установка стыков на щебеночный балласт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6">
            <text:p>4540406</text:p>
          </table:table-cell>
          <table:table-cell office:value-type="string">
            <text:p>Установка стрелочных переводов на щебеночный балласт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7">
            <text:p>4540407</text:p>
          </table:table-cell>
          <table:table-cell office:value-type="string">
            <text:p>Установка  путевых  сигнальных знаков, реперов, концевых отвод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8">
            <text:p>4540408</text:p>
          </table:table-cell>
          <table:table-cell office:value-type="string">
            <text:p>Устройство переездов через узкоколейные пут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9">
            <text:p>4540409</text:p>
          </table:table-cell>
          <table:table-cell office:value-type="string">
            <text:p>Устройство подкрановых путей на набережных и гидроузлах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1">
            <text:p>4540411</text:p>
          </table:table-cell>
          <table:table-cell office:value-type="string">
            <text:p>Устройство переездов через железнодорожные пути нормальн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2">
            <text:p>4540412</text:p>
          </table:table-cell>
          <table:table-cell office:value-type="string">
            <text:p>Устройство рельсовых или деревянных упор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3">
            <text:p>4540413</text:p>
          </table:table-cell>
          <table:table-cell office:value-type="string">
            <text:p>Передвижка железнодорожных путей на расстояние до 2 м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4">
            <text:p>4540414</text:p>
          </table:table-cell>
          <table:table-cell office:value-type="string">
            <text:p>Передвижка стрелочных перевод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5">
            <text:p>4540415</text:p>
          </table:table-cell>
          <table:table-cell office:value-type="string">
            <text:p>Балластировка железнодорожных путей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ypei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ame</text:p>
          </table:table-cell>
          <table:table-cell table:number-columns-repeated="1021"/>
        </table:table-row>
        <table:table-row table:style-name="ro1" table:number-rows-repeated="647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dp_group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number-columns-repeated="25" table:default-cell-style-name="ce3"/>
        <table:table-column table:style-name="co3" table:number-columns-repeated="997" table:default-cell-style-name="ce3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6" office:value-type="string">
            <text:p>Qty-H</text:p>
          </table:table-cell>
          <table:table-cell table:style-name="ce6" office:value-type="string">
            <text:p>Seniority-H</text:p>
          </table:table-cell>
          <table:table-cell table:style-name="ce6" office:value-type="string">
            <text:p>Qty-M</text:p>
          </table:table-cell>
          <table:table-cell table:style-name="ce6" office:value-type="string">
            <text:p>Seniority-M</text:p>
          </table:table-cell>
          <table:table-cell table:style-name="ce7" office:value-type="float" office:value="130403">
            <text:p>130403</text:p>
          </table:table-cell>
          <table:table-cell table:style-name="ce7" office:value-type="float" office:value="130406">
            <text:p>130406</text:p>
          </table:table-cell>
          <table:table-cell table:style-name="ce7" office:value-type="float" office:value="130407">
            <text:p>130407</text:p>
          </table:table-cell>
          <table:table-cell table:style-name="ce7" office:value-type="float" office:value="130408">
            <text:p>130408</text:p>
          </table:table-cell>
          <table:table-cell table:style-name="ce7" office:value-type="float" office:value="130504">
            <text:p>130504</text:p>
          </table:table-cell>
          <table:table-cell table:style-name="ce7" office:value-type="float" office:value="180302">
            <text:p>180302</text:p>
          </table:table-cell>
          <table:table-cell table:style-name="ce7" office:value-type="float" office:value="190205">
            <text:p>190205</text:p>
          </table:table-cell>
          <table:table-cell table:style-name="ce7" office:value-type="float" office:value="270102">
            <text:p>270102</text:p>
          </table:table-cell>
          <table:table-cell table:style-name="ce7" office:value-type="float" office:value="270103">
            <text:p>270103</text:p>
          </table:table-cell>
          <table:table-cell table:style-name="ce7" office:value-type="float" office:value="270104">
            <text:p>270104</text:p>
          </table:table-cell>
          <table:table-cell table:style-name="ce7" office:value-type="float" office:value="270105">
            <text:p>270105</text:p>
          </table:table-cell>
          <table:table-cell table:style-name="ce7" office:value-type="float" office:value="270106">
            <text:p>270106</text:p>
          </table:table-cell>
          <table:table-cell table:style-name="ce7" office:value-type="float" office:value="270107">
            <text:p>270107</text:p>
          </table:table-cell>
          <table:table-cell table:style-name="ce7" office:value-type="float" office:value="270108">
            <text:p>270108</text:p>
          </table:table-cell>
          <table:table-cell table:style-name="ce7" office:value-type="float" office:value="270110">
            <text:p>270110</text:p>
          </table:table-cell>
          <table:table-cell table:style-name="ce7" office:value-type="float" office:value="270111">
            <text:p>270111</text:p>
          </table:table-cell>
          <table:table-cell table:style-name="ce7" office:value-type="float" office:value="270112">
            <text:p>270112</text:p>
          </table:table-cell>
          <table:table-cell table:style-name="ce7" office:value-type="float" office:value="270113">
            <text:p>270113</text:p>
          </table:table-cell>
          <table:table-cell table:style-name="ce7" office:value-type="float" office:value="270116">
            <text:p>270116</text:p>
          </table:table-cell>
          <table:table-cell table:style-name="ce7" office:value-type="float" office:value="270205">
            <text:p>270205</text:p>
          </table:table-cell>
          <table:table-cell table:style-name="ce7" office:value-type="float" office:value="270206">
            <text:p>270206</text:p>
          </table:table-cell>
          <table:table-cell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дготовительные работы на строительной площадке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аботы по сносу строений и разборке конструкций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боты по водопонижению, организации поверхностного стока и водоотвода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аботы по разработке выемок, вертикальной планировке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аботы по устройству насыпей и обратным засыпкам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аботы гидромеханизированные и дноуглубительные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Работы взрывные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Работы по устройству свайных оснований, шпунтовых ограждений, анкеров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аботы по уплотнению грунтов естественного залегания и устройству грунтовых подушек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аботы по сооружению опускных колодцев и кессонов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боты по возведению сооружений способом «стена в грунте»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аботы по закреплению грунтов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аботы по искусственному замораживанию грунтов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аботы бетонные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аботы по монтажу сборных железобетонных и бето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аботы по монтажу металлических конструкций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аботы по монтажу деревя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Работы по монтажу легких ограждающих конструкций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Работы по монтажу стен из панелей типа «СЭНДВИЧ» и полистовой  сборки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Работы по устройству каме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Работы по экранированию помещений и устройству деформационных  швов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Работы по устройству и футеровке промышленных печей и дымовых  труб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Работы по устройству кровель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аботы по гидроизоляции строитель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Работы по антикоррозийной защите строительных конструкций и  оборудования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аботы по теплоизоляции строительных конструкций, трубопроводов  и оборудования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Работы по устройству внутренних инженерных систем и оборудования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Работы по монтажу наружных инженерных сетей и коммуникаций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Работы по монтажу технологического оборудования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Работы пусконаладочные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Работы по строительству автомобильных дорог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Работы по строительству железнодорожных путей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аботы подводные (водолазные)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Работы горнопроходческие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Работы по устройству конструкций скважин</text:p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ion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еология, разведка и разработка полезных ископаемых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орное дело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орская техника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ефтегазовое дело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троительство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Транспортное строительство</text:p>
          </table:table-cell>
        </table:table-row>
      </table:table>
      <table:table table:name="okso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"/>
        <table:table-column table:style-name="co17" table:default-cell-style-name="ce10"/>
        <table:table-row table:style-name="ro1">
          <table:table-cell table:style-name="ce8" office:value-type="string">
            <text:p>dirid</text:p>
          </table:table-cell>
          <table:table-cell table:style-name="ce8" office:value-type="string">
            <text:p>dirnam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Who-H</text:p>
          </table:table-cell>
          <table:table-cell table:style-name="ce8" office:value-type="string">
            <text:p>Who-M</text:p>
          </table:table-cell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3">
            <text:p>130403</text:p>
          </table:table-cell>
          <table:table-cell table:style-name="ce9" office:value-type="string">
            <text:p>Открытые горные работы»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6">
            <text:p>130406</text:p>
          </table:table-cell>
          <table:table-cell office:value-type="string">
            <text:p>Шахтное и подземн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7">
            <text:p>130407</text:p>
          </table:table-cell>
          <table:table-cell office:value-type="string">
            <text:p>Шахтн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еология</text:p>
          </table:table-cell>
          <table:table-cell office:value-type="float" office:value="130408">
            <text:p>130408</text:p>
          </table:table-cell>
          <table:table-cell office:value-type="string">
            <text:p>Взрывное дел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Нефтегазовое дело</text:p>
          </table:table-cell>
          <table:table-cell office:value-type="float" office:value="130504">
            <text:p>130504</text:p>
          </table:table-cell>
          <table:table-cell office:value-type="string">
            <text:p>Бурение нефтяных и газовых скважин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Морская техника</text:p>
          </table:table-cell>
          <table:table-cell office:value-type="float" office:value="180302">
            <text:p>180302</text:p>
          </table:table-cell>
          <table:table-cell office:value-type="string">
            <text:p>Подводная техни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, Траспортное строительство</text:p>
          </table:table-cell>
          <table:table-cell office:value-type="float" office:value="190205">
            <text:p>190205</text:p>
          </table:table-cell>
          <table:table-cell office:value-type="string">
            <text:p>Подъемно-транспортные, строительные, дорожные машины и оборудовани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2">
            <text:p>270102</text:p>
          </table:table-cell>
          <table:table-cell office:value-type="string">
            <text:p>Промышленное гражданск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3">
            <text:p>270103</text:p>
          </table:table-cell>
          <table:table-cell office:value-type="string">
            <text:p>Строительство и эксплуатация строительных сооружен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4">
            <text:p>270104</text:p>
          </table:table-cell>
          <table:table-cell office:value-type="string">
            <text:p>Гидротехническ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5">
            <text:p>270105</text:p>
          </table:table-cell>
          <table:table-cell office:value-type="string">
            <text:p>Городское строительство и хозяй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6">
            <text:p>270106</text:p>
          </table:table-cell>
          <table:table-cell office:value-type="string">
            <text:p>Производство строительных материалов и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7">
            <text:p>270107</text:p>
          </table:table-cell>
          <table:table-cell office:value-type="string">
            <text:p>Производство неметаллических изделий и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8">
            <text:p>270108</text:p>
          </table:table-cell>
          <table:table-cell office:value-type="string">
            <text:p>Изготовление металлических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0">
            <text:p>270110</text:p>
          </table:table-cell>
          <table:table-cell office:value-type="string">
            <text:p>Монтаж и эксплуатация внутренних сантехнических устройств и вентиляции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1">
            <text:p>270111</text:p>
          </table:table-cell>
          <table:table-cell office:value-type="string">
            <text:p>Монтаж и эксплуатация оборудования и систем газоснабжения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2">
            <text:p>270112</text:p>
          </table:table-cell>
          <table:table-cell office:value-type="string">
            <text:p>Водоснабжение и водоотведени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3">
            <text:p>270113</text:p>
          </table:table-cell>
          <table:table-cell office:value-type="string">
            <text:p>Механизация и автоматизации строительств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6">
            <text:p>270116</text:p>
          </table:table-cell>
          <table:table-cell office:value-type="string">
            <text:p>Монтаж, наладка и эксплуатация электрооборудования промышленных и гражданских здан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Траспортное строительство</text:p>
          </table:table-cell>
          <table:table-cell office:value-type="float" office:value="270205">
            <text:p>270205</text:p>
          </table:table-cell>
          <table:table-cell office:value-type="string">
            <text:p>Автомобильные дороги и аэродром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, Траспортное строительство</text:p>
          </table:table-cell>
          <table:table-cell office:value-type="float" office:value="270206">
            <text:p>270206</text:p>
          </table:table-cell>
          <table:table-cell office:value-type="string">
            <text:p>Строительство и эксплуатация автомобильных дорог и аэродромов</text:p>
          </table:table-cell>
          <table:table-cell table:number-columns-repeated="2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okdp.A2:okdp.C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.04.2009</text:date>, <text:time>12:42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1T11:35:39</meta:creation-date>
    <dc:date>2009-04-27T12:42:24</dc:date>
    <meta:editing-duration>PT10H31M15S</meta:editing-duration>
    <meta:editing-cycles>33</meta:editing-cycles>
    <meta:generator>OpenOffice.org/3.0$Linux OpenOffice.org_project/300m15$Build-9379</meta:generator>
    <meta:document-statistic meta:table-count="6" meta:cell-count="6441" meta:object-count="0"/>
    <meta:user-defined meta:name="Поле 1"/>
    <meta:user-defined meta:name="Поле 2"/>
    <meta:user-defined meta:name="Поле 3"/>
    <meta:user-defined meta:name="Поле 4"/>
  </office:meta>
</office:document-meta>
</file>